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4"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Iné" style:master-page-name="">
      <style:paragraph-properties fo:margin-left="0cm" fo:margin-right="0cm" fo:line-height="150%" fo:text-align="start" style:justify-single-word="false" fo:text-indent="0cm" style:auto-text-indent="false" style:page-number="auto" style:writing-mode="page"/>
    </style:style>
    <style:style style:name="P6"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7" style:family="paragraph" style:parent-style-name="Názov_20_obrázka" style:master-page-name="">
      <style:paragraph-properties fo:margin-left="0cm" fo:margin-right="0cm" fo:line-height="150%" fo:text-align="start" style:justify-single-word="false" fo:text-indent="0cm" style:auto-text-indent="false" style:page-number="auto" style:writing-mode="page"/>
    </style:style>
    <style:style style:name="P8" style:family="paragraph" style:parent-style-name="Základný_20_text_20__28_5_29_" style:master-page-name="">
      <style:paragraph-properties fo:margin-left="0cm" fo:margin-right="0cm" fo:line-height="150%" fo:text-align="start" style:justify-single-word="false" fo:text-indent="0cm" style:auto-text-indent="false" style:page-number="auto" style:writing-mode="page"/>
      <style:text-properties officeooo:paragraph-rsid="001a0563"/>
    </style:style>
    <style:style style:name="P9" style:family="paragraph" style:parent-style-name="Iné">
      <style:paragraph-properties fo:margin-left="0cm" fo:margin-right="0cm" fo:line-height="150%" fo:text-align="start" style:justify-single-word="false" fo:text-indent="0cm" style:auto-text-indent="false" style:writing-mode="page"/>
    </style:style>
    <style:style style:name="P10" style:family="paragraph" style:parent-style-name="Základný_20_text_20__28_2_29_">
      <style:paragraph-properties fo:margin-left="0cm" fo:margin-right="0cm" fo:line-height="150%" fo:text-align="start" style:justify-single-word="false" fo:text-indent="0cm" style:auto-text-indent="false" style:writing-mode="page"/>
    </style:style>
    <style:style style:name="P11" style:family="paragraph" style:parent-style-name="Hlavička_20_alebo_20_päta">
      <style:paragraph-properties fo:margin-left="0cm" fo:margin-right="0cm" fo:line-height="150%" fo:text-align="start" style:justify-single-word="false" fo:text-indent="0cm" style:auto-text-indent="false" style:writing-mode="page"/>
    </style:style>
    <style:style style:name="P12" style:family="paragraph" style:parent-style-name="Hlavička_20_alebo_20_päta">
      <style:paragraph-properties fo:margin-left="0cm" fo:margin-right="0cm" fo:line-height="150%" fo:text-align="start" style:justify-single-word="false" fo:text-indent="0cm" style:auto-text-indent="false" style:writing-mode="page"/>
      <style:text-properties officeooo:paragraph-rsid="0007e5be"/>
    </style:style>
    <style:style style:name="P13" style:family="paragraph" style:parent-style-name="Názov_20_obrázka">
      <style:paragraph-properties fo:margin-left="0cm" fo:margin-right="0cm" fo:line-height="150%" fo:text-align="start" style:justify-single-word="false" fo:text-indent="0cm" style:auto-text-indent="false" style:writing-mode="page"/>
    </style:style>
    <style:style style:name="P14" style:family="paragraph" style:parent-style-name="Základný_20_text_20__28_5_29_">
      <style:paragraph-properties fo:margin-left="0cm" fo:margin-right="0cm" fo:line-height="150%" fo:text-align="start" style:justify-single-word="false" fo:text-indent="0cm" style:auto-text-indent="false" style:writing-mode="page"/>
      <style:text-properties officeooo:paragraph-rsid="001a0563"/>
    </style:style>
    <style:style style:name="P15"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0b5118"/>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0b6436"/>
    </style:style>
    <style:style style:name="P18" style:family="paragraph" style:parent-style-name="Iné" style:master-page-name="">
      <style:paragraph-properties fo:margin-left="0cm" fo:margin-right="0cm" fo:line-height="150%" fo:text-align="start" style:justify-single-word="false" fo:text-indent="0.635cm" style:auto-text-indent="false" style:page-number="auto" style:writing-mode="page"/>
    </style:style>
    <style:style style:name="P19" style:family="paragraph" style:parent-style-name="Základný_20_text_20__28_5_29_" style:master-page-name="">
      <style:paragraph-properties fo:margin-left="0cm" fo:margin-right="0cm" fo:line-height="150%" fo:text-align="start" style:justify-single-word="false" fo:text-indent="0.635cm" style:auto-text-indent="false" style:page-number="auto" style:writing-mode="page"/>
    </style:style>
    <style:style style:name="P20" style:family="paragraph" style:parent-style-name="Základný_20_text_20__28_5_29_" style:master-page-name="">
      <style:paragraph-properties fo:margin-left="0cm" fo:margin-right="0cm" fo:line-height="150%" fo:text-align="start" style:justify-single-word="false" fo:text-indent="0.635cm" style:auto-text-indent="false" style:page-number="auto" style:writing-mode="page"/>
      <style:text-properties officeooo:paragraph-rsid="001a0563"/>
    </style:style>
    <style:style style:name="P21" style:family="paragraph" style:parent-style-name="Základný_20_text">
      <style:paragraph-properties fo:margin-left="0cm" fo:margin-right="0cm" fo:line-height="150%" fo:text-align="start" style:justify-single-word="false" fo:text-indent="0.635cm" style:auto-text-indent="false" style:writing-mode="page"/>
    </style:style>
    <style:style style:name="P22"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0b5118"/>
    </style:style>
    <style:style style:name="P23"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0b6436"/>
    </style:style>
    <style:style style:name="P24" style:family="paragraph" style:parent-style-name="Základný_20_text_20__28_5_29_">
      <style:paragraph-properties fo:margin-left="0cm" fo:margin-right="0cm" fo:line-height="150%" fo:text-align="start" style:justify-single-word="false" fo:text-indent="0.635cm" style:auto-text-indent="false" style:writing-mode="page"/>
      <style:text-properties officeooo:paragraph-rsid="001a0563"/>
    </style:style>
    <style:style style:name="P25" style:family="paragraph" style:parent-style-name="Záhlavie_20__23_1" style:master-page-name="">
      <style:paragraph-properties fo:margin-left="0cm" fo:margin-right="0cm" fo:line-height="150%" fo:text-align="start" style:justify-single-word="false" fo:text-indent="0cm" style:auto-text-indent="false" style:page-number="auto" style:writing-mode="page"/>
    </style:style>
    <style:style style:name="P26" style:family="paragraph" style:parent-style-name="Základný_20_text_20__28_2_29_" style:master-page-name="PageStyle0">
      <style:paragraph-properties fo:margin-left="0cm" fo:margin-right="0cm" fo:line-height="150%" fo:text-align="start" style:justify-single-word="false" fo:text-indent="0cm" style:auto-text-indent="false" style:page-number="auto" style:writing-mode="page"/>
    </style:style>
    <style:style style:name="P27" style:family="paragraph" style:parent-style-name="Základný_20_text">
      <style:paragraph-properties fo:margin-left="0cm" fo:margin-right="0cm" fo:line-height="150%" fo:text-align="start" style:justify-single-word="false" fo:text-indent="0.635cm" style:auto-text-indent="false" style:writing-mode="page"/>
    </style:style>
    <style:style style:name="P28"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ee458"/>
    </style:style>
    <style:style style:name="P29"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30"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ee458"/>
    </style:style>
    <style:style style:name="P31" style:family="paragraph" style:parent-style-name="Hlavička_20_alebo_20_päta">
      <style:paragraph-properties fo:margin-left="0cm" fo:margin-right="0cm" fo:line-height="150%" fo:text-align="start" style:justify-single-word="false" fo:text-indent="0cm" style:auto-text-indent="false" style:writing-mode="page"/>
    </style:style>
    <style:style style:name="P32"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04e5a3" fo:background-color="#80ffff" loext:char-shading-value="0" style:font-size-asian="14pt" style:font-size-complex="14pt"/>
    </style:style>
    <style:style style:name="T3" style:family="text">
      <style:text-properties fo:color="#000000" style:font-name="Arial" fo:font-size="14pt" officeooo:rsid="0007e5be" fo:background-color="#80ffff" loext:char-shading-value="0" style:font-size-asian="14pt" style:font-size-complex="14pt"/>
    </style:style>
    <style:style style:name="T4" style:family="text">
      <style:text-properties fo:color="#000000" style:font-name="Arial" fo:font-size="14pt" officeooo:rsid="0007f205" fo:background-color="#80ffff" loext:char-shading-value="0" style:font-size-asian="14pt" style:font-size-complex="14pt"/>
    </style:style>
    <style:style style:name="T5" style:family="text">
      <style:text-properties fo:color="#000000" style:font-name="Arial" fo:font-size="14pt" officeooo:rsid="0009ace7" fo:background-color="#80ffff" loext:char-shading-value="0" style:font-size-asian="14pt" style:font-size-complex="14pt"/>
    </style:style>
    <style:style style:name="T6" style:family="text">
      <style:text-properties fo:color="#000000" style:font-name="Arial" fo:font-size="14pt" officeooo:rsid="000b5118" fo:background-color="#80ffff" loext:char-shading-value="0" style:font-size-asian="14pt" style:font-size-complex="14pt"/>
    </style:style>
    <style:style style:name="T7" style:family="text">
      <style:text-properties fo:color="#000000" style:font-name="Arial" fo:font-size="14pt" officeooo:rsid="000b6436" fo:background-color="#80ffff" loext:char-shading-value="0" style:font-size-asian="14pt" style:font-size-complex="14pt"/>
    </style:style>
    <style:style style:name="T8" style:family="text">
      <style:text-properties fo:color="#000000" style:font-name="Arial" fo:font-size="14pt" officeooo:rsid="000f3a87" fo:background-color="#80ffff" loext:char-shading-value="0" style:font-size-asian="14pt" style:font-size-complex="14pt"/>
    </style:style>
    <style:style style:name="T9" style:family="text">
      <style:text-properties fo:color="#000000" style:font-name="Arial" fo:font-size="14pt" officeooo:rsid="0010f2de" fo:background-color="#80ffff" loext:char-shading-value="0" style:font-size-asian="14pt" style:font-size-complex="14pt"/>
    </style:style>
    <style:style style:name="T10" style:family="text">
      <style:text-properties fo:color="#000000" style:font-name="Arial" fo:font-size="14pt" officeooo:rsid="0012158d" fo:background-color="#80ffff" loext:char-shading-value="0" style:font-size-asian="14pt" style:font-size-complex="14pt"/>
    </style:style>
    <style:style style:name="T11" style:family="text">
      <style:text-properties fo:color="#000000" style:font-name="Arial" fo:font-size="14pt" officeooo:rsid="001310b2" fo:background-color="#80ffff" loext:char-shading-value="0" style:font-size-asian="14pt" style:font-size-complex="14pt"/>
    </style:style>
    <style:style style:name="T12" style:family="text">
      <style:text-properties fo:color="#000000" style:font-name="Arial" fo:font-size="14pt" officeooo:rsid="00163c74" fo:background-color="#80ffff" loext:char-shading-value="0" style:font-size-asian="14pt" style:font-size-complex="14pt"/>
    </style:style>
    <style:style style:name="T13" style:family="text">
      <style:text-properties fo:color="#000000" style:font-name="Arial" fo:font-size="14pt" officeooo:rsid="0017818f" fo:background-color="#80ffff" loext:char-shading-value="0" style:font-size-asian="14pt" style:font-size-complex="14pt"/>
    </style:style>
    <style:style style:name="T14" style:family="text">
      <style:text-properties fo:color="#000000" style:font-name="Arial" fo:font-size="14pt" officeooo:rsid="0018b91f" fo:background-color="#80ffff" loext:char-shading-value="0" style:font-size-asian="14pt" style:font-size-complex="14pt"/>
    </style:style>
    <style:style style:name="T15" style:family="text">
      <style:text-properties fo:color="#000000" style:font-name="Arial" fo:font-size="14pt" officeooo:rsid="001a0563" fo:background-color="#80ffff" loext:char-shading-value="0" style:font-size-asian="14pt" style:font-size-complex="14pt"/>
    </style:style>
    <style:style style:name="T16" style:family="text">
      <style:text-properties fo:color="#000000" style:font-name="Arial" fo:font-size="14pt" officeooo:rsid="001a2681" fo:background-color="#80ffff" loext:char-shading-value="0" style:font-size-asian="14pt" style:font-size-complex="14pt"/>
    </style:style>
    <style:style style:name="T17" style:family="text">
      <style:text-properties fo:color="#000000" style:font-name="Arial" fo:font-size="14pt" officeooo:rsid="001adee5" fo:background-color="#80ffff" loext:char-shading-value="0" style:font-size-asian="14pt" style:font-size-complex="14pt"/>
    </style:style>
    <style:style style:name="T18" style:family="text">
      <style:text-properties fo:color="#000000" style:font-name="Arial" fo:font-size="14pt" officeooo:rsid="001c4ab9" fo:background-color="#80ffff" loext:char-shading-value="0" style:font-size-asian="14pt" style:font-size-complex="14pt"/>
    </style:style>
    <style:style style:name="T19" style:family="text">
      <style:text-properties fo:color="#000000" style:font-name="Arial" fo:font-size="14pt" officeooo:rsid="001e0e04" fo:background-color="#80ffff" loext:char-shading-value="0" style:font-size-asian="14pt" style:font-size-complex="14pt"/>
    </style:style>
    <style:style style:name="T20" style:family="text">
      <style:text-properties fo:color="#000000" style:font-name="Arial" fo:font-size="14pt" officeooo:rsid="001ee458" fo:background-color="#80ffff" loext:char-shading-value="0" style:font-size-asian="14pt" style:font-size-complex="14pt"/>
    </style:style>
    <style:style style:name="T21" style:family="text">
      <style:text-properties style:font-name="Arial" fo:font-size="14pt" style:font-size-asian="14pt" style:font-size-complex="14pt"/>
    </style:style>
    <style:style style:name="T22" style:family="text">
      <style:text-properties style:font-name="Arial" fo:font-size="14pt" officeooo:rsid="0004e5a3" style:font-size-asian="14pt" style:font-size-complex="14pt"/>
    </style:style>
    <style:style style:name="T23" style:family="text">
      <style:text-properties style:font-name="Arial" fo:font-size="14pt" officeooo:rsid="0007f205" style:font-size-asian="14pt" style:font-size-complex="14pt"/>
    </style:style>
    <style:style style:name="T24" style:family="text">
      <style:text-properties style:font-name="Arial" fo:font-size="14pt" officeooo:rsid="0009ace7" style:font-size-asian="14pt" style:font-size-complex="14pt"/>
    </style:style>
    <style:style style:name="T25" style:family="text">
      <style:text-properties style:font-name="Arial" fo:font-size="14pt" officeooo:rsid="000b5118" style:font-size-asian="14pt" style:font-size-complex="14pt"/>
    </style:style>
    <style:style style:name="T26" style:family="text">
      <style:text-properties style:font-name="Arial" fo:font-size="14pt" officeooo:rsid="000b6436" style:font-size-asian="14pt" style:font-size-complex="14pt"/>
    </style:style>
    <style:style style:name="T27" style:family="text">
      <style:text-properties style:font-name="Arial" fo:font-size="14pt" officeooo:rsid="000f3a87" style:font-size-asian="14pt" style:font-size-complex="14pt"/>
    </style:style>
    <style:style style:name="T28" style:family="text">
      <style:text-properties style:font-name="Arial" fo:font-size="14pt" officeooo:rsid="0010f2de" style:font-size-asian="14pt" style:font-size-complex="14pt"/>
    </style:style>
    <style:style style:name="T29" style:family="text">
      <style:text-properties style:font-name="Arial" fo:font-size="14pt" officeooo:rsid="0012158d" style:font-size-asian="14pt" style:font-size-complex="14pt"/>
    </style:style>
    <style:style style:name="T30" style:family="text">
      <style:text-properties style:font-name="Arial" fo:font-size="14pt" officeooo:rsid="001310b2" style:font-size-asian="14pt" style:font-size-complex="14pt"/>
    </style:style>
    <style:style style:name="T31" style:family="text">
      <style:text-properties style:font-name="Arial" fo:font-size="14pt" officeooo:rsid="00163c74" style:font-size-asian="14pt" style:font-size-complex="14pt"/>
    </style:style>
    <style:style style:name="T32" style:family="text">
      <style:text-properties style:font-name="Arial" fo:font-size="14pt" officeooo:rsid="0017818f" style:font-size-asian="14pt" style:font-size-complex="14pt"/>
    </style:style>
    <style:style style:name="T33" style:family="text">
      <style:text-properties style:font-name="Arial" fo:font-size="14pt" officeooo:rsid="0018b91f" style:font-size-asian="14pt" style:font-size-complex="14pt"/>
    </style:style>
    <style:style style:name="T34" style:family="text">
      <style:text-properties style:font-name="Arial" fo:font-size="14pt" officeooo:rsid="001a0563" style:font-size-asian="14pt" style:font-size-complex="14pt"/>
    </style:style>
    <style:style style:name="T35" style:family="text">
      <style:text-properties style:font-name="Arial" fo:font-size="14pt" officeooo:rsid="001a2681" style:font-size-asian="14pt" style:font-size-complex="14pt"/>
    </style:style>
    <style:style style:name="T36" style:family="text">
      <style:text-properties style:font-name="Arial" fo:font-size="14pt" officeooo:rsid="001adee5" style:font-size-asian="14pt" style:font-size-complex="14pt"/>
    </style:style>
    <style:style style:name="T37" style:family="text">
      <style:text-properties style:font-name="Arial" fo:font-size="14pt" officeooo:rsid="001c4ab9" style:font-size-asian="14pt" style:font-size-complex="14pt"/>
    </style:style>
    <style:style style:name="T38" style:family="text">
      <style:text-properties style:font-name="Arial" fo:font-size="14pt" officeooo:rsid="001e0e04" style:font-size-asian="14pt" style:font-size-complex="14pt"/>
    </style:style>
    <style:style style:name="T39" style:family="text">
      <style:text-properties style:font-name="Arial" fo:font-size="14pt" officeooo:rsid="001ee458" style:font-size-asian="14pt" style:font-size-complex="14pt"/>
    </style:style>
    <style:style style:name="T40" style:family="text">
      <style:text-properties style:font-name="Arial" fo:font-size="14pt" officeooo:rsid="0020087b" style:font-size-asian="14pt" style:font-size-complex="14pt"/>
    </style:style>
    <style:style style:name="T41" style:family="text">
      <style:text-properties style:font-name="Arial" fo:font-size="14pt" fo:background-color="#80ffff" loext:char-shading-value="0" style:font-size-asian="14pt" style:font-size-complex="14pt"/>
    </style:style>
    <style:style style:name="Sect1" style:family="section">
      <style:section-properties fo:margin-left="0.635cm" fo:margin-right="1.877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6"><text:span text:style-name="CharStyle4"><text:span text:style-name="T21">JÁ</text:span></text:span><text:span text:style-name="CharStyle4"><text:span text:style-name="T1">N</text:span></text:span><text:span text:style-name="CharStyle4"><text:span text:style-name="T21"> </text:span></text:span><text:span text:style-name="CharStyle4"><text:span text:style-name="T1">N</text:span></text:span><text:span text:style-name="CharStyle4"><text:span text:style-name="T21">A</text:span></text:span><text:span text:style-name="CharStyle4"><text:span text:style-name="T1">T</text:span></text:span><text:span text:style-name="CharStyle4"><text:span text:style-name="T2">ŠIN</text:span></text:span></text:p>
        <text:h text:style-name="P25" text:outline-level="1"><text:bookmark-start text:name="bookmark0"/><text:span text:style-name="CharStyle6"><text:span text:style-name="T1">ŽI</text:span></text:span><text:bookmark-end text:name="bookmark0"/><text:span text:style-name="CharStyle6"><text:span text:style-name="T2">VOT VČIEL</text:span></text:span></text:h>
        <text:p text:style-name="P5"><text:span text:style-name="CharStyle12"><text:span text:style-name="T21"/></text:span></text:p>
        <text:p text:style-name="P3"><text:span text:style-name="CharStyle4"><text:span text:style-name="T21">Vzkriesenie.</text:span></text:span></text:p>
        <text:p text:style-name="P10"><text:span text:style-name="CharStyle4"><text:span text:style-name="T21"/></text:span></text:p>
        <text:p text:style-name="P15"><text:span text:style-name="CharStyle17"><text:span text:style-name="T21">Zem na nekonečnej púti cesty </text:span></text:span><text:span text:style-name="CharStyle17"><text:span text:style-name="T1">Vš</text:span></text:span><text:span text:style-name="CharStyle17"><text:span text:style-name="T21">ehom</text:span></text:span><text:span text:style-name="CharStyle17"><text:span text:style-name="T1">ír</text:span></text:span><text:span text:style-name="CharStyle17"><text:span text:style-name="T21">om vkročila do pásma Života. Ona, stará pútnica, predierajúc sa cez púšte Zimy a Smrti, nashromaždila na svojej vráskovitej kôre ve</text:span></text:span><text:span text:style-name="CharStyle17"><text:span text:style-name="T2">ľ</text:span></text:span><text:span text:style-name="CharStyle17"><text:span text:style-name="T21">ké bremeno </text:span></text:span><text:span text:style-name="CharStyle17"><text:span text:style-name="T2">ľ</text:span></text:span><text:span text:style-name="CharStyle17"><text:span text:style-name="T21">adu a snehu.</text:span></text:span></text:p>
        <text:p text:style-name="P15"><text:span text:style-name="CharStyle17"><text:span text:style-name="T21">Láskavý vládca pásma Života — Slnko, radostne privítal známu pútničku, ktorá pod ťarchou útrap bo</text:span></text:span><text:span text:style-name="CharStyle17"><text:span text:style-name="T2">ľ</text:span></text:span><text:span text:style-name="CharStyle17"><text:span text:style-name="T21">astne vzdychala. Jeho ohnivý zrak dal jej sily, aby striasla so seba okovy, ukuté jej ukrutným vládcom </text:span></text:span><text:span text:style-name="CharStyle17"><text:span text:style-name="T22">Z</text:span></text:span><text:span text:style-name="CharStyle17"><text:span text:style-name="T21">imou.</text:span></text:span></text:p>
        <text:p text:style-name="P15"><text:span text:style-name="CharStyle17"><text:span text:style-name="T21">Ligotavý sneh, sťa najzručnejšie vybrúsený kryšt</text:span></text:span><text:span text:style-name="CharStyle17"><text:span text:style-name="T2">a</text:span></text:span><text:span text:style-name="CharStyle17"><text:span text:style-name="T21">l, strácal nielen na lesklosti, ale i na sile. Tratil sa v podobe špinavej vody, ktorá sa ukrývala pod jeho bielym plášťom.</text:span></text:span></text:p>
        <text:p text:style-name="P15"><text:span text:style-name="CharStyle17"><text:span text:style-name="T21">Úbohá starena, pod láskavým zrakom Slnka, ako odčarovaná za­čala mladnúť.</text:span></text:span></text:p>
        <text:p text:style-name="P15"><text:span text:style-name="CharStyle17"><text:span text:style-name="T21">Nestačila sa ani celkom očistiť od stôp prežitých útrap, už pomýš</text:span></text:span><text:span text:style-name="CharStyle17"><text:span text:style-name="T22">ľ</text:span></text:span><text:span text:style-name="CharStyle17"><text:span text:style-name="T21">ala na okrasu t</text:span></text:span><text:span text:style-name="CharStyle17"><text:span text:style-name="T1">e</text:span></text:span><text:span text:style-name="CharStyle17"><text:span text:style-name="T21">la. H</text:span></text:span><text:span text:style-name="CharStyle17"><text:span text:style-name="T22">ľ</text:span></text:span><text:span text:style-name="CharStyle17"><text:span text:style-name="T21">a, ženský rod sa nezatají ani u ne</text:span></text:span><text:span text:style-name="CharStyle17"><text:span text:style-name="T1">j</text:span></text:span><text:span text:style-name="CharStyle17"><text:span text:style-name="T21">!</text:span></text:span></text:p>
        <text:p text:style-name="P15"><text:span text:style-name="CharStyle17"><text:span text:style-name="T21">Zpočiatku ozdobila sa len bielymi kvetinkami, aby kontrasty snehu a jej hnedého, miestami holého tela, neprezradily predčasne jej márnotratné ženské chúťky.</text:span></text:span></text:p>
        <text:p text:style-name="P15"><text:span text:style-name="CharStyle17"><text:span text:style-name="T21">Dlho sa však nevedela opanovať. Opojená príjemným teplom Slnka, začala vešať na seba bez ladu a skladu okrasy najrozmanitejších farieb.</text:span></text:span></text:p>
        <text:p text:style-name="P15"><text:span text:style-name="CharStyle17"><text:span text:style-name="T21">Nový život začal neudržate</text:span></text:span><text:span text:style-name="CharStyle17"><text:span text:style-name="T22">ľ</text:span></text:span><text:span text:style-name="CharStyle17"><text:span text:style-name="T21">nou silou prúdiť každým kúskom jej ohromného tela. Začala dýchať zdravý, voňavý a teplý vzduch a tým všetko, čo z jej síl sa živilo, tiež ožilo k novému životu.</text:span></text:span></text:p>
        <text:p text:style-name="P15"><text:span text:style-name="CharStyle17"><text:span text:style-name="T1">Ľ</text:span></text:span><text:span text:style-name="CharStyle17"><text:span text:style-name="T21">ahký, teplý vánok zavítal i k včielkam. Tohto posla jari včielky privítaly s radosťou. Klbo včiel cez zimu pevne somknuté v hustý chu­máč sa uvo</text:span></text:span><text:span text:style-name="CharStyle17"><text:span text:style-name="T2">ľ</text:span></text:span><text:span text:style-name="CharStyle17"><text:span text:style-name="T21">nilo a včielky sa rozliezly po rámikoch, aby sa posilnily na zásobách, ktoré mal</text:span></text:span><text:span text:style-name="CharStyle17"><text:span text:style-name="T2">y</text:span></text:span><text:span text:style-name="CharStyle17"><text:span text:style-name="T21"> uskladnené blízo miesta svojho zimného odpočinku.</text:span></text:span></text:p>
        <text:p text:style-name="P15"><text:span text:style-name="CharStyle17"><text:span text:style-name="T21">Štyri mesiace tuhej zimy veruže zriedily ich rady. Na dne ú</text:span></text:span><text:span text:style-name="CharStyle17"><text:span text:style-name="T2">ľ</text:span></text:span><text:span text:style-name="CharStyle17"><text:span text:style-name="T21">a ležaly stovky mŕtvoliek, ktorých hniloba naplňovala nepríjemným zápa­chom včeliu pevnosť. Pod kŕčovite zohnutými tielkami mŕtvych včiel ukrývala sa hromada neviditelných nepriate</text:span></text:span><text:span text:style-name="CharStyle17"><text:span text:style-name="T2">ľ</text:span></text:span><text:span text:style-name="CharStyle17"><text:span text:style-name="T21">ov, aby vo vhodnej chvíli zasadili zákerný a smrte</text:span></text:span><text:span text:style-name="CharStyle17"><text:span text:style-name="T2">ľ</text:span></text:span><text:span text:style-name="CharStyle17"><text:span text:style-name="T21">ný úder ostavším včielkam.</text:span></text:span></text:p>
        <text:p text:style-name="P15"><text:soft-page-break/><text:span text:style-name="CharStyle17"><text:span text:style-name="T21">„Ratujme sa!“ — zaznel poplašný povel sebaobrany umučených tvorov včelej rodiny.</text:span></text:span></text:p>
        <text:p text:style-name="P15"><text:span text:style-name="CharStyle17"><text:span text:style-name="T21">„Von s mŕtvolami, von s hnilobo</text:span></text:span><text:span text:style-name="CharStyle17"><text:span text:style-name="T1">u</text:span></text:span><text:span text:style-name="CharStyle17"><text:span text:style-name="T21">!“ — ozývaly sa zúfalé výkriky s každej strany.</text:span></text:span></text:p>
        <text:p text:style-name="P15"><text:span text:style-name="CharStyle17"><text:span text:style-name="T21">Netrvalo dlho a tisíce usilovných robotníčok vykonalo rozkaz. Mŕtvolky boly vynesené, dno ú</text:span></text:span><text:span text:style-name="CharStyle17"><text:span text:style-name="T22">ľ</text:span></text:span><text:span text:style-name="CharStyle17"><text:span text:style-name="T21">a očistené a zdravé jadro če</text:span></text:span><text:span text:style-name="CharStyle17"><text:span text:style-name="T22">ľ</text:span></text:span><text:span text:style-name="CharStyle17"><text:span text:style-name="T21">ade bolo zachránené. K novému, veselému životu vzkriesené včielky s radosťou pustily sa do roboty.</text:span></text:span></text:p>
        <text:p text:style-name="P6"><text:span text:style-name="CharStyle19"><text:span text:style-name="T1"/></text:span></text:p>
        <text:p text:style-name="P11"><text:span text:style-name="CharStyle19"><text:span text:style-name="T1"/></text:span></text:p>
        <text:p text:style-name="P3"><text:span text:style-name="CharStyle4"><text:span text:style-name="T21">Boj o skyvu chleba.</text:span></text:span></text:p>
        <text:p text:style-name="P15"><text:span text:style-name="CharStyle17"><text:span text:style-name="T21"/></text:span></text:p>
        <text:p text:style-name="P21"><text:span text:style-name="CharStyle17"><text:span text:style-name="T21">Sotva sa zachránily včielky pred záhubou od nepriate</text:span></text:span><text:span text:style-name="CharStyle17"><text:span text:style-name="T22">ľ</text:span></text:span><text:span text:style-name="CharStyle17"><text:span text:style-name="T21">a, ukrýva­júceho sa pod nehybnými tielkami mŕtvoliek, ozvaly sa zas nové vý­kriky zúfalstva:</text:span></text:span></text:p>
        <text:p text:style-name="P15"><text:span text:style-name="CharStyle17"><text:span text:style-name="T21">„Niet chleba!“</text:span></text:span></text:p>
        <text:p text:style-name="P15"><text:span text:style-name="CharStyle17"><text:span text:style-name="T21">Poplašná zves</text:span></text:span><text:span text:style-name="CharStyle17"><text:span text:style-name="T1">ť</text:span></text:span><text:span text:style-name="CharStyle17"><text:span text:style-name="T21"> naplnila hrôzou usilovné tvory prírody. H</text:span></text:span><text:span text:style-name="CharStyle17"><text:span text:style-name="T2">ľ</text:span></text:span><text:span text:style-name="CharStyle17"><text:span text:style-name="T21">adať chlieb, „prášok kvetov,“ teraz, ke</text:span></text:span><text:span text:style-name="CharStyle17"><text:span text:style-name="T22">ď</text:span></text:span><text:span text:style-name="CharStyle17"><text:span text:style-name="T21"> Matk</text:span></text:span><text:span text:style-name="CharStyle17"><text:span text:style-name="T1">a</text:span></text:span><text:span text:style-name="CharStyle17"><text:span text:style-name="T21">-Zem po zimných útrapách nemala času pripraviť tento drahý pokrm pre svoje dietky.</text:span></text:span></text:p>
        <text:p text:style-name="P15"><text:span text:style-name="CharStyle17"><text:span text:style-name="T21">V zúfalom položení sa </text:span></text:span><text:span text:style-name="CharStyle17"><text:span text:style-name="T1">ro</text:span></text:span><text:span text:style-name="CharStyle17"><text:span text:style-name="T21">zpŕchly usilovné robotníčky na všetky strany prebúdzajúcej sa prírody, do skazonosného počasia, h</text:span></text:span><text:span text:style-name="CharStyle17"><text:span text:style-name="T2">ľ</text:span></text:span><text:span text:style-name="CharStyle17"><text:span text:style-name="T21">adať pokrm pre seba a pre svoje deti.</text:span></text:span></text:p>
        <text:p text:style-name="P15"><text:span text:style-name="CharStyle17"><text:span text:style-name="T21">Zákerný „severá</text:span></text:span><text:span text:style-name="CharStyle17"><text:span text:style-name="T22">k“</text:span></text:span><text:span text:style-name="CharStyle17"><text:span text:style-name="T21"> nemal prístup k ú</text:span></text:span><text:span text:style-name="CharStyle17"><text:span text:style-name="T22">ľ</text:span></text:span><text:span text:style-name="CharStyle17"><text:span text:style-name="T21">u. Cestu mu zastaly vy­soké domy a hustý plot. Drsnú ruku nemilosrdného nepriate</text:span></text:span><text:span text:style-name="CharStyle17"><text:span text:style-name="T22">ľ</text:span></text:span><text:span text:style-name="CharStyle17"><text:span text:style-name="T21">a pocítily včielky len vo výške, kde sa mu v cestu nestavaly prekážky a mohol vo</text:span></text:span><text:span text:style-name="CharStyle17"><text:span text:style-name="T2">ľ</text:span></text:span><text:span text:style-name="CharStyle17"><text:span text:style-name="T21">ne rozdávať údery v podobe mrazivého chladu.</text:span></text:span></text:p>
        <text:p text:style-name="P15"><text:span text:style-name="CharStyle17"><text:span text:style-name="T21">Vo ve</text:span></text:span><text:span text:style-name="CharStyle17"><text:span text:style-name="T2">ľ</text:span></text:span><text:span text:style-name="CharStyle17"><text:span text:style-name="T21">kom spechu za chlebom uháňajúce včielky nepocítily blízke nebezpečenstvo. Ich telo zoslabnuté zimným strádaním pocítilo skoro únavu a beda tej, ktorá si v dosahu studeného vetra sadla odpočinúť. Tá sa už k svojim drahým sestričkám viac nevrátila.</text:span></text:span></text:p>
        <text:p text:style-name="P15"><text:span text:style-name="CharStyle17"><text:span text:style-name="T21">Ela, mladá všetečnica, ani nie tak z usilovnosti, ako zo zveda­vosti, vyletela tiež za družkami h</text:span></text:span><text:span text:style-name="CharStyle17"><text:span text:style-name="T22">ľ</text:span></text:span><text:span text:style-name="CharStyle17"><text:span text:style-name="T21">adať drahocenný pokrm. Jej mladé krí­dla skoro pociťovaly únavu. Bojovala však statočne s nepriate</text:span></text:span><text:span text:style-name="CharStyle17"><text:span text:style-name="T2">ľ</text:span></text:span><text:span text:style-name="CharStyle17"><text:span text:style-name="T21">om, ktorý mrazivým dychom ochladzoval jej krv, aby ju obral o posledné sily.</text:span></text:span></text:p>
        <text:p text:style-name="P15"><text:span text:style-name="CharStyle17"><text:span text:style-name="T21">Slniečko zpoza hustých mračien súcitne pozeralo na nerovný boj Ely s ukrutným nepriate</text:span></text:span><text:span text:style-name="CharStyle17"><text:span text:style-name="T22">ľ</text:span></text:span><text:span text:style-name="CharStyle17"><text:span text:style-name="T21">om. Ľutovalo toto veselé a statočné stvorenie, tak ťažko zápasiace o život. </text:span></text:span><text:soft-page-break/><text:span text:style-name="CharStyle17"><text:span text:style-name="T21">Nepostačilo však ani vyslať svoje posilujúce lúče na záchranu mladého života, lebo zrazu sa mu stratila z obzoru, ako by ju bola zem pohltila.</text:span></text:span></text:p>
        <text:p text:style-name="P15"><text:span text:style-name="CharStyle17"><text:span text:style-name="T21">Aby lepšie mohlo stopovať po zmiznutej včielke, vystrčilo svoju jas­nú tvár zpoza mračien a prekutáva každý kútik zeme, nad ktorou videlo zúfalý boj nešťastnice. S hrôzou zastaví sa jeho zrak na dvore píly. Vidí tam ležať v prachu kŕčovite zohnuté, nehybné tielko svojho miláčka.</text:span></text:span></text:p>
        <text:p text:style-name="P15"><text:span text:style-name="CharStyle17"><text:span text:style-name="T21">„Chú</text:span></text:span><text:span text:style-name="CharStyle17"><text:span text:style-name="T22">ď</text:span></text:span><text:span text:style-name="CharStyle17"><text:span text:style-name="T21">a, najveselší tvor roboty nesmie takto biedne zahynúť,“ vzdychlo si Slniečko a hne</text:span></text:span><text:span text:style-name="CharStyle17"><text:span text:style-name="T22">ď</text:span></text:span><text:span text:style-name="CharStyle17"><text:span text:style-name="T21"> vyslalo svojich najlepších poslov života k umierajúcej Ele.</text:span></text:span></text:p>
        <text:p text:style-name="P15"><text:span text:style-name="CharStyle17"><text:span text:style-name="T21">Sotva sa dotkly skrahlého tielka nešťastnice ohniví poslovia Slnka, začala sa preberať z mrákot. Ke</text:span></text:span><text:span text:style-name="CharStyle17"><text:span text:style-name="T22">ď</text:span></text:span><text:span text:style-name="CharStyle17"><text:span text:style-name="T21"> precitla nato</text:span></text:span><text:span text:style-name="CharStyle17"><text:span text:style-name="T22">ľ</text:span></text:span><text:span text:style-name="CharStyle17"><text:span text:style-name="T21">ko, že mohla si uvedomiť svoje položenie, poznala okolie, ktoré stalo sa jej skoro osudným, a zistila, že neodletela </text:span></text:span><text:span text:style-name="CharStyle17"><text:span text:style-name="T22">ď</text:span></text:span><text:span text:style-name="CharStyle17"><text:span text:style-name="T21">aleko od sestričiek a radosťou zaplesalo jej srdiečko, že sa s nimi skoro uvidí.</text:span></text:span></text:p>
        <text:p text:style-name="P15"><text:span text:style-name="CharStyle17"><text:span text:style-name="T21">Pri myšlienke na sestry, obnovily sa v jej horúčkou ovládanom sluchu zúfalé výkriky: „Niet chleba, niet chleba!...“</text:span></text:span></text:p>
        <text:p text:style-name="P15"><text:span text:style-name="CharStyle17"><text:span text:style-name="T21">Niet chleba, niet z čoho pripraviť kasičku pre mla</text:span></text:span><text:span text:style-name="CharStyle17"><text:span text:style-name="T22">ď</text:span></text:span><text:span text:style-name="CharStyle17"><text:span text:style-name="T21">, posilujúci pokrm pre matku a nás všetkých. S hrôzou myslela na ukrutnú sku­točnosť, na pomalé vymieranie jej najmilších. Umienila si, nevrátiť sa domov, čo by ju to malo i život stáť, kým nenájde chleba, bez ktorého je ich život nemyslite</text:span></text:span><text:span text:style-name="CharStyle17"><text:span text:style-name="T22">ľ</text:span></text:span><text:span text:style-name="CharStyle17"><text:span text:style-name="T21">ný.</text:span></text:span></text:p>
        <text:p text:style-name="P15"><text:span text:style-name="CharStyle17"><text:span text:style-name="T21">Ke</text:span></text:span><text:span text:style-name="CharStyle17"><text:span text:style-name="T22">ď</text:span></text:span><text:span text:style-name="CharStyle17"><text:span text:style-name="T21"> sa odhodlala pustiť zas do zápasu s potmehúdskym vetrom, zbadala, že pod jej nohami na hromade leží zlatož</text:span></text:span><text:span text:style-name="CharStyle17"><text:span text:style-name="T2">l</text:span></text:span><text:span text:style-name="CharStyle17"><text:span text:style-name="T21">tý prášok.</text:span></text:span></text:p>
        <text:p text:style-name="P15"><text:span text:style-name="CharStyle17"><text:span text:style-name="T21">„Moje najdrahšie nemajú chleba a ja po ňom depcem.“ Radost­ne zaplesala a chvatn</text:span></text:span><text:span text:style-name="CharStyle17"><text:span text:style-name="T2">e</text:span></text:span><text:span text:style-name="CharStyle17"><text:span text:style-name="T21"> začala šú</text:span></text:span><text:span text:style-name="CharStyle17"><text:span text:style-name="T22">ľ</text:span></text:span><text:span text:style-name="CharStyle17"><text:span text:style-name="T21">ať z jemného prášku gu</text:span></text:span><text:span text:style-name="CharStyle17"><text:span text:style-name="T22">ľ</text:span></text:span><text:span text:style-name="CharStyle17"><text:span text:style-name="T21">ôčky. Gu</text:span></text:span><text:span text:style-name="CharStyle17"><text:span text:style-name="T22">ľô</text:span></text:span><text:span text:style-name="CharStyle17"><text:span text:style-name="T21">čky si ukladala do košíčkov holene zadných nôh. Sliny dobre lepily a preto si mohla z neho nabrať hodné bremeno.</text:span></text:span></text:p>
        <text:p text:style-name="P15"><text:span text:style-name="CharStyle17"><text:span text:style-name="T21">Uradostená Elka upevnila si po oboch stranách dvojité krídelká v jednotný celok, vymrštila telo pružnými nôžkami od zeme a uháňala domov. Letelo sa jej dobre, lebo vetrík, ktorý prv staval sa jej do cesty, teraz bežal s ňou o preteky a slniečko neschovalo ani na chví</text:span></text:span><text:span text:style-name="CharStyle17"><text:span text:style-name="T22">ľ</text:span></text:span><text:span text:style-name="CharStyle17"><text:span text:style-name="T21">očku svo­ju jasnú tvár za závoj mračien.</text:span></text:span></text:p>
        <text:p text:style-name="P15"><text:span text:style-name="CharStyle17"><text:span text:style-name="T21">Tešila sa, že nesie záchranu sestričkám tak, ako bársktorá stará, skúsená lietavka.</text:span></text:span></text:p>
        <text:p text:style-name="P7"><text:span text:style-name="CharStyle19"><text:span text:style-name="T21"/></text:span></text:p>
        <text:p text:style-name="P13"><text:span text:style-name="CharStyle19"><text:span text:style-name="T21"/></text:span></text:p>
        <text:p text:style-name="P3"><text:span text:style-name="CharStyle4"><text:span text:style-name="T21">Elin omyl.</text:span></text:span></text:p>
        <text:p text:style-name="P7"><text:soft-page-break/><text:span text:style-name="CharStyle21"><text:span text:style-name="T21"/></text:span></text:p>
        <text:p text:style-name="P15"><text:span text:style-name="CharStyle17"><text:span text:style-name="T21">Ale Elina radosť netrvala dlho, zmenila sa v horké sklamanie. Miesto pov</text:span></text:span><text:span text:style-name="CharStyle17"><text:span text:style-name="T22">ď</text:span></text:span><text:span text:style-name="CharStyle17"><text:span text:style-name="T21">ačnosti a pochvaly dostalo sa jej od sestier výsmechu.</text:span></text:span></text:p>
        <text:p text:style-name="P15"><text:span text:style-name="CharStyle17"><text:span text:style-name="T21">Už v bráne pevnosti zbadala, že strážnu službu konajúce kama­rátky podozrivo pozerajú na jej bremená, obnôžky. Povšimla si tiež ich úšk</text:span></text:span><text:span text:style-name="CharStyle17"><text:span text:style-name="T2">ľ</text:span></text:span><text:span text:style-name="CharStyle17"><text:span text:style-name="T21">abkov, ktoré ju odprevádzaly do ú</text:span></text:span><text:span text:style-name="CharStyle17"><text:span text:style-name="T22">ľ</text:span></text:span><text:span text:style-name="CharStyle17"><text:span text:style-name="T21">a. Kade ide, všade vyvoláva smi</text:span></text:span><text:span text:style-name="CharStyle17"><text:span text:style-name="T1">e</text:span></text:span><text:span text:style-name="CharStyle17"><text:span text:style-name="T21">ch zástupov robotníčok. Poponáh</text:span></text:span><text:span text:style-name="CharStyle17"><text:span text:style-name="T1">ľ</text:span></text:span><text:span text:style-name="CharStyle17"><text:span text:style-name="T21">a sa preto doprostred hniezda, aby vo vyčistených bunkách, ako v zrkadle podívala sa, čo ju robí smiešnou. Sotva urobí niekoľko krokov, počúva poznámku známej figliarky úľa: „Ela si nesie hodnú nošu, len aby nedostala čemer.“ Nevedela pochopiť zlomyseľné, pichľavé slová nev</text:span></text:span><text:span text:style-name="CharStyle17"><text:span text:style-name="T22">ď</text:span></text:span><text:span text:style-name="CharStyle17"><text:span text:style-name="T21">ačnice, ve</text:span></text:span><text:span text:style-name="CharStyle17"><text:span text:style-name="T22">ď</text:span></text:span><text:span text:style-name="CharStyle17"><text:span text:style-name="T21"> nie pre seba, ale pre vše­tky, i tým, čo robia z nej posmech nesie záchranu. Jej sklamanie bolo také zdrcujúce, že v svojom zúfalstve jej len plač poskytol úľavu. Jej veľké oči natoľko sa zalialy slzami, že ani ne­videla, ke</text:span></text:span><text:span text:style-name="CharStyle17"><text:span text:style-name="T22">ď</text:span></text:span><text:span text:style-name="CharStyle17"><text:span text:style-name="T21"> pristúpila k nej vážna matróna v ošúchanom kožúšku a s ošarpanými krídlami. Zbadala ju len vtedy, ke</text:span></text:span><text:span text:style-name="CharStyle17"><text:span text:style-name="T22">ď</text:span></text:span><text:span text:style-name="CharStyle17"><text:span text:style-name="T21"> pohladila rozhorče­nú Elu jemne l</text:span></text:span><text:span text:style-name="CharStyle17"><text:span text:style-name="T1">á</text:span></text:span><text:span text:style-name="CharStyle17"><text:span text:style-name="T21">skavým dotykom tykadiel a počula jej káravý, ale sr­dečný a dobromyseľný hlas:</text:span></text:span></text:p>
        <text:p text:style-name="P15"><text:span text:style-name="CharStyle17"><text:span text:style-name="T21">„Ela, ty si ako malé dieťa. Nájdeš, čo sa dá uložiť do košíčkov, prinesieš to domov ako py</text:span></text:span><text:span text:style-name="CharStyle17"><text:span text:style-name="T2">ľ</text:span></text:span><text:span text:style-name="CharStyle17"><text:span text:style-name="T21"> kvetov. I dieťa, ke</text:span></text:span><text:span text:style-name="CharStyle17"><text:span text:style-name="T22">ď</text:span></text:span><text:span text:style-name="CharStyle17"><text:span text:style-name="T21"> dostane hračku, pchá ju do úst, myslí, že všetko, čo môže chytiť do rúk, sa dá zjesť.“</text:span></text:span></text:p>
        <text:p text:style-name="P15"><text:span text:style-name="CharStyle17"><text:span text:style-name="T21">Ela kukla do košíčkov a zrazu si uvedomila svoj omyl. Miesto kvetového pyľu, priniesla piliny, ktoré boly na dvore píly rozsypané.</text:span></text:span></text:p>
        <text:p text:style-name="P15"><text:span text:style-name="CharStyle17"><text:span text:style-name="T21">„Nerob si z toho nič,“ uspokojovala ju stará, „pritrafí sa to i skúsenejším ako si ty a to práve teraz, ke</text:span></text:span><text:span text:style-name="CharStyle17"><text:span text:style-name="T22">ď</text:span></text:span><text:span text:style-name="CharStyle17"><text:span text:style-name="T21"> je ešte len málo kvetov a py</text:span></text:span><text:span text:style-name="CharStyle17"><text:span text:style-name="T1">ľ</text:span></text:span><text:span text:style-name="CharStyle17"><text:span text:style-name="T21">u niet. A či nevidíš, ako musíme vyhadzovať z úľa nielen piliny, ale i múku, papriku a všelijaké drobizgy podobné pyľu. — Zapamätaj si, Eluška,“ pokračovala stará, „len z py</text:span></text:span><text:span text:style-name="CharStyle17"><text:span text:style-name="T2">ľ</text:span></text:span><text:span text:style-name="CharStyle17"><text:span text:style-name="T21">ového prášku môžeme pripraviť dobrú a výživnú kasičku pre naše deti.“</text:span></text:span></text:p>
        <text:p text:style-name="P15"><text:span text:style-name="CharStyle17"><text:span text:style-name="T21">Láskyplné slová starenky uspokojily Elu a už i sama sa smiala svojej pochabosti.</text:span></text:span></text:p>
        <text:p text:style-name="P15"><text:span text:style-name="CharStyle17"><text:span text:style-name="T21">Ela pri svojej živej povahe neuspokojila sa nikdy len s tým, vše­tko vidieť, ale chcela byť o všetkom poučená. Opýtala sa preto starenk</text:span></text:span><text:span text:style-name="CharStyle17"><text:span text:style-name="T1">y</text:span></text:span><text:span text:style-name="CharStyle17"><text:span text:style-name="T21">: „Či máme nejaké zákony, pod</text:span></text:span><text:span text:style-name="CharStyle17"><text:span text:style-name="T2">ľa</text:span></text:span><text:span text:style-name="CharStyle17"><text:span text:style-name="T21"> ktorých máme sbierať p</text:span></text:span><text:span text:style-name="CharStyle17"><text:span text:style-name="T1">y</text:span></text:span><text:span text:style-name="CharStyle17"><text:span text:style-name="T2">ľ</text:span></text:span><text:span text:style-name="CharStyle17"><text:span text:style-name="T21">?“</text:span></text:span></text:p>
        <text:p text:style-name="P15"><text:span text:style-name="CharStyle17"><text:span text:style-name="T21">„Pravdaže máme,“ odvetila jej stará a pokračovala v poučovaní Ely. „Do košíčkov nesmieme miešať py</text:span></text:span><text:span text:style-name="CharStyle17"><text:span text:style-name="T2">ľ</text:span></text:span><text:span text:style-name="CharStyle17"><text:span text:style-name="T21"> kvetov rôznych rastlín. Neuvi­díš preto nikdy ani jednu robotníčku, k jednému miestu pripútaných našich sestier, súčasne py</text:span></text:span><text:span text:style-name="CharStyle17"><text:span text:style-name="T2">ľ</text:span></text:span><text:span text:style-name="CharStyle17"><text:span text:style-name="T21">ovať na rôznych kvetoch. Ke</text:span></text:span><text:span text:style-name="CharStyle17"><text:span text:style-name="T22">ď</text:span></text:span><text:span text:style-name="CharStyle17"><text:span text:style-name="T21"> začne poletovať po kvetoch jablone, kvetov hrušiek, slivák, </text:span></text:span><text:soft-page-break/><text:span text:style-name="CharStyle17"><text:span text:style-name="T21">alebo iných rastlín si ani len nevšimne.“</text:span></text:span></text:p>
        <text:p text:style-name="P15"><text:span text:style-name="CharStyle17"><text:span text:style-name="T21">„A to prečo?“ op</text:span></text:span><text:span text:style-name="CharStyle17"><text:span text:style-name="T1">ytuje</text:span></text:span><text:span text:style-name="CharStyle17"><text:span text:style-name="T21"> sa Ela.</text:span></text:span></text:p>
        <text:p text:style-name="P15"><text:span text:style-name="CharStyle17"><text:span text:style-name="T21">„Naším cie</text:span></text:span><text:span text:style-name="CharStyle17"><text:span text:style-name="T2">ľ</text:span></text:span><text:span text:style-name="CharStyle17"><text:span text:style-name="T21">om nie je sbierať med, on je len prostriedkom, aby sme sa udržaly pri živote, ale našou povinnosťou je oplodňovať kvety stromov a rastlín, aby mal človek ovocie a semeno, aby sa rod rastlin­stva udržal. Ak by sme poletovaly s jedného druhu na druhý, nasbieraly by sme síce viacej py</text:span></text:span><text:span text:style-name="CharStyle17"><text:span text:style-name="T22">ľ</text:span></text:span><text:span text:style-name="CharStyle17"><text:span text:style-name="T21">u, ale neslúžily by sme tým svojmu účelu. — Tak je to milá Ela, naše poslanie je ve</text:span></text:span><text:span text:style-name="CharStyle17"><text:span text:style-name="T2">ľ</text:span></text:span><text:span text:style-name="CharStyle17"><text:span text:style-name="T21">mi vážne a preto ho musí­me aj statočne plniť,“ dokončila Elino poučovanie stará robotníčka.</text:span></text:span></text:p>
        <text:p text:style-name="P15"><text:span text:style-name="CharStyle17"><text:span text:style-name="T21">Ela v</text:span></text:span><text:span text:style-name="CharStyle17"><text:span text:style-name="T22">ď</text:span></text:span><text:span text:style-name="CharStyle17"><text:span text:style-name="T21">ačným poh</text:span></text:span><text:span text:style-name="CharStyle17"><text:span text:style-name="T22">ľ</text:span></text:span><text:span text:style-name="CharStyle17"><text:span text:style-name="T21">adom odobrala sa od starenky a zamiešala sa medzi včielky, ktoré boly zamestnané konzervovaním py</text:span></text:span><text:span text:style-name="CharStyle17"><text:span text:style-name="T2">ľ</text:span></text:span><text:span text:style-name="CharStyle17"><text:span text:style-name="T21">u. Tu našla len mladé, ktorých krídelká neboly ešte také silné, aby mohly vykonať dl­hú cestu s ťažkým nákladom py</text:span></text:span><text:span text:style-name="CharStyle17"><text:span text:style-name="T2">ľ</text:span></text:span><text:span text:style-name="CharStyle17"><text:span text:style-name="T21">u, alebo nektáru. Lietavky, staršie včely, prinášaly im čerstvý py</text:span></text:span><text:span text:style-name="CharStyle17"><text:span text:style-name="T22">ľ</text:span></text:span><text:span text:style-name="CharStyle17"><text:span text:style-name="T21"> priamo do hniezda preto, aby bol poruke k príprave kašičky pre mla</text:span></text:span><text:span text:style-name="CharStyle17"><text:span text:style-name="T22">ď</text:span></text:span><text:span text:style-name="CharStyle17"><text:span text:style-name="T21">.</text:span></text:span></text:p>
        <text:p text:style-name="P15"><text:span text:style-name="CharStyle17"><text:span text:style-name="T21">Eliným bystrým očiam nebolo už nápadné, ke</text:span></text:span><text:span text:style-name="CharStyle17"><text:span text:style-name="T22">ď</text:span></text:span><text:span text:style-name="CharStyle17"><text:span text:style-name="T21"> videla, že každá lietavka prinášala len jednofarebný py</text:span></text:span><text:span text:style-name="CharStyle17"><text:span text:style-name="T22">ľ,</text:span></text:span><text:span text:style-name="CharStyle17"><text:span text:style-name="T21"> Uvedomila si, že ke</text:span></text:span><text:span text:style-name="CharStyle17"><text:span text:style-name="T22">ď</text:span></text:span><text:span text:style-name="CharStyle17"><text:span text:style-name="T21"> py</text:span></text:span><text:span text:style-name="CharStyle17"><text:span text:style-name="T2">ľ</text:span></text:span><text:span text:style-name="CharStyle17"><text:span text:style-name="T21"> jednej rastliny je len jednej farby, pochádza on skutočne z kvetín jedného druhu.</text:span></text:span></text:p>
        <text:p text:style-name="P15"><text:span text:style-name="CharStyle17"><text:span text:style-name="T21">Lietavky, prinášajúce py</text:span></text:span><text:span text:style-name="CharStyle17"><text:span text:style-name="T2">ľ</text:span></text:span><text:span text:style-name="CharStyle17"><text:span text:style-name="T21">, vstrčia zadné nôžky, naložené p</text:span></text:span><text:span text:style-name="CharStyle17"><text:span text:style-name="T1">y</text:span></text:span><text:span text:style-name="CharStyle17"><text:span text:style-name="T2">ľ</text:span></text:span><text:span text:style-name="CharStyle17"><text:span text:style-name="T21">om do bunky plásta a ostrôžkami stredných nôh oslobodzujú košíčky py</text:span></text:span><text:span text:style-name="CharStyle17"><text:span text:style-name="T2">ľ</text:span></text:span><text:span text:style-name="CharStyle17"><text:span text:style-name="T21">ové od obnôžok. Ďalšiu prácu s jeho ukladaním a konzervovaním ne­chávajú pre mladé včielky, ktorých býva v úli vždy až trikrát viacej ako starých.</text:span></text:span></text:p>
        <text:p text:style-name="P15"><text:span text:style-name="CharStyle17"><text:span text:style-name="T21">Ela sa tiež pustila do tejto roboty. Ako jej rovesnice, aj ona udeptávala šťavnatý py</text:span></text:span><text:span text:style-name="CharStyle17"><text:span text:style-name="T2">ľ</text:span></text:span><text:span text:style-name="CharStyle17"><text:span text:style-name="T21"> v komôrkach plásta. Nebola to </text:span></text:span><text:span text:style-name="CharStyle17"><text:span text:style-name="T2">ľ</text:span></text:span><text:span text:style-name="CharStyle17"><text:span text:style-name="T21">ahká pr</text:span></text:span><text:span text:style-name="CharStyle17"><text:span text:style-name="T22">á</text:span></text:span><text:span text:style-name="CharStyle17"><text:span text:style-name="T21">ca, ve</text:span></text:span><text:span text:style-name="CharStyle17"><text:span text:style-name="T22">ď</text:span></text:span><text:span text:style-name="CharStyle17"><text:span text:style-name="T21"> bolo treba hlavou silne pritláčať py</text:span></text:span><text:span text:style-name="CharStyle17"><text:span text:style-name="T22">ľ</text:span></text:span><text:span text:style-name="CharStyle17"><text:span text:style-name="T21">ové hrudky, aby zpomedzi drobulinkých zrniek py</text:span></text:span><text:span text:style-name="CharStyle17"><text:span text:style-name="T2">ľ</text:span></text:span><text:span text:style-name="CharStyle17"><text:span text:style-name="T21">u bolo vytlačené všetko povetrie.</text:span></text:span></text:p>
        <text:p text:style-name="P15"><text:span text:style-name="CharStyle17"><text:span text:style-name="T21">Bola to pre ňu tuhá a vysilujúca robota. Hlavička a krčné svaly odniesly následky namáhavej práce. Ostré bolesti hlavy a krku Elu sko­ro pozbavily smyslov. Nie div, ve</text:span></text:span><text:span text:style-name="CharStyle17"><text:span text:style-name="T22">ď</text:span></text:span><text:span text:style-name="CharStyle17"><text:span text:style-name="T21"> hlavičkou musela vždy pevnejšie pritláčať a otáčať ňou na všetky strany.</text:span></text:span></text:p>
        <text:p text:style-name="P15"><text:span text:style-name="CharStyle17"><text:span text:style-name="T21">Drap</text:span></text:span><text:span text:style-name="CharStyle17"><text:span text:style-name="T22">č</text:span></text:span><text:span text:style-name="CharStyle17"><text:span text:style-name="T21">eky a kefky predných nôh mal</text:span></text:span><text:span text:style-name="CharStyle17"><text:span text:style-name="T2">y</text:span></text:span><text:span text:style-name="CharStyle17"><text:span text:style-name="T21"> tiež plno práce, nestačily ani očisťovať čelo a na ňom tri malé očká, ktoré práve pri tejto jej ro­bote konaly vážnu, kontroln</text:span></text:span><text:span text:style-name="CharStyle17"><text:span text:style-name="T22">ú</text:span></text:span><text:span text:style-name="CharStyle17"><text:span text:style-name="T21"> službu. Tieto očká sú síce malé, ale nepostrádate</text:span></text:span><text:span text:style-name="CharStyle17"><text:span text:style-name="T22">ľ</text:span></text:span><text:span text:style-name="CharStyle17"><text:span text:style-name="T21">né včielke pri jej robote v bezprostrednej blízkosti. Sú ony ako zväčšujúce sklá a dajú možnosť nazrieť do najmenších podrobností práce.</text:span></text:span></text:p>
        <text:p text:style-name="P5"><text:span text:style-name="CharStyle22"><text:span text:style-name="T21"/></text:span></text:p>
        <text:p text:style-name="P9"><text:soft-page-break/><text:span text:style-name="CharStyle22"><text:span text:style-name="T21"/></text:span></text:p>
        <text:p text:style-name="P3"><text:span text:style-name="CharStyle4"><text:span text:style-name="T21">Zázračný pokrm.</text:span></text:span></text:p>
        <text:p text:style-name="P15"><text:span text:style-name="CharStyle23"><text:span text:style-name="T1"/></text:span></text:p>
        <text:p text:style-name="P21"><text:span text:style-name="CharStyle23"><text:span text:style-name="T2">O</text:span></text:span><text:span text:style-name="CharStyle23"><text:span text:style-name="T21"> Ele by nebolo možno tvrdiť, že by bola maškrtná. Nevedela si len odriecť, aby neochutnala každý py</text:span></text:span><text:span text:style-name="CharStyle23"><text:span text:style-name="T23">ľ</text:span></text:span><text:span text:style-name="CharStyle23"><text:span text:style-name="T21">, ktorý jej pod jazýček prišiel. Možno, že jej ubližujeme. Ochutnávanie rôznych druhov py</text:span></text:span><text:span text:style-name="CharStyle23"><text:span text:style-name="T23">ľ</text:span></text:span><text:span text:style-name="CharStyle23"><text:span text:style-name="T21">a azda sama robota vyžadovala od nej, aby v jednej bunke smiešala rozličné druhy a tak docielila strednú akosť lepších i horších py</text:span></text:span><text:span text:style-name="CharStyle23"><text:span text:style-name="T23">ľ</text:span></text:span><text:span text:style-name="CharStyle23"><text:span text:style-name="T21">ov.</text:span></text:span></text:p>
        <text:p text:style-name="P15"><text:span text:style-name="CharStyle17"><text:span text:style-name="T21">Následky mlsania zázračného pokrmu začaly sa u nej čoskoro prejavovať. Ústa, ako by slinami, začaly sa jej naplňovať bielou tekuti­nou, mliečkom, ktoré prýštilo zo žliaz, nachodiacich sa v jej hlave. Mliečko toto má päťkrát to</text:span></text:span><text:span text:style-name="CharStyle17"><text:span text:style-name="T23">ľ</text:span></text:span><text:span text:style-name="CharStyle17"><text:span text:style-name="T21">ko bielkovín a jeden a pol krát to</text:span></text:span><text:span text:style-name="CharStyle17"><text:span text:style-name="T4">ľ</text:span></text:span><text:span text:style-name="CharStyle17"><text:span text:style-name="T21">ko tuku ako mlieko kravské.</text:span></text:span></text:p>
        <text:p text:style-name="P15"><text:span text:style-name="CharStyle17"><text:span text:style-name="T21">Toto zázračné mliečko riadi všetky prejavy včelej rodiny. Matka len jeho p</text:span></text:span><text:span text:style-name="CharStyle17"><text:span text:style-name="T1">ri</text:span></text:span><text:span text:style-name="CharStyle17"><text:span text:style-name="T21">č</text:span></text:span><text:span text:style-name="CharStyle17"><text:span text:style-name="T1">i</text:span></text:span><text:span text:style-name="CharStyle17"><text:span text:style-name="T21">nením produkuje za 24 hodín to</text:span></text:span><text:span text:style-name="CharStyle17"><text:span text:style-name="T4">ľ</text:span></text:span><text:span text:style-name="CharStyle17"><text:span text:style-name="T21">ko vajíčok, že ich váha je jeden a pol krát väčšia, ako váha tela matky, ktorá ich sniesla.</text:span></text:span></text:p>
        <text:p text:style-name="P15"><text:span text:style-name="CharStyle17"><text:span text:style-name="T21">Bez neho je výchova plodu nemožná a silu trubcov tiež len toto mliečko udržuje. V dievčenskom boji dostávajú trubci prvý, ale naj­účinnejší úder práve tým, že včielky odoprú ich prikrmovať mlieč­kom.</text:span></text:span></text:p>
        <text:p text:style-name="P15"><text:span text:style-name="CharStyle17"><text:span text:style-name="T21">Na samotnú včelu má tiež rozhodujúci vplyv. Oživuje v nej pudy, ktoré ju nútia chovať plod, sbierať nektár, potiť vosk, stavať plásty a ko­nečne privádza ju do horúčkovitého stavu ro</text:span></text:span><text:span text:style-name="CharStyle17"><text:span text:style-name="T1">je</text:span></text:span><text:span text:style-name="CharStyle17"><text:span text:style-name="T21">nia.</text:span></text:span></text:p>
        <text:p text:style-name="P15"><text:span text:style-name="CharStyle17"><text:span text:style-name="T21">Ela, hnaná neodolate</text:span></text:span><text:span text:style-name="CharStyle17"><text:span text:style-name="T23">ľ</text:span></text:span><text:span text:style-name="CharStyle17"><text:span text:style-name="T21">nou silou, išla do prostriedku hniezda, aby mliečkom, ktoré sa jej sbehlo v ústach, pokŕmila plod.</text:span></text:span></text:p>
        <text:p text:style-name="P15"><text:span text:style-name="CharStyle17"><text:span text:style-name="T21">Teraz mala prvú príležitosť dôkladne sa oboznámiť s vývojom svojho rodu.</text:span></text:span></text:p>
        <text:p text:style-name="P15"><text:span text:style-name="CharStyle17"><text:span text:style-name="T21">Z malého vajíčka, ve</text:span></text:span><text:span text:style-name="CharStyle17"><text:span text:style-name="T4">ľ</text:span></text:span><text:span text:style-name="CharStyle17"><text:span text:style-name="T21">kosti vajca červeného mravca, tri dni po snesení vyliezol malý červík, húsenka. Ela sa zhrozila, ke</text:span></text:span><text:span text:style-name="CharStyle17"><text:span text:style-name="T23">ď</text:span></text:span><text:span text:style-name="CharStyle17"><text:span text:style-name="T21"> zazrela špat­ného chrobáka a ani vo sne by jej nebolo prišlo na um, že z takého mrzkého tvora sama pochádza.</text:span></text:span></text:p>
        <text:p text:style-name="P15"><text:span text:style-name="CharStyle17"><text:span text:style-name="T21">Trvalo to chví</text:span></text:span><text:span text:style-name="CharStyle17"><text:span text:style-name="T23">ľ</text:span></text:span><text:span text:style-name="CharStyle17"><text:span text:style-name="T21">u, kým sa rozhodla dať mu trocha mliečka do jeho kolísky. Sotva sa však obrátila, mliečko už bolo preč. Mať takých</text:span></text:span><text:span text:style-name="CharStyle21"><text:span text:style-name="T21"> </text:span></text:span><text:span text:style-name="CharStyle17"><text:span text:style-name="T21">pažravcov mnoho, vyžraly by nás skoro, pomyslela si a po­dala larve druhú dávku. Hl</text:span></text:span><text:span text:style-name="CharStyle17"><text:span text:style-name="T1">t</text:span></text:span><text:span text:style-name="CharStyle17"><text:span text:style-name="T4">a</text:span></text:span><text:span text:style-name="CharStyle17"><text:span text:style-name="T21">vosť larvy nemala miery. Kaž­dé dve hodiny musela ju kŕmi</text:span></text:span><text:span text:style-name="CharStyle17"><text:span text:style-name="T1">ť</text:span></text:span><text:span text:style-name="CharStyle17"><text:span text:style-name="T21">.</text:span></text:span></text:p>
        <text:p text:style-name="P15"><text:span text:style-name="CharStyle17"><text:span text:style-name="T21">Záživný pokrm bol lar­ve na úžitok. Rástla skoro na vidomoči. Z malého, sko­ro nevidite</text:span></text:span><text:span text:style-name="CharStyle17"><text:span text:style-name="T4">ľ</text:span></text:span><text:span text:style-name="CharStyle17"><text:span text:style-name="T21">ného črviačka sta­la sa po troch dňoch taká ve</text:span></text:span><text:span text:style-name="CharStyle17"><text:span text:style-name="T4">ľ</text:span></text:span><text:span text:style-name="CharStyle17"><text:span text:style-name="T21">ká larva, že bolo jej už tesno </text:span></text:span><text:soft-page-break/><text:span text:style-name="CharStyle17"><text:span text:style-name="T21">na dne bunky a preto pri­nútená bola ťahať sa nahor pozdĺž kolísky. V </text:span></text:span><text:span text:style-name="CharStyle17"><text:span text:style-name="T23">ď</text:span></text:span><text:span text:style-name="CharStyle17"><text:span text:style-name="T21">alších dva a pol dňoch pripravovala larve už pokrm pod</text:span></text:span><text:span text:style-name="CharStyle17"><text:span text:style-name="T23">ľ</text:span></text:span><text:span text:style-name="CharStyle17"><text:span text:style-name="T21">a iného jedálne­ho lístka. Prv kŕmila len čistým mliečkom, teraz primiešala do neho trocha medu a niečo pohryzených zrniek py</text:span></text:span><text:span text:style-name="CharStyle17"><text:span text:style-name="T23">ľ</text:span></text:span><text:span text:style-name="CharStyle17"><text:span text:style-name="T21">u a vo­dy. Po piatich dňoch vývoj larvy sa skončil. Ela prestala ju prikrmovať a kolísku pri­kryla tenkou platničkou vos­ku, do ktorého zamiešala</text:span></text:span><text:span text:style-name="CharStyle17"><text:span text:style-name="T1"> </text:span></text:span><text:span text:style-name="CharStyle17"><text:span text:style-name="T21">nieko</text:span></text:span><text:span text:style-name="CharStyle17"><text:span text:style-name="T23">ľ</text:span></text:span><text:span text:style-name="CharStyle17"><text:span text:style-name="T21">ko zrniek p</text:span></text:span><text:span text:style-name="CharStyle17"><text:span text:style-name="T1">y</text:span></text:span><text:span text:style-name="CharStyle17"><text:span text:style-name="T4">ľ</text:span></text:span><text:span text:style-name="CharStyle17"><text:span text:style-name="T1">u</text:span></text:span><text:span text:style-name="CharStyle17"><text:span text:style-name="T21">, aby viečko bolo priedu</text:span></text:span><text:span text:style-name="CharStyle17"><text:span text:style-name="T1">š</text:span></text:span><text:span text:style-name="CharStyle17"><text:span text:style-name="T21">né.</text:span></text:span></text:p>
        <text:p text:style-name="P6"><text:span text:style-name="CharStyle19"><text:span text:style-name="T21"/></text:span></text:p>
        <text:p text:style-name="P3"><text:span text:style-name="CharStyle4"><text:span text:style-name="T21">Ela pri kolíske svojej chovanice.</text:span></text:span></text:p>
        <text:p text:style-name="P15"><text:span text:style-name="CharStyle17"><text:span text:style-name="T21"/></text:span></text:p>
        <text:p text:style-name="P21"><text:span text:style-name="CharStyle17"><text:span text:style-name="T21">Ke</text:span></text:span><text:span text:style-name="CharStyle17"><text:span text:style-name="T23">ď</text:span></text:span><text:span text:style-name="CharStyle17"><text:span text:style-name="T21"> </text:span></text:span><text:span text:style-name="CharStyle17"><text:span text:style-name="T1">El</text:span></text:span><text:span text:style-name="CharStyle17"><text:span text:style-name="T21">a prikryla kolísku svojej chovanice, začalo jej by</text:span></text:span><text:span text:style-name="CharStyle17"><text:span text:style-name="T23">ť</text:span></text:span><text:span text:style-name="CharStyle17"><text:span text:style-name="T21"> clivo. Myšlienkami bola stále so sestričkou, ktorú vychovala. Dlhých dvanásť dní musí čakať, aby ju zas smela uvidieť a rozprávať sa s ňou. Za ten­to čas prekonáva jej chovanica ohromné zmeny. Z podlhovastého biele­ho chrobáčka, larvy, stáva sa kukla, aby napokon ostala z nej ozajstná včela. Áno, včela celkom taká, aká je ona, uisťovala sa Ela, a robila si plány do budúcnosti...</text:span></text:span></text:p>
        <text:p text:style-name="P15"><text:span text:style-name="CharStyle17"><text:span text:style-name="T21">Často prichádzala ku kolíske počúvať, čo robí jej miláčik. Prvé dni očula sotva počute</text:span></text:span><text:span text:style-name="CharStyle17"><text:span text:style-name="T23">ľ</text:span></text:span><text:span text:style-name="CharStyle17"><text:span text:style-name="T21">ný šelest, podobný zvuku kolovrátka. Pradie, pomyslela si. Zamotáva sa jemnými vlákenkami, pod ktorými dostáva podobu múmie. Za osem-deväť dní prekonáva premeny, kým sa nestane skutočnou včelou.</text:span></text:span></text:p>
        <text:p text:style-name="P15"><text:span text:style-name="CharStyle17"><text:span text:style-name="T21">Ela si vie živo predstaviť všetky čiastky vývoja svojej chovanice.</text:span></text:span></text:p>
        <text:p text:style-name="P4"><text:span text:style-name="CharStyle17"><text:span text:style-name="T21">Vidí jej tielko zpočiatku pokryté len mäkkou kostrou chitinu bielej far­by. Celé jej telo, očká, hlavička, trup i bruko sú biele ako svadobný šat nevesty. Bie­la farba postupne premieňa sa na farbu hnedú, ktorá tiež postupom času stáva sa vždy temnejšou.</text:span></text:span></text:p>
        <text:p text:style-name="P15"><text:span text:style-name="CharStyle17"><text:span text:style-name="T21">„Ke</text:span></text:span><text:span text:style-name="CharStyle17"><text:span text:style-name="T23">ď</text:span></text:span><text:span text:style-name="CharStyle17"><text:span text:style-name="T21"> bude mať rúcho takej farby, ako mám ja, vyjde z komôrky a budem jej mamičkou, učite</text:span></text:span><text:span text:style-name="CharStyle17"><text:span text:style-name="T4">ľ</text:span></text:span><text:span text:style-name="CharStyle17"><text:span text:style-name="T21">kou...“ Takto netrpezliv</text:span></text:span><text:span text:style-name="CharStyle17"><text:span text:style-name="T23">e</text:span></text:span><text:span text:style-name="CharStyle17"><text:span text:style-name="T1"> </text:span></text:span><text:span text:style-name="CharStyle17"><text:span text:style-name="T21">čakala Ela na príchod mladej včielky.</text:span></text:span></text:p>
        <text:p text:style-name="P15"><text:span text:style-name="CharStyle17"><text:span text:style-name="T21">Najviac starostí jej robilo meno, kto­ré by mala dať svojmu miláčkovi. Ani jedno, ktoré jej prišlo na um, nezdalo sa jej dosť pekným. Konečne sa rozhodla, že ju pomenuje Juckou.</text:span></text:span></text:p>
        <text:p text:style-name="P15"><text:span text:style-name="CharStyle17"><text:span text:style-name="T21">Toto meno mala jej priate</text:span></text:span><text:span text:style-name="CharStyle17"><text:span text:style-name="T23">ľ</text:span></text:span><text:span text:style-name="CharStyle17"><text:span text:style-name="T21">ka, ktorú mala ve</text:span></text:span><text:span text:style-name="CharStyle17"><text:span text:style-name="T23">ľ</text:span></text:span><text:span text:style-name="CharStyle17"><text:span text:style-name="T21">mi rada. Posledný raz videly sa v osudný deň včasnej jari, ke</text:span></text:span><text:span text:style-name="CharStyle17"><text:span text:style-name="T23">ď</text:span></text:span><text:span text:style-name="CharStyle17"><text:span text:style-name="T21"> len na vlásku vise</text:span></text:span><text:span text:style-name="CharStyle17"><text:span text:style-name="T23">l </text:span></text:span><text:span text:style-name="CharStyle17"><text:span text:style-name="T21">jej život. I vtedy spolu letely h</text:span></text:span><text:span text:style-name="CharStyle17"><text:span text:style-name="T23">ľ</text:span></text:span><text:span text:style-name="CharStyle17"><text:span text:style-name="T21">adať chleba... Ona vtedy tiež padla a možno na miesto, kde ju slniečko, najvernejší priate</text:span></text:span><text:span text:style-name="CharStyle17"><text:span text:style-name="T4">ľ</text:span></text:span><text:span text:style-name="CharStyle17"><text:span text:style-name="T21"> vče­ličiek, nájsť nemohlo, alebo padla na cestu a hrubá noha nejakého bezcitného človeka vyhasila jej život.</text:span></text:span></text:p>
        <text:p text:style-name="P4"><text:soft-page-break/><text:span text:style-name="CharStyle17"><text:span text:style-name="T1">„</text:span></text:span><text:span text:style-name="CharStyle17"><text:span text:style-name="T4">Juckou, </text:span></text:span><text:span text:style-name="CharStyle17"><text:span text:style-name="T1">á</text:span></text:span><text:span text:style-name="CharStyle17"><text:span text:style-name="T21">no Juckou sa bude volať,“ bola rozhodnutá.</text:span></text:span></text:p>
        <text:p text:style-name="P15"><text:span text:style-name="CharStyle17"><text:span text:style-name="T21">Túžobne čakala jej príchod. Presne v dvadsiaty deň, počítajúc odo dňa,</text:span></text:span><text:span text:style-name="CharStyle17"><text:span text:style-name="T1"> </text:span></text:span><text:span text:style-name="CharStyle17"><text:span text:style-name="T21">ke</text:span></text:span><text:span text:style-name="CharStyle17"><text:span text:style-name="T23">ď</text:span></text:span><text:span text:style-name="CharStyle17"><text:span text:style-name="T21"> ako vajíčko prišla na svet, nenechala jej kolísku ani na chví</text:span></text:span><text:span text:style-name="CharStyle17"><text:span text:style-name="T4">ľ</text:span></text:span><text:span text:style-name="CharStyle17"><text:span text:style-name="T21">ku o samote.</text:span></text:span></text:p>
        <text:p text:style-name="P15"><text:span text:style-name="CharStyle17"><text:span text:style-name="T21">Neprestajne počúvala tupé zvuky šramotu, ozývajúce sa zo zadeb­nenej komôrky. Jej srdce sa radosťou zachvelo, ke</text:span></text:span><text:span text:style-name="CharStyle17"><text:span text:style-name="T23">ď</text:span></text:span><text:span text:style-name="CharStyle17"><text:span text:style-name="T21"> počula chrupkanie krajov viečka pod ostrými dlátkami Juckiných kúsadiel. Opanoval ju ra­dostný záchvat, ke</text:span></text:span><text:span text:style-name="CharStyle17"><text:span text:style-name="T23">ď</text:span></text:span><text:span text:style-name="CharStyle17"><text:span text:style-name="T21"> zazrela uprostred viečka malinký otvor, cez ktorý vystrko­vala Jucka jazýček. Ela skočila, aby ho zachytila a podala jej trocha mliečka na posilnenie, ale jazýček sa prepadol zpät a ona musela sa bezmocne dívať, ako napína Jucka svoje mladé sily, aby sa vyslobodila zo svojho väzenia.</text:span></text:span></text:p>
        <text:p text:style-name="P15"><text:span text:style-name="CharStyle17"><text:span text:style-name="T21">Dlho však nemusela čakať. Vieč­ko sa začalo pomaly dvíhať, objavily sa driapky predného páru nôh na okraji bunky a za nimi dve ve</text:span></text:span><text:span text:style-name="CharStyle17"><text:span text:style-name="T23">ľ</text:span></text:span><text:span text:style-name="CharStyle17"><text:span text:style-name="T21">ké vyjavené oči, medzi ktorými žmurkaly tri ma</text:span></text:span><text:span text:style-name="CharStyle17"><text:span text:style-name="T24">linké očká, postavené v podobe</text:span></text:span><text:span text:style-name="CharStyle17"><text:span text:style-name="T21"> uhlov trojuholníka. S hlavičkou vystrčila Jucka i jazýček. Bola hladná a vysilená. Ela uchopila svojím jazýčkom Juckin jazýček a prikŕmila ju mliečkom, ktoré len kvôli nej držala celý deň v ústach.</text:span></text:span></text:p>
        <text:p text:style-name="P15"><text:span text:style-name="CharStyle17"><text:span text:style-name="T21">Jucka, posilená chutnou lahôdkou, vydriapala sa z úkrytu. Ela bola nadšená jej nemotorným tielkom, ktorého chĺpky, prilepené súc k telu, dávaly jej šedú farbu. Juckine nesmelé pohyby neprezra</text:span></text:span><text:span text:style-name="CharStyle17"><text:span text:style-name="T1">dzov</text:span></text:span><text:span text:style-name="CharStyle17"><text:span text:style-name="T21">aly len slabosť, ale aj nezvyklosť v novom životnom postavení.</text:span></text:span></text:p>
        <text:p text:style-name="P15"><text:span text:style-name="CharStyle17"><text:span text:style-name="T21">Ela odviedla Jucku k medu, aby sa napila moku, ktorý dáva sily a zdravia všetkému tvorstvu.</text:span></text:span></text:p>
        <text:p text:style-name="P15"><text:span text:style-name="CharStyle17"><text:span text:style-name="T21">Jucka, posilnená medom, stala sa bystrejšou. Cítila sa dobre pod ochranou tety, ako ona Elu nazývala a naplnená bola sladkým pocitom, že všetky jej sestričky rovnako preukazujú jej lásku, oddanosť a prítul­nosť. Cítila, že je nepatrným zlomkom celku, ktorý sa menuje če</text:span></text:span><text:span text:style-name="CharStyle17"><text:span text:style-name="T24">ľ</text:span></text:span><text:span text:style-name="CharStyle17"><text:span text:style-name="T21">ad alebo včelstvo. Uvedomila si, že samotná neznamená nič, ale ako sú­čiastka jedného tela má pre celok neobyčajný význam.</text:span></text:span></text:p>
        <text:p text:style-name="P15"><text:span text:style-name="CharStyle17"><text:span text:style-name="T21">Ela zistila, že jej chovanica už v prvý deň svojho života má sa k svetu. Je a pije, ako by za jeden deň chcela vynahradiť 12-dňový pôst, čo bola v ko­líske zadebnená. Aj jej pohyby sa stávaly istejšími a obratnejšími. Vlásky jej chlpatého tielka, zohnuté stenami tesnej komôrky sa vyrovnaly a tak dostala vzh</text:span></text:span><text:span text:style-name="CharStyle17"><text:span text:style-name="T5">ľ</text:span></text:span><text:span text:style-name="CharStyle17"><text:span text:style-name="T21">ad ostatných včiel. Odlišoval ju od starých len nový kožu</text:span></text:span><text:span text:style-name="CharStyle17"><text:span text:style-name="T1">š</text:span></text:span><text:span text:style-name="CharStyle17"><text:span text:style-name="T21">tek, ktorý bol sviežej sivej farby a mierna, dobromyse</text:span></text:span><text:span text:style-name="CharStyle17"><text:span text:style-name="T24">ľ</text:span></text:span><text:span text:style-name="CharStyle17"><text:span text:style-name="T21">ná povaha.</text:span></text:span></text:p>
        <text:p text:style-name="P15"><text:span text:style-name="CharStyle17"><text:span text:style-name="T21">Hoci bola pod Elinou ochranou, neodvážila sa prejsť do susednej ulič­ky hniezda </text:span></text:span><text:soft-page-break/><text:span text:style-name="CharStyle17"><text:span text:style-name="T21">Ostala len v tej, v ktorej zazrela prvý raz svetlo rušného života.</text:span></text:span></text:p>
        <text:p text:style-name="P15"><text:span text:style-name="CharStyle17"><text:span text:style-name="T21">Prvé tri dni sbierala silu, aby sa pripravila na v</text:span></text:span><text:span text:style-name="CharStyle17"><text:span text:style-name="T1">ys</text:span></text:span><text:span text:style-name="CharStyle17"><text:span text:style-name="T21">il</text:span></text:span><text:span text:style-name="CharStyle17"><text:span text:style-name="T1">ujú</text:span></text:span><text:span text:style-name="CharStyle17"><text:span text:style-name="T21">cu robotu, ktorá ju v blízkej budúcnosti očakáva. Teraz sa len moce po bunkách plásta, zohrieva svojím telom plod, odkukáva prácu včiel ošetrujúcich plod a čistí bunky plástov.</text:span></text:span></text:p>
        <text:p text:style-name="P15"><text:span text:style-name="CharStyle17"><text:span text:style-name="T21">V šiesty deň svojho veku sa už púšťa do vážnej roboty. Začína s kuchá</text:span></text:span><text:span text:style-name="CharStyle17"><text:span text:style-name="T1">rč</text:span></text:span><text:span text:style-name="CharStyle17"><text:span text:style-name="T21">ením. Preto, že nemá ešte dosť mliečka, pripravuje kašičku pre starší plod, ktorý má žalúdok nato</text:span></text:span><text:span text:style-name="CharStyle17"><text:span text:style-name="T5">ľ</text:span></text:span><text:span text:style-name="CharStyle17"><text:span text:style-name="T21">ko otužilý, že už môže stráviť py</text:span></text:span><text:span text:style-name="CharStyle17"><text:span text:style-name="T5">ľ</text:span></text:span><text:span text:style-name="CharStyle17"><text:span text:style-name="T21">. Pohryzie nieko</text:span></text:span><text:span text:style-name="CharStyle17"><text:span text:style-name="T5">ľ</text:span></text:span><text:span text:style-name="CharStyle17"><text:span text:style-name="T21">ko py</text:span></text:span><text:span text:style-name="CharStyle17"><text:span text:style-name="T24">ľ</text:span></text:span><text:span text:style-name="CharStyle17"><text:span text:style-name="T21">ových zrniek, pomieša ich s medom a vodou a po­lepší ho trocha mliečkom a jedlo má hotové.</text:span></text:span></text:p>
        <text:p text:style-name="P15"><text:span text:style-name="CharStyle17"><text:span text:style-name="T21">Jucka od tohto dňa mala vždy, vo dne i v noci, plné ruky práce. Nemala času poobzerať sa, či neprichodí navštíviť ju teta, ktorá akiste musí mať tiež mnoho roboty, ke</text:span></text:span><text:span text:style-name="CharStyle17"><text:span text:style-name="T24">ď</text:span></text:span><text:span text:style-name="CharStyle17"><text:span text:style-name="T21"> už druhý deň sa u nej neukazuje.</text:span></text:span></text:p>
        <text:p text:style-name="P15"><text:span text:style-name="CharStyle17"><text:span text:style-name="T21">Chcela sa jej opýtať na všeličo, čo počula od svojich rovesníc, zamest­naných v takej robote, do akej aj ona bola zapriahnutá. Nemohla si ukojiť zvedavosť, lebo medzi ne sotva kedy prišla stará robotníčka. Ale čo by tam h</text:span></text:span><text:span text:style-name="CharStyle17"><text:span text:style-name="T24">ľ</text:span></text:span><text:span text:style-name="CharStyle17"><text:span text:style-name="T21">adala, ve</text:span></text:span><text:span text:style-name="CharStyle17"><text:span text:style-name="T24">ď</text:span></text:span><text:span text:style-name="CharStyle17"><text:span text:style-name="T21"> staré včely majú celkom iné starosti, ako chovať plod a starať sa o domácnosť. Ony len prinášajú drahé plody prírody do ú</text:span></text:span><text:span text:style-name="CharStyle17"><text:span text:style-name="T24">ľ</text:span></text:span><text:span text:style-name="CharStyle17"><text:span text:style-name="T21">a a o iné sa nestarajú.</text:span></text:span></text:p>
        <text:p text:style-name="P15"><text:span text:style-name="CharStyle17"><text:span text:style-name="T21">Ela patrila tiež do triedy starších a preto prevažnú časť dňa prežila mimo ú</text:span></text:span><text:span text:style-name="CharStyle17"><text:span text:style-name="T24">ľ</text:span></text:span><text:span text:style-name="CharStyle17"><text:span text:style-name="T21">a. Konala úlohu poslíka lásky kvetinkám, ktoré sa jej odmeňovaly božským nápojom, nektárom. Preto Jucka márne čakala svoju tetu.</text:span></text:span></text:p>
        <text:p text:style-name="P6"><text:span text:style-name="CharStyle19"><text:span text:style-name="T21"/></text:span></text:p>
        <text:p text:style-name="P3"><text:span text:style-name="CharStyle4"><text:span text:style-name="T21">Jucka v službách kráľovnej.</text:span></text:span></text:p>
        <text:p text:style-name="P15"><text:span text:style-name="CharStyle17"><text:span text:style-name="T21"/></text:span></text:p>
        <text:p text:style-name="P21"><text:span text:style-name="CharStyle17"><text:span text:style-name="T21">Ela, vystrojená vyletieť do p</text:span></text:span><text:span text:style-name="CharStyle17"><text:span text:style-name="T5">oľ</text:span></text:span><text:span text:style-name="CharStyle17"><text:span text:style-name="T21">a, zistila na doske letáča, že oblo­ha je zatiahnutá hustým závojom mračien. Ľutovala, že nemôže preletovať po kvietkoch a byť sprostredkovateľkou ich vzájomných odkazov. Vrátila sa preto do ú</text:span></text:span><text:span text:style-name="CharStyle17"><text:span text:style-name="T5">ľ</text:span></text:span><text:span text:style-name="CharStyle17"><text:span text:style-name="T21">a. Na zpiatočnej ceste si spomenula na Jucku. Zatúžila za ňou; i rozhodla sa, že ju navštívi, ve</text:span></text:span><text:span text:style-name="CharStyle17"><text:span text:style-name="T24">ď</text:span></text:span><text:span text:style-name="CharStyle17"><text:span text:style-name="T21"> i tak nemá nič na práci.</text:span></text:span></text:p>
        <text:p text:style-name="P15"><text:span text:style-name="CharStyle17"><text:span text:style-name="T21">Cesta ju viedla priamo do uličky, v ktorej bola Jucka zamest­naná ošetrovaním plodu. Zastihla ju práve pri miešaní kašičky. Jucka, v milom prekvapení, nemala ani času oblízať si jazýček od lepkavej ka­šičky, ktorú práve dávala jednému zo svojich ošetrovancov. Priskočila k tete a na privítanie pohladila ju tykadlami.</text:span></text:span></text:p>
        <text:p text:style-name="P15"><text:span text:style-name="CharStyle17"><text:span text:style-name="T21">„Radujem sa, že vás</text:span></text:span><text:span text:style-name="CharStyle17"><text:span text:style-name="T1"> </text:span></text:span><text:span text:style-name="CharStyle17"><text:span text:style-name="T21">zase vidím, teta, bolo mi ve</text:span></text:span><text:span text:style-name="CharStyle17"><text:span text:style-name="T5">ľ</text:span></text:span><text:span text:style-name="CharStyle17"><text:span text:style-name="T21">mi clivo bez vás.“</text:span></text:span></text:p>
        <text:p text:style-name="P15"><text:span text:style-name="CharStyle17"><text:span text:style-name="T21">„</text:span></text:span><text:span text:style-name="CharStyle17"><text:span text:style-name="T1">I</text:span></text:span><text:span text:style-name="CharStyle17"><text:span text:style-name="T21"> ja som myslela na teba, milá Jucka, ale uznáš, že my lietavky musíme využiť </text:span></text:span><text:soft-page-break/><text:span text:style-name="CharStyle17"><text:span text:style-name="T21">každú minútu príhodného času k návšteve našich sestričiek, pripútaných k zemi. Dnes leje, ako by sa z vreca cedilo, nemôžem ísť von, preto som prišla za tebou, aby sme si urobily malý výlet po našej ríši.“</text:span></text:span></text:p>
        <text:p text:style-name="P15"><text:span text:style-name="CharStyle17"><text:span text:style-name="T21">„Rada pôjdem,“ vykríkla uradostená Jucka, „len dám papať nie­koľkým tým škreklúnom.“</text:span></text:span></text:p>
        <text:p text:style-name="P15"><text:span text:style-name="CharStyle17"><text:span text:style-name="T21">Ke</text:span></text:span><text:span text:style-name="CharStyle17"><text:span text:style-name="T40">ď</text:span></text:span><text:span text:style-name="CharStyle17"><text:span text:style-name="T21"> sa po ukončení práce vrátila, hovorí tete: „Chcela by som vidieť našu milú kráľovnú. Počula som od kamarátiek, že je tu neďale­ko nás so sprievodom.“</text:span></text:span></text:p>
        <text:p text:style-name="P15"><text:span text:style-name="CharStyle17"><text:span text:style-name="T21">Predstavovala si ju, ako sedí na zlatom, diamantami ozdobenom tróne, s ligotavou korunkou na hlave, zpod ktorej žiaria prísne, ale do­brotivé oči, spravujúce ich veľký štát.</text:span></text:span></text:p>
        <text:p text:style-name="P15"><text:span text:style-name="CharStyle17"><text:span text:style-name="T21">Po ceste videla na všetkých stranách tisíce kolísiek plodu, ktorý neochabujúcou usilovnosťou ošetrovaly mladušky. Vidiac veľký počet plodu, prišlo jej na um, že ke</text:span></text:span><text:span text:style-name="CharStyle17"><text:span text:style-name="T24">ď</text:span></text:span><text:span text:style-name="CharStyle17"><text:span text:style-name="T21"> sa ten vyliahne, bude im tesno v úli, ve</text:span></text:span><text:span text:style-name="CharStyle17"><text:span text:style-name="T40">ď</text:span></text:span><text:span text:style-name="CharStyle17"><text:span text:style-name="T21"> je už i teraz dosť zaplnený.</text:span></text:span></text:p>
        <text:p text:style-name="P15"><text:span text:style-name="CharStyle17"><text:span text:style-name="T21">„Teta, ke</text:span></text:span><text:span text:style-name="CharStyle17"><text:span text:style-name="T24">ď</text:span></text:span><text:span text:style-name="CharStyle17"><text:span text:style-name="T21"> sa budeme takto rozmnožovať, tak sa podusíme,“ ozvala sa Jucka po dlhšej prestávke.</text:span></text:span></text:p>
        <text:p text:style-name="P15"><text:span text:style-name="CharStyle17"><text:span text:style-name="T21">„Toho sa neboj,“ odpovedala jej teta. „Náš život je krátky, sotva ktorá dožijeme sa šesť týždňov veku. Zodierame sa robotou, nepohoda, krupobitie, studené vetry riedia naše rady a okrem toho máme ve</text:span></text:span><text:span text:style-name="CharStyle17"><text:span text:style-name="T24">ľ</text:span></text:span><text:span text:style-name="CharStyle17"><text:span text:style-name="T21">mi mnoho nepriate</text:span></text:span><text:span text:style-name="CharStyle17"><text:span text:style-name="T24">ľ</text:span></text:span><text:span text:style-name="CharStyle17"><text:span text:style-name="T21">ov, ktorí vyhasínajú naše životy, len čo prvý raz vyjde­me z ú</text:span></text:span><text:span text:style-name="CharStyle17"><text:span text:style-name="T5">ľ</text:span></text:span><text:span text:style-name="CharStyle17"><text:span text:style-name="T21">a. Ak by nás nezastihla nijaká nehoda a st</text:span></text:span><text:span text:style-name="CharStyle17"><text:span text:style-name="T5">a</text:span></text:span><text:span text:style-name="CharStyle17"><text:span text:style-name="T21">ly sme sa silnými, že by sme si pri robote za</text:span></text:span><text:span text:style-name="CharStyle17"><text:span text:style-name="T24">v</text:span></text:span><text:span text:style-name="CharStyle17"><text:span text:style-name="T21">adzaly, potom polovica z nás odíde si h</text:span></text:span><text:span text:style-name="CharStyle17"><text:span text:style-name="T5">ľ</text:span></text:span><text:span text:style-name="CharStyle17"><text:span text:style-name="T21">adať nový domov, vyrojíme sa.“</text:span></text:span></text:p>
        <text:p text:style-name="P15"><text:span text:style-name="CharStyle17"><text:span text:style-name="T21">Jucku znepokojovaly tetine slová o vyrojení. Premýš</text:span></text:span><text:span text:style-name="CharStyle17"><text:span text:style-name="T24">ľ</text:span></text:span><text:span text:style-name="CharStyle17"><text:span text:style-name="T21">ala o tom, ktorá polovica musí ísť do neistoty, či bude medzi nimi teta, alebo ona...</text:span></text:span></text:p>
        <text:p text:style-name="P15"><text:span text:style-name="CharStyle17"><text:span text:style-name="T21">Osud roja nemohol ju dlho zamestnávať, lebo práve vkročily do uličky, v ktorej mala byť krá</text:span></text:span><text:span text:style-name="CharStyle17"><text:span text:style-name="T5">ľ</text:span></text:span><text:span text:style-name="CharStyle17"><text:span text:style-name="T21">ovná. Všetku svoju pozornosť venovala teraz len okoliu, aby uvidela čím skorej tú, ktorá opanovala všetky jej city a o ktorej už počula tak mnoho od svojich rovesníc. Ale ani v tejto uličke nezbadala nič zvláštneh</text:span></text:span><text:span text:style-name="CharStyle17"><text:span text:style-name="T1">o</text:span></text:span><text:span text:style-name="CharStyle17"><text:span text:style-name="T21">; i tu pracovaly kojničky tak usilovno ako v iných. Nápadné jej bolo len to, že v bunkách tejto uličky bolo mno­ho va</text:span></text:span><text:span text:style-name="CharStyle17"><text:span text:style-name="T1">jíč</text:span></text:span><text:span text:style-name="CharStyle17"><text:span text:style-name="T21">ek kolmo stojacich na dnách buniek, boly to všetko </text:span></text:span><text:span text:style-name="CharStyle17"><text:span text:style-name="T24">č</text:span></text:span><text:span text:style-name="CharStyle17"><text:span text:style-name="T21">erstvo snesené vajíčka.</text:span></text:span></text:p>
        <text:p text:style-name="P15"><text:span text:style-name="CharStyle17"><text:span text:style-name="T21">Darmo pozerala na všetky strany, aby zazrela lesk a pompu, ktorá obklopuje krá</text:span></text:span><text:span text:style-name="CharStyle17"><text:span text:style-name="T24">ľ</text:span></text:span><text:span text:style-name="CharStyle17"><text:span text:style-name="T21">ovnú. Pretože nevidela nič takého, myslela si, že už azda prešla do susednej uličky. Nedočkavosťou popudzovaná, zrýchlila svoje kroky. Teta ju však náhle </text:span></text:span><text:soft-page-break/><text:span text:style-name="CharStyle17"><text:span text:style-name="T21">zastavila, ukazujúc na druhú stranu uličky, tichým hlasom jej hovorí:</text:span></text:span></text:p>
        <text:p text:style-name="P15"><text:span text:style-name="CharStyle17"><text:span text:style-name="T21">„Tam, h</text:span></text:span><text:span text:style-name="CharStyle17"><text:span text:style-name="T5">ľ</text:span></text:span><text:span text:style-name="CharStyle17"><text:span text:style-name="T21">a, je naša mamička.“</text:span></text:span></text:p>
        <text:p text:style-name="P15"><text:span text:style-name="CharStyle17"><text:span text:style-name="T21">Jucka v prvom prekvapení myslela, že jej ukazuje krá</text:span></text:span><text:span text:style-name="CharStyle17"><text:span text:style-name="T24">ľ</text:span></text:span><text:span text:style-name="CharStyle17"><text:span text:style-name="T21">ovnú, ale ke</text:span></text:span><text:span text:style-name="CharStyle17"><text:span text:style-name="T24">ď</text:span></text:span><text:span text:style-name="CharStyle17"><text:span text:style-name="T21"> nevidela ani zlatý trón, ani koruny, uspokojila sa, že vidí mamičku, o ktorej doteraz ešte nič nepočula. Vyprávaly jej v rozprávkach len o kráľovnej. Ona tým rozprávkam pevne verila, mysliac, že sú pravdivé.</text:span></text:span></text:p>
        <text:p text:style-name="P15"><text:span text:style-name="CharStyle17"><text:span text:style-name="T21">„A kdeže je krá</text:span></text:span><text:span text:style-name="CharStyle17"><text:span text:style-name="T5">ľ</text:span></text:span><text:span text:style-name="CharStyle17"><text:span text:style-name="T21">ovná?“ opytuje sa nesmelo.</text:span></text:span></text:p>
        <text:p text:style-name="P15"><text:span text:style-name="CharStyle17"><text:span text:style-name="T21">„My žiadnu krá</text:span></text:span><text:span text:style-name="CharStyle17"><text:span text:style-name="T24">ľ</text:span></text:span><text:span text:style-name="CharStyle17"><text:span text:style-name="T21">ovnú nemáme,“ odpovedala jej teta, „to len de­ťom sa rozprávajú o nej bájky.</text:span></text:span><text:span text:style-name="CharStyle17"><text:span text:style-name="T1">“</text:span></text:span></text:p>
        <text:p text:style-name="P15"><text:span text:style-name="CharStyle17"><text:span text:style-name="T21">Juckino sklamanie bolo ve</text:span></text:span><text:span text:style-name="CharStyle17"><text:span text:style-name="T24">ľ</text:span></text:span><text:span text:style-name="CharStyle17"><text:span text:style-name="T21">ké. Hnevala sa, že už v útlom veku živily jej ducha klamstvami. Miesto toho, aby ju boly poučovaly skutoč­nými vedomosťami, počúvala hlúpe rozprávky o bosorkách a podobných dušu otravujúcich nesmysloch.</text:span></text:span></text:p>
        <text:p text:style-name="P15"><text:span text:style-name="CharStyle17"><text:span text:style-name="T21">Pozerá na matku a premýš</text:span></text:span><text:span text:style-name="CharStyle17"><text:span text:style-name="T24">ľ</text:span></text:span><text:span text:style-name="CharStyle17"><text:span text:style-name="T21">a... Kto nám rozkazuje, kto nás vedie, ke</text:span></text:span><text:span text:style-name="CharStyle17"><text:span text:style-name="T24">ď</text:span></text:span><text:span text:style-name="CharStyle17"><text:span text:style-name="T21"> nemáme krá</text:span></text:span><text:span text:style-name="CharStyle17"><text:span text:style-name="T24">ľ</text:span></text:span><text:span text:style-name="CharStyle17"><text:span text:style-name="T21">ovnej, nemáme velite</text:span></text:span><text:span text:style-name="CharStyle17"><text:span text:style-name="T5">ľ</text:span></text:span><text:span text:style-name="CharStyle17"><text:span text:style-name="T21">a...</text:span></text:span></text:p>
        <text:p text:style-name="P15"><text:span text:style-name="CharStyle17"><text:span text:style-name="T21">Ela vycítila Juckine myšlienky a odpovedala na otázky, ktorými sa ona zaoberala len v duchu.</text:span></text:span></text:p>
        <text:p text:style-name="P15"><text:span text:style-name="CharStyle17"><text:span text:style-name="T21">„U nás panuje duch celého nášho tela. Všetky sme, i ty Jucka si, krá</text:span></text:span><text:span text:style-name="CharStyle17"><text:span text:style-name="T24">ľ</text:span></text:span><text:span text:style-name="CharStyle17"><text:span text:style-name="T21">ovnou, lebo to sa u nás koná, čo ty, ja a my všetky chceme, čo prospieva nám všetkým. My práve preto nepotrebujeme zvláštneho vládcu, lebo bez rozdielu všetky plníme svoje povinnosti, ktoré vyžaduje od nás naše na státisíce rozdrobené telo, tvoriace jednotný celok. Tak ako každá bunka iného tvora vykonáva svoju prácu v prospech tela, ktorého je súčiastkou, tak konáme i my svoje práce v prospech našej rodiny, nášho tela.“</text:span></text:span></text:p>
        <text:p text:style-name="P15"><text:span text:style-name="CharStyle17"><text:span text:style-name="T21">Jucka pochopila </text:span></text:span><text:span text:style-name="CharStyle17"><text:span text:style-name="T1">t</text:span></text:span><text:span text:style-name="CharStyle17"><text:span text:style-name="T21">etine slová a tešila sa, že ich život je tak vzorne usporiadaný, že nepotrebujú žiadne oslňujúce osobnosti na vedenie svojich životných záujmov.</text:span></text:span></text:p>
        <text:p text:style-name="P15"><text:span text:style-name="CharStyle17"><text:span text:style-name="T21">Jucka sa znovu zah</text:span></text:span><text:span text:style-name="CharStyle17"><text:span text:style-name="T5">ľ</text:span></text:span><text:span text:style-name="CharStyle17"><text:span text:style-name="T21">adela na matku a opýtala sa tet</text:span></text:span><text:span text:style-name="CharStyle17"><text:span text:style-name="T1">y</text:span></text:span><text:span text:style-name="CharStyle17"><text:span text:style-name="T21">:</text:span></text:span></text:p>
        <text:p text:style-name="P15"><text:span text:style-name="CharStyle17"><text:span text:style-name="T21">„A prečo ju všetky voláme matkou?“</text:span></text:span></text:p>
        <text:p text:style-name="P15"><text:span text:style-name="CharStyle17"><text:span text:style-name="T21">„Lebo ona nás všetky prináša na svet v podobe malého vajíčka,“ odpovedala Ela.</text:span></text:span></text:p>
        <text:p text:style-name="P15"><text:span text:style-name="CharStyle17"><text:span text:style-name="T21">„Nuž a všetky vajíčka snáša len ona, ve</text:span></text:span><text:span text:style-name="CharStyle17"><text:span text:style-name="T40">ď</text:span></text:span><text:span text:style-name="CharStyle17"><text:span text:style-name="T21"> je ich ve</text:span></text:span><text:span text:style-name="CharStyle17"><text:span text:style-name="T5">ľ</text:span></text:span><text:span text:style-name="CharStyle17"><text:span text:style-name="T21">mi mnoho?“ pýta sa </text:span></text:span><text:span text:style-name="CharStyle17"><text:span text:style-name="T24">ď</text:span></text:span><text:span text:style-name="CharStyle17"><text:span text:style-name="T21">alej Jucka.</text:span></text:span></text:p>
        <text:p text:style-name="P15"><text:span text:style-name="CharStyle17"><text:span text:style-name="T21">„Áno, všetky. Nakladá ich vo dne i v noci. Odpočíva len chví</text:span></text:span><text:span text:style-name="CharStyle17"><text:span text:style-name="T5">ľ</text:span></text:span><text:span text:style-name="CharStyle17"><text:span text:style-name="T21">očkami, ke</text:span></text:span><text:span text:style-name="CharStyle17"><text:span text:style-name="T24">ď</text:span></text:span><text:span text:style-name="CharStyle17"><text:span text:style-name="T21"> je celkom vysilená. Po 10 až 15 minútovom spánku zas sa púšťa do roboty </text:span></text:span><text:span text:style-name="CharStyle17"><text:span text:style-name="T1">a</text:span></text:span><text:span text:style-name="CharStyle17"><text:span text:style-name="T21"> takto to robí neprest</text:span></text:span><text:span text:style-name="CharStyle17"><text:span text:style-name="T1">ajn</text:span></text:span><text:span text:style-name="CharStyle17"><text:span text:style-name="T21">e cez celý ži­vot, za tri roky. Za deň nanesie až 1500 vajíčok a tie </text:span></text:span><text:soft-page-break/><text:span text:style-name="CharStyle17"><text:span text:style-name="T21">majú ta­kú váhu, že </text:span></text:span><text:span text:style-name="CharStyle17"><text:span text:style-name="T1">ju</text:span></text:span><text:span text:style-name="CharStyle17"><text:span text:style-name="T21"> prevá­žia jeden a polkrát. Takýto výkon práce z nás ani jedna nemôže dokázať.“</text:span></text:span></text:p>
        <text:p text:style-name="P15"><text:span text:style-name="CharStyle17"><text:span text:style-name="T21">„Tak teda ona pracuje z nás najviac,“ hovorí Jucka, „ona je vlastne otrokom nás všetkých, ve</text:span></text:span><text:span text:style-name="CharStyle17"><text:span text:style-name="T24">ď</text:span></text:span><text:span text:style-name="CharStyle17"><text:span text:style-name="T21"> nemá času ani poihrať sa s lúčami slnka, ako to my robievame.“</text:span></text:span></text:p>
        <text:p text:style-name="P4"><text:span text:style-name="CharStyle17"><text:span text:style-name="T21">Jucka nesmierne </text:span></text:span><text:span text:style-name="CharStyle17"><text:span text:style-name="T24">ľ</text:span></text:span><text:span text:style-name="CharStyle17"><text:span text:style-name="T1">u</text:span></text:span><text:span text:style-name="CharStyle17"><text:span text:style-name="T21">tovala úbohú matku za túto sebažertvujúcu obeť a nekonečná v</text:span></text:span><text:span text:style-name="CharStyle17"><text:span text:style-name="T24">ď</text:span></text:span><text:span text:style-name="CharStyle17"><text:span text:style-name="T21">ačnosť spojená s úprimnou láskou sa uhostila v </text:span></text:span><text:span text:style-name="CharStyle17"><text:span text:style-name="T1">j</text:span></text:span><text:span text:style-name="CharStyle17"><text:span text:style-name="T21">ej dobrom srdiečku. Vzdychla si: „Áno, naša drahá mamička</text:span></text:span><text:span text:style-name="CharStyle11"><text:span text:style-name="T21"> </text:span></text:span><text:span text:style-name="CharStyle17"><text:span text:style-name="T21">je skutočnou krá</text:span></text:span><text:span text:style-name="CharStyle17"><text:span text:style-name="T5">ľ</text:span></text:span><text:span text:style-name="CharStyle17"><text:span text:style-name="T21">ovnou, korunovanou dobrými skutkami a nekonečným radom odriekania v prospech svojich detí.“</text:span></text:span></text:p>
        <text:p text:style-name="P15"><text:span text:style-name="CharStyle17"><text:span text:style-name="T21">„Je ona skutočne naším najdrahším klenotom,“ potvrdzuje Ela, „a preto preukazujeme jej všetky bez výnimky neobmedzenú prítulnosť a oddanosť. Staráme sa o ňu, ona dostáva i v najväčšej biede posledné zbytky pokrmu a preto je ona posledná, ktorá podlieha smrti hladom.“</text:span></text:span></text:p>
        <text:p text:style-name="P15"><text:span text:style-name="CharStyle17"><text:span text:style-name="T21">„Vidíš ten dvor včeličiek, ktorý ju obklopuje?“</text:span></text:span></text:p>
        <text:p text:style-name="P15"><text:span text:style-name="CharStyle17"><text:span text:style-name="T21">„Vidím,“ odpovedá Jucka a zah</text:span></text:span><text:span text:style-name="CharStyle17"><text:span text:style-name="T24">ľ</text:span></text:span><text:span text:style-name="CharStyle17"><text:span text:style-name="T21">adela sa na kruh včeličiek, kto­ré hlavičkami obrátené k matke, tvorily jej sprievod. Obklúčiac ju, pôsobily dojmom, ako jej telesná stráž.</text:span></text:span></text:p>
        <text:p text:style-name="P15"><text:span text:style-name="CharStyle17"><text:span text:style-name="T21">Včielky, ktoré tvoria kruh sprievodu od hlavy matky, vystrkujú sosáčiky a ve</text:span></text:span><text:span text:style-name="CharStyle17"><text:span text:style-name="T24">ľ</text:span></text:span><text:span text:style-name="CharStyle17"><text:span text:style-name="T21">mi často ju prikrmujú, a tie, čo tvoria sprievod s bokov a od zadu, pohladkávajú ju tykadlami, čo sa vidí, ako by ju prosily, aby im nakládla čím viac vajíčok.</text:span></text:span></text:p>
        <text:p text:style-name="P15"><text:span text:style-name="CharStyle17"><text:span text:style-name="T21">Jucka cítila, že ve</text:span></text:span><text:span text:style-name="CharStyle17"><text:span text:style-name="T5">ľ</text:span></text:span><text:span text:style-name="CharStyle17"><text:span text:style-name="T21">mi miluje svoju mamičku a bola by najšťastlivejším tvorom, keby sa mohla dostať do jej služieb a bola pri nej, ako tie, ktoré ju obsluhujú. Ustrašeným a zároveň nádejeplným zrakom po­zerá na tetu, od nej čaká posilu na splnenie svojej túžby.</text:span></text:span></text:p>
        <text:p text:style-name="P15"><text:span text:style-name="CharStyle17"><text:span text:style-name="T21">„Tetuška,“ ozvala sa tras</text:span></text:span><text:span text:style-name="CharStyle17"><text:span text:style-name="T5">ľ</text:span></text:span><text:span text:style-name="CharStyle17"><text:span text:style-name="T21">avým hlasom, „mohla by som sa dostať do služieb našej drahej mamičky?“</text:span></text:span></text:p>
        <text:p text:style-name="P15"><text:span text:style-name="CharStyle17"><text:span text:style-name="T21">Ela spozorovala už prv, čo sa odohráva v Juckinej duši a práve jej chcela poradiť, aby vstúpila do sprievodu, ale Jucka ju svojou otáz­kou predbehla.</text:span></text:span></text:p>
        <text:p text:style-name="P15"><text:span text:style-name="CharStyle17"><text:span text:style-name="T21">„Pravdaže sa môžeš dostať, ve</text:span></text:span><text:span text:style-name="CharStyle17"><text:span text:style-name="T24">ď</text:span></text:span><text:span text:style-name="CharStyle17"><text:span text:style-name="T21"> práve si v tom veku, ke</text:span></text:span><text:span text:style-name="CharStyle17"><text:span text:style-name="T24">ď</text:span></text:span><text:span text:style-name="CharStyle17"><text:span text:style-name="T21"> máš najviac mliečka a môžeš sa v sprievode matky dobre uplatniť. Postav sa len do kruhu dvora. Vidíš, ako sa zamieňajú hostite</text:span></text:span><text:span text:style-name="CharStyle17"><text:span text:style-name="T24">ľ</text:span></text:span><text:span text:style-name="CharStyle17"><text:span text:style-name="T21">ky? Tá, ktorá vy­kŕmi mliečko, prepúšťa svoje miesto druhej a tak uvo</text:span></text:span><text:span text:style-name="CharStyle17"><text:span text:style-name="T24">ľ</text:span></text:span><text:span text:style-name="CharStyle17"><text:span text:style-name="T21">nia miesto aj te­be. Len ty chod</text:span></text:span><text:span text:style-name="CharStyle17"><text:span text:style-name="T24">ď</text:span></text:span><text:span text:style-name="CharStyle17"><text:span text:style-name="T21"> i mamička bude mať z teba radosť,“ posme</text:span></text:span><text:span text:style-name="CharStyle17"><text:span text:style-name="T24">ľ</text:span></text:span><text:span text:style-name="CharStyle17"><text:span text:style-name="T21">ovala ju teta.</text:span></text:span></text:p>
        <text:p text:style-name="P15"><text:span text:style-name="CharStyle17"><text:span text:style-name="T21">Skromná a ostýchavá Jucka odhodlala sa pod</text:span></text:span><text:span text:style-name="CharStyle17"><text:span text:style-name="T5">ľa</text:span></text:span><text:span text:style-name="CharStyle17"><text:span text:style-name="T21"> tetinej rady za­miešať sa do </text:span></text:span><text:soft-page-break/><text:span text:style-name="CharStyle17"><text:span text:style-name="T21">sprievodu. Odobrala sa od tety a chvejúc sa úzkosťou, vstúpila do kruhu.</text:span></text:span></text:p>
        <text:p text:style-name="P15"><text:span text:style-name="CharStyle17"><text:span text:style-name="T21">Hne</text:span></text:span><text:span text:style-name="CharStyle17"><text:span text:style-name="T24">ď</text:span></text:span><text:span text:style-name="CharStyle17"><text:span text:style-name="T21">, ako pristúpila do radu sprievodu, ustúpila jej tá, čo prá­ve prikrmovala matku. Takto bez čakania prišla na rad. Vedomie, že sa môže dotknúť a konať službu zbožňovanej matke, že jej tým môže pre­ukázať svoju nekonečnú lásku a oddanosť, ju tak rozrušovalo, že sa chvela na celom tele, takže nemohla vyrovnať sosáčik, aby uhostila matičku. V zúfalej nemohúcnosti jej oči, žiariace nekonečným šťastím, zalialy sa slzami.</text:span></text:span></text:p>
        <text:p text:style-name="P15"><text:span text:style-name="CharStyle17"><text:span text:style-name="T21">Matka vidiac jej zmätok, posmelila ju láskavým poh</text:span></text:span><text:span text:style-name="CharStyle17"><text:span text:style-name="T5">ľ</text:span></text:span><text:span text:style-name="CharStyle17"><text:span text:style-name="T21">adom a vy­strčila sosáčik, aby prijala pokrm. Milý poh</text:span></text:span><text:span text:style-name="CharStyle17"><text:span text:style-name="T24">ľ</text:span></text:span><text:span text:style-name="CharStyle17"><text:span text:style-name="T21">ad matky dodal Jucke od­vahy. Podarilo sa jej vyrovnať jazýček, spojila ho s jazýčkom matky a odovzdala jej všetko mliečko, ktoré mala v ústach nashromaždené.</text:span></text:span></text:p>
        <text:p text:style-name="P15"><text:span text:style-name="CharStyle17"><text:span text:style-name="T21">Ke</text:span></text:span><text:span text:style-name="CharStyle17"><text:span text:style-name="T24">ď</text:span></text:span><text:span text:style-name="CharStyle17"><text:span text:style-name="T21"> prepúšťala svoje miesto inej, srdce jej plesalo radosťou a ke­by sa to nebolo protivilo slušnosti, hne</text:span></text:span><text:span text:style-name="CharStyle17"><text:span text:style-name="T24">ď</text:span></text:span><text:span text:style-name="CharStyle17"><text:span text:style-name="T21"> by sa bola rozbehla za svojimi kamarátkami, aby sa im pochválila, akej cti sa jej dostalo. Ostala však pri matke nielen zo slušnosti, ale najmä preto, že ju mala ve</text:span></text:span><text:span text:style-name="CharStyle17"><text:span text:style-name="T24">ľ</text:span></text:span><text:span text:style-name="CharStyle17"><text:span text:style-name="T21">mi rada a v matkinej blízkosti bola ve</text:span></text:span><text:span text:style-name="CharStyle17"><text:span text:style-name="T24">ľ</text:span></text:span><text:span text:style-name="CharStyle17"><text:span text:style-name="T21">mi šťastná. Postavila sa medzi tie, ktoré sprevádzaly matku od bokov a bola rada, ke</text:span></text:span><text:span text:style-name="CharStyle17"><text:span text:style-name="T24">ď</text:span></text:span><text:span text:style-name="CharStyle17"><text:span text:style-name="T21"> sa jej mohla dotknúť ty­kadlami.</text:span></text:span></text:p>
        <text:p text:style-name="P15"><text:span text:style-name="CharStyle17"><text:span text:style-name="T21">Obdivovala dôslednú a presnú prácu matky. Prv sa pozrie, či je bunka, do ktorej chce sniesť vajíčko prázdna a čistá. Potom potiahne svoje telo trocha dopredu tak, aby koniec zadočka došiel nad bunku, do ktorej chce položiť vajíčko. Posunie potom telo vzad tak, že bruško vopchá do bunky, do ktorej pustí po žihadle vajíčko presne do prostriedka dna bunky. Aby vajíčko stálo pevne, spúšťa zároveň s ním trochu jedu, ktorý obsahuje v sebe lepiacu látku a tou prilep</text:span></text:span><text:span text:style-name="CharStyle17"><text:span text:style-name="T1">uje </text:span></text:span><text:span text:style-name="CharStyle17"><text:span text:style-name="T21">vajíčko.</text:span></text:span></text:p>
        <text:p text:style-name="P15"><text:span text:style-name="CharStyle17"><text:span text:style-name="T21">Túto jednotvárnu robotu vykonáva matka ako stroj po celý život, tri a nieke­dy až päť rokov.</text:span></text:span></text:p>
        <text:p text:style-name="P15"><text:span text:style-name="CharStyle17"><text:span text:style-name="T21">„Úbohá matka,“ vzdychla si Jucka, „o ko</text:span></text:span><text:span text:style-name="CharStyle17"><text:span text:style-name="T24">ľ</text:span></text:span><text:span text:style-name="CharStyle17"><text:span text:style-name="T21">ko veselší je náš život. Zamieňame si prácu a veselo obletujeme kvety, ktoré dychtivo čakajú na naše návštevy.“</text:span></text:span></text:p>
        <text:p text:style-name="P15"><text:span text:style-name="CharStyle17"><text:span text:style-name="T21">Celý sprievod, ako na nejaký tajný povel, ťahal sa ku kraju plásta, k ve</text:span></text:span><text:span text:style-name="CharStyle17"><text:span text:style-name="T25">ľ</text:span></text:span><text:span text:style-name="CharStyle17"><text:span text:style-name="T1">k</text:span></text:span><text:span text:style-name="CharStyle17"><text:span text:style-name="T21">ým, trúdovým kolískam. Sprievod nebol na tom­to rozhodnutí ushovorený, prišlo to, ako samo-sebou sa rozumiace. Duch celku to bol, <text:s/>viedla sprievod k tým bunkám, z ktorých sa </text:span></text:span><text:span text:style-name="CharStyle17"><text:span text:style-name="T25">l</text:span></text:span><text:span text:style-name="CharStyle17"><text:span text:style-name="T21">iahnu trúdy.</text:span></text:span></text:p>
        <text:p text:style-name="P15"><text:span text:style-name="CharStyle17"><text:span text:style-name="T21">Jucka sa presvedčila, že matka slepo, bez všetkého odporu plní vô</text:span></text:span><text:span text:style-name="CharStyle17"><text:span text:style-name="T25">ľ</text:span></text:span><text:span text:style-name="CharStyle17"><text:span text:style-name="T21">u sprievodu, ovládaného duchom celku a uznávala tetine slová, že mamička je vlastne otrokom </text:span></text:span><text:soft-page-break/><text:span text:style-name="CharStyle17"><text:span text:style-name="T21">svojich detí.</text:span></text:span></text:p>
        <text:p text:style-name="P15"><text:span text:style-name="CharStyle17"><text:span text:style-name="T21">Na kraji plásta, pri trúdových bunkách zbadala Jucka okrúhly zá­klad nejakej stavby, ktorá, z p</text:span></text:span><text:span text:style-name="CharStyle17"><text:span text:style-name="T6">r</text:span></text:span><text:span text:style-name="CharStyle17"><text:span text:style-name="T21">í</text:span></text:span><text:span text:style-name="CharStyle17"><text:span text:style-name="T1">č</text:span></text:span><text:span text:style-name="CharStyle17"><text:span text:style-name="T21">in jej neznámych, nebola dohotovená. Aby ukojila svoju zvedavosť, oslovila jednu robotníčku, ktorá práve oko­lo týchto základov bola zamestnaná čistením buniek.</text:span></text:span></text:p>
        <text:p text:style-name="P15"><text:span text:style-name="CharStyle17"><text:span text:style-name="T21">„Čo sa vlastne bude stavať na týchto základoch, sestrička?“</text:span></text:span></text:p>
        <text:p text:style-name="P15"><text:span text:style-name="CharStyle17"><text:span text:style-name="T21">„Sú to základy ve</text:span></text:span><text:span text:style-name="CharStyle17"><text:span text:style-name="T25">ľ</text:span></text:span><text:span text:style-name="CharStyle17"><text:span text:style-name="T21">kých buniek pre budúce matky. Ľudia im ho­voria, že sú to matečníky,“ odpovedala jej robotníčka.</text:span></text:span></text:p>
        <text:p text:style-name="P15"><text:span text:style-name="CharStyle17"><text:span text:style-name="T21">„Škoda, že nie sú dohotovené, mohla by nám mamička vložiť do jednej z nich vajíčko a mal</text:span></text:span><text:span text:style-name="CharStyle17"><text:span text:style-name="T6">y</text:span></text:span><text:span text:style-name="CharStyle17"><text:span text:style-name="T21"> by sme dve matky,“ rozumkovala Jucka.</text:span></text:span></text:p>
        <text:p text:style-name="P15"><text:span text:style-name="CharStyle17"><text:span text:style-name="T21">„Tie dohotovíme, len ke</text:span></text:span><text:span text:style-name="CharStyle17"><text:span text:style-name="T25">ď</text:span></text:span><text:span text:style-name="CharStyle17"><text:span text:style-name="T21"> nám do mišti­čiek základov položí ma­mička vajíčko. Potom bu­deme naraz stavať zámok i kŕmiť zárodok mladej matky,“ ochotne ju poučovala shovorčivá sestra.</text:span></text:span></text:p>
        <text:p text:style-name="P15"><text:span text:style-name="CharStyle17"><text:span text:style-name="T21">„Ale to musí byť ve</text:span></text:span><text:span text:style-name="CharStyle17"><text:span text:style-name="T25">ľ</text:span></text:span><text:span text:style-name="CharStyle17"><text:span text:style-name="T21">ké vajíčko, ve</text:span></text:span><text:span text:style-name="CharStyle17"><text:span text:style-name="T25">ď</text:span></text:span><text:span text:style-name="CharStyle17"><text:span text:style-name="T21"> matka je tiež skoro trikrát taká ve</text:span></text:span><text:span text:style-name="CharStyle17"><text:span text:style-name="T25">ľ</text:span></text:span><text:span text:style-name="CharStyle17"><text:span text:style-name="T21">ká ako sme my,“ mu­drovala Jucka.</text:span></text:span></text:p>
        <text:p text:style-name="P15"><text:span text:style-name="CharStyle17"><text:span text:style-name="T21">„Mýliš sa sestra,“ odpovedala jej, „naša ma­mička má len dvojaké vajíčka, z jedných sa mô­žu vyliahnuť len včielky, ako sme my a z druhých, zas len trúdy. Matka sa vyliahne z takého vajíč­ka, z akého sa liahneme my.“</text:span></text:span></text:p>
        <text:p text:style-name="P15"><text:span text:style-name="CharStyle17"><text:span text:style-name="T21">„Nuž, akože sa môže z takého obyčajného vajíčka vyliahnuť ve</text:span></text:span><text:span text:style-name="CharStyle17"><text:span text:style-name="T25">ľ</text:span></text:span><text:span text:style-name="CharStyle17"><text:span text:style-name="T21">ká matka?“</text:span></text:span></text:p>
        <text:p text:style-name="P15"><text:span text:style-name="CharStyle17"><text:span text:style-name="T21">„To je v moci mladých včiel, kojičiek.“</text:span></text:span></text:p>
        <text:p text:style-name="P15"><text:span text:style-name="CharStyle17"><text:span text:style-name="T21">„Ako?“ Jucka neporozumela robotníčku.</text:span></text:span></text:p>
        <text:p text:style-name="P15"><text:span text:style-name="CharStyle17"><text:span text:style-name="T21">„Celkom jednoducho,“ znela odpove</text:span></text:span><text:span text:style-name="CharStyle17"><text:span text:style-name="T25">ď</text:span></text:span><text:span text:style-name="CharStyle17"><text:span text:style-name="T21">, „ke</text:span></text:span><text:span text:style-name="CharStyle17"><text:span text:style-name="T25">ď</text:span></text:span><text:span text:style-name="CharStyle17"><text:span text:style-name="T21"> zárodku ženského pohlavia dajú kojičky najlepší pokrm, a dajú ho vždy to</text:span></text:span><text:span text:style-name="CharStyle17"><text:span text:style-name="T25">ľ</text:span></text:span><text:span text:style-name="CharStyle17"><text:span text:style-name="T21">ko, že ostávajú</text:span></text:span><text:span text:style-name="CharStyle19"><text:span text:style-name="T21"> </text:span></text:span><text:span text:style-name="CharStyle17"><text:span text:style-name="T21">mu prebytky, rastie silnejšie a vyvinie sa mu každý ústroj tela dokonale. Pre­to z takého zárodku stáva sa úplne vyvinutá samička, po našom: matka.“</text:span></text:span></text:p>
        <text:p text:style-name="P15"><text:span text:style-name="CharStyle17"><text:span text:style-name="T21">„Rozumiem,“ hovorí Jucka „my sme zakrpatelé a matka je úplne vyvinutá samička.“</text:span></text:span></text:p>
        <text:p text:style-name="P15"><text:span text:style-name="CharStyle17"><text:span text:style-name="T21">Jucka videla, že rozpráva so vzdelanou sestrou a preto vyzve­dá sa </text:span></text:span><text:span text:style-name="CharStyle17"><text:span text:style-name="T25">ď</text:span></text:span><text:span text:style-name="CharStyle17"><text:span text:style-name="T21">alej. Zaujímaly ju vajíčka, ktoré práve matka snášala do ve</text:span></text:span><text:span text:style-name="CharStyle17"><text:span text:style-name="T25">ľ</text:span></text:span><text:span text:style-name="CharStyle17"><text:span text:style-name="T21">kých trúdových buniek.</text:span></text:span></text:p>
        <text:p text:style-name="P15"><text:span text:style-name="CharStyle17"><text:span text:style-name="T21">„Hovoríš, sestra, že naša mamička nosí v sebe len dvojaké vajíčka, samičie a samčie. Akože ona môže vedieť, ktoré z nich práve púšťa do bunky?“</text:span></text:span></text:p>
        <text:p text:style-name="P15"><text:span text:style-name="CharStyle17"><text:span text:style-name="T21">„Stvorite</text:span></text:span><text:span text:style-name="CharStyle17"><text:span text:style-name="T6">ľ</text:span></text:span><text:span text:style-name="CharStyle17"><text:span text:style-name="T21"> vyznamenal našu mamičku tým,“ odpovedá robotníčka, „že môže pod</text:span></text:span><text:span text:style-name="CharStyle17"><text:span text:style-name="T25">ľ</text:span></text:span><text:span text:style-name="CharStyle17"><text:span text:style-name="T21">a </text:span></text:span><text:span text:style-name="CharStyle17"><text:span text:style-name="T25">ľ</text:span></text:span><text:span text:style-name="CharStyle17"><text:span text:style-name="T21">úbosti sniesť vajíčko dievčatka alebo chlapčeka. Všetky zárodky vajíčok sú </text:span></text:span><text:soft-page-break/><text:span text:style-name="CharStyle17"><text:span text:style-name="T21">mužského pohlavia. Ke</text:span></text:span><text:span text:style-name="CharStyle17"><text:span text:style-name="T25">ď</text:span></text:span><text:span text:style-name="CharStyle17"><text:span text:style-name="T21"> matka taký zárodok pri snášaní v svojom brušku oplodní, premení sa na ženský rod. Vyzerá to tak, ako sa hovorí o dúhe, že na jednom konci vypije chlapca a na druhom konci ho vydá ako dievča.“</text:span></text:span></text:p>
        <text:p text:style-name="P15"><text:span text:style-name="CharStyle17"><text:span text:style-name="T21">„A každá matka si m</text:span></text:span><text:span text:style-name="CharStyle17"><text:span text:style-name="T6">ô</text:span></text:span><text:span text:style-name="CharStyle17"><text:span text:style-name="T21">že vyberať v chlapcoch alebo dievčatách?“ — pýta sa Jucka.</text:span></text:span></text:p>
        <text:p text:style-name="P15"><text:span text:style-name="CharStyle17"><text:span text:style-name="T21">„Nie každá, len tá to môže robiť, ktorá je plodná a má v sebe k oplodneniu vajíčok potrebné trúdové semienka.“</text:span></text:span></text:p>
        <text:p text:style-name="P15"><text:span text:style-name="CharStyle17"><text:span text:style-name="T21">„Taká mamička, ktorá nie je oplodnená, nemá semienok a preto snáša len trúdie vajíčka,“ dodáva Jucka, ako na potvrdenie, že poroz­umela vo</text:span></text:span><text:span text:style-name="CharStyle17"><text:span text:style-name="T25">ľ</text:span></text:span><text:span text:style-name="CharStyle17"><text:span text:style-name="T21">nému výberu matky medzi chlapcami a dievčatami.</text:span></text:span></text:p>
        <text:p text:style-name="P15"><text:span text:style-name="CharStyle17"><text:span text:style-name="T21">„Neplodná matka je nešťastím rodiny, lebo nesie so sebou skazu rodu, prináša na svet len darmožráčov trúdov, ktorí si zvykli živiť sa z roboty iných a ke</text:span></text:span><text:span text:style-name="CharStyle17"><text:span text:style-name="T25">ď</text:span></text:span><text:span text:style-name="CharStyle17"><text:span text:style-name="T21"> vymrú v rodine robotnice hynú aj oni hladom, lebo nie sú schopní sami sa vyž</text:span></text:span><text:span text:style-name="CharStyle17"><text:span text:style-name="T1">iv</text:span></text:span><text:span text:style-name="CharStyle17"><text:span text:style-name="T21">iť.“</text:span></text:span></text:p>
        <text:p text:style-name="P15"><text:span text:style-name="CharStyle17"><text:span text:style-name="T21">„Nuž a prečo ich chováme, ke</text:span></text:span><text:span text:style-name="CharStyle17"><text:span text:style-name="T25">ď</text:span></text:span><text:span text:style-name="CharStyle17"><text:span text:style-name="T21"> sú vyžierači nášho rodu?“ — pýta sa Jucka.</text:span></text:span></text:p>
        <text:p text:style-name="P15"><text:span text:style-name="CharStyle17"><text:span text:style-name="T21">„Z tisícich trúdov potrebuje náš rod len jedného, aby oplodnil matku raz na celý jej život. Aby bol výber, chováme ich až márnotratne mnoho,“ — dokončila robotníčka vysvet</text:span></text:span><text:span text:style-name="CharStyle17"><text:span text:style-name="T25">ľ</text:span></text:span><text:span text:style-name="CharStyle17"><text:span text:style-name="T21">ovanie.</text:span></text:span></text:p>
        <text:p text:style-name="P15"><text:span text:style-name="CharStyle17"><text:span text:style-name="T21">Za tých pár dní čo bola Jucka v službách matky, skúsila i naučila sa mnoho. Ľutovala, že musí sa rozlúčiť so sprievodom matky, lebo cítila, že ž</text:span></text:span><text:span text:style-name="CharStyle17"><text:span text:style-name="T25">ľ</text:span></text:span><text:span text:style-name="CharStyle17"><text:span text:style-name="T21">azy, vylučujúce mliečko jej vysýchajú a nemôže už </text:span></text:span><text:span text:style-name="CharStyle17"><text:span text:style-name="T25">ď</text:span></text:span><text:span text:style-name="CharStyle17"><text:span text:style-name="T21">a</text:span></text:span><text:span text:style-name="CharStyle17"><text:span text:style-name="T25">l</text:span></text:span><text:span text:style-name="CharStyle17"><text:span text:style-name="T21">ej službu túto plne zastávať. Uspokojilo ju vedomie, že ke</text:span></text:span><text:span text:style-name="CharStyle17"><text:span text:style-name="T25">ď</text:span></text:span><text:span text:style-name="CharStyle17"><text:span text:style-name="T21"> aj odchádza, pri mamičke ostanú jej sestry, ktoré jednako, ako ona, oddané sú jej nekonečnou láskou.</text:span></text:span></text:p>
        <text:p text:style-name="P6"><text:span text:style-name="CharStyle19"><text:span text:style-name="T21"/></text:span></text:p>
        <text:p text:style-name="P3"><text:span text:style-name="CharStyle4"><text:span text:style-name="T21">Strach má veľké oči.</text:span></text:span></text:p>
        <text:p text:style-name="P15"><text:span text:style-name="CharStyle17"><text:span text:style-name="T21"/></text:span></text:p>
        <text:p text:style-name="P21"><text:span text:style-name="CharStyle17"><text:span text:style-name="T21">Jucka vybrala sa h</text:span></text:span><text:span text:style-name="CharStyle17"><text:span text:style-name="T6">ľ</text:span></text:span><text:span text:style-name="CharStyle17"><text:span text:style-name="T21">adať robotu, ktorá by najlepšie zodpovedala jej vlohám. Cesta ju viedla okolo letáča, cez ktorý predieral sa svieži, teplý vánok, vznášaný na pestrých lúčoch ohnivého slnka.</text:span></text:span></text:p>
        <text:p text:style-name="P15"><text:span text:style-name="CharStyle17"><text:span text:style-name="T21">Za týždeň života mnoho skúsila, jednako ju lúče slnka priviedly do pomykova. Prudké svetlo oslepovalo jej oči, navyknuté na pološero, panujúce v úli.</text:span></text:span></text:p>
        <text:p text:style-name="P15"><text:span text:style-name="CharStyle17"><text:span text:style-name="T21">Podráždená ostrým svetlom a zároveň nepríjemným tlakom v bruš­ku, cítila sa vo ve</text:span></text:span><text:span text:style-name="CharStyle17"><text:span text:style-name="T25">ľ</text:span></text:span><text:span text:style-name="CharStyle17"><text:span text:style-name="T21">mi nepríjemnom položení. Za sedem dní života shromaždilo sa jej v črievkach to</text:span></text:span><text:span text:style-name="CharStyle17"><text:span text:style-name="T25">ľ</text:span></text:span><text:span text:style-name="CharStyle17"><text:span text:style-name="T21">ko nestrávených pozostatkov jedla, že je prinútená oslobodiť sa od nepríjemného </text:span></text:span><text:soft-page-break/><text:span text:style-name="CharStyle17"><text:span text:style-name="T21">tlaku. Ale kde, ke</text:span></text:span><text:span text:style-name="CharStyle17"><text:span text:style-name="T25">ď</text:span></text:span><text:span text:style-name="CharStyle17"><text:span text:style-name="T21"> ich prísne predpisy o čistote nedovo</text:span></text:span><text:span text:style-name="CharStyle17"><text:span text:style-name="T6">ľ</text:span></text:span><text:span text:style-name="CharStyle17"><text:span text:style-name="T21">ujú urobiť tak v úle a jas slnka naplňoval ju zase hrôzou.</text:span></text:span></text:p>
        <text:p text:style-name="P15"><text:span text:style-name="CharStyle17"><text:span text:style-name="T21">V zúfalom položení, ozvala sa jej za chrbtom teta Ela.</text:span></text:span></text:p>
        <text:p text:style-name="P15"><text:span text:style-name="CharStyle17"><text:span text:style-name="T21">„Pre Boha, čo je s tebou, Jucka?</text:span></text:span></text:p>
        <text:p text:style-name="P16"><text:span text:style-name="CharStyle17"><text:span text:style-name="T21">„Zle je, teta, mám ohromné kŕče a do žiary slnka sa bojím vyletieť.“</text:span></text:span></text:p>
        <text:p text:style-name="P22"><text:span text:style-name="CharStyle17"><text:span text:style-name="T21">„Blázonko, toho sa báť nemusíš, ve</text:span></text:span><text:span text:style-name="CharStyle17"><text:span text:style-name="T25">ď</text:span></text:span><text:span text:style-name="CharStyle17"><text:span text:style-name="T21"> ono je náš najlepší priate</text:span></text:span><text:span text:style-name="CharStyle17"><text:span text:style-name="T25">ľ</text:span></text:span><text:span text:style-name="CharStyle17"><text:span text:style-name="T1"> </text:span></text:span><text:span text:style-name="CharStyle17"><text:span text:style-name="T21">a náš ochránca. Nebyť slniečka, bola by som bývala už dávno nebohá,“ rozpomenula sa Ela na osudný deň včasnej jari.</text:span></text:span></text:p>
        <text:p text:style-name="P15"><text:span text:style-name="CharStyle17"><text:span text:style-name="T21">„Po</text:span></text:span><text:span text:style-name="CharStyle17"><text:span text:style-name="T25">ď</text:span></text:span><text:span text:style-name="CharStyle17"><text:span text:style-name="T21"> so mnou,“ posme</text:span></text:span><text:span text:style-name="CharStyle17"><text:span text:style-name="T6">ľ</text:span></text:span><text:span text:style-name="CharStyle17"><text:span text:style-name="T21">ovala teta Jucku.</text:span></text:span></text:p>
        <text:p text:style-name="P15"><text:span text:style-name="CharStyle17"><text:span text:style-name="T21">Jucka vypúlila svoje ve</text:span></text:span><text:span text:style-name="CharStyle17"><text:span text:style-name="T6">ľ</text:span></text:span><text:span text:style-name="CharStyle17"><text:span text:style-name="T21">ké, ustrašené oči a len za tetou sa osme­lila podísť bližšie k bráne ú</text:span></text:span><text:span text:style-name="CharStyle17"><text:span text:style-name="T25">ľ</text:span></text:span><text:span text:style-name="CharStyle17"><text:span text:style-name="T21">a. Na doske letáča pozorne sledovala kaž­dý pohyb tety, aby svoj prvý let vykonala bez chyby. Nevšimla si preto tisícok včiel, vyletujúcich von do jagavého svetla za tým istým účelom, ktorý i ju nútil von.</text:span></text:span></text:p>
        <text:p text:style-name="P15"><text:span text:style-name="CharStyle17"><text:span text:style-name="T21">Teta sa zastavila skoro na samom kraji letáč</text:span></text:span><text:span text:style-name="CharStyle17"><text:span text:style-name="T1">ovej</text:span></text:span><text:span text:style-name="CharStyle17"><text:span text:style-name="T21"> dosky, ke</text:span></text:span><text:span text:style-name="CharStyle17"><text:span text:style-name="T1">f</text:span></text:span><text:span text:style-name="CharStyle17"><text:span text:style-name="T21">očkou polokruhového výrezu prvého páru nožičiek pretiahla si tykadlá, potom prvý pár nožičiek si skrížila, ako by sa prežehn</text:span></text:span><text:span text:style-name="CharStyle17"><text:span text:style-name="T1">áv</text:span></text:span><text:span text:style-name="CharStyle17"><text:span text:style-name="T21">ala, dvojité krídla po oboch stranách spojila háčikami v jednotné krídla, rozkročila sa a </text:span></text:span><text:span text:style-name="CharStyle17"><text:span text:style-name="T6">ľ</text:span></text:span><text:span text:style-name="CharStyle17"><text:span text:style-name="T21">ahkým skokom odrazila sa od dosky.</text:span></text:span></text:p>
        <text:p text:style-name="P15"><text:span text:style-name="CharStyle17"><text:span text:style-name="T21">Jucka bola ve</text:span></text:span><text:span text:style-name="CharStyle17"><text:span text:style-name="T25">ľ</text:span></text:span><text:span text:style-name="CharStyle17"><text:span text:style-name="T21">mi vnímavá, mala ve</text:span></text:span><text:span text:style-name="CharStyle17"><text:span text:style-name="T6">ľ</text:span></text:span><text:span text:style-name="CharStyle17"><text:span text:style-name="T21">mi bystrý postreh a preto napodobila tento složitý telesný tetin výkon vo všetkých podrobnostiach.</text:span></text:span></text:p>
        <text:p text:style-name="P15"><text:span text:style-name="CharStyle17"><text:span text:style-name="T21">Hneď, ako sa dostala do vzduchu, oslobodila sa od tlaku bruška, potom vrátila sa na dosku, kde ju už čakala usmievajúca sa teta.</text:span></text:span></text:p>
        <text:p text:style-name="P15"><text:span text:style-name="CharStyle17"><text:span text:style-name="T21">„Ukáž, či ti ten ohnivý „bobo“ nespálil fúzy?“ — zažartovala Ela.</text:span></text:span></text:p>
        <text:p text:style-name="P15"><text:span text:style-name="CharStyle17"><text:span text:style-name="T21">Jucka, rozjarená radosťou, žiarila šťastím. Tešila sa nielen preto, že sa zbavila nepríjemného tlaku bruška, ani preto, že sa jej skvele po­daril prvý let, ale preto, že odteraz môže lietať, kam sa jej zachce, môže sa ihrať s najpestrejšími farbami slnečných lúčov, môže navštevovať kvety,</text:span></text:span><text:span text:style-name="CharStyle24"><text:span text:style-name="T21"> </text:span></text:span><text:span text:style-name="CharStyle17"><text:span text:style-name="T21">ktoré len kvôli nej obliekajú si najskvelejší šat a ča­kajú na ňu s bohato prikrytým stolom sladkého nek­táru a chutného chleba. Jej prvý let otvoril jej raj nového šťastia.</text:span></text:span></text:p>
        <text:p text:style-name="P15"><text:span text:style-name="CharStyle17"><text:span text:style-name="T21">Teta nechala Jucku na pokoji, nech sa vy­bl</text:span></text:span><text:span text:style-name="CharStyle17"><text:span text:style-name="T1">á</text:span></text:span><text:span text:style-name="CharStyle17"><text:span text:style-name="T21">zni, ve</text:span></text:span><text:span text:style-name="CharStyle17"><text:span text:style-name="T25">ď</text:span></text:span><text:span text:style-name="CharStyle17"><text:span text:style-name="T21"> i ona zažila kúzlo tejto blaženej chvíle. Mládež vidí všetko v ružových farbách a tak je to dobre. Načo podlamovať vzlet a predčasne pochová­vať nádeje.</text:span></text:span></text:p>
        <text:p text:style-name="P15"><text:span text:style-name="CharStyle17"><text:span text:style-name="T21">Ela, pohrúžená do svojich myšlienok, radova­la sa zo šťastia svojej chovanice.</text:span></text:span></text:p>
        <text:p text:style-name="P15"><text:span text:style-name="CharStyle17"><text:span text:style-name="T21">„Je to skutočne dobrý bobo</text:span></text:span><text:span text:style-name="CharStyle17"><text:span text:style-name="T1">“ </text:span></text:span><text:span text:style-name="CharStyle17"><text:span text:style-name="T21">— ozvala sa po malom uspokojení Jucka. „Chcem </text:span></text:span><text:soft-page-break/><text:span text:style-name="CharStyle17"><text:span text:style-name="T21">žiť len v jeho teplom náručí, lietať vysoko a rozsievať plody našich úbohých sestier, kvetov, ktoré nemajú krídla a pri­nútené sú čakať na nás. Úbohé, mnohé z nich po márnom čakaní uvädnú a odpadnú bez toho, žeby uskutočnily svoj životný cie</text:span></text:span><text:span text:style-name="CharStyle17"><text:span text:style-name="T6">ľ</text:span></text:span><text:span text:style-name="CharStyle17"><text:span text:style-name="T21">.“</text:span></text:span></text:p>
        <text:p text:style-name="P15"><text:span text:style-name="CharStyle17"><text:span text:style-name="T21">Rozradostené Juckino srdce rozplývalo sa lás­kou k všetkému čo videla a poznala za svoj krátky život. Chcela by prežiť sto svojich životov, aby mohla pomáhať všade, kde jej pomoc by mohla krutému osudu zlomiť ostrie...</text:span></text:span></text:p>
        <text:p text:style-name="P15"><text:span text:style-name="CharStyle17"><text:span text:style-name="T21">„Ešte si pooblietam, teta,“ hovorí Jucka, ako by si pýtala od nej dovolenie.</text:span></text:span></text:p>
        <text:p text:style-name="P15"><text:span text:style-name="CharStyle17"><text:span text:style-name="T21">„Áno, potrebuješ to. Práve som ťa chcela upozorniť, aby si si ešte poobli</text:span></text:span><text:span text:style-name="CharStyle17"><text:span text:style-name="T25">e</text:span></text:span><text:span text:style-name="CharStyle17"><text:span text:style-name="T21">tala a zapamätala si miesto našej brány. Teraz, ke</text:span></text:span><text:span text:style-name="CharStyle17"><text:span text:style-name="T25">ď</text:span></text:span><text:span text:style-name="CharStyle17"><text:span text:style-name="T21"> slniečko je nad našimi hlavami, ke</text:span></text:span><text:span text:style-name="CharStyle17"><text:span text:style-name="T25">ď</text:span></text:span><text:span text:style-name="CharStyle17"><text:span text:style-name="T21"> hreje najteplejšie, ako vidíš, vyletujú všetky tvoje vrstovnice, aby sa naučily poznať miesto, na ktorom bývajú. I ty musíš prekonať túto školu.“</text:span></text:span></text:p>
        <text:p text:style-name="P15"><text:span text:style-name="CharStyle17"><text:span text:style-name="T21">„Do takej školy by som chodila bárs aj do smrti. Je taká vese­lá, príjemná... “ Ani nedohovorila a už bola preč, v húfe obletujúcich</text:span></text:span><text:span text:style-name="CharStyle19"><text:span text:style-name="T21"> </text:span></text:span><text:span text:style-name="CharStyle17"><text:span text:style-name="T21">mladu</text:span></text:span><text:span text:style-name="CharStyle17"><text:span text:style-name="T1">š</text:span></text:span><text:span text:style-name="CharStyle17"><text:span text:style-name="T21">iek. Po malom okružnom lete, sadla na letá</text:span></text:span><text:span text:style-name="CharStyle17"><text:span text:style-name="T6">č</text:span></text:span><text:span text:style-name="CharStyle17"><text:span text:style-name="T21"> a hne</text:span></text:span><text:span text:style-name="CharStyle17"><text:span text:style-name="T25">ď</text:span></text:span><text:span text:style-name="CharStyle17"><text:span text:style-name="T21"> sa pustila do opisovania väčšieho kruhu. Priletovala a odletovala. Smer jej letu bol už nato</text:span></text:span><text:span text:style-name="CharStyle17"><text:span text:style-name="T25">ľ</text:span></text:span><text:span text:style-name="CharStyle17"><text:span text:style-name="T21">ko istý, že by aj so zažmúrenými očami celkom určite tra­fila na dosku letáča, ktorej miesto vštepovala si do pamäti.</text:span></text:span></text:p>
        <text:p text:style-name="P15"><text:span text:style-name="CharStyle17"><text:span text:style-name="T21">Za tohto bezstarostného letu zažila malé dobrodružstvo. Jeden ve­selý šuhaj, možno, že naschvál, alebo len zo zjašenosti narazil na Juckine krídielka, takže pre nečakaný náraz len-len vyrovnala rovnováhu tela, aby nespadla na zem.</text:span></text:span></text:p>
        <text:p text:style-name="P15"><text:span text:style-name="CharStyle17"><text:span text:style-name="T21">Bláznivý mládenec chutne sa smial, že podarilo sa mu urobiť tento nevinný žartík. Šialená, veselá nálada mládenca opanovala i Jucku a začala teraz už aj ona dorážať na nezbedného šuhajka. Naháňali sa, kým im dych stačil.</text:span></text:span></text:p>
        <text:p text:style-name="P15"><text:span text:style-name="CharStyle17"><text:span text:style-name="T21">U Jucky, ako vždy, aj teraz, zvíťazila ženská zvedavosť a začala rozhovor so švárnym šuhajom.</text:span></text:span></text:p>
        <text:p text:style-name="P15"><text:span text:style-name="CharStyle17"><text:span text:style-name="T21">„Kto si a odkia</text:span></text:span><text:span text:style-name="CharStyle17"><text:span text:style-name="T6">ľ</text:span></text:span><text:span text:style-name="CharStyle17"><text:span text:style-name="T21"> prichádzaš sem k nášmu ú</text:span></text:span><text:span text:style-name="CharStyle17"><text:span text:style-name="T25">ľ</text:span></text:span><text:span text:style-name="CharStyle17"><text:span text:style-name="T21">u?“</text:span></text:span></text:p>
        <text:p text:style-name="P15"><text:span text:style-name="CharStyle17"><text:span text:style-name="T21">„Bývam tu vo vašom susedstve a volajú ma bláznivým Pa</text:span></text:span><text:span text:style-name="CharStyle17"><text:span text:style-name="T25">ľ</text:span></text:span><text:span text:style-name="CharStyle17"><text:span text:style-name="T21">kom. Mám sa dobre, nič nerobím, o nič sa nestarám, len jem a pijem, ko</text:span></text:span><text:span text:style-name="CharStyle17"><text:span text:style-name="T25">ľ</text:span></text:span><text:span text:style-name="CharStyle17"><text:span text:style-name="T21">ko sa do mňa vmestí. Čo ešte chceš o mne vedieť? Čo celé dni robievam? Nič, celkom nič, len si hoviem, ako vyšší tvor nášho rodu. Cez po</text:span></text:span><text:span text:style-name="CharStyle17"><text:span text:style-name="T1">l</text:span></text:span><text:span text:style-name="CharStyle17"><text:span text:style-name="T21">ud­nie, ke</text:span></text:span><text:span text:style-name="CharStyle17"><text:span text:style-name="T25">ď</text:span></text:span><text:span text:style-name="CharStyle17"><text:span text:style-name="T21"> je pekný a teplý čas, vyletím si s kamarátmi poihrať sa a poštekliť také dievčatká, ako si ty!“ Pa</text:span></text:span><text:span text:style-name="CharStyle17"><text:span text:style-name="T25">ľ</text:span></text:span><text:span text:style-name="CharStyle17"><text:span text:style-name="T21">ko sa chutne zasmial a hne</text:span></text:span><text:span text:style-name="CharStyle17"><text:span text:style-name="T25">ď</text:span></text:span><text:span text:style-name="CharStyle17"><text:span text:style-name="T21"> sa pustil do nóty: „My sme muzikanti...“</text:span></text:span></text:p>
        <text:p text:style-name="P15"><text:span text:style-name="CharStyle17"><text:span text:style-name="T21">„Neviem pochopiť, ako sa môžeš mať dobre, ke</text:span></text:span><text:span text:style-name="CharStyle17"><text:span text:style-name="T25">ď</text:span></text:span><text:span text:style-name="CharStyle17"><text:span text:style-name="T21"> nemáš žiadnej roboty, žiadneho pocitu šťastia, že si vykonal niečo, čo pomohlo iným. Ako môžeš byť blažený, ke</text:span></text:span><text:span text:style-name="CharStyle17"><text:span text:style-name="T25">ď</text:span></text:span><text:span text:style-name="CharStyle17"><text:span text:style-name="T21"> </text:span></text:span><text:soft-page-break/><text:span text:style-name="CharStyle17"><text:span text:style-name="T21">vieš, že len z milosti iných žiješ ako žo­brák alebo zlodej,“ robí Jucka výčitky </text:span></text:span><text:span text:style-name="CharStyle17"><text:span text:style-name="T25">ľ</text:span></text:span><text:span text:style-name="CharStyle17"><text:span text:style-name="T21">ahkomyse</text:span></text:span><text:span text:style-name="CharStyle17"><text:span text:style-name="T25">ľ</text:span></text:span><text:span text:style-name="CharStyle17"><text:span text:style-name="T21">nému Paíkovi.</text:span></text:span></text:p>
        <text:p text:style-name="P15"><text:span text:style-name="CharStyle17"><text:span text:style-name="T21">„Nemôžem zato, ver mi. Tak ma vychovali. Vštepili do mňa, že som práve preto na svete, aby som žil z cudzích mozo</text:span></text:span><text:span text:style-name="CharStyle17"><text:span text:style-name="T25">ľ</text:span></text:span><text:span text:style-name="CharStyle17"><text:span text:style-name="T1">ov</text:span></text:span><text:span text:style-name="CharStyle17"><text:span text:style-name="T21"> a na úkor iných. Ve</text:span></text:span><text:span text:style-name="CharStyle17"><text:span text:style-name="T25">ď</text:span></text:span><text:span text:style-name="CharStyle17"><text:span text:style-name="T21"> ko</text:span></text:span><text:span text:style-name="CharStyle17"><text:span text:style-name="T25">ľ</text:span></text:span><text:span text:style-name="CharStyle17"><text:span text:style-name="T21">ko je nás takých, ako som ja aj medzi iným tvorstvom, i medzi </text:span></text:span><text:span text:style-name="CharStyle17"><text:span text:style-name="T6">ľ</text:span></text:span><text:span text:style-name="CharStyle17"><text:span text:style-name="T21">u</text:span></text:span><text:span text:style-name="CharStyle17"><text:span text:style-name="T25">ď</text:span></text:span><text:span text:style-name="CharStyle17"><text:span text:style-name="T21">mi, ktorí vedome zotročujú svojich blížnych, aby sa mali dobre,“ ospravedlňoval sa Pa</text:span></text:span><text:span text:style-name="CharStyle17"><text:span text:style-name="T25">ľ</text:span></text:span><text:span text:style-name="CharStyle17"><text:span text:style-name="T21">ko.</text:span></text:span></text:p>
        <text:p text:style-name="P15"><text:span text:style-name="CharStyle17"><text:span text:style-name="T21">Jucka zbadala, že je už dlhší čas vonku a preto zakývala tykadielkom Pa</text:span></text:span><text:span text:style-name="CharStyle17"><text:span text:style-name="T25">ľ</text:span></text:span><text:span text:style-name="CharStyle17"><text:span text:style-name="T21">kovi a poponáh</text:span></text:span><text:span text:style-name="CharStyle17"><text:span text:style-name="T25">ľ</text:span></text:span><text:span text:style-name="CharStyle17"><text:span text:style-name="T21">ala sa k tete.</text:span></text:span></text:p>
        <text:p text:style-name="P15"><text:span text:style-name="CharStyle17"><text:span text:style-name="T21">O všetkom, čo videla, porozprávala tete. Videla kvety j</text:span></text:span><text:span text:style-name="CharStyle17"><text:span text:style-name="T1">a</text:span></text:span><text:span text:style-name="CharStyle17"><text:span text:style-name="T21">snej ružovej farby, ktoré na ňu vábivo žmurkaly šibalskými očkami, videla vznášať sa ma­jestátnu postavu mladej matky, za ktorou letel kŕdel driečnych mládencov. Boly to preteky plné spevu a kriku a vôňa, ktorá označovala matkinu cestu bola taká prenikavá, príjemná, že nás všetky, nadovšetko však trúdov očarovala. Nezabudla pripomenúť ani svoje dobrodružstvo s Pa</text:span></text:span><text:span text:style-name="CharStyle17"><text:span text:style-name="T25">ľ</text:span></text:span><text:span text:style-name="CharStyle17"><text:span text:style-name="T21">kom.</text:span></text:span></text:p>
        <text:p text:style-name="P15"><text:span text:style-name="CharStyle17"><text:span text:style-name="T21">„Poznám toho nezbedníka,“ hovorí teta. „Často sa sráža okolo nášho ú</text:span></text:span><text:span text:style-name="CharStyle17"><text:span text:style-name="T6">ľ</text:span></text:span><text:span text:style-name="CharStyle17"><text:span text:style-name="T21">a. Je trochu prostodu</text:span></text:span><text:span text:style-name="CharStyle17"><text:span text:style-name="T1">š</text:span></text:span><text:span text:style-name="CharStyle17"><text:span text:style-name="T21">ný, ale zato príjemný spoločník.“</text:span></text:span></text:p>
        <text:p text:style-name="P15"><text:span text:style-name="CharStyle17"><text:span text:style-name="T21">„Teta, už i so zatvorenými očami by som trafila do nášho letáča,“ pochválila sa Jucka. „Len to neviem pochopiť, prečo je to také dôležité. Ve</text:span></text:span><text:span text:style-name="CharStyle17"><text:span text:style-name="T25">ď</text:span></text:span><text:span text:style-name="CharStyle17"><text:span text:style-name="T21"> keby som poblúdila, išla by som prenocovať k susedom, čo majú Pa</text:span></text:span><text:span text:style-name="CharStyle17"><text:span text:style-name="T6">ľ</text:span></text:span><text:span text:style-name="CharStyle17"><text:span text:style-name="T21">ka.“</text:span></text:span></text:p>
        <text:p text:style-name="P15"><text:span text:style-name="CharStyle17"><text:span text:style-name="T21">„Neviem, či by ťa ta vpustili. Či by ťa strážcovia ich ú</text:span></text:span><text:span text:style-name="CharStyle17"><text:span text:style-name="T25">ľ</text:span></text:span><text:span text:style-name="CharStyle17"><text:span text:style-name="T21">a už na letáči neroztrhali na kusy.“</text:span></text:span></text:p>
        <text:p text:style-name="P15"><text:span text:style-name="CharStyle17"><text:span text:style-name="T21">„A čo, je to taká zlá rodina?“</text:span></text:span><text:span text:style-name="CharStyle17"><text:span text:style-name="T1"> </text:span></text:span><text:span text:style-name="CharStyle17"><text:span text:style-name="T21">—</text:span></text:span><text:span text:style-name="CharStyle17"><text:span text:style-name="T1"> </text:span></text:span><text:span text:style-name="CharStyle17"><text:span text:style-name="T21">pýta sa Jucka, ktorá zapochy­bovala o úprimnosti tetiných slov a myslela, že ju len straší.</text:span></text:span></text:p>
        <text:p text:style-name="P15"><text:span text:style-name="CharStyle17"><text:span text:style-name="T21">Teta zbadala, že Jucka berie jej výstrahu ako žart a preto ob­šírne vysvet</text:span></text:span><text:span text:style-name="CharStyle17"><text:span text:style-name="T25">ľ</text:span></text:span><text:span text:style-name="CharStyle17"><text:span text:style-name="T1">uje</text:span></text:span><text:span text:style-name="CharStyle17"><text:span text:style-name="T21"> príčiny nevraživého pomeru a zlých vzájomných vzťahov cudzích rodín.</text:span></text:span></text:p>
        <text:p text:style-name="P15"><text:span text:style-name="CharStyle17"><text:span text:style-name="T21">„To i sama vidíš, že shá</text:span></text:span><text:span text:style-name="CharStyle17"><text:span text:style-name="T1">ň</text:span></text:span><text:span text:style-name="CharStyle17"><text:span text:style-name="T21">ame sa po bohatstve a často ani ne­vyberáme prostriedky, ako sa k nemu dostaneme. Bohatstvom rastie i naša sila, odolnosť a výbojnosť. Žia</text:span></text:span><text:span text:style-name="CharStyle17"><text:span text:style-name="T6">ľ</text:span></text:span><text:span text:style-name="CharStyle17"><text:span text:style-name="T21">bohu, ve</text:span></text:span><text:span text:style-name="CharStyle17"><text:span text:style-name="T6">ľ</text:span></text:span><text:span text:style-name="CharStyle17"><text:span text:style-name="T21">mi často, ke</text:span></text:span><text:span text:style-name="CharStyle17"><text:span text:style-name="T25">ď</text:span></text:span><text:span text:style-name="CharStyle17"><text:span text:style-name="T21"> na poli nenachádzame nektár, dopúšťame sa krádeží. Zbojstva dopúšťajú sa práve bohaté a silné rodiny. Olupujú slabšie, chorľavé če</text:span></text:span><text:span text:style-name="CharStyle17"><text:span text:style-name="T25">ľ</text:span></text:span><text:span text:style-name="CharStyle17"><text:span text:style-name="T21">ade o ich posledné zbytky zásob. Zdravie, sila a bohatstvo vedie nás k lakomstvu, čo nám nijako neslúži ku cti. Dobre poznáme túto špatnú stránku svojej povahy a preto staviame stráže na letáče ú</text:span></text:span><text:span text:style-name="CharStyle17"><text:span text:style-name="T6">ľ</text:span></text:span><text:span text:style-name="CharStyle17"><text:span text:style-name="T21">ov, aby sme špehú</text:span></text:span><text:span text:style-name="CharStyle17"><text:span text:style-name="T1">ň</text:span></text:span><text:span text:style-name="CharStyle17"><text:span text:style-name="T21">om znemožnily prístup do nich.“</text:span></text:span></text:p>
        <text:p text:style-name="P15"><text:soft-page-break/><text:span text:style-name="CharStyle17"><text:span text:style-name="T21">„Teta, však my sme všetky jednaké a je nás v jednej rodine veľmi mnoho, 90- až 100-tisíc včiel, akože poznajú strážkyne, ktorá je ich a ktorá je cudzia včela?“</text:span></text:span><text:span text:style-name="CharStyle17"><text:span text:style-name="T1"> </text:span></text:span><text:span text:style-name="CharStyle17"><text:span text:style-name="T21">—</text:span></text:span><text:span text:style-name="CharStyle17"><text:span text:style-name="T1"> </text:span></text:span><text:span text:style-name="CharStyle17"><text:span text:style-name="T21">prerušila Jucka tetinu reč.</text:span></text:span></text:p>
        <text:p text:style-name="P15"><text:span text:style-name="CharStyle17"><text:span text:style-name="T21">„My sa nepoznávame pod</text:span></text:span><text:span text:style-name="CharStyle17"><text:span text:style-name="T25">ľ</text:span></text:span><text:span text:style-name="CharStyle17"><text:span text:style-name="T21">a zovňajšku, ako ľudia, ale pod</text:span></text:span><text:span text:style-name="CharStyle17"><text:span text:style-name="T6">ľa</text:span></text:span><text:span text:style-name="CharStyle17"><text:span text:style-name="T21"> vône. Každá rodina má svoju zvláštnu vôňu, ktorá ako zďaleka rozpoznáva­júce znamenie upozorňuje stráž na príchod vlastného člena alebo na prísluš­níka cudzieho rodu. A práve preto je ťažko dostať sa do úľa cudzej rodiny.“</text:span></text:span></text:p>
        <text:p text:style-name="P15"><text:span text:style-name="CharStyle17"><text:span text:style-name="T21">Po týchto tetiných slovách zmizly Juckine nádeje, žeby mohla navštíviť Paľka v jeho domove. Rada by sa bola poobzerala i po iných domácnostiach, nielen zo zvedavosti, ale aby nadobudla aj nové skúsenosti.</text:span></text:span></text:p>
        <text:p text:style-name="P15"><text:span text:style-name="CharStyle17"><text:span text:style-name="T21">Ale Jucka nestrácala svoju nádej celkom a preto novou otázkou vyzvedala od tety, akým spôsobom by sa predsa mohla dostať do cu­dzieho ú</text:span></text:span><text:span text:style-name="CharStyle17"><text:span text:style-name="T6">ľ</text:span></text:span><text:span text:style-name="CharStyle17"><text:span text:style-name="T21">a, aby ju od letáča neodohnali alebo nedajbože zabili.</text:span></text:span></text:p>
        <text:p text:style-name="P15"><text:span text:style-name="CharStyle17"><text:span text:style-name="T21">„Hovoríte, že </text:span></text:span><text:span text:style-name="CharStyle17"><text:span text:style-name="T1">ť</text:span></text:span><text:span text:style-name="CharStyle17"><text:span text:style-name="T21">ažko je dostať sa do cudzieho ú</text:span></text:span><text:span text:style-name="CharStyle17"><text:span text:style-name="T6">ľ</text:span></text:span><text:span text:style-name="CharStyle17"><text:span text:style-name="T21">a,“ poznamenáva Jucka, pri čom zvláštny dôraz kládla na slovo ťažko, lebo ono dávalo jej malú iskierku nádeje, že jej túžba sa môže uskutočniť.</text:span></text:span></text:p>
        <text:p text:style-name="P15"><text:span text:style-name="CharStyle17"><text:span text:style-name="T21">„Ke</text:span></text:span><text:span text:style-name="CharStyle17"><text:span text:style-name="T25">ď</text:span></text:span><text:span text:style-name="CharStyle17"><text:span text:style-name="T21"> máš dosť duchaprítomnosti a odvážlivosti, dostaneš sa do hradu Paľkovho rodu.“ Rozdúchajúc týmto iskierku nádeje na plamie­nok dosiahnuteľných túžob, uspokojila dobrá teta svojho miláčka.</text:span></text:span></text:p>
        <text:p text:style-name="P15"><text:span text:style-name="CharStyle17"><text:span text:style-name="T21">„Si mladá a máš ešte dosť mliečka, aby si sa ním zalichotila stráži. Ke</text:span></text:span><text:span text:style-name="CharStyle17"><text:span text:style-name="T25">ď</text:span></text:span><text:span text:style-name="CharStyle17"><text:span text:style-name="T21"> ju v bráne ich hradu uhostíš, určite ťa pustí dnu.“</text:span></text:span></text:p>
        <text:p text:style-name="P15"><text:span text:style-name="CharStyle17"><text:span text:style-name="T21">Jucka nedôverive pozrela na tetu, ako by pochybovala o možnosti dostať sa takýmto spôsobom k Pa</text:span></text:span><text:span text:style-name="CharStyle17"><text:span text:style-name="T25">ľ</text:span></text:span><text:span text:style-name="CharStyle17"><text:span text:style-name="T21">kovej rodine.</text:span></text:span></text:p>
        <text:p text:style-name="P15"><text:span text:style-name="CharStyle17"><text:span text:style-name="T21">„Chápem ťa, Jucka,“ hovorí Ela, „si mladá a málo skúsená. Obá­vaš sa, že sa ti nepodarí tvoj úmysel. Podívaj sa len niekedy na náš letáč, ko</text:span></text:span><text:span text:style-name="CharStyle17"><text:span text:style-name="T1">ľ</text:span></text:span><text:span text:style-name="CharStyle17"><text:span text:style-name="T21">ko cudzích mladých sestier prichádza k nám. My ich v</text:span></text:span><text:span text:style-name="CharStyle17"><text:span text:style-name="T1">ď</text:span></text:span><text:span text:style-name="CharStyle17"><text:span text:style-name="T21">ačne pri­jímame, lebo sme presvedčené, že neprichádzajú k nám so zlým úmy­slom. Zablúdily a ostanú navždy našimi obyvateľkami.“</text:span></text:span></text:p>
        <text:p text:style-name="P15"><text:span text:style-name="CharStyle17"><text:span text:style-name="T21">„Teta, ty by si sa nemohla tiež vybrať so mnou pozrieť Paľka?“</text:span></text:span></text:p>
        <text:p text:style-name="P15"><text:span text:style-name="CharStyle17"><text:span text:style-name="T21">„Mňa, starú lietavku, by stráž zďaleka poznala a takéto dobro­družstvo znamenalo by pre mňa smrť.“ Aby však ukázala svoju šikovnosť, vynájsť sa v každej situácií usmiala sa a doložil</text:span></text:span><text:span text:style-name="CharStyle17"><text:span text:style-name="T1">a</text:span></text:span><text:span text:style-name="CharStyle17"><text:span text:style-name="T21">: „Ke</text:span></text:span><text:span text:style-name="CharStyle17"><text:span text:style-name="T25">ď</text:span></text:span><text:span text:style-name="CharStyle17"><text:span text:style-name="T21"> by som sa pred strážou ukázala s plným volátkom medu, pustily by ma, tak ako teba s mliečkom.“</text:span></text:span></text:p>
        <text:p text:style-name="P15"><text:soft-page-break/><text:span text:style-name="CharStyle17"><text:span text:style-name="T21">„</text:span></text:span><text:span text:style-name="CharStyle17"><text:span text:style-name="T25">A</text:span></text:span><text:span text:style-name="CharStyle17"><text:span text:style-name="T21">ni by som nebola myslela, že ten náš rod je tak opatrný a prefíkaný pri výbere cudzích návštevníkov,“ poznamenala Jucka.</text:span></text:span></text:p>
        <text:p text:style-name="P15"><text:span text:style-name="CharStyle17"><text:span text:style-name="T21">„Tak je to v poriadku. Musíme dať ve</text:span></text:span><text:span text:style-name="CharStyle17"><text:span text:style-name="T6">ľ</text:span></text:span><text:span text:style-name="CharStyle17"><text:span text:style-name="T21">ký pozor, aby sa nám nedostala do ú</text:span></text:span><text:span text:style-name="CharStyle17"><text:span text:style-name="T25">ľ</text:span></text:span><text:span text:style-name="CharStyle17"><text:span text:style-name="T21">a špiónka, ktorá by vysliedila naše slabosti a zavolala tlupu zbojníkov proti nám.“</text:span></text:span></text:p>
        <text:p text:style-name="P15"><text:span text:style-name="CharStyle17"><text:span text:style-name="T21">„Nuž, ale je už n</text:span></text:span><text:span text:style-name="CharStyle17"><text:span text:style-name="T1">ač</text:span></text:span><text:span text:style-name="CharStyle17"><text:span text:style-name="T21">ase, aby sme nechaly rečičky a išly každá za svojou prácou, pomáhať sestričkám. Dnes, zajtra zakvitne agát a nemáme ešte vystavené, ba ani vyčistené už hotové súdočky na lahodný med bielych strapcov jeho kvetu, doložila teta a stratila sa v pološere ú</text:span></text:span><text:span text:style-name="CharStyle17"><text:span text:style-name="T26">ľ</text:span></text:span><text:span text:style-name="CharStyle17"><text:span text:style-name="T21">a.</text:span></text:span></text:p>
        <text:p text:style-name="P3"><text:span text:style-name="CharStyle4"><text:span text:style-name="T21"/></text:span></text:p>
        <text:p text:style-name="P10"><text:span text:style-name="CharStyle4"><text:span text:style-name="T21"/></text:span></text:p>
        <text:p text:style-name="P10"><text:span text:style-name="CharStyle4"><text:span text:style-name="T21">Prípravy </text:span></text:span><text:span text:style-name="CharStyle4"><text:span text:style-name="T1">k</text:span></text:span><text:span text:style-name="CharStyle4"><text:span text:style-name="T21"> žatve.</text:span></text:span></text:p>
        <text:p text:style-name="P15"><text:span text:style-name="CharStyle17"><text:span text:style-name="T21"/></text:span></text:p>
        <text:p text:style-name="P21"><text:span text:style-name="CharStyle17"><text:span text:style-name="T21">Jucka, vo</text:span></text:span><text:span text:style-name="CharStyle17"><text:span text:style-name="T7">ľ</text:span></text:span><text:span text:style-name="CharStyle17"><text:span text:style-name="T21">ky-nevo</text:span></text:span><text:span text:style-name="CharStyle17"><text:span text:style-name="T26">ľ</text:span></text:span><text:span text:style-name="CharStyle17"><text:span text:style-name="T21">ky, vošla tiež za tetou do ú</text:span></text:span><text:span text:style-name="CharStyle17"><text:span text:style-name="T26">ľ</text:span></text:span><text:span text:style-name="CharStyle17"><text:span text:style-name="T21">a, aby sa dala do roboty, ktorú jej vymeril čas, — druhý týždeň veku. Radšej by bola ostala hoc aj strážkyňou, aby mala vždy pred očami krásnu, všetkými farbami dúhy okrášlenú prírodu, ktorej vôňa omamuje sladkým snom spokojnosti. Cit povinnosti káže jej však podrobiť sa potrebám celku a preto sa po­slušne podrobuje velite</text:span></text:span><text:span text:style-name="CharStyle17"><text:span text:style-name="T7">ľ</text:span></text:span><text:span text:style-name="CharStyle17"><text:span text:style-name="T21">skému hlasu svojho kmeňa.</text:span></text:span></text:p>
        <text:p text:style-name="P15"><text:span text:style-name="CharStyle17"><text:span text:style-name="T21">Tichý šumot tisícich robotníc a ostrou vôňou preplnené výpary ú</text:span></text:span><text:span text:style-name="CharStyle17"><text:span text:style-name="T7">ľ</text:span></text:span><text:span text:style-name="CharStyle17"><text:span text:style-name="T21">a pôsobia tiesnivo na jej city a uvedomuje si, že nohy sa jej podla­mujú. Všeobecná únava je predzvesťou horúčkovitého stavu jej tela, kto­ré je pripravené vydať svoj cenný výplod, vosk.</text:span></text:span></text:p>
        <text:p text:style-name="P15"><text:span text:style-name="CharStyle17"><text:span text:style-name="T21">Cíti, ako sa vypínajú dolné krúžky jej bruška pod tlakom durmení voskových žliaz. Cíti, že nezadržite</text:span></text:span><text:span text:style-name="CharStyle17"><text:span text:style-name="T26">ľ</text:span></text:span><text:span text:style-name="CharStyle17"><text:span text:style-name="T21">ne prýšti z nich tekutina, ktorá je mastná, ale nie je to ani tuk, ani olej. Tekutina táto v styku so vzduchom ztuhne v malé, jasno-biele šupinky.</text:span></text:span></text:p>
        <text:p text:style-name="P15"><text:span text:style-name="CharStyle17"><text:span text:style-name="T21">Jucka už vie, že včely týmto horúčkovitým stavom ovládané, sú na jednom mieste ú</text:span></text:span><text:span text:style-name="CharStyle17"><text:span text:style-name="T7">ľ</text:span></text:span><text:span text:style-name="CharStyle17"><text:span text:style-name="T21">a v chumáči a pri zvýšenej teplote potia vosk.</text:span></text:span></text:p>
        <text:p text:style-name="P15"><text:span text:style-name="CharStyle17"><text:span text:style-name="T21">Uberá sa cestou, ktorá vedie k týmto včelám. Cesta sa jej míňa pomaly, lebo sily ju opúšťajú. Horko-ťažko sa dotiahla do naj­vzdialenejšieho kúta ú</text:span></text:span><text:span text:style-name="CharStyle17"><text:span text:style-name="T7">ľ</text:span></text:span><text:span text:style-name="CharStyle17"><text:span text:style-name="T21">a, kde sa konečne mohla pridružiť k sestrám, zamestnaným pri stavbe plástov. Predrala sa do srdca hrozna včiel, kde bolo najteplejšie a dala sa hne</text:span></text:span><text:span text:style-name="CharStyle17"><text:span text:style-name="T26">ď</text:span></text:span><text:span text:style-name="CharStyle17"><text:span text:style-name="T21"> do roboty.</text:span></text:span></text:p>
        <text:p text:style-name="P15"><text:span text:style-name="CharStyle17"><text:span text:style-name="T21">Pazúrikom zadnej nožičky vybrala si zpod krúžkov dolnej strany zadočka šupinku</text:span></text:span><text:span text:style-name="CharStyle26"><text:span text:style-name="T41"> </text:span></text:span><text:span text:style-name="CharStyle17"><text:span text:style-name="T21">vosku, dala si ju medzi kúsadlá a pomiešajúc ju s nieko</text:span></text:span><text:span text:style-name="CharStyle17"><text:span text:style-name="T7">ľ</text:span></text:span><text:span text:style-name="CharStyle17"><text:span text:style-name="T21">kými zrnkami py</text:span></text:span><text:span text:style-name="CharStyle17"><text:span text:style-name="T26">ľ</text:span></text:span><text:span text:style-name="CharStyle17"><text:span text:style-name="T21">u, pripravila ju ku stavbe. Nalepovala šupinku ku šupinke, kým nevystavila šesťboký pravidelný </text:span></text:span><text:soft-page-break/><text:span text:style-name="CharStyle17"><text:span text:style-name="T21">hranol, t. j. bunku.</text:span></text:span></text:p>
        <text:p text:style-name="P15"><text:span text:style-name="CharStyle17"><text:span text:style-name="T21">Jucka dokázala vrchol staviteľského umenia, lebo postavila ná­dobku na med, alebo kolísku pre mla</text:span></text:span><text:span text:style-name="CharStyle17"><text:span text:style-name="T26">ď</text:span></text:span><text:span text:style-name="CharStyle17"><text:span text:style-name="T21">, upotrebením najmenšieho množ­stva staviva. Previedla stavbu, ktorá odolala i najväčšiemu tlaku, pri do­konalej geometrickej presnosti. Dlho sa však pri tejto robote nezdržala, lebo stavebná hmota sa jej cez 6—8 hodín minula, ž</text:span></text:span><text:span text:style-name="CharStyle17"><text:span text:style-name="T7">ľ</text:span></text:span><text:span text:style-name="CharStyle17"><text:span text:style-name="T21">azy sp</text:span></text:span><text:span text:style-name="CharStyle17"><text:span text:style-name="T26">ľ</text:span></text:span><text:span text:style-name="CharStyle17"><text:span text:style-name="T21">asly a pre­pustila svoje miesto inej robotníčke.</text:span></text:span></text:p>
        <text:p text:style-name="P15"><text:span text:style-name="CharStyle17"><text:span text:style-name="T21">Ke</text:span></text:span><text:span text:style-name="CharStyle17"><text:span text:style-name="T26">ď</text:span></text:span><text:span text:style-name="CharStyle17"><text:span text:style-name="T21"> sa Jucka oslobodila od ťarchy voskových platničiek, vrátila sa jej zas predošlá pružnosť a veselá nálada. Cestou uchopila kúsadlami na dne ú</text:span></text:span><text:span text:style-name="CharStyle17"><text:span text:style-name="T7">ľ</text:span></text:span><text:span text:style-name="CharStyle17"><text:span text:style-name="T21">a ležiaci kúsok splesnivelej voštiny a vybehla s ním von. Počasie nebolo práve príhodné na obletovanie a preto sa hne</text:span></text:span><text:span text:style-name="CharStyle17"><text:span text:style-name="T26">ď</text:span></text:span><text:span text:style-name="CharStyle17"><text:span text:style-name="T21"> vrátila zpä</text:span></text:span><text:span text:style-name="CharStyle17"><text:span text:style-name="T26">ť</text:span></text:span><text:span text:style-name="CharStyle17"><text:span text:style-name="T21">. Vyletovaly z ú</text:span></text:span><text:span text:style-name="CharStyle17"><text:span text:style-name="T7">ľ</text:span></text:span><text:span text:style-name="CharStyle17"><text:span text:style-name="T21">a len vonkajšie robotníčky, prinášajúce nektár, py</text:span></text:span><text:span text:style-name="CharStyle17"><text:span text:style-name="T26">ľ</text:span></text:span><text:span text:style-name="CharStyle17"><text:span text:style-name="T21"> a vodu a nieko</text:span></text:span><text:span text:style-name="CharStyle17"><text:span text:style-name="T26">ľ</text:span></text:span><text:span text:style-name="CharStyle17"><text:span text:style-name="T21">ko takých, ktoré vynášaly smeti.</text:span></text:span></text:p>
        <text:p text:style-name="P15"><text:span text:style-name="CharStyle17"><text:span text:style-name="T21">Počasie sa stále zhoršovalo a celkom prerušilo vonkajšiu prácu. Staré včielky, medzi nimi aj Ela, zavesily sa v retiazkach pod rámiky a odpočívaly.</text:span></text:span></text:p>
        <text:p text:style-name="P15"><text:span text:style-name="CharStyle17"><text:span text:style-name="T21">Juckina zpiatočná cesta viedla okolo odpočívajúcich včiel. E</text:span></text:span><text:span text:style-name="CharStyle17"><text:span text:style-name="T1">l</text:span></text:span><text:span text:style-name="CharStyle17"><text:span text:style-name="T21">a ju spozorovala už zďaleka a zavolala na ňu:</text:span></text:span></text:p>
        <text:p text:style-name="P15"><text:span text:style-name="CharStyle17"><text:span text:style-name="T21">„Kadeže sa túlaš, Jucka? Už si domurárčila?“</text:span></text:span></text:p>
        <text:p text:style-name="P15"><text:span text:style-name="CharStyle17"><text:span text:style-name="T21">„Minulý sa mi tehly a preto h</text:span></text:span><text:span text:style-name="CharStyle17"><text:span text:style-name="T7">ľ</text:span></text:span><text:span text:style-name="CharStyle17"><text:span text:style-name="T21">adám inú robotu,“ odpovedala Jucka a bola rada</text:span></text:span><text:span text:style-name="CharStyle17"><text:span text:style-name="T1">,</text:span></text:span><text:span text:style-name="CharStyle17"><text:span text:style-name="T21"> že sa s tetou stretla, lebo dúfala, že bude mať spoločnicu. Nemýlila sa. Ela nemohla ísť do p</text:span></text:span><text:span text:style-name="CharStyle17"><text:span text:style-name="T7">oľ</text:span></text:span><text:span text:style-name="CharStyle17"><text:span text:style-name="T21">a a pre­to pridružila sa k Jucke. Vybraly sa do hĺbky ú</text:span></text:span><text:span text:style-name="CharStyle17"><text:span text:style-name="T7">ľ</text:span></text:span><text:span text:style-name="CharStyle17"><text:span text:style-name="T21">a na rámiky za hniezdom, ktoré pripravovaly mladušky na uskladňovanie medu. Zastavily sa pri robotníč­kach, ktoré už svojím zo­vňajškom prezradz</text:span></text:span><text:span text:style-name="CharStyle17"><text:span text:style-name="T1">ov</text:span></text:span><text:span text:style-name="CharStyle17"><text:span text:style-name="T21">aly, že ich robota nie je závidenia hodná. Čistily komôrky. Väčšina z nich hlavičkami ponorenými do buniek vyrypovaly kúsadlami pri­schnutú škváru, pretkanú jedovatými pliesňami na dne a na bokoch komôrok. Kde-tu </text:span></text:span><text:span text:style-name="CharStyle17"><text:span text:style-name="T26">prinútené </text:span></text:span><text:span text:style-name="CharStyle17"><text:span text:style-name="T21">boly odpratať odporne páchnuce výkaly chorých sestier. Ale ani jedna robota nie je taká jedno­tvárna, aby sa pri dobrej nálade nedala spestriť.</text:span></text:span></text:p>
        <text:p text:style-name="P15"><text:span text:style-name="CharStyle17"><text:span text:style-name="T21">Aj pri tejto robote, azda najodpornejšej v úle, ozýva sa často smiech a veselý krik. Po</text:span></text:span><text:span text:style-name="CharStyle17"><text:span text:style-name="T26">ľ</text:span></text:span><text:span text:style-name="CharStyle17"><text:span text:style-name="T21">ovačka na húsenice motý</text:span></text:span><text:span text:style-name="CharStyle17"><text:span text:style-name="T7">ľ</text:span></text:span><text:span text:style-name="CharStyle17"><text:span text:style-name="T21">a zavijača voskového vie i staré včely rozohniť.</text:span></text:span></text:p>
        <text:p text:style-name="P15"><text:span text:style-name="CharStyle17"><text:span text:style-name="T21">„Teta, po</text:span></text:span><text:span text:style-name="CharStyle17"><text:span text:style-name="T26">ď</text:span></text:span><text:span text:style-name="CharStyle17"><text:span text:style-name="T1">m</text:span></text:span><text:span text:style-name="CharStyle17"><text:span text:style-name="T21">e sa podívať, na čo strežú tie sestry, čo pozerajú do komôrok a pripravené sú každú chví</text:span></text:span><text:span text:style-name="CharStyle17"><text:span text:style-name="T26">ľ</text:span></text:span><text:span text:style-name="CharStyle17"><text:span text:style-name="T1">u</text:span></text:span><text:span text:style-name="CharStyle17"><text:span text:style-name="T21"> chytiť niečo medzi kúsadlá.“</text:span></text:span></text:p>
        <text:p text:style-name="P15"><text:span text:style-name="CharStyle17"><text:span text:style-name="T21">„Majú v robote odporného chrobáka, záškodníka našej práce, kto­rý nám zožiera vosk a tak ničí naše úsilie.“</text:span></text:span></text:p>
        <text:p text:style-name="P15"><text:span text:style-name="CharStyle17"><text:span text:style-name="T21">„A akože sa sem dostal? Prečo ho pustila naša stráž k nám?“</text:span></text:span></text:p>
        <text:p text:style-name="P15"><text:soft-page-break/><text:span text:style-name="CharStyle17"><text:span text:style-name="T21">„On sa v našom úle vyliahol, sniesla ho tu jeho matka, vo for­me malého vajíčka a ponechala jeho vychovanie na nás.“</text:span></text:span></text:p>
        <text:p text:style-name="P15"><text:span text:style-name="CharStyle17"><text:span text:style-name="T21">„To je veru zlá matka, ke</text:span></text:span><text:span text:style-name="CharStyle17"><text:span text:style-name="T26">ď</text:span></text:span><text:span text:style-name="CharStyle17"><text:span text:style-name="T21"> prinesie dieťa na svet a nestará sa oň,“ pohoršila sa Jucka. „Do dobrých rúk ho sverila.“</text:span></text:span></text:p>
        <text:p text:style-name="P15"><text:span text:style-name="CharStyle17"><text:span text:style-name="T21">„Ke</text:span></text:span><text:span text:style-name="CharStyle17"><text:span text:style-name="T26">ď</text:span></text:span><text:span text:style-name="CharStyle17"><text:span text:style-name="T21"> aj ho matka opus­tila, vie si ono chrániť svoj život,“ vysvet</text:span></text:span><text:span text:style-name="CharStyle17"><text:span text:style-name="T7">ľ</text:span></text:span><text:span text:style-name="CharStyle17"><text:span text:style-name="T21">uje Ela. „Schováva sa pred nami do naj­temnejších kútov ú</text:span></text:span><text:span text:style-name="CharStyle17"><text:span text:style-name="T7">ľ</text:span></text:span><text:span text:style-name="CharStyle17"><text:span text:style-name="T21">a, a ke</text:span></text:span><text:span text:style-name="CharStyle17"><text:span text:style-name="T26">ď</text:span></text:span><text:span text:style-name="CharStyle17"><text:span text:style-name="T21"> vyrastie tak, že ho môžeme </text:span></text:span><text:span text:style-name="CharStyle17"><text:span text:style-name="T7">ľ</text:span></text:span><text:span text:style-name="CharStyle17"><text:span text:style-name="T21">ahšie zbadať, opradie si cestu vláknami, ako pavučinou, aby sme sa nemohly k nemu dos­tať. To vieš, že pavučina je proti nám najnebezpečnejšia zbraň, lebo ke</text:span></text:span><text:span text:style-name="CharStyle17"><text:span text:style-name="T26">ď</text:span></text:span><text:span text:style-name="CharStyle17"><text:span text:style-name="T21"> sa naše chl­paté telo s najrôznejšími vý­rastkami dostane do vlákien pavučiny, sme bezmocné. Čím väčšmi sa c</text:span></text:span><text:span text:style-name="CharStyle17"><text:span text:style-name="T1">h</text:span></text:span><text:span text:style-name="CharStyle17"><text:span text:style-name="T21">ceme z nich vyslobodiť, tým väčšmi sa zamotávame. Preto čakajú tamtie robotníčky, kým pažravec vylezie z vlákien, tam si už budú vedieť s ním poradiť.“</text:span></text:span></text:p>
        <text:p text:style-name="P17"><text:span text:style-name="CharStyle17"><text:span text:style-name="T21">„Tam, h</text:span></text:span><text:span text:style-name="CharStyle17"><text:span text:style-name="T26">ľ</text:span></text:span><text:span text:style-name="CharStyle17"><text:span text:style-name="T1">a</text:span></text:span><text:span text:style-name="CharStyle17"><text:span text:style-name="T21">,“ ukazuje Jucka, „niektoré sestry trhajú vlákienka pavuči­ny kúsadlami a vyhryzujú steny buniek, aby sa mohly dostať bližšie k nemu.“</text:span></text:span></text:p>
        <text:p text:style-name="P23"><text:span text:style-name="CharStyle17"><text:span text:style-name="T21">„Ony ho zaženú až na kraj opradenej cesty a potom ho prinútia, aby vyšiel na povrch plášťa a takto ho potom dostanú.“</text:span></text:span></text:p>
        <text:p text:style-name="P15"><text:span text:style-name="CharStyle17"><text:span text:style-name="T21">Sotva dopovedala Ela spôsob po</text:span></text:span><text:span text:style-name="CharStyle17"><text:span text:style-name="T7">ľ</text:span></text:span><text:span text:style-name="CharStyle17"><text:span text:style-name="T21">ovačky, už sa dostala húsenica zav</text:span></text:span><text:span text:style-name="CharStyle17"><text:span text:style-name="T1">i</text:span></text:span><text:span text:style-name="CharStyle17"><text:span text:style-name="T21">jača do kúsadiel po</text:span></text:span><text:span text:style-name="CharStyle17"><text:span text:style-name="T7">ľ</text:span></text:span><text:span text:style-name="CharStyle17"><text:span text:style-name="T21">ovníčok. Naťahujú sa s jej mäkkým, bielym, nefo­remným telom, ako deti s povrazom, kým ju nepretrhnú. Potom pochytí mŕtve telo jedna z po</text:span></text:span><text:span text:style-name="CharStyle17"><text:span text:style-name="T26">ľ</text:span></text:span><text:span text:style-name="CharStyle17"><text:span text:style-name="T21">ovníčok a vynesie ho von.</text:span></text:span></text:p>
        <text:p text:style-name="P15"><text:span text:style-name="CharStyle17"><text:span text:style-name="T21">Jucka nepovažovala toho nemotorného chrobáka za nebezpečného nepriate</text:span></text:span><text:span text:style-name="CharStyle17"><text:span text:style-name="T26">ľ</text:span></text:span><text:span text:style-name="CharStyle17"><text:span text:style-name="T21">a a preto nevedela pochopiť nenávisť, ktorú mu preukazovaly jeho prenasledovate</text:span></text:span><text:span text:style-name="CharStyle17"><text:span text:style-name="T26">ľ</text:span></text:span><text:span text:style-name="CharStyle17"><text:span text:style-name="T21">ky.</text:span></text:span></text:p>
        <text:p text:style-name="P15"><text:span text:style-name="CharStyle17"><text:span text:style-name="T21">Ela zlostne a s opovržením pozrela na mŕtvolu húsenice a ne­ovládala sa, aby n</text:span></text:span><text:span text:style-name="CharStyle17"><text:span text:style-name="T26">e</text:span></text:span><text:span text:style-name="CharStyle17"><text:span text:style-name="T21">prejavila uspokojenie nad víťazstvom svojich družiek.</text:span></text:span></text:p>
        <text:p text:style-name="P15"><text:span text:style-name="CharStyle17"><text:span text:style-name="T21">„Zas o jedného záškodníka menej. Je to pliaga, ktorá sa </text:span></text:span><text:span text:style-name="CharStyle17"><text:span text:style-name="T1">m</text:span></text:span><text:span text:style-name="CharStyle17"><text:span text:style-name="T21">noží, ako huby po daždi a stačí nás za krátky čas zničiť.“</text:span></text:span></text:p>
        <text:p text:style-name="P15"><text:span text:style-name="CharStyle17"><text:span text:style-name="T21">„Dobre, že sme zdravé a nemáme mnoho plástov, inak by sme sa tým potvorám nemohly ubrániť,“ poznamenala jedna robotníčka, ktorá sršala nenávisťou proti odpornému tvoru.</text:span></text:span></text:p>
        <text:p text:style-name="P15"><text:span text:style-name="CharStyle17"><text:span text:style-name="T21">„Keby sme ich mal</text:span></text:span><text:span text:style-name="CharStyle17"><text:span text:style-name="T7">y</text:span></text:span><text:span text:style-name="CharStyle17"><text:span text:style-name="T21"> mnoho, nestačily by sme opravovať stavbu, ve</text:span></text:span><text:span text:style-name="CharStyle17"><text:span text:style-name="T26">ď</text:span></text:span><text:span text:style-name="CharStyle17"><text:span text:style-name="T21"> ko</text:span></text:span><text:span text:style-name="CharStyle17"><text:span text:style-name="T26">ľ</text:span></text:span><text:span text:style-name="CharStyle17"><text:span text:style-name="T21">ko dier nám narobila len jedna táto potvora v komôrkach plásta,</text:span></text:span><text:span text:style-name="CharStyle17"><text:span text:style-name="T1">“ </text:span></text:span><text:span text:style-name="CharStyle17"><text:span text:style-name="T21">dodala Ela a obrátiac sa k Jucke povedala:</text:span></text:span></text:p>
        <text:p text:style-name="P15"><text:span text:style-name="CharStyle17"><text:span text:style-name="T21">„Dajme sa do roboty.“</text:span></text:span></text:p>
        <text:p text:style-name="P15"><text:soft-page-break/><text:span text:style-name="CharStyle17"><text:span text:style-name="T21">Robota šla veselo od ruky. Kúsadlami vyhryzovaly rozcap</text:span></text:span><text:span text:style-name="CharStyle17"><text:span text:style-name="T1">a</text:span></text:span><text:span text:style-name="CharStyle17"><text:span text:style-name="T21">r</text:span></text:span><text:span text:style-name="CharStyle17"><text:span text:style-name="T26">t</text:span></text:span><text:span text:style-name="CharStyle17"><text:span text:style-name="T21">ené výčnelky vošti</text:span></text:span><text:span text:style-name="CharStyle17"><text:span text:style-name="T26">n</text:span></text:span><text:span text:style-name="CharStyle17"><text:span text:style-name="T21">y, jej pevnejšie čiastky vyrovnaly a spojovaly pod</text:span></text:span><text:span text:style-name="CharStyle17"><text:span text:style-name="T26">ľa</text:span></text:span><text:span text:style-name="CharStyle17"><text:span text:style-name="T21"> po­treby. Tam, kde bolo treba trhliny vyplniť voskom, upotrebily na to vosk, kde ho našly hrubšie naložený. Inde Jucka doplňovala stavebnú hmotu zo svojich skromných zásob, tvoriacich sa vo voskových žliazach.</text:span></text:span></text:p>
        <text:p text:style-name="P15"><text:span text:style-name="CharStyle17"><text:span text:style-name="T21">Jucka s tetou boly tak zahrúžené do roboty, že ani nezbadaly, ako pracujú pri nich mnohé robotníčky s rovnakou usilovnosťou až k vyčerpaniu posledných síl. Blíži sa čas najradostnejšej, ale i najúmornejš</text:span></text:span><text:span text:style-name="CharStyle17"><text:span text:style-name="T1">ej</text:span></text:span><text:span text:style-name="CharStyle17"><text:span text:style-name="T21"> roboty, preto je ten shon v práci bez oddychu.</text:span></text:span></text:p>
        <text:p text:style-name="P15"><text:span text:style-name="CharStyle17"><text:span text:style-name="T21">Včielky sú deti prírody. Tak tesne sú spojené so svojou matkou, že pocítia každý jej záchvev a preto sa vča</text:span></text:span><text:span text:style-name="CharStyle17"><text:span text:style-name="T1">s</text:span></text:span><text:span text:style-name="CharStyle17"><text:span text:style-name="T21"> pripravujú na využitie jej darov.</text:span></text:span></text:p>
        <text:p text:style-name="P15"><text:span text:style-name="CharStyle17"><text:span text:style-name="T21">Bezsenné dni a noci umorily Jucku nato</text:span></text:span><text:span text:style-name="CharStyle17"><text:span text:style-name="T26">ľ</text:span></text:span><text:span text:style-name="CharStyle17"><text:span text:style-name="T21">ko, že sa stala prácene­schopnou. Mdlými očami pozerala na tetu, a vzd</text:span></text:span><text:span text:style-name="CharStyle17"><text:span text:style-name="T26">y</text:span></text:span><text:span text:style-name="CharStyle17"><text:span text:style-name="T21">chla si.</text:span></text:span></text:p>
        <text:p text:style-name="P15"><text:span text:style-name="CharStyle17"><text:span text:style-name="T21">„Teta, som na smrť ustat</text:span></text:span><text:span text:style-name="CharStyle17"><text:span text:style-name="T26">á!</text:span></text:span><text:span text:style-name="CharStyle17"><text:span text:style-name="T21">“</text:span></text:span></text:p>
        <text:p text:style-name="P15"><text:span text:style-name="CharStyle17"><text:span text:style-name="T21">„Vojdi do prázdnej bunky a zdriemni si, doporučovala jej Ela.</text:span></text:span></text:p>
        <text:p text:style-name="P15"><text:span text:style-name="CharStyle17"><text:span text:style-name="T21">Kým Jucka odpočívala, Ela zdvojnásobnila svoje sily, aby nahra­dila robotu, ktorá bola zameškaná tým, že jej miláčik odpočíval.</text:span></text:span></text:p>
        <text:p text:style-name="P15"><text:span text:style-name="CharStyle17"><text:span text:style-name="T21">Po krátkom, asi štvrťhodinovom odpočinku, púšťa sa Jucka zas do roboty ako znovuzrodená. Pri návrate medzi svoje družky si všimla, že najväčšia časť starej voštiny sa leskla ako krištál a biele pláste pa­nenskej novostavby visely v rámikoch zavesené, ako ťažké drapérie.</text:span></text:span></text:p>
        <text:p text:style-name="P5"><text:span text:style-name="CharStyle30"><text:span text:style-name="T1"/></text:span></text:p>
        <text:p text:style-name="P9"><text:span text:style-name="CharStyle30"><text:span text:style-name="T1"/></text:span></text:p>
        <text:p text:style-name="P3"><text:span text:style-name="CharStyle4"><text:span text:style-name="T21">Žatva.</text:span></text:span></text:p>
        <text:p text:style-name="P15"><text:span text:style-name="CharStyle17"><text:span text:style-name="T21"/></text:span></text:p>
        <text:p text:style-name="P21"><text:span text:style-name="CharStyle17"><text:span text:style-name="T21">V usilovnej robote vyrušuje včielky spev výzvedk</text:span></text:span><text:span text:style-name="CharStyle17"><text:span text:style-name="T1">yn</text:span></text:span><text:span text:style-name="CharStyle17"><text:span text:style-name="T21">e, ktorá pri­náša svojim družkám radostnú novinu, že našla bohatú pašu.</text:span></text:span></text:p>
        <text:p text:style-name="P15"><text:span text:style-name="CharStyle17"><text:span text:style-name="T21">Zvedavšie robotníčky, najmä mladšie a medzi nimi aj Jucka s te­tou poponáhľajú sa k zástupu, od ktorého sa k nim ozýva spev šťastnej sestr</text:span></text:span><text:span text:style-name="CharStyle17"><text:span text:style-name="T1">y</text:span></text:span><text:span text:style-name="CharStyle17"><text:span text:style-name="T21">:</text:span></text:span></text:p>
        <text:p text:style-name="P20"><text:span text:style-name="CharStyle32"><text:span text:style-name="T21">Prinášam vám zvesť radostnú,</text:span></text:span></text:p>
        <text:p text:style-name="P24"><text:span text:style-name="CharStyle32"><text:span text:style-name="T21">pestré kvety jari kvitnú,</text:span></text:span></text:p>
        <text:p text:style-name="P24"><text:span text:style-name="CharStyle32"><text:span text:style-name="T21">Sviatočný šat si ob</text:span></text:span><text:span text:style-name="CharStyle32"><text:span text:style-name="T1">l</text:span></text:span><text:span text:style-name="CharStyle32"><text:span text:style-name="T21">iekly,</text:span></text:span></text:p>
        <text:p text:style-name="P24"><text:span text:style-name="CharStyle32"><text:span text:style-name="T21">svoje stvoly ozdobily.</text:span></text:span></text:p>
        <text:p text:style-name="P19"><text:soft-page-break/><text:span text:style-name="CharStyle32"><text:span text:style-name="T21"/></text:span></text:p>
        <text:p text:style-name="P24"><text:span text:style-name="CharStyle32"><text:span text:style-name="T21">Rozsievajú prášok zlatý,</text:span></text:span></text:p>
        <text:p text:style-name="P24"><text:span text:style-name="CharStyle32"><text:span text:style-name="T21">by robotný tvor vábily,</text:span></text:span></text:p>
        <text:p text:style-name="P24"><text:span text:style-name="CharStyle32"><text:span text:style-name="T21">V</text:span></text:span><text:span text:style-name="CharStyle32"><text:span text:style-name="T1">ô</text:span></text:span><text:span text:style-name="CharStyle32"><text:span text:style-name="T21">ňu ich som vám doniesla,</text:span></text:span></text:p>
        <text:p text:style-name="P24"><text:span text:style-name="CharStyle32"><text:span text:style-name="T21">v žľaze svojej uschovala.</text:span></text:span></text:p>
        <text:p text:style-name="P19"><text:span text:style-name="CharStyle32"><text:span text:style-name="T21"/></text:span></text:p>
        <text:p text:style-name="P24"><text:span text:style-name="CharStyle32"><text:span text:style-name="T21">Smer cesty vám určí ona,</text:span></text:span></text:p>
        <text:p text:style-name="P24"><text:span text:style-name="CharStyle32"><text:span text:style-name="T21">kde čaká náš rod hostina.</text:span></text:span></text:p>
        <text:p text:style-name="P24"><text:span text:style-name="CharStyle32"><text:span text:style-name="T21">V</text:span></text:span><text:span text:style-name="CharStyle32"><text:span text:style-name="T1">e</text:span></text:span><text:span text:style-name="CharStyle32"><text:span text:style-name="T21">tru fúzy ver pretreme,</text:span></text:span></text:p>
        <text:p text:style-name="P24"><text:span text:style-name="CharStyle32"><text:span text:style-name="T21">predbehnúť sa mu nedáme.</text:span></text:span></text:p>
        <text:p text:style-name="P15"><text:span text:style-name="CharStyle17"><text:span text:style-name="T21"/></text:span></text:p>
        <text:p text:style-name="P21"><text:span text:style-name="CharStyle17"><text:span text:style-name="T21">Jucka nevedela si uvedomiť, či melodický spev a či pôvabný ta­nec spievajúcej sestry sa jej lepšie páčil.</text:span></text:span></text:p>
        <text:p text:style-name="P15"><text:span text:style-name="CharStyle17"><text:span text:style-name="T21">„Jaj, ako pekne tancuj</text:span></text:span><text:span text:style-name="CharStyle17"><text:span text:style-name="T1">e</text:span></text:span><text:span text:style-name="CharStyle17"><text:span text:style-name="T21">!</text:span></text:span><text:span text:style-name="CharStyle17"><text:span text:style-name="T1">“</text:span></text:span><text:span text:style-name="CharStyle17"><text:span text:style-name="T21"> — skríkla Jucka. Sotva badať, že hýbe nohami a predsa natriasa celé telo a ako šibalsky si </text:span></text:span><text:span text:style-name="CharStyle17"><text:span text:style-name="T1">,z</text:span></text:span><text:span text:style-name="CharStyle17"><text:span text:style-name="T21">alomila’ hlavičku, podvihuje zadočok a točí sa majestátne doprava.“</text:span></text:span></text:p>
        <text:p text:style-name="P15"><text:span text:style-name="CharStyle17"><text:span text:style-name="T21">Jucka začarovaná spevom a tancom, precitla na zvláštnu vôňu, ktorá sa roznášala od tancujúcej po zástupu a po okolí. Jásavá radosť prenášala sa na okolostojace robotníčky. V prvom prekvapení počúvaly spev a neskoršie sa aj ony pustily do nôtenia svojej najmilšej piesne.</text:span></text:span></text:p>
        <text:p text:style-name="P15"><text:span text:style-name="CharStyle17"><text:span text:style-name="T1">„</text:span></text:span><text:span text:style-name="CharStyle17"><text:span text:style-name="T21">Odkia</text:span></text:span><text:span text:style-name="CharStyle17"><text:span text:style-name="T1">ľ</text:span></text:span><text:span text:style-name="CharStyle17"><text:span text:style-name="T21"> má naša sestra tú príjemnú vôňu, ve</text:span></text:span><text:span text:style-name="CharStyle17"><text:span text:style-name="T34">ď</text:span></text:span><text:span text:style-name="CharStyle17"><text:span text:style-name="T21"> my takej nemá­me,“ opytuje sa Jucka tety.</text:span></text:span></text:p>
        <text:p text:style-name="P15"><text:span text:style-name="CharStyle17"><text:span text:style-name="T21">„To je vôňa kvetu, na ktorom našla veľké bohatstvo nektáru,“ vysvetľuje jej Ela.</text:span></text:span></text:p>
        <text:p text:style-name="P15"><text:span text:style-name="CharStyle17"><text:span text:style-name="T21">Jucka venuje teraz väčšiu pozornosť spevu chóru a sama tiež za­čína spievať so spievajúcimi sestrami, stojacimi nehybne so zrakom upre­tým na prvú zvestovate</text:span></text:span><text:span text:style-name="CharStyle17"><text:span text:style-name="T34">ľ</text:span></text:span><text:span text:style-name="CharStyle17"><text:span text:style-name="T21">ku radostnej noviny.</text:span></text:span></text:p>
        <text:p text:style-name="P8"><text:span text:style-name="CharStyle32"><text:span text:style-name="T21"/></text:span></text:p>
        <text:p text:style-name="P14"><text:span text:style-name="CharStyle32"><text:span text:style-name="T21">Poďme, le</text:span></text:span><text:span text:style-name="CharStyle32"><text:span text:style-name="T34">ť</text:span></text:span><text:span text:style-name="CharStyle32"><text:span text:style-name="T21">me už na hody,</text:span></text:span></text:p>
        <text:p text:style-name="P14"><text:span text:style-name="CharStyle32"><text:span text:style-name="T21">nektáru sú plné stoly,</text:span></text:span></text:p>
        <text:p text:style-name="P14"><text:span text:style-name="CharStyle32"><text:span text:style-name="T21">Budeme ma</text:span></text:span><text:span text:style-name="CharStyle32"><text:span text:style-name="T34">ť</text:span></text:span><text:span text:style-name="CharStyle32"><text:span text:style-name="T21"> plné hrnce</text:span></text:span></text:p>
        <text:p text:style-name="P14"><text:span text:style-name="CharStyle32"><text:span text:style-name="T21">pre nás i pre de</text:span></text:span><text:span text:style-name="CharStyle32"><text:span text:style-name="T34">ť</text:span></text:span><text:span text:style-name="CharStyle32"><text:span text:style-name="T21">úrence.</text:span></text:span></text:p>
        <text:p text:style-name="P15"><text:span text:style-name="CharStyle17"><text:span text:style-name="T21"/></text:span></text:p>
        <text:p text:style-name="P21"><text:span text:style-name="CharStyle17"><text:span text:style-name="T21">Spev chóru ozýva sa vždy silnejšie a vyvrcholil najmohutnejšie, ke</text:span></text:span><text:span text:style-name="CharStyle17"><text:span text:style-name="T34">ď</text:span></text:span><text:span text:style-name="CharStyle17"><text:span text:style-name="T21"> objavite</text:span></text:span><text:span text:style-name="CharStyle17"><text:span text:style-name="T15">ľ</text:span></text:span><text:span text:style-name="CharStyle17"><text:span text:style-name="T21">ka </text:span></text:span><text:soft-page-break/><text:span text:style-name="CharStyle17"><text:span text:style-name="T21">paše sa pohla smerom k letáču, aby ukázala svojim ses­trám cestu k bohatému pastvisku. Za ňou sa pohol zástup mladých vče­ličiek, ktoré práve dospel</text:span></text:span><text:span text:style-name="CharStyle17"><text:span text:style-name="T16">y</text:span></text:span><text:span text:style-name="CharStyle17"><text:span text:style-name="T21"> pre vonkajšiu prácu. Kde-tu bola medzi mladými zamiešaná i stará robotníčka.</text:span></text:span></text:p>
        <text:p text:style-name="P15"><text:span text:style-name="CharStyle17"><text:span text:style-name="T21">Pri znení posledných akordov p</text:span></text:span><text:span text:style-name="CharStyle17"><text:span text:style-name="T1">ie</text:span></text:span><text:span text:style-name="CharStyle17"><text:span text:style-name="T21">sne, videla Jucka vyletovať svo­je družky z ú</text:span></text:span><text:span text:style-name="CharStyle17"><text:span text:style-name="T16">ľ</text:span></text:span><text:span text:style-name="CharStyle17"><text:span text:style-name="T21">a do objatia prírody, dýchajúcej vlažný, sotva sa </text:span></text:span><text:span text:style-name="CharStyle17"><text:span text:style-name="T1">h</text:span></text:span><text:span text:style-name="CharStyle17"><text:span text:style-name="T21">ýbajúci vzduch a oplývajúcej nespočetným množstvom plodov </text:span></text:span><text:span text:style-name="CharStyle17"><text:span text:style-name="T1">je</text:span></text:span><text:span text:style-name="CharStyle17"><text:span text:style-name="T21">j mladistvého života.</text:span></text:span></text:p>
        <text:p text:style-name="P15"><text:span text:style-name="CharStyle17"><text:span text:style-name="T21">I ona by sa chcela vznášať v pestrých lúčoch slnka do krajov, bohatých na sladký nektár, n</text:span></text:span><text:span text:style-name="CharStyle17"><text:span text:style-name="T1">a</text:span></text:span><text:span text:style-name="CharStyle17"><text:span text:style-name="T21"> utešené nivy prekrásnych hôr, ale jej krýdla sú ešte slabé, nedoniesly by ju zpät</text:span></text:span><text:span text:style-name="CharStyle17"><text:span text:style-name="T35">ť</text:span></text:span><text:span text:style-name="CharStyle17"><text:span text:style-name="T21">s nákladom božského nápoja. Vrátila sa preto do pre­došlej roboty.</text:span></text:span></text:p>
        <text:p text:style-name="P15"><text:span text:style-name="CharStyle17"><text:span text:style-name="T21">Sotva chví</text:span></text:span><text:span text:style-name="CharStyle17"><text:span text:style-name="T35">ľ</text:span></text:span><text:span text:style-name="CharStyle17"><text:span text:style-name="T21">ku pracovala, už sa ozýva nový spev, ale teraz už z viacerých miest ú</text:span></text:span><text:span text:style-name="CharStyle17"><text:span text:style-name="T35">ľ</text:span></text:span><text:span text:style-name="CharStyle17"><text:span text:style-name="T21">a. Priletela aj teta Ela so svojím nákladom nek­táru. Jej tanec a spev — tak sa zdalo Jucke, — bol omnoho ma­lebnejší, ako spev a tanec všetkých ostatných, ktoré doteraz počula a videla.</text:span></text:span></text:p>
        <text:p text:style-name="P15"><text:span text:style-name="CharStyle17"><text:span text:style-name="T21">Ela dokončiac svoj spev a tanec, odovzdala Jucke prinesený nektár. Jucka spojila svoj sosáčik so sosáčikom tety a tak prelialy</text:span></text:span><text:span text:style-name="CharStyle17"><text:span text:style-name="T1"> </text:span></text:span><text:span text:style-name="CharStyle17"><text:span text:style-name="T21">nektár z tetinho volátka do volátka Juckinho. Jucka nedostala nektár v pôvodnom stave, lebo teta ho už po ceste domov čiastočne odparila z vody a pridala mu potrebné látky k rozloženiu cukru na jeho základné složky.</text:span></text:span></text:p>
        <text:p text:style-name="P15"><text:span text:style-name="CharStyle17"><text:span text:style-name="T21">Jucka dokončovala tetkino dielo. Zhustila nektár na taký obsah cukru, aby nemohol kysnúť a previedla tak </text:span></text:span><text:span text:style-name="CharStyle17"><text:span text:style-name="T35">ď</text:span></text:span><text:span text:style-name="CharStyle17"><text:span text:style-name="T21">alšie rozloženie cukru. Takto prepracovaný nektár vliala do bunky a ke</text:span></text:span><text:span text:style-name="CharStyle17"><text:span text:style-name="T35">ď</text:span></text:span><text:span text:style-name="CharStyle17"><text:span text:style-name="T21"> nasal do seba potrebné množstvo mraven</text:span></text:span><text:span text:style-name="CharStyle17"><text:span text:style-name="T1">č</text:span></text:span><text:span text:style-name="CharStyle17"><text:span text:style-name="T21">ej kyseliny, konzervačnej to látky, plnú bunku zadeb­nila tenkým voskovým vekom. Takýmto spôsobom vyrobila z nektáru med.</text:span></text:span></text:p>
        <text:p text:style-name="P15"><text:span text:style-name="CharStyle17"><text:span text:style-name="T21">Touto robotou sa zamestnávalo mnoho Juckiných vrstovníc a tie ani nestačily spracovávať prinesený nektár, lebo húfne sa vracaly domov lietavky s preplnenými volátkami sladkej šťavy.</text:span></text:span></text:p>
        <text:p text:style-name="P15"><text:span text:style-name="CharStyle17"><text:span text:style-name="T21">Všetky mladušky, ktoré mal</text:span></text:span><text:span text:style-name="CharStyle17"><text:span text:style-name="T16">y</text:span></text:span><text:span text:style-name="CharStyle17"><text:span text:style-name="T21"> na starosti prerábať nektár na med, mal</text:span></text:span><text:span text:style-name="CharStyle17"><text:span text:style-name="T16">y</text:span></text:span><text:span text:style-name="CharStyle17"><text:span text:style-name="T21"> plné volátka nektáru a preto lietavky, aby sa nezdrž</text:span></text:span><text:span text:style-name="CharStyle17"><text:span text:style-name="T1">ov</text:span></text:span><text:span text:style-name="CharStyle17"><text:span text:style-name="T21">aly v robote, len čiastočne prepracovaný nektár ukladaly do buniek posledných rámi­kov. Cez noc sa tento nektár prepracoval na med. Preto nemal</text:span></text:span><text:span text:style-name="CharStyle17"><text:span text:style-name="T16">y</text:span></text:span><text:span text:style-name="CharStyle17"><text:span text:style-name="T21"> včielky pokoja ani vo dne ani v noci, pracovalo sa bez prestania ako vo fabrike.</text:span></text:span></text:p>
        <text:p text:style-name="P15"><text:span text:style-name="CharStyle17"><text:span text:style-name="T21">Včielky využívajú všemožne dobu hlavnej snášky a nezameškajú ani sekundy času. Každá sa usiluje pri svojej robote. Najmladšie chovajú plod, od nich staršie </text:span></text:span><text:soft-page-break/><text:span text:style-name="CharStyle17"><text:span text:style-name="T21">stavajú pláste, pripravujú komôrky na med, prerá­bajú nektár na med, konzervujú ho a zavíčkovávajú. Okrem toho starajú sa o vetranie úfa a konajú strážnu službu na letáči. Staré včely, lietavky, zas prinášajú do ú</text:span></text:span><text:span text:style-name="CharStyle17"><text:span text:style-name="T35">ľ</text:span></text:span><text:span text:style-name="CharStyle17"><text:span text:style-name="T21">a nové dodávky nektáru a py</text:span></text:span><text:span text:style-name="CharStyle17"><text:span text:style-name="T16">ľ</text:span></text:span><text:span text:style-name="CharStyle17"><text:span text:style-name="T21">u. V tomto shone ne­majú času obletovať cudzie úle, aby si mohly nabrať z cudzieho majetku, ba nemajú času ani na to, aby od svojich ú</text:span></text:span><text:span text:style-name="CharStyle17"><text:span text:style-name="T16">ľ</text:span></text:span><text:span text:style-name="CharStyle17"><text:span text:style-name="T21">ov odohnaly nepriate</text:span></text:span><text:span text:style-name="CharStyle17"><text:span text:style-name="T16">ľ</text:span></text:span><text:span text:style-name="CharStyle17"><text:span text:style-name="T21">ov, ktorí číhajú na ich bohatstvo. V dobrej snáške zanecháva rod včeličiek nepekné vlastnosti, nezbíja a je shovievavejší aj proti nepriate</text:span></text:span><text:span text:style-name="CharStyle17"><text:span text:style-name="T35">ľ</text:span></text:span><text:span text:style-name="CharStyle17"><text:span text:style-name="T21">om.</text:span></text:span></text:p>
        <text:p text:style-name="P15"><text:span text:style-name="CharStyle17"><text:span text:style-name="T21">Vo ve</text:span></text:span><text:span text:style-name="CharStyle17"><text:span text:style-name="T35">ľ</text:span></text:span><text:span text:style-name="CharStyle17"><text:span text:style-name="T1">k</text:span></text:span><text:span text:style-name="CharStyle17"><text:span text:style-name="T21">ej robote zabúdajú na všetko, čo by ich vyrušilo. Oddávajú sa celou svojou bytosťou jedine tomu, aby nashromaždily čím viac sladkého bohatstva.</text:span></text:span></text:p>
        <text:p text:style-name="P15"><text:span text:style-name="CharStyle17"><text:span text:style-name="T21">Večer po západe slnka uchy</text:span></text:span><text:span text:style-name="CharStyle17"><text:span text:style-name="T35">ľ</text:span></text:span><text:span text:style-name="CharStyle17"><text:span text:style-name="T21">ujú sa lietavky na zaslúžený odpočinok, prav­da, ke</text:span></text:span><text:span text:style-name="CharStyle17"><text:span text:style-name="T35">ď</text:span></text:span><text:span text:style-name="CharStyle17"><text:span text:style-name="T21"> majú dosť mladušiek na vyko­nanie potrebných domácich prác. Ke</text:span></text:span><text:span text:style-name="CharStyle17"><text:span text:style-name="T35">ď</text:span></text:span><text:span text:style-name="CharStyle17"><text:span text:style-name="T21"> je teplá noc, vysadnú si pred letáč ú</text:span></text:span><text:span text:style-name="CharStyle17"><text:span text:style-name="T35">ľ</text:span></text:span><text:span text:style-name="CharStyle17"><text:span text:style-name="T21">a a na ňom čakajú prvé záblesky budú­ceho dňa, aby sa pustily do novej roboty.</text:span></text:span></text:p>
        <text:p text:style-name="P15"><text:span text:style-name="CharStyle17"><text:span text:style-name="T21">Ela pribehla s poslednou nôžkou k Jucke, aby sa s ňou po­rozprávala o denných udalostiach a o svojich zážitkoch.</text:span></text:span></text:p>
        <text:p text:style-name="P15"><text:span text:style-name="CharStyle17"><text:span text:style-name="T21">„Mal</text:span></text:span><text:span text:style-name="CharStyle17"><text:span text:style-name="T16">y</text:span></text:span><text:span text:style-name="CharStyle17"><text:span text:style-name="T21"> sme dnes ve</text:span></text:span><text:span text:style-name="CharStyle17"><text:span text:style-name="T16">ľ</text:span></text:span><text:span text:style-name="CharStyle17"><text:span text:style-name="T21">mi požehnaný deň</text:span></text:span><text:span text:style-name="CharStyle17"><text:span text:style-name="T1">,“</text:span></text:span><text:span text:style-name="CharStyle17"><text:span text:style-name="T21"> začala Ela. „Sestričky naše nás štedre hostily.“</text:span></text:span></text:p>
        <text:p text:style-name="P15"><text:span text:style-name="CharStyle17"><text:span text:style-name="T21">„</text:span></text:span><text:span text:style-name="CharStyle17"><text:span text:style-name="T1">Na</text:span></text:span><text:span text:style-name="CharStyle17"><text:span text:style-name="T21">snášaly ste nám toho to</text:span></text:span><text:span text:style-name="CharStyle17"><text:span text:style-name="T35">ľ</text:span></text:span><text:span text:style-name="CharStyle17"><text:span text:style-name="T21">ko, že sme ani nemal</text:span></text:span><text:span text:style-name="CharStyle17"><text:span text:style-name="T35">y</text:span></text:span><text:span text:style-name="CharStyle17"><text:span text:style-name="T21"> miesta na ukladanie nektáru. Boly sme, veru, prinútené dávať med do komôrok, ktoré sme mal</text:span></text:span><text:span text:style-name="CharStyle17"><text:span text:style-name="T17">y</text:span></text:span><text:span text:style-name="CharStyle17"><text:span text:style-name="T21"> pripravené pre plod a pritom sme musely stavať nové pláste. Robily sme to len tak po kúskoch, kde sme našly v našom tes­nom úle trochu prázdneho miesta.“</text:span></text:span></text:p>
        <text:p text:style-name="P15"><text:span text:style-name="CharStyle17"><text:span text:style-name="T1">Ve</text:span></text:span><text:span text:style-name="CharStyle17"><text:span text:style-name="T17">ľ</text:span></text:span><text:span text:style-name="CharStyle17"><text:span text:style-name="T21">kú robotu sme mal</text:span></text:span><text:span text:style-name="CharStyle17"><text:span text:style-name="T17">y</text:span></text:span><text:span text:style-name="CharStyle17"><text:span text:style-name="T21">, teta! A to teplo, ako v parnom kúpeli. Od ve</text:span></text:span><text:span text:style-name="CharStyle17"><text:span text:style-name="T36">ľ</text:span></text:span><text:span text:style-name="CharStyle17"><text:span text:style-name="T21">kej horúčavy mäkly nám pláste a povo</text:span></text:span><text:span text:style-name="CharStyle17"><text:span text:style-name="T36">ľ</text:span></text:span><text:span text:style-name="CharStyle17"><text:span text:style-name="T21">ovaly pod ťarchou medu, preto sme z nich musely vybrať med a držať ho vo volátkach vonku pred letáčom. Keby sme tak neboly urobily, bol by nás zalial. Ve</text:span></text:span><text:span text:style-name="CharStyle17"><text:span text:style-name="T36">ľ</text:span></text:span><text:span text:style-name="CharStyle17"><text:span text:style-name="T21">mi mnoho mladušiek muselo preto zanechať iné, ve</text:span></text:span><text:span text:style-name="CharStyle17"><text:span text:style-name="T36">ľ</text:span></text:span><text:span text:style-name="CharStyle17"><text:span text:style-name="T21">mi súrne práce. A vyhá­ňanie horúčavy z ú</text:span></text:span><text:span text:style-name="CharStyle17"><text:span text:style-name="T17">ľ</text:span></text:span><text:span text:style-name="CharStyle17"><text:span text:style-name="T21">a zamestnalo tiež mnoho sestier. Nediv sa preto tomu, že sme sa s prácou oneskorily a musíme nahrádzať deň nocou. Pravdu majú sestry, keď tvrdia, že nemáme vhodný ú</text:span></text:span><text:span text:style-name="CharStyle17"><text:span text:style-name="T36">ľ</text:span></text:span><text:span text:style-name="CharStyle17"><text:span text:style-name="T21">.</text:span></text:span></text:p>
        <text:p text:style-name="P15"><text:span text:style-name="CharStyle17"><text:span text:style-name="T21">„Veru, Jucka, náš ú</text:span></text:span><text:span text:style-name="CharStyle17"><text:span text:style-name="T36">ľ</text:span></text:span><text:span text:style-name="CharStyle17"><text:span text:style-name="T21"> nezodpovedá našim terajším pomerom. Je tesný a ťažko sa dá vetrať. Škoda, že sa človek pletie do našej roboty a nesnaží sa ani poznať naše potreby, aby nám pomáhal pri našej práci a neškodil nám svojou nevedomosťou.</text:span></text:span><text:span text:style-name="CharStyle17"><text:span text:style-name="T1">“</text:span></text:span></text:p>
        <text:p text:style-name="P15"><text:span text:style-name="CharStyle17"><text:span text:style-name="T21">„Musím sa vám pochváliť, teta, že som dnes na chví</text:span></text:span><text:span text:style-name="CharStyle17"><text:span text:style-name="T36">ľ</text:span></text:span><text:span text:style-name="CharStyle17"><text:span text:style-name="T21">ku vypo­máhala pri vetraní. Bolo nás pri tejto robote ve</text:span></text:span><text:span text:style-name="CharStyle17"><text:span text:style-name="T36">ľ</text:span></text:span><text:span text:style-name="CharStyle17"><text:span text:style-name="T21">mi mnoho a to všetko také vetroplachy, ako som ja. </text:span></text:span><text:soft-page-break/><text:span text:style-name="CharStyle17"><text:span text:style-name="T21">Postavily sme sa pekne do radov na po­vale a na prednej strane ú</text:span></text:span><text:span text:style-name="CharStyle17"><text:span text:style-name="T36">ľ</text:span></text:span><text:span text:style-name="CharStyle17"><text:span text:style-name="T21">a. Naše rady boly ako nejaká kolóna vojska, dobrá hromádka nás bola pokope. Hlavičkami sme boly obrátené do vnútra ú</text:span></text:span><text:span text:style-name="CharStyle17"><text:span text:style-name="T36">ľ</text:span></text:span><text:span text:style-name="CharStyle17"><text:span text:style-name="T21">a, zadočky sme trocha podvihly a trepotaly sme krídelkami, ako by sme chcely uletieť.“</text:span></text:span></text:p>
        <text:p text:style-name="P15"><text:span text:style-name="CharStyle17"><text:span text:style-name="T21">„Dobre poznám tú robotu,“ prikývla Ela. „Bolo ti tam aspoň chladnejšie, ako dolu, v tej pekelnej horúčave. A bolo ti tam aj veselo.“</text:span></text:span></text:p>
        <text:p text:style-name="P15"><text:span text:style-name="CharStyle17"><text:span text:style-name="T21">„Pravdu máte, teta. Veselá spoločnosť sa tam schádza. Samý smiech a rečiam niet konca-kraja. Počula som tam, že mnohé naše sestry sú nespokoj­né, lebo sa, vraj, nemôžu celkom uplatniť v robote. Niektoré majú mnoho mliečka a nemajú ho komu dávať. Iné zas sú prinútené tratiť voskové platnič­ky, lebo nemajú miesto, kde by mohly stavať. Všetka energia, pochádzajúca zo zázračného pokrmu, ostáva v nás a naše pomery nám nedov</text:span></text:span><text:span text:style-name="CharStyle17"><text:span text:style-name="T17">oľ</text:span></text:span><text:span text:style-name="CharStyle17"><text:span text:style-name="T21">ujú, aby sme ju mohly uplatniť. Vážne sa hovorí, že náš rod bude sa musieť rozdeliť a založiť novú če</text:span></text:span><text:span text:style-name="CharStyle17"><text:span text:style-name="T36">ľ</text:span></text:span><text:span text:style-name="CharStyle17"><text:span text:style-name="T21">a</text:span></text:span><text:span text:style-name="CharStyle17"><text:span text:style-name="T17">ď</text:span></text:span><text:span text:style-name="CharStyle17"><text:span text:style-name="T21">.“</text:span></text:span></text:p>
        <text:p text:style-name="P15"><text:span text:style-name="CharStyle17"><text:span text:style-name="T21">„To som už dávno vedela,“</text:span></text:span><text:span text:style-name="CharStyle17"><text:span text:style-name="T1"> </text:span></text:span><text:span text:style-name="CharStyle17"><text:span text:style-name="T21">prisviedča jej Ela. „Nemáme inej mož­nosti vybŕdnuť z tohto položenia, ako že sa vyroj</text:span></text:span><text:span text:style-name="CharStyle17"><text:span text:style-name="T1">í</text:span></text:span><text:span text:style-name="CharStyle17"><text:span text:style-name="T21">me. Dnes sa to definitívne rozhodlo. Matka totižto položila nieko</text:span></text:span><text:span text:style-name="CharStyle17"><text:span text:style-name="T36">ľ</text:span></text:span><text:span text:style-name="CharStyle17"><text:span text:style-name="T21">ko vajíčok do mištičiek matečníkov.“</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Príprava na rojenie.</text:span></text:span></text:p>
        <text:p text:style-name="P15"><text:span text:style-name="CharStyle17"><text:span text:style-name="T21"/></text:span></text:p>
        <text:p text:style-name="P21"><text:span text:style-name="CharStyle17"><text:span text:style-name="T21">Osud rodiny je rozhodnutý. Chýr o vajíčkach, snesených do miš­tičiek (základov) matečn</text:span></text:span><text:span text:style-name="CharStyle17"><text:span text:style-name="T1">í</text:span></text:span><text:span text:style-name="CharStyle17"><text:span text:style-name="T21">kov sa bleskurýchle rozniesol po celej včelej ríši. Hoci toto rozhodnutie sprevádzala všeobecná túžba prevážn</text:span></text:span><text:span text:style-name="CharStyle17"><text:span text:style-name="T17">e</text:span></text:span><text:span text:style-name="CharStyle17"><text:span text:style-name="T21">j väčšiny ro­botného obyvate</text:span></text:span><text:span text:style-name="CharStyle17"><text:span text:style-name="T36">ľ</text:span></text:span><text:span text:style-name="CharStyle17"><text:span text:style-name="T21">stva, predsa vzrušilo mysle tak starých ako i mladých.</text:span></text:span></text:p>
        <text:p text:style-name="P15"><text:span text:style-name="CharStyle17"><text:span text:style-name="T21">Mladé, neskúsené, plesaly radosťou, že nadchádza čas, kedy budú mať možnosť uvo</text:span></text:span><text:span text:style-name="CharStyle17"><text:span text:style-name="T17">ľ</text:span></text:span><text:span text:style-name="CharStyle17"><text:span text:style-name="T21">niť energiu svojich tiel, nashromaždenú v nich požíva­ním zázračného pokrmu, ktorú doteraz nemohly vybiť pre ve</text:span></text:span><text:span text:style-name="CharStyle17"><text:span text:style-name="T17">ľ</text:span></text:span><text:span text:style-name="CharStyle17"><text:span text:style-name="T21">ký počet mladušiek (krmičiek) pri chove plodu a pre nedostatok miesta v úli pri stavbe plástov.</text:span></text:span></text:p>
        <text:p text:style-name="P15"><text:span text:style-name="CharStyle17"><text:span text:style-name="T21">Staré prijímaly zvesť chladnokrvným uvažovaním o budúcnosti roja. Zriecť sa bohatstva, nashromaždeného ťažkými žertvami drahých životov najstatočnejších tvorov prírody a pustiť sa do neistoty, do neznámeho kraja, kde nielen že si musia vybudovať nový domov od najjednoduch­ších základov, ale treba si tiež nashromaždi</text:span></text:span><text:span text:style-name="CharStyle17"><text:span text:style-name="T17">ť</text:span></text:span><text:span text:style-name="CharStyle17"><text:span text:style-name="T21"> zásoby pre zimný odpoči­nok. Sú to vážne starosti pre skúsenejšie </text:span></text:span><text:soft-page-break/><text:span text:style-name="CharStyle17"><text:span text:style-name="T21">robotníčky vonkajších robôt.</text:span></text:span></text:p>
        <text:p text:style-name="P15"><text:span text:style-name="CharStyle17"><text:span text:style-name="T21">Palácová revolúcia najťažšie dolieha na matku. Ona má urobiť prvý krok k prielomu tradície. Má narušiť s</text:span></text:span><text:span text:style-name="CharStyle17"><text:span text:style-name="T1">úla</text:span></text:span><text:span text:style-name="CharStyle17"><text:span text:style-name="T21">dnú a ničím nehatenú, usilov­nú prácu svojho nešťastného národa. Ona, snesením prvého vajíčka do komôrky matečníka, vypovedá proti sebe ortie</text:span></text:span><text:span text:style-name="CharStyle17"><text:span text:style-name="T36">l</text:span></text:span><text:span text:style-name="CharStyle17"><text:span text:style-name="T21"> vyhnanstva. Ťažko sa jej rozhoduje, či má splodiť zárodok svojej sokyne, požadovaný neúprosným zákonom prírody a tak vyda</text:span></text:span><text:span text:style-name="CharStyle17"><text:span text:style-name="T36">ť</text:span></text:span><text:span text:style-name="CharStyle17"><text:span text:style-name="T21"> seba i svoje deti na milosť a nemilosť neistej budúcnosti.</text:span></text:span></text:p>
        <text:p text:style-name="P15"><text:span text:style-name="CharStyle17"><text:span text:style-name="T21">Iba tr</text:span></text:span><text:span text:style-name="CharStyle17"><text:span text:style-name="T36">ú</text:span></text:span><text:span text:style-name="CharStyle17"><text:span text:style-name="T21">di prijímajú túto zprávu ľahostajne. Oni myslia len na svoje záujmy a preto nemajú nič spoločného so starosťami svojho rodu. Je ich až nápadne mnoho. Pletú sa popod nohy robotniciam, vracajúcim sa s ťažkými bremenami darov požehnanej prírody. Ťarbavým túlaním v uličkách plástov prekážajú čiperným amazonkám v robote a tým len zhoršujú neznesite</text:span></text:span><text:span text:style-name="CharStyle17"><text:span text:style-name="T36">ľ</text:span></text:span><text:span text:style-name="CharStyle17"><text:span text:style-name="T21">né pomery </text:span></text:span><text:span text:style-name="CharStyle17"><text:span text:style-name="T36">č</text:span></text:span><text:span text:style-name="CharStyle17"><text:span text:style-name="T21">e</text:span></text:span><text:span text:style-name="CharStyle17"><text:span text:style-name="T36">ľ</text:span></text:span><text:span text:style-name="CharStyle17"><text:span text:style-name="T21">ade.</text:span></text:span></text:p>
        <text:p text:style-name="P15"><text:span text:style-name="CharStyle17"><text:span text:style-name="T21">Jucka, ako tŕňom posedlá behá po uličkách za tetou, aby si u nej overila najnovšiu novinku, ktorú práve počula od svojej mladšej kamarátky Loly, zamestnenej pri základoch matečníkov.</text:span></text:span></text:p>
        <text:p text:style-name="P15"><text:span text:style-name="CharStyle17"><text:span text:style-name="T21">Našla ju v zástupe starých robotníčiek, ktoré, ako vidieť z váž­nych tvárí shroma</text:span></text:span><text:span text:style-name="CharStyle17"><text:span text:style-name="T1">ž</text:span></text:span><text:span text:style-name="CharStyle17"><text:span text:style-name="T21">dených, majú poradu o ve</text:span></text:span><text:span text:style-name="CharStyle17"><text:span text:style-name="T17">ľ</text:span></text:span><text:span text:style-name="CharStyle17"><text:span text:style-name="T21">mi významných veciach.</text:span></text:span></text:p>
        <text:p text:style-name="P15"><text:span text:style-name="CharStyle17"><text:span text:style-name="T21">Ke</text:span></text:span><text:span text:style-name="CharStyle17"><text:span text:style-name="T36">ď</text:span></text:span><text:span text:style-name="CharStyle17"><text:span text:style-name="T21"> Ela zbadala Jucku, obzerajúcu sa po všetkých stranách, ve­dela, že h</text:span></text:span><text:span text:style-name="CharStyle17"><text:span text:style-name="T17">ľ</text:span></text:span><text:span text:style-name="CharStyle17"><text:span text:style-name="T21">adá ju a preto šla za ňou. Jucka zbadala Elu len vtedy, ke</text:span></text:span><text:span text:style-name="CharStyle17"><text:span text:style-name="T36">ď</text:span></text:span><text:span text:style-name="CharStyle17"><text:span text:style-name="T21"> ju táto oslovila.</text:span></text:span></text:p>
        <text:p text:style-name="P15"><text:span text:style-name="CharStyle17"><text:span text:style-name="T21">„Čo tu h</text:span></text:span><text:span text:style-name="CharStyle17"><text:span text:style-name="T17">ľ</text:span></text:span><text:span text:style-name="CharStyle17"><text:span text:style-name="T21">adáš, Jucka?“</text:span></text:span></text:p>
        <text:p text:style-name="P15"><text:span text:style-name="CharStyle17"><text:span text:style-name="T21">„Vás, teta, Chcem sa vás na niečo opýtať.“ Jucka nevedela ako začať. Ve</text:span></text:span><text:span text:style-name="CharStyle17"><text:span text:style-name="T36">ď</text:span></text:span><text:span text:style-name="CharStyle17"><text:span text:style-name="T21"> chcela prezradiť tajnosť, o ktorej nemala pred nikým hovoriť. K tete ju však pútaly tak dôverné styky, že nemohla pred ňou nič za­mlčať a preto začala:</text:span></text:span></text:p>
        <text:p text:style-name="P15"><text:span text:style-name="CharStyle17"><text:span text:style-name="T21">„Dnes som sa ve</text:span></text:span><text:span text:style-name="CharStyle17"><text:span text:style-name="T36">ľ</text:span></text:span><text:span text:style-name="CharStyle17"><text:span text:style-name="T21">mi dôverne dozvedela, že do jednej mištičky matečníkov, kade má ísť matka, zašantročila jedna šikovná robotníčka obyčajné vajíčko z malej komôrky do kolísky matky. Urobila to, vraj, preto, aby dodala matke odvahu sniesť vajíčka do ostatných komôrok.“</text:span></text:span></text:p>
        <text:p text:style-name="P15"><text:span text:style-name="CharStyle17"><text:span text:style-name="T21">„Nie je to nič nemožného,“ odpovedá Ela. „Ve</text:span></text:span><text:span text:style-name="CharStyle17"><text:span text:style-name="T36">ď</text:span></text:span><text:span text:style-name="CharStyle17"><text:span text:style-name="T21"> je známe, že našej matke, zvyknutej na jednotvárny život, nechce sa púšťať do po­chybných dobrodružstiev, tým menej vtedy, ke</text:span></text:span><text:span text:style-name="CharStyle17"><text:span text:style-name="T36">ď</text:span></text:span><text:span text:style-name="CharStyle17"><text:span text:style-name="T21"> cíti, že jej ťažké telo odvyklo od lietania.“</text:span></text:span></text:p>
        <text:p text:style-name="P15"><text:span text:style-name="CharStyle17"><text:span text:style-name="T21">„Je to možné teta, aby duch nášho rodu dal podnet i k takýmto podvodom?“ búri sa cit statočnej Jucky.</text:span></text:span></text:p>
        <text:p text:style-name="P15"><text:span text:style-name="CharStyle17"><text:span text:style-name="T21">„To nie je podvod, Jucka, ale len znamenie nezmenite</text:span></text:span><text:span text:style-name="CharStyle17"><text:span text:style-name="T17">ľ</text:span></text:span><text:span text:style-name="CharStyle17"><text:span text:style-name="T21">ného roz­hodnutia nás </text:span></text:span><text:soft-page-break/><text:span text:style-name="CharStyle17"><text:span text:style-name="T21">všetkých, dať život novej rodine a rozmnožiť tak náš rod o </text:span></text:span><text:span text:style-name="CharStyle17"><text:span text:style-name="T36">ď</text:span></text:span><text:span text:style-name="CharStyle17"><text:span text:style-name="T21">alší celok. Ke</text:span></text:span><text:span text:style-name="CharStyle17"><text:span text:style-name="T36">ď</text:span></text:span><text:span text:style-name="CharStyle17"><text:span text:style-name="T21"> matka zbadá, že v jednom matečn</text:span></text:span><text:span text:style-name="CharStyle17"><text:span text:style-name="T1">ík</text:span></text:span><text:span text:style-name="CharStyle17"><text:span text:style-name="T21">u je už vajíčko, neodporuje </text:span></text:span><text:span text:style-name="CharStyle17"><text:span text:style-name="T36">ď</text:span></text:span><text:span text:style-name="CharStyle17"><text:span text:style-name="T21">al</text:span></text:span><text:span text:style-name="CharStyle17"><text:span text:style-name="T1">ej</text:span></text:span><text:span text:style-name="CharStyle17"><text:span text:style-name="T21"> požiadavkám celku a sama zanesie 10—20, niekedy i viac matečníkov </text:span></text:span><text:span text:style-name="CharStyle17"><text:span text:style-name="T1">v</text:span></text:span><text:span text:style-name="CharStyle17"><text:span text:style-name="T21">ajíčkami. Ve</text:span></text:span><text:span text:style-name="CharStyle17"><text:span text:style-name="T36">ď</text:span></text:span><text:span text:style-name="CharStyle17"><text:span text:style-name="T21"> ona dobre vie, že jednej sokyni bez­tak musí prepustiť svoje miesto.“</text:span></text:span></text:p>
        <text:p text:style-name="P15"><text:span text:style-name="CharStyle17"><text:span text:style-name="T21">Odo dňa, odkedy sa objavilo prvé vajíčko v mištičke matečníka, usilovný národ akoby očarovaný podlieha ve</text:span></text:span><text:span text:style-name="CharStyle17"><text:span text:style-name="T17">ľ</text:span></text:span><text:span text:style-name="CharStyle17"><text:span text:style-name="T21">k</text:span></text:span><text:span text:style-name="CharStyle17"><text:span text:style-name="T1">ej</text:span></text:span><text:span text:style-name="CharStyle17"><text:span text:style-name="T21"> zmene. U jednej čiastky včiel, posadlých revolučným duchom, javí sa nervozita, splašenosť. Lietavky upúšťajú od príslovečnej usilovnosti, behajú po uličkách, v ktorých sa za riadnych pomerov neobjavujú. Niektoré z nich naplnia si medové volátko medom a vysedujú tak celé dni pod </text:span></text:span><text:span text:style-name="CharStyle17"><text:span text:style-name="T1">rá</text:span></text:span><text:span text:style-name="CharStyle17"><text:span text:style-name="T21">mikami a ke</text:span></text:span><text:span text:style-name="CharStyle17"><text:span text:style-name="T36">ď</text:span></text:span><text:span text:style-name="CharStyle17"><text:span text:style-name="T21"> je tam ve</text:span></text:span><text:span text:style-name="CharStyle17"><text:span text:style-name="T36">ľ</text:span></text:span><text:span text:style-name="CharStyle17"><text:span text:style-name="T21">ká horúčava, vychádzajú von pred letáč. Takto čakajú už od prvého dňa zárodku mladej matky na povel k odletu do neznámych končín sveta.</text:span></text:span></text:p>
        <text:p text:style-name="P15"><text:span text:style-name="CharStyle17"><text:span text:style-name="T21">Mladé, preplnené životnou silou, so žliazami prekypujúcimi mlieč­kom a s voskom preplnenými bruškami behajú po úli, aby našly mies­to kde by u</text:span></text:span><text:span text:style-name="CharStyle17"><text:span text:style-name="T36">ľ</text:span></text:span><text:span text:style-name="CharStyle17"><text:span text:style-name="T21">avily fyzickému tlaku svojho tela.</text:span></text:span></text:p>
        <text:p text:style-name="P15"><text:span text:style-name="CharStyle17"><text:span text:style-name="T21">V terajšej pohnujej dobe nemá Ela chuti na dlhé reči, preto od­chádza od Jucky, aby sa inde dozvedela niečo o blížiacich sa udalostiach, najmä o vyslaní výzvedký</text:span></text:span><text:span text:style-name="CharStyle17"><text:span text:style-name="T1">ň</text:span></text:span><text:span text:style-name="CharStyle17"><text:span text:style-name="T21"> na h</text:span></text:span><text:span text:style-name="CharStyle17"><text:span text:style-name="T36">ľ</text:span></text:span><text:span text:style-name="CharStyle17"><text:span text:style-name="T21">adanie nového domova.</text:span></text:span></text:p>
        <text:p text:style-name="P15"><text:span text:style-name="CharStyle17"><text:span text:style-name="T21">Jucka, ke</text:span></text:span><text:span text:style-name="CharStyle17"><text:span text:style-name="T36">ď</text:span></text:span><text:span text:style-name="CharStyle17"><text:span text:style-name="T21"> osamela, rozbehla sa do hniezda, aby sa podívala na vajíčka mladých matiek. Kade šla, všade videla neobvykle ve</text:span></text:span><text:span text:style-name="CharStyle17"><text:span text:style-name="T36">ľ</text:span></text:span><text:span text:style-name="CharStyle17"><text:span text:style-name="T21">ké množ­stvo vajíčok vo včelných i trúdových bunkách. Prekvapil </text:span></text:span><text:span text:style-name="CharStyle17"><text:span text:style-name="T1">ju</text:span></text:span><text:span text:style-name="CharStyle17"><text:span text:style-name="T21"> najmä ve</text:span></text:span><text:span text:style-name="CharStyle17"><text:span text:style-name="T36">ľ</text:span></text:span><text:span text:style-name="CharStyle17"><text:span text:style-name="T1">k</text:span></text:span><text:span text:style-name="CharStyle17"><text:span text:style-name="T21">ý počet odkrytého a zaviečkovaného trúdieho plodu. V blízkosti plodu trú­dov našla nieko</text:span></text:span><text:span text:style-name="CharStyle17"><text:span text:style-name="T36">ľ</text:span></text:span><text:span text:style-name="CharStyle17"><text:span text:style-name="T21">ko prázdnych mištičiek matečníkov. Dúfala, že cie</text:span></text:span><text:span text:style-name="CharStyle17"><text:span text:style-name="T17">ľ</text:span></text:span><text:span text:style-name="CharStyle17"><text:span text:style-name="T21"> svo­jej cesty nájde uprostred hniezda, kde tepna života rodu bije najprudšie a preto zamierila tam.</text:span></text:span></text:p>
        <text:p text:style-name="P15"><text:span text:style-name="CharStyle17"><text:span text:style-name="T21">Nemýlila sa. Našla tu nielen jednu, alebo dve mištičky mateční­kov, zanesených vajíčkami budúcich matiek, bolo ich tu mnoho. Na dnách belely sa jednoduché vajíčka, záruka to omladenia ich okrídleného rodu. Len tomu sa divila, že ich je tak mnoho, ke</text:span></text:span><text:span text:style-name="CharStyle17"><text:span text:style-name="T36">ď</text:span></text:span><text:span text:style-name="CharStyle17"><text:span text:style-name="T21"> potrebujú len jednu.</text:span></text:span></text:p>
        <text:p text:style-name="P15"><text:span text:style-name="CharStyle17"><text:span text:style-name="T21">„Vítaj, Jucka!“ oslovila ju Lolka, priate</text:span></text:span><text:span text:style-name="CharStyle17"><text:span text:style-name="T36">ľ</text:span></text:span><text:span text:style-name="CharStyle17"><text:span text:style-name="T21">ka od matečníkov. „Istot­ne </text:span></text:span><text:span text:style-name="CharStyle17"><text:span text:style-name="T17">ť</text:span></text:span><text:span text:style-name="CharStyle17"><text:span text:style-name="T21">a k nám prihnala zvedavosť. Však?“</text:span></text:span></text:p>
        <text:p text:style-name="P15"><text:span text:style-name="CharStyle17"><text:span text:style-name="T21">„Áno,“ odvetila Jucka. „Chcela som vidieť zárodky našich budú­cich matiek.“</text:span></text:span></text:p>
        <text:p text:style-name="P15"><text:span text:style-name="CharStyle17"><text:span text:style-name="T21">„Ako to hovoríš, že našich? Či ty nechceš odletieť s rojom? Ne­chala by si starú matku, ktorú zbožňuješ, odletieť bez tvojho doprovodu?“ dohovára jej Lolka.</text:span></text:span></text:p>
        <text:p text:style-name="P15"><text:soft-page-break/><text:span text:style-name="CharStyle17"><text:span text:style-name="T21">„To som nevedela, že stará matka odletí a dobre zásobený do­mov prenechá svojim dcéram. Ďakujem ti, sestra, za poučenie. Svoju matičku neopustím.“</text:span></text:span></text:p>
        <text:p text:style-name="P15"><text:span text:style-name="CharStyle17"><text:span text:style-name="T21">„Žia</text:span></text:span><text:span text:style-name="CharStyle17"><text:span text:style-name="T36">ľ</text:span></text:span><text:span text:style-name="CharStyle17"><text:span text:style-name="T21">bohu, ja musím ostať doma, ve</text:span></text:span><text:span text:style-name="CharStyle17"><text:span text:style-name="T36">ď</text:span></text:span><text:span text:style-name="CharStyle17"><text:span text:style-name="T21"> niekto sa musí venovať deťom, ktoré dorastajú a aj zásoby bude treba doplňovať,“ vzdychla si rezignovane Lolka.</text:span></text:span></text:p>
        <text:p text:style-name="P15"><text:span text:style-name="CharStyle17"><text:span text:style-name="T21">Jucka videla, že vajíčko budúcej matky je celkom také, ako va­jíčko, z ktorého sa vyklubuje robotná včela. Pritom jej prišly na um poučné slová vzdelanej sestry, ktoré počula od nej ešte v časoch, ke</text:span></text:span><text:span text:style-name="CharStyle17"><text:span text:style-name="T36">ď</text:span></text:span><text:span text:style-name="CharStyle17"><text:span text:style-name="T21"> bola v službách matky.</text:span></text:span></text:p>
        <text:p text:style-name="P15"><text:span text:style-name="CharStyle17"><text:span text:style-name="T21">„Lolka, budeme sa teda lúčiť. Ty zostaneš tu a ja poletím do neznámeho kraja, do neistej budúcnosti.“ Nestačila ani dopovedať, čo mala na mysli, lebo priate</text:span></text:span><text:span text:style-name="CharStyle17"><text:span text:style-name="T17">ľ</text:span></text:span><text:span text:style-name="CharStyle17"><text:span text:style-name="T21">ka skočila jej do reči:</text:span></text:span></text:p>
        <text:p text:style-name="P15"><text:span text:style-name="CharStyle17"><text:span text:style-name="T21">„Na lúčenie máme ešte dosť </text:span></text:span><text:span text:style-name="CharStyle17"><text:span text:style-name="T36">č</text:span></text:span><text:span text:style-name="CharStyle17"><text:span text:style-name="T21">asu. Osem dní pre náš krátky ži­vot znamená pätinu života a preto nemáme sa čo ponáh</text:span></text:span><text:span text:style-name="CharStyle17"><text:span text:style-name="T36">ľ</text:span></text:span><text:span text:style-name="CharStyle17"><text:span text:style-name="T21">ať. Stretneme sa ešte mnohokrát a ke</text:span></text:span><text:span text:style-name="CharStyle17"><text:span text:style-name="T36">ď</text:span></text:span><text:span text:style-name="CharStyle17"><text:span text:style-name="T21"> nezabudneš na nás, priletíš sa podívať na svoje priate</text:span></text:span><text:span text:style-name="CharStyle17"><text:span text:style-name="T36">ľ</text:span></text:span><text:span text:style-name="CharStyle17"><text:span text:style-name="T1">k</text:span></text:span><text:span text:style-name="CharStyle17"><text:span text:style-name="T21">y. Dúfam, že nebudete </text:span></text:span><text:span text:style-name="CharStyle17"><text:span text:style-name="T36">ď</text:span></text:span><text:span text:style-name="CharStyle17"><text:span text:style-name="T21">aleko a že sa vám nebude tak zle vodiť, aby si nemohla k nám zaskočiť,“ potešuje ju Lolka.</text:span></text:span></text:p>
        <text:p text:style-name="P15"><text:span text:style-name="CharStyle17"><text:span text:style-name="T21">Jucke, po týchto slovách dobrej kamarátky, otvoril sa naraz nový kruh nádeje, že bude môcť navštíviť priate</text:span></text:span><text:span text:style-name="CharStyle17"><text:span text:style-name="T36">ľ</text:span></text:span><text:span text:style-name="CharStyle17"><text:span text:style-name="T21">ky, ktoré jej tak ve</text:span></text:span><text:span text:style-name="CharStyle17"><text:span text:style-name="T36">ľ</text:span></text:span><text:span text:style-name="CharStyle17"><text:span text:style-name="T21">mi prirástly k srdcu. Uisťovala sa vedomím, že jej zámer môže sa uskutočniť, ve</text:span></text:span><text:span text:style-name="CharStyle17"><text:span text:style-name="T36">ď</text:span></text:span><text:span text:style-name="CharStyle17"><text:span text:style-name="T21"> o spoločenských formách, ako sa má objaviť a chovať pri návšteve cudzej rodiny pred hradnou strážou, poučila ju teta Ela.</text:span></text:span></text:p>
        <text:p text:style-name="P15"><text:span text:style-name="CharStyle17"><text:span text:style-name="T21">Jucka pozrela ešte raz na zárodky mladých matiek, odobrala sa od Lolky a šla zpät za tetou, aby jej oznámila svoje rozhodnutie.</text:span></text:span></text:p>
        <text:p text:style-name="P15"><text:span text:style-name="CharStyle17"><text:span text:style-name="T21">Ela sa práve vracala z vážnej porady lietaviek na svoje obvyklé miesto, pod rámiky medových skladov a tak sa stretly.</text:span></text:span></text:p>
        <text:p text:style-name="P15"><text:span text:style-name="CharStyle17"><text:span text:style-name="T21">„Teta, viem, že aj ty, aj naša mamička idete s rojom, preto som sa i ja rozhodla, pripojiť sa k vám.“ Bez bársakého úvodu vyrukovala Jucka so svojím úmyslom pred tetu Elu.</text:span></text:span></text:p>
        <text:p text:style-name="P15"><text:span text:style-name="CharStyle17"><text:span text:style-name="T21">„Pekne od teba, Jucka, že nás nechceš opustiť, ale musím ťa upozorniť, že odchádzame do neistej budúcnosti, všetko bohatstvo zane­chávame našim sestrám, vezmeme si len to</text:span></text:span><text:span text:style-name="CharStyle17"><text:span text:style-name="T36">ľ</text:span></text:span><text:span text:style-name="CharStyle17"><text:span text:style-name="T21">ko potravy, aby sme vydržaly tri dni a nasťahujeme sa do celkom prázdneho domova. Ba ešte aj tento musíme si od základov vystavať. Ďalej, musíme si nasbierať to</text:span></text:span><text:span text:style-name="CharStyle17"><text:span text:style-name="T36">ľ</text:span></text:span><text:span text:style-name="CharStyle17"><text:span text:style-name="T21">ko medu, aby sme v zime nezomrely hladom. Je to ve</text:span></text:span><text:span text:style-name="CharStyle17"><text:span text:style-name="T36">ľ</text:span></text:span><text:span text:style-name="CharStyle17"><text:span text:style-name="T21">mi vážny krok a preto si to dobre rozmysli,“ usiluje sa Ela odhovoriť Jucku od úmyslu, </text:span></text:span><text:soft-page-break/><text:span text:style-name="CharStyle17"><text:span text:style-name="T21">ktorý by pre ňu mohol znamenať skazu.</text:span></text:span></text:p>
        <text:p text:style-name="P15"><text:span text:style-name="CharStyle17"><text:span text:style-name="T21">Jucka dobre vycítila kam teta mieri týmito varovnými slovami. Ke</text:span></text:span><text:span text:style-name="CharStyle17"><text:span text:style-name="T36">ď</text:span></text:span><text:span text:style-name="CharStyle17"><text:span text:style-name="T21"> si však pomyslela, že by mala zostať doma, cítila, ako jej bolesť srdce sviera. Ona, mladá, plná životnej sily, mala by zbabele ponechať osudu svoje najmilšie? Ke</text:span></text:span><text:span text:style-name="CharStyle17"><text:span text:style-name="T36">ď</text:span></text:span><text:span text:style-name="CharStyle17"><text:span text:style-name="T21"> jej drahá mamička a dobrá teta púšťajú sa odhodlane do neznáma a dávajú svoje živo</text:span></text:span><text:span text:style-name="CharStyle17"><text:span text:style-name="T1">t</text:span></text:span><text:span text:style-name="CharStyle17"><text:span text:style-name="T21">y v sád</text:span></text:span><text:span text:style-name="CharStyle17"><text:span text:style-name="T1">z</text:span></text:span><text:span text:style-name="CharStyle17"><text:span text:style-name="T21">ku, mala by ona zostať v blahobyte, obkľúčená bohatstvom, ktoré ony opúšťajú len kvôli svojmu pokoleniu? Nie, nikdy! Jucka sa rozhodla s konečnou platnosťou, že aj ona pôjde s rojom.</text:span></text:span></text:p>
        <text:p text:style-name="P15"><text:span text:style-name="CharStyle17"><text:span text:style-name="T21">„Nemôžem tu ostať bez vás, milá teta a bez našej drahej mamič­ky a preto, nech sa stane čoko</text:span></text:span><text:span text:style-name="CharStyle17"><text:span text:style-name="T36">ľ</text:span></text:span><text:span text:style-name="CharStyle17"><text:span text:style-name="T21">vek, pôjdem s vami.“</text:span></text:span></text:p>
        <text:p text:style-name="P15"><text:span text:style-name="CharStyle17"><text:span text:style-name="T21">Ele sa ve</text:span></text:span><text:span text:style-name="CharStyle17"><text:span text:style-name="T36">ľ</text:span></text:span><text:span text:style-name="CharStyle17"><text:span text:style-name="T21">mi zapáčily Juckine odhodlané slová a ke</text:span></text:span><text:span text:style-name="CharStyle17"><text:span text:style-name="T36">ď</text:span></text:span><text:span text:style-name="CharStyle17"><text:span text:style-name="T21">že videla, že by bolo zbytočné </text:span></text:span><text:span text:style-name="CharStyle17"><text:span text:style-name="T36">ď</text:span></text:span><text:span text:style-name="CharStyle17"><text:span text:style-name="T21">alej ju odhovárať, pokývl</text:span></text:span><text:span text:style-name="CharStyle17"><text:span text:style-name="T36">a</text:span></text:span><text:span text:style-name="CharStyle17"><text:span text:style-name="T21"> hlavou a hovorí je</text:span></text:span><text:span text:style-name="CharStyle17"><text:span text:style-name="T1">j</text:span></text:span><text:span text:style-name="CharStyle17"><text:span text:style-name="T21">:</text:span></text:span></text:p>
        <text:p text:style-name="P15"><text:span text:style-name="CharStyle17"><text:span text:style-name="T21">„Po</text:span></text:span><text:span text:style-name="CharStyle17"><text:span text:style-name="T36">ď</text:span></text:span><text:span text:style-name="CharStyle17"><text:span text:style-name="T21">, nedbám. Musím ťa však ešte upozorniť, že naša cesta bude dlhá. Našla som na svojej výzvednej ceste, na ktorú ma vypravila star­šina rodu, </text:span></text:span><text:span text:style-name="CharStyle17"><text:span text:style-name="T36">ď</text:span></text:span><text:span text:style-name="CharStyle17"><text:span text:style-name="T21">aleko v horách ve</text:span></text:span><text:span text:style-name="CharStyle17"><text:span text:style-name="T36">ľ</text:span></text:span><text:span text:style-name="CharStyle17"><text:span text:style-name="T21">ký strom s ve</text:span></text:span><text:span text:style-name="CharStyle17"><text:span text:style-name="T36">ľ</text:span></text:span><text:span text:style-name="CharStyle17"><text:span text:style-name="T21">kou dierou. Dobrý by bol pre náš domov. Kedysi, ve</text:span></text:span><text:span text:style-name="CharStyle17"><text:span text:style-name="T36">ľ</text:span></text:span><text:span text:style-name="CharStyle17"><text:span text:style-name="T21">mi dávno, poskytol už ten strom prístrešie niektorému kmeňu našich predkov, lebo vidieť v ňom ešte stopy po mo</text:span></text:span><text:span text:style-name="CharStyle17"><text:span text:style-name="T36">ľ</text:span></text:span><text:span text:style-name="CharStyle17"><text:span text:style-name="T21">ami zožranej stavbe. Teraz tam bývajú mravce.“</text:span></text:span></text:p>
        <text:p text:style-name="P15"><text:span text:style-name="CharStyle17"><text:span text:style-name="T21">„Ve</text:span></text:span><text:span text:style-name="CharStyle17"><text:span text:style-name="T36">ď</text:span></text:span><text:span text:style-name="CharStyle17"><text:span text:style-name="T21"> ony nás tam nepustia,“ namieta Jucka.</text:span></text:span></text:p>
        <text:p text:style-name="P15"><text:span text:style-name="CharStyle17"><text:span text:style-name="T21">„Postaráme sa o to, aby sa utiahly v dolnej čiastke stromu, alebo budeme ich dotia</text:span></text:span><text:span text:style-name="CharStyle17"><text:span text:style-name="T36">ľ</text:span></text:span><text:span text:style-name="CharStyle17"><text:span text:style-name="T21"> preháňať, kým ich to nezunuje a odsťahujú sa od nás.</text:span></text:span></text:p>
        <text:p text:style-name="P15"><text:span text:style-name="CharStyle17"><text:span text:style-name="T21">„Nie je dobre, bývať pod jednou strechou s takými zlodejmi,“ hovorí Jucka a pokračuje: „Najlepšie predsa len bude, zbaviť sa ich, ináč by sme mal</text:span></text:span><text:span text:style-name="CharStyle17"><text:span text:style-name="T17">y</text:span></text:span><text:span text:style-name="CharStyle17"><text:span text:style-name="T21"> s nimi stále opletačky.“</text:span></text:span></text:p>
        <text:p text:style-name="P15"><text:span text:style-name="CharStyle17"><text:span text:style-name="T21">„Sme my len prostomyse</text:span></text:span><text:span text:style-name="CharStyle17"><text:span text:style-name="T17">ľ</text:span></text:span><text:span text:style-name="CharStyle17"><text:span text:style-name="T21">né,</text:span></text:span><text:span text:style-name="CharStyle17"><text:span text:style-name="T1">“</text:span></text:span><text:span text:style-name="CharStyle17"><text:span text:style-name="T21"> zasmiala sa Ela. „Nie sme ešte ani tam a už vyháňame obyvate</text:span></text:span><text:span text:style-name="CharStyle17"><text:span text:style-name="T36">ľ</text:span></text:span><text:span text:style-name="CharStyle17"><text:span text:style-name="T1">ov</text:span></text:span><text:span text:style-name="CharStyle17"><text:span text:style-name="T21"> z ich vlastného hniezda.“</text:span></text:span></text:p>
        <text:p text:style-name="P15"><text:span text:style-name="CharStyle17"><text:span text:style-name="T21">„Kedy len svitne deň nášho ve</text:span></text:span><text:span text:style-name="CharStyle17"><text:span text:style-name="T17">ľ</text:span></text:span><text:span text:style-name="CharStyle17"><text:span text:style-name="T21">ké</text:span></text:span><text:span text:style-name="CharStyle17"><text:span text:style-name="T1">ho</text:span></text:span><text:span text:style-name="CharStyle17"><text:span text:style-name="T21"> sviatku, deň zrodenia no­vého člena nášho rodu? Ve</text:span></text:span><text:span text:style-name="CharStyle17"><text:span text:style-name="T36">ď</text:span></text:span><text:span text:style-name="CharStyle17"><text:span text:style-name="T21">, teta, my sa nerozmnožujeme jednotlivými včielkami, ale len rojením. Lebo, ke</text:span></text:span><text:span text:style-name="CharStyle17"><text:span text:style-name="T36">ď</text:span></text:span><text:span text:style-name="CharStyle17"><text:span text:style-name="T21"> náš rod tvorí jednu bytosť, pozo­stávajúcu z tisícov okrídlených buniek a ten sa rozdvojí, rodí sa vlastne nový člen,“ múdruje Jucka.</text:span></text:span></text:p>
        <text:p text:style-name="P15"><text:span text:style-name="CharStyle17"><text:span text:style-name="T21">„Tak je to!“ prisviedča jej teta a vedie </text:span></text:span><text:span text:style-name="CharStyle17"><text:span text:style-name="T36">ď</text:span></text:span><text:span text:style-name="CharStyle17"><text:span text:style-name="T21">alej rozhovor o </text:span></text:span><text:span text:style-name="CharStyle17"><text:span text:style-name="T36">ď</text:span></text:span><text:span text:style-name="CharStyle17"><text:span text:style-name="T21">alekosiahajúcich príčinách rojenia. „Táto ve</text:span></text:span><text:span text:style-name="CharStyle17"><text:span text:style-name="T36">ľ</text:span></text:span><text:span text:style-name="CharStyle17"><text:span text:style-name="T21">mi vážna udalosť sa v našom rode už dávno pripravuje. Ty si ešte ani nebola na svete, ke</text:span></text:span><text:span text:style-name="CharStyle17"><text:span text:style-name="T36">ď</text:span></text:span><text:span text:style-name="CharStyle17"><text:span text:style-name="T21"> sme sa rozhodly. Mal</text:span></text:span><text:span text:style-name="CharStyle17"><text:span text:style-name="T17">y</text:span></text:span><text:span text:style-name="CharStyle17"><text:span text:style-name="T21"> sme vtedy mnoho chleba, ale medu sa nám dostávalo len po kvapkách a preto jedl</text:span></text:span><text:span text:style-name="CharStyle17"><text:span text:style-name="T17">y</text:span></text:span><text:span text:style-name="CharStyle17"><text:span text:style-name="T21"> sme viac chleba, ako </text:span></text:span><text:soft-page-break/><text:span text:style-name="CharStyle17"><text:span text:style-name="T21">medu. To už si môžeš sama domyslieť, ako nám počaroval ten zázračný prášok. Mal</text:span></text:span><text:span text:style-name="CharStyle17"><text:span text:style-name="T17">y</text:span></text:span><text:span text:style-name="CharStyle17"><text:span text:style-name="T21"> sme mno­ho mliečka a aby sme ho vypotrebovaly, chovaly sme mnoho plodu Plýtvaly sme ním pri chove trúdov, lebo nielen ich plodu ho dávame, ale prikrmujeme ním aj dospelých trúdov. Nepomohlo nám ani to, lebo liahlo sa stále viac mladušiek a matka nemohla nám dať to</text:span></text:span><text:span text:style-name="CharStyle17"><text:span text:style-name="T36">ľ</text:span></text:span><text:span text:style-name="CharStyle17"><text:span text:style-name="T21">ko plodu, aby m</text:span></text:span><text:span text:style-name="CharStyle17"><text:span text:style-name="T1">la</text:span></text:span><text:span text:style-name="CharStyle17"><text:span text:style-name="T21">dušky boly plne zamestnané kŕmením. Ostávaly preto prebytky zázračného pokrmu v nás. Dokia</text:span></text:span><text:span text:style-name="CharStyle17"><text:span text:style-name="T17">ľ</text:span></text:span><text:span text:style-name="CharStyle17"><text:span text:style-name="T21"> sme mal</text:span></text:span><text:span text:style-name="CharStyle17"><text:span text:style-name="T17">y</text:span></text:span><text:span text:style-name="CharStyle17"><text:span text:style-name="T21"> miesto, vybíjaly sme naše sily v stavbe plástov a krotily našu výbojnosť prácou bez oddychu. Vš</text:span></text:span><text:span text:style-name="CharStyle17"><text:span text:style-name="T36">e</text:span></text:span><text:span text:style-name="CharStyle17"><text:span text:style-name="T21">tka táto snaha zbaviť sa životného elánu stroskotala. Nezostáva nám iné východisko dostať sa von zo začarovanej sily kvetových práškov, ako pustiť sa do budovania nového domova.</text:span></text:span></text:p>
        <text:p text:style-name="P15"><text:span text:style-name="CharStyle17"><text:span text:style-name="T21">Týždeň pred tým, ako mala matka dať život prvej dcére, bolo jej už naše rozhodnutie známe a preto nakládla v ten týždeň mnoho plodu. </text:span></text:span><text:span text:style-name="CharStyle17"><text:span text:style-name="T1">A</text:span></text:span><text:span text:style-name="CharStyle17"><text:span text:style-name="T21"> ke</text:span></text:span><text:span text:style-name="CharStyle17"><text:span text:style-name="T36">ď</text:span></text:span><text:span text:style-name="CharStyle17"><text:span text:style-name="T21"> sniesla prvé vajíčka mladých matiek, obmedzila svoju plodnosť, aby bezprostredne pred vyletením roja vyprázdnila obsah va­ječníka a tým u</text:span></text:span><text:span text:style-name="CharStyle17"><text:span text:style-name="T17">ľ</text:span></text:span><text:span text:style-name="CharStyle17"><text:span text:style-name="T21">ahčila váhu svojho tela.</text:span></text:span></text:p>
        <text:p text:style-name="P15"><text:span text:style-name="CharStyle17"><text:span text:style-name="T21">Dnes, pod vlivom všeobecnej vôle rodu, položila vajíčka i do začiatkov matečn</text:span></text:span><text:span text:style-name="CharStyle17"><text:span text:style-name="T1">íkov</text:span></text:span><text:span text:style-name="CharStyle17"><text:span text:style-name="T21">. Z týchto vyliahnu sa za tri dni larvy, ktoré päť dní sa budú kŕmiť krá</text:span></text:span><text:span text:style-name="CharStyle17"><text:span text:style-name="T36">ľ</text:span></text:span><text:span text:style-name="CharStyle17"><text:span text:style-name="T21">ovským pokrmom a zároveň sa budú stavať aj matečníky. Po ôsmich dňoch ukončí sa chov lariev mladých matiek a po­tom sa prikryjú matečníky vypuklým viečkom.</text:span></text:span></text:p>
        <text:p text:style-name="P15"><text:span text:style-name="CharStyle17"><text:span text:style-name="T21">Prvý zaviečkovaný mate</text:span></text:span><text:span text:style-name="CharStyle17"><text:span text:style-name="T1">č</text:span></text:span><text:span text:style-name="CharStyle17"><text:span text:style-name="T21">ník je znamením, že všetky práce pre odlet roja sú hotové a čaká sa len na povel, aby sa roj dal slávnostne na pochod do novej vlasti.“</text:span></text:span></text:p>
        <text:p text:style-name="P15"><text:span text:style-name="CharStyle17"><text:span text:style-name="T21">Jucke bolo teraz už jasné, že ich pochod do neznáma dal by sa len tak odvrátiť, keby nejaká nadprirodzená sila im odobrala tú čiastku robotníc, ktorá sa nemôže uplatniť v robote, alebo keby im bola daná príležitosť využiť svoju energiu vo vlastnej domácnosti.</text:span></text:span></text:p>
        <text:p text:style-name="P15"><text:span text:style-name="CharStyle17"><text:span text:style-name="T21">Predstavovala si to takto: Ak by matka prestala klásť plod, nerodily by sa mladušky a potom mohly by sa uplatniť nespokojné krmičky, ktoré si teraz nevedia rady s mliečkom, alebo ak by sa zväčšil ich domov a bolo by takto miesto pre nové stavby. A konečne našly by plné zamestnanie mnohé nespok</text:span></text:span><text:span text:style-name="CharStyle17"><text:span text:style-name="T1">ojn</text:span></text:span><text:span text:style-name="CharStyle17"><text:span text:style-name="T21">ice aj vtedy, keby zmizly ve</text:span></text:span><text:span text:style-name="CharStyle17"><text:span text:style-name="T36">ľ</text:span></text:span><text:span text:style-name="CharStyle17"><text:span text:style-name="T21">ké zá­soby medu z bohatých skladov.</text:span></text:span></text:p>
        <text:p text:style-name="P15"><text:span text:style-name="CharStyle17"><text:span text:style-name="T21">Tieto myšlienky prišly Jucke na um len tak mimochodom po výklade tety o príčinách ro</text:span></text:span><text:span text:style-name="CharStyle17"><text:span text:style-name="T1">je</text:span></text:span><text:span text:style-name="CharStyle17"><text:span text:style-name="T21">nia a aby zastrela prúd svojho múdr</text:span></text:span><text:span text:style-name="CharStyle17"><text:span text:style-name="T1">ov</text:span></text:span><text:span text:style-name="CharStyle17"><text:span text:style-name="T21">ania, nadviazala na tetine slová:</text:span></text:span></text:p>
        <text:p text:style-name="P15"><text:span text:style-name="CharStyle17"><text:span text:style-name="T21">„Prečo čakáme, dokiaľ nebude prvý matečník zaviečkovaný?“</text:span></text:span></text:p>
        <text:p text:style-name="P15"><text:soft-page-break/><text:span text:style-name="CharStyle17"><text:span text:style-name="T21">„Preto, lebo matička nevyjde prv z úľa, kým nevidí, že jej so­kyňa je zaopatrená. Ke</text:span></text:span><text:span text:style-name="CharStyle17"><text:span text:style-name="T36">ď</text:span></text:span><text:span text:style-name="CharStyle17"><text:span text:style-name="T21"> vidí, že prvý matečník je zaviečkovaný, opanováva ju strach a preto sa musí včas vzdialiť, aby nedala príležitosť svo­jim deťom, mladým matkám, dopustiť sa matkovraždy.“</text:span></text:span></text:p>
        <text:p text:style-name="P15"><text:span text:style-name="CharStyle17"><text:span text:style-name="T21">„Nuž a boly by tieto nev</text:span></text:span><text:span text:style-name="CharStyle17"><text:span text:style-name="T36">ď</text:span></text:span><text:span text:style-name="CharStyle17"><text:span text:style-name="T21">ačnice schopné takejto podlosti?“ opyt</text:span></text:span><text:span text:style-name="CharStyle17"><text:span text:style-name="T1">uje</text:span></text:span><text:span text:style-name="CharStyle17"><text:span text:style-name="T21"> sa Jucka.</text:span></text:span></text:p>
        <text:p text:style-name="P15"><text:span text:style-name="CharStyle17"><text:span text:style-name="T21">„Žiaľbohu je to tak. Sú nás tu desiatky tisícov a žijeme v súlade, ako jedno telo, vo vzájomnej láske. Matky však nesú v sebe akúsi kliatbu, ktorá ich núti do sestrovražedného boja. Matka neznesie pod svojou strechou inú matku, hoci by aj pokrvné príbuzné boly. Preto sa tak ťažko odhodláva sniesť prvé vajíčko do mištičky matečníka, lebo do­bre vie, že táto jej práca bude mať ťažké následky. Zbadala si už zaiste, že teraz, ke</text:span></text:span><text:span text:style-name="CharStyle17"><text:span text:style-name="T36">ď</text:span></text:span><text:span text:style-name="CharStyle17"><text:span text:style-name="T21"> jej sokyňa, pravda, ešte len v podobe nepatrného vajíčka, ju straší, je nespokojná a neistá.“</text:span></text:span></text:p>
        <text:p text:style-name="P15"><text:span text:style-name="CharStyle17"><text:span text:style-name="T21">Osem dní v živote včely je mnoho. Za tento čas pripravujú sa včielky na cestu. Do roboty lietajú väčšinou len tie, ktoré nemajú v úmy­sle rojiť sa. Tie, ktoré sú rozhodnuté vydať sa na cestu, zdržujú sa v prevažnej čiastke dňa doma s h</text:span></text:span><text:span text:style-name="CharStyle17"><text:span text:style-name="T1">rv</text:span></text:span><text:span text:style-name="CharStyle17"><text:span text:style-name="T21">olčekom, naplneným medom, aby boly pripravené, až zaznie povel k odletu.</text:span></text:span></text:p>
        <text:p text:style-name="P15"><text:span text:style-name="CharStyle17"><text:span text:style-name="T21">V posledný deň letia do poľa už len niektoré lietavky, aby si nasbieraly p</text:span></text:span><text:span text:style-name="CharStyle17"><text:span text:style-name="T1">y</text:span></text:span><text:span text:style-name="CharStyle17"><text:span text:style-name="T17">ľ</text:span></text:span><text:span text:style-name="CharStyle17"><text:span text:style-name="T1">o</text:span></text:span><text:span text:style-name="CharStyle17"><text:span text:style-name="T21">vého prášku, lebo zásoby py</text:span></text:span><text:span text:style-name="CharStyle17"><text:span text:style-name="T17">ľ</text:span></text:span><text:span text:style-name="CharStyle17"><text:span text:style-name="T21">u v úli nechávajú nedotknuté.</text:span></text:span></text:p>
        <text:p text:style-name="P15"><text:span text:style-name="CharStyle17"><text:span text:style-name="T21">Nespokojnosť matky vyvrcho</text:span></text:span><text:span text:style-name="CharStyle17"><text:span text:style-name="T36">ľ</text:span></text:span><text:span text:style-name="CharStyle17"><text:span text:style-name="T21">uje </text:span></text:span><text:span text:style-name="CharStyle17"><text:span text:style-name="T1">v</text:span></text:span><text:span text:style-name="CharStyle17"><text:span text:style-name="T21"> ôsmy deň od zaviečkovania prvého matečníka. Za celých týchto osem dní nebrala to</text:span></text:span><text:span text:style-name="CharStyle17"><text:span text:style-name="T17">ľ</text:span></text:span><text:span text:style-name="CharStyle17"><text:span text:style-name="T21">ko pokrmu ako v normálnych dňoch, preto sa tvorenie vajíčok u nej spomalilo. Ke</text:span></text:span><text:span text:style-name="CharStyle17"><text:span text:style-name="T36">ď</text:span></text:span><text:span text:style-name="CharStyle17"><text:span text:style-name="T21"> v posledný deň vyprázdni vaječník, bruško sa jej stáva štíhle, sama sa stáva </text:span></text:span><text:span text:style-name="CharStyle17"><text:span text:style-name="T17">ľ</text:span></text:span><text:span text:style-name="CharStyle17"><text:span text:style-name="T21">ahkou a preto niet obavy, žeby ju neodniesly jej ve</text:span></text:span><text:span text:style-name="CharStyle17"><text:span text:style-name="T36">ľ</text:span></text:span><text:span text:style-name="CharStyle17"><text:span text:style-name="T21">ké krídla tam, kam ju roj zavedie.</text:span></text:span></text:p>
        <text:p text:style-name="P15"><text:span text:style-name="CharStyle17"><text:span text:style-name="T21">Jucka je už tiež celkom splašená. Už tri dni za sebou si napl­ňuje hrvolček medom, aby bola pripravená na cestu. Dobre vie, že z čista-jasna ozve sa povel a že každá musí byť dobre pripravená na cestu. Jej teta je tiež hotová. Má nalepené na zadných nožičkách, v ko­š</text:span></text:span><text:span text:style-name="CharStyle17"><text:span text:style-name="T1">í</text:span></text:span><text:span text:style-name="CharStyle17"><text:span text:style-name="T21">čkoch holene, také ve</text:span></text:span><text:span text:style-name="CharStyle17"><text:span text:style-name="T36">ľ</text:span></text:span><text:span text:style-name="CharStyle17"><text:span text:style-name="T21">ké batôžky propolisu, (vosk, smie</text:span></text:span><text:span text:style-name="CharStyle17"><text:span text:style-name="T1">š</text:span></text:span><text:span text:style-name="CharStyle17"><text:span text:style-name="T21">aný so smolou) že by ich Jucka sotva vládala uniesť.</text:span></text:span></text:p>
        <text:p text:style-name="P15"><text:span text:style-name="CharStyle17"><text:span text:style-name="T21">Statočnému a usilovnému národu praje aj príroda. Je príjemnný, teplý deň. Ani obláčka niet na blankytnom kryte nekonečného sveta. Len jemný vetrík pohráva sa s poddajným lístkom striebornej osiky.</text:span></text:span></text:p>
        <text:p text:style-name="P15"><text:span text:style-name="CharStyle17"><text:span text:style-name="T21">Jucka sa stále zdržuje okolo tety, </text:span></text:span><text:span text:style-name="CharStyle17"><text:span text:style-name="T1">l</text:span></text:span><text:span text:style-name="CharStyle17"><text:span text:style-name="T21">ebo cestu</text:span></text:span><text:span text:style-name="CharStyle17"><text:span text:style-name="T1"> d</text:span></text:span><text:span text:style-name="CharStyle17"><text:span text:style-name="T21">o neznámej krajiny chce prekonať v jej spoločnosti.</text:span></text:span></text:p>
        <text:p text:style-name="P15"><text:soft-page-break/><text:span text:style-name="CharStyle17"><text:span text:style-name="T21">Slniečko vystupuje na vrcholný</text:span></text:span><text:span text:style-name="CharStyle17"><text:span text:style-name="T1"> </text:span></text:span><text:span text:style-name="CharStyle17"><text:span text:style-name="T21">bod svojej cesty a včielky čakajú práve na túto chví</text:span></text:span><text:span text:style-name="CharStyle17"><text:span text:style-name="T36">ľ</text:span></text:span><text:span text:style-name="CharStyle17"><text:span text:style-name="T21">u, aby sa vydaly na cestu, ktorú im určil osud.</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Roj odchádza.</text:span></text:span></text:p>
        <text:p text:style-name="P15"><text:span text:style-name="CharStyle17"><text:span text:style-name="T21"/></text:span></text:p>
        <text:p text:style-name="P21"><text:span text:style-name="CharStyle17"><text:span text:style-name="T21">V dobe, ke</text:span></text:span><text:span text:style-name="CharStyle17"><text:span text:style-name="T36">ď</text:span></text:span><text:span text:style-name="CharStyle17"><text:span text:style-name="T21"> u všetkých kmeňov, robotných </text:span></text:span><text:span text:style-name="CharStyle17"><text:span text:style-name="T1">a</text:span></text:span><text:span text:style-name="CharStyle17"><text:span text:style-name="T21"> statočných detí slnka, mládež prekonáva orientačnú školu, ozývajú sa fanfáry pochodu bohatierskeho rodu, zvestujúce splnenie prísneho zákona prírody — dať život novému pokoleniu.</text:span></text:span></text:p>
        <text:p text:style-name="P15"><text:span text:style-name="CharStyle17"><text:span text:style-name="T21">Blažený pocit radosti z vykonanej povinnosti vyvoláva akordy hymny, vyjadrujúcej spokojnosť. V tejto radostnej, no jednako vážnej chvíli, nepočuť bojovné hlasy výbojných amazoniek, ani nariekavé hlasy skleslosti a žia</text:span></text:span><text:span text:style-name="CharStyle17"><text:span text:style-name="T36">ľ</text:span></text:span><text:span text:style-name="CharStyle17"><text:span text:style-name="T21">u. Všetky sú šťastné a preto zmizol ich bojovný duch. Sú p</text:span></text:span><text:span text:style-name="CharStyle17"><text:span text:style-name="T1">ov</text:span></text:span><text:span text:style-name="CharStyle17"><text:span text:style-name="T21">o</text:span></text:span><text:span text:style-name="CharStyle17"><text:span text:style-name="T36">ľ</text:span></text:span><text:span text:style-name="CharStyle17"><text:span text:style-name="T1">nejš</text:span></text:span><text:span text:style-name="CharStyle17"><text:span text:style-name="T21">ie a k nepoznaniu krotké.</text:span></text:span></text:p>
        <text:p text:style-name="P15"><text:span text:style-name="CharStyle17"><text:span text:style-name="T21">Nebyť presvedčivých znakov spokojného blaha, zrkadliaceho sa na včelách, čulo behajúcich po všetkých, nápadne oživených uličkách ú</text:span></text:span><text:span text:style-name="CharStyle17"><text:span text:style-name="T36">ľ</text:span></text:span><text:span text:style-name="CharStyle17"><text:span text:style-name="T21">a, mohol by sa niekto domnievať, že tento, zmätku sa podobajúci ruch vyvolala nejaká katastrofa.</text:span></text:span></text:p>
        <text:p text:style-name="P15"><text:span text:style-name="CharStyle17"><text:span text:style-name="T21">Zvuky veselej piesne radosti nesú sa nad hustým prúdom včiel, cez úzky letáč, neudržate</text:span></text:span><text:span text:style-name="CharStyle17"><text:span text:style-name="T36">ľ</text:span></text:span><text:span text:style-name="CharStyle17"><text:span text:style-name="T21">ne von, na vo</text:span></text:span><text:span text:style-name="CharStyle17"><text:span text:style-name="T17">ľ</text:span></text:span><text:span text:style-name="CharStyle17"><text:span text:style-name="T21">né priestranstvo, </text:span></text:span><text:span text:style-name="CharStyle17"><text:span text:style-name="T17">a</text:span></text:span><text:span text:style-name="CharStyle17"><text:span text:style-name="T21">by privábily do svojho sprievodu aj nespok</text:span></text:span><text:span text:style-name="CharStyle17"><text:span text:style-name="T1">ojn</text:span></text:span><text:span text:style-name="CharStyle17"><text:span text:style-name="T21">ice cudzích kmeňov.</text:span></text:span></text:p>
        <text:p text:style-name="P15"><text:span text:style-name="CharStyle17"><text:span text:style-name="T21">Ťažko je lúčiť sa s vlasťou. Každá včielka, púšťajúca sa do dobrovo</text:span></text:span><text:span text:style-name="CharStyle17"><text:span text:style-name="T17">ľ</text:span></text:span><text:span text:style-name="CharStyle17"><text:span text:style-name="T21">ného vyhnanstva, zažila tu najblaženejšie časy svojho života. Malý okružný let okolo letáča, brány svojej vlasti, je dojímavým zážitkom kaž­dej, ktorá navždy odchádza zo svojho domova.</text:span></text:span></text:p>
        <text:p text:style-name="P15"><text:span text:style-name="CharStyle17"><text:span text:style-name="T21">Po tomto srdečnom lúčení, pripojujú sa ku krúžiacemu a na </text:span></text:span><text:span text:style-name="CharStyle17"><text:span text:style-name="T36">ď</text:span></text:span><text:span text:style-name="CharStyle17"><text:span text:style-name="T21">alekú cestu pripravenému zástupu oneskorené pútničky. Jasnými lúčami slnka osvetlené, okrídlené bodky poletujúcich včeličiek, podobajú sa ti­sícim trblietajúcim sa hviezdičkám, ktoré sa hne</text:span></text:span><text:span text:style-name="CharStyle17"><text:span text:style-name="T36">ď</text:span></text:span><text:span text:style-name="CharStyle17"><text:span text:style-name="T21"> sráža</text:span></text:span><text:span text:style-name="CharStyle17"><text:span text:style-name="T1">jú</text:span></text:span><text:span text:style-name="CharStyle17"><text:span text:style-name="T21"> do nepreh</text:span></text:span><text:span text:style-name="CharStyle17"><text:span text:style-name="T36">ľ</text:span></text:span><text:span text:style-name="CharStyle17"><text:span text:style-name="T21">adného mračna a hne</text:span></text:span><text:span text:style-name="CharStyle17"><text:span text:style-name="T36">ď</text:span></text:span><text:span text:style-name="CharStyle17"><text:span text:style-name="T21"> zas sa rozletu</text:span></text:span><text:span text:style-name="CharStyle17"><text:span text:style-name="T1">jú</text:span></text:span><text:span text:style-name="CharStyle17"><text:span text:style-name="T21"> v priesvitný závoj.</text:span></text:span></text:p>
        <text:p text:style-name="P15"><text:span text:style-name="CharStyle17"><text:span text:style-name="T21">Ela a Jucka sú stále pohromade. H</text:span></text:span><text:span text:style-name="CharStyle17"><text:span text:style-name="T36">ľ</text:span></text:span><text:span text:style-name="CharStyle17"><text:span text:style-name="T21">adajú matku, aby na ceste do novej vlasti strážily jej bezpečnosť. Nenachádzajú však ani stopy po jej zvláštnej vôni a preto vracajú sa do ú</text:span></text:span><text:span text:style-name="CharStyle17"><text:span text:style-name="T17">ľ</text:span></text:span><text:span text:style-name="CharStyle17"><text:span text:style-name="T21">a, aby ju tam vyh</text:span></text:span><text:span text:style-name="CharStyle17"><text:span text:style-name="T36">ľ</text:span></text:span><text:span text:style-name="CharStyle17"><text:span text:style-name="T21">adaly.</text:span></text:span></text:p>
        <text:p text:style-name="P15"><text:span text:style-name="CharStyle17"><text:span text:style-name="T21">Sprievod matky využíva všetky možné nenásilné prostriedky, aby ju dostal medzi jej </text:span></text:span><text:span text:style-name="CharStyle17"><text:span text:style-name="T17">ľ</text:span></text:span><text:span text:style-name="CharStyle17"><text:span text:style-name="T21">ud, čakajúci na ňu vonku. Matka sa, veru, ve</text:span></text:span><text:span text:style-name="CharStyle17"><text:span text:style-name="T17">ľ</text:span></text:span><text:span text:style-name="CharStyle17"><text:span text:style-name="T21">mi</text:span></text:span><text:span text:style-name="CharStyle19"><text:span text:style-name="T21"> </text:span></text:span><text:span text:style-name="CharStyle17"><text:span text:style-name="T21">ťažko lúči so svojím domovom, v </text:span></text:span><text:soft-page-break/><text:span text:style-name="CharStyle17"><text:span text:style-name="T21">ktorom zanecháva tisíce nedospelých detí a všetko to, čo jej pripomína mnohé ťažké dni a bezsenné noci.</text:span></text:span></text:p>
        <text:p text:style-name="P15"><text:span text:style-name="CharStyle17"><text:span text:style-name="T21">Vychádza posledná za svojím sprievodom.</text:span></text:span></text:p>
        <text:p text:style-name="P15"><text:span text:style-name="CharStyle17"><text:span text:style-name="T21">Poletujúce mračno včiel ju hne</text:span></text:span><text:span text:style-name="CharStyle17"><text:span text:style-name="T37">ď</text:span></text:span><text:span text:style-name="CharStyle17"><text:span text:style-name="T21"> zbadá, lebo vôňa jej tela je taká prenikavá, že ju z</text:span></text:span><text:span text:style-name="CharStyle17"><text:span text:style-name="T37">ď</text:span></text:span><text:span text:style-name="CharStyle17"><text:span text:style-name="T21">aleka pocítia všetky, čo boly na ňu navyknuté.</text:span></text:span></text:p>
        <text:p text:style-name="P15"><text:span text:style-name="CharStyle17"><text:span text:style-name="T21">Do príletu matky boly včielky roztratené po celom okolí, ale jej príletom prestáva bezhlavosť a okraje poletujúceho celku dostávajú jas­nejšie obrysy.</text:span></text:span></text:p>
        <text:p text:style-name="P15"><text:span text:style-name="CharStyle17"><text:span text:style-name="T1">K</text:span></text:span><text:span text:style-name="CharStyle17"><text:span text:style-name="T21"> radostnému zástupu pripojujú sa aj niektoré včielky a trúdy cudzích kmeňov, lebo nemôžu sa dočkať podobnej chvíle u vlastného rodu.</text:span></text:span></text:p>
        <text:p text:style-name="P15"><text:span text:style-name="CharStyle17"><text:span text:style-name="T21">Takto sa do sprievodu dostal aj Pa</text:span></text:span><text:span text:style-name="CharStyle17"><text:span text:style-name="T18">ľ</text:span></text:span><text:span text:style-name="CharStyle17"><text:span text:style-name="T21">ko.</text:span></text:span></text:p>
        <text:p text:style-name="P15"><text:span text:style-name="CharStyle17"><text:span text:style-name="T21">Do melodického chorálu vysťahovalcov miešajú sa nesúzvučné zvuky zvončeka a ostré, chraptivé rinčanie kosy. To človek, ktorý pri tejto príležitosti odel si sviatočný šat nezvyklého strihu. V neobyčajnom úbore, omotaný handrami po celom tele, vyzerá ako múmia. Svojím od­porným zápachom potu, disharmonickými zvukmi primitívnych nástrojov a hlavne vodou, ktorú vystrekuje včielkam priamo na brušká, vyrušuje majestátne vznášajúci sa zástup pútnikov, ktorý spieva žalmy o večnosti svojho rodu.</text:span></text:span></text:p>
        <text:p text:style-name="P15"><text:span text:style-name="CharStyle17"><text:span text:style-name="T21">Tak sa zdá, že práve toto nerozumné zasahovanie človeka do sviatočnej nálady včiel, núti ich, aby sa dvíhaly do výšky, kam ruka človeka nedosiahne.</text:span></text:span></text:p>
        <text:p text:style-name="P15"><text:span text:style-name="CharStyle17"><text:span text:style-name="T21">Pod</text:span></text:span><text:span text:style-name="CharStyle17"><text:span text:style-name="T18">ľa</text:span></text:span><text:span text:style-name="CharStyle17"><text:span text:style-name="T21"> starých zvykov, soskupuje sa zástup vyvandrovalcov v blíz­kosti starého domova v jednom husto obsadenom chumáči. Táto rodová tradícia začína sa usadzovaním malých hlúčkov predných vojov roja na vrcholci stromu, aby vábily k sebe matku a s ňou aj celý jej sprievod.</text:span></text:span></text:p>
        <text:p text:style-name="P15"><text:span text:style-name="CharStyle17"><text:span text:style-name="T21">Matka prisadá k jednému neve</text:span></text:span><text:span text:style-name="CharStyle17"><text:span text:style-name="T37">ľ</text:span></text:span><text:span text:style-name="CharStyle17"><text:span text:style-name="T21">kému hlúčku skúsených lietaviek, medzi ktorými je aj Ela. Tým, že sa matka pridala k tejto malej sku­pinke včiel, hrnie sa k nej celý zástup sprievodu — 40 až 50 tisíc vče­ličiek sadá na jednu hromadu, ktorá sa podobá ve</text:span></text:span><text:span text:style-name="CharStyle17"><text:span text:style-name="T37">ľ</text:span></text:span><text:span text:style-name="CharStyle17"><text:span text:style-name="T21">kému strapcu hrozna.</text:span></text:span></text:p>
        <text:p text:style-name="P15"><text:span text:style-name="CharStyle17"><text:span text:style-name="T1">Ve</text:span></text:span><text:span text:style-name="CharStyle17"><text:span text:style-name="T18">ľ</text:span></text:span><text:span text:style-name="CharStyle17"><text:span text:style-name="T1">k</text:span></text:span><text:span text:style-name="CharStyle17"><text:span text:style-name="T21">é veci sa musia odohrávať v tábore tesne somknutých </text:span></text:span><text:span text:style-name="CharStyle17"><text:span text:style-name="T1">v</text:span></text:span><text:span text:style-name="CharStyle17"><text:span text:style-name="T21">ysťahovalkýň. K</text:span></text:span><text:span text:style-name="CharStyle17"><text:span text:style-name="T37">ľ</text:span></text:span><text:span text:style-name="CharStyle17"><text:span text:style-name="T21">ud vyrušuje len niektorá oneskorená včielka, ktorá z radosti, že našla svoje družky, trepoce krídielkami a h</text:span></text:span><text:span text:style-name="CharStyle17"><text:span text:style-name="T37">ľ</text:span></text:span><text:span text:style-name="CharStyle17"><text:span text:style-name="T21">adá si miesto na nehybne visiacom živom strapci svojich sestier.</text:span></text:span></text:p>
        <text:p text:style-name="P15"><text:span text:style-name="CharStyle17"><text:span text:style-name="T21">V chumáči sa koná ve</text:span></text:span><text:span text:style-name="CharStyle17"><text:span text:style-name="T37">ľ</text:span></text:span><text:span text:style-name="CharStyle17"><text:span text:style-name="T1">m</text:span></text:span><text:span text:style-name="CharStyle17"><text:span text:style-name="T21">i vážny akt. Včely, usadnuté v roji pri­čleňujú sa do sväzku nového kmeňa. Inštalácia členov koná sa pozna­menávaním každej včielky, </text:span></text:span><text:soft-page-break/><text:span text:style-name="CharStyle17"><text:span text:style-name="T21">somknutej v roji, vôňou matky. Ke</text:span></text:span><text:span text:style-name="CharStyle17"><text:span text:style-name="T37">ď</text:span></text:span><text:span text:style-name="CharStyle17"><text:span text:style-name="T21"> niektorá včielka, ktorá sa zúčastnila tohto vážneho obradu, prinútená je z ne</text:span></text:span><text:span text:style-name="CharStyle17"><text:span text:style-name="T1">j</text:span></text:span><text:span text:style-name="CharStyle17"><text:span text:style-name="T21">akých príčin vrátiť sa na svoje staré miesto, už ako cudzinka musí sa vžobrávať do ú</text:span></text:span><text:span text:style-name="CharStyle17"><text:span text:style-name="T37">ľ</text:span></text:span><text:span text:style-name="CharStyle17"><text:span text:style-name="T21">a, ktorý predtým nazývala svojím.</text:span></text:span></text:p>
        <text:p text:style-name="P15"><text:span text:style-name="CharStyle17"><text:span text:style-name="T21">Jucka, ktorá sa ešte za letu stretla s Pa</text:span></text:span><text:span text:style-name="CharStyle17"><text:span text:style-name="T1">ľ</text:span></text:span><text:span text:style-name="CharStyle17"><text:span text:style-name="T21">kom, zároveň s matkou prisadla k Ele.</text:span></text:span></text:p>
        <text:p text:style-name="P15"><text:span text:style-name="CharStyle17"><text:span text:style-name="T21">„Teta, vediem si Paľka,“ ukázala na neho a </text:span></text:span><text:span text:style-name="CharStyle17"><text:span text:style-name="T1">š</text:span></text:span><text:span text:style-name="CharStyle17"><text:span text:style-name="T21">elmovsky sa za­smiala. „Bude nám s ním veselšie,“ doložila a čakala, čo na to povie teta.</text:span></text:span></text:p>
        <text:p text:style-name="P15"><text:span text:style-name="CharStyle17"><text:span text:style-name="T21">„Nám, možno, bude veselšie, ale ako sa u nás bude cítiť Paľko, to neviem. My máme teraz len žobrácku palicu, nebudeme môcť vyho­vieť jeho vyberavým chúťkam,“ odpovedala Ela.</text:span></text:span></text:p>
        <text:p text:style-name="P15"><text:span text:style-name="CharStyle17"><text:span text:style-name="T21">„Nemajte o mňa strach, teta,“ uspokojoval Paľko seba aj tetu. „Už sa len nejako uživím. U vás je ešte mnoho takých, čo majú pre­bytky mliečka a za istý čas nebudú vedieť, čo s ním robiť. Tak sa ob­živím niekoľko dní a potom ako taký tulák vyhľadám si nové, vyhovu­júce miesto.“</text:span></text:span></text:p>
        <text:p text:style-name="P15"><text:span text:style-name="CharStyle17"><text:span text:style-name="T21">„A prečo si odišiel z domu?“ pýta sa ho Jucka.</text:span></text:span></text:p>
        <text:p text:style-name="P15"><text:span text:style-name="CharStyle17"><text:span text:style-name="T21">„Lebo doma sa nás už nabažily. Odkedy majú mladú matku, nechcú o nás ani počuť. Moria nás hladom a preto sme sa rozpŕchli po svete.“</text:span></text:span></text:p>
        <text:p text:style-name="P15"><text:span text:style-name="CharStyle17"><text:span text:style-name="T21">„Nezúfaj, Pa</text:span></text:span><text:span text:style-name="CharStyle17"><text:span text:style-name="T18">ľ</text:span></text:span><text:span text:style-name="CharStyle17"><text:span text:style-name="T21">ko,</text:span></text:span><text:span text:style-name="CharStyle17"><text:span text:style-name="T1">“</text:span></text:span><text:span text:style-name="CharStyle17"><text:span text:style-name="T21"> potešuje ho teta. „Nejako to len bude. Ale, deti, teraz už musím odís</text:span></text:span><text:span text:style-name="CharStyle17"><text:span text:style-name="T37">ť</text:span></text:span><text:span text:style-name="CharStyle17"><text:span text:style-name="T21"> na poradu. Máme sa dohodnúť, kam odtia</text:span></text:span><text:span text:style-name="CharStyle17"><text:span text:style-name="T37">ľ</text:span></text:span><text:span text:style-name="CharStyle17"><text:span text:style-name="T1">t</text:span></text:span><text:span text:style-name="CharStyle17"><text:span text:style-name="T21">o poletíme.“ Ela zakývala tykadlami na rozlúčku a pustila sa hustým zástupom včiel na shromaždenie starších.</text:span></text:span></text:p>
        <text:p text:style-name="P15"><text:span text:style-name="CharStyle17"><text:span text:style-name="T21">Jucka a Pa</text:span></text:span><text:span text:style-name="CharStyle17"><text:span text:style-name="T37">ľ</text:span></text:span><text:span text:style-name="CharStyle17"><text:span text:style-name="T21">ko pozerali na človeka, ktorý ešte stále behal pod ich stromom. Teraz však zanechal nemelodické koncertovanie a aj vodou striekať prestal, ale zato ťahal za sebou dlhý rebrík.</text:span></text:span></text:p>
        <text:p text:style-name="P15"><text:span text:style-name="CharStyle17"><text:span text:style-name="T21">„Istotne si nás chce sobrať,</text:span></text:span><text:span text:style-name="CharStyle17"><text:span text:style-name="T1">“</text:span></text:span><text:span text:style-name="CharStyle17"><text:span text:style-name="T21"> prerušila Jucka krátke ticho.</text:span></text:span></text:p>
        <text:p text:style-name="P15"><text:span text:style-name="CharStyle17"><text:span text:style-name="T21">„Zdá sa, že sa mu to nepodarí. Vyhnal nás vysoko a ako som počul, je už vy</text:span></text:span><text:span text:style-name="CharStyle17"><text:span text:style-name="T18">hľ</text:span></text:span><text:span text:style-name="CharStyle17"><text:span text:style-name="T21">adaný nový domov a preto nebudeme tuná dlho sedieť,“ povedal Pa</text:span></text:span><text:span text:style-name="CharStyle17"><text:span text:style-name="T18">ľ</text:span></text:span><text:span text:style-name="CharStyle17"><text:span text:style-name="T21">ko, ktorý už bol v takýchto veciach skúsený.</text:span></text:span></text:p>
        <text:p text:style-name="P15"><text:span text:style-name="CharStyle17"><text:span text:style-name="T21">Ela sa ťážko predierala cez husto na seba zavesené včielky a preto jej trvalo dosť dlho, kým sa dostala k porade svojich družiek. Sotva sa ukázala známym sestrám, oslovila ju najstaršia, zaiste predsedky</text:span></text:span><text:span text:style-name="CharStyle17"><text:span text:style-name="T37">ň</text:span></text:span><text:span text:style-name="CharStyle17"><text:span text:style-name="T21">a porady.</text:span></text:span></text:p>
        <text:p text:style-name="P15"><text:span text:style-name="CharStyle17"><text:span text:style-name="T21">„Čakáme ťa už netrpezlivo, Ela, dobre že ideš. Musíme sa poponáh</text:span></text:span><text:span text:style-name="CharStyle17"><text:span text:style-name="T37">ľ</text:span></text:span><text:span text:style-name="CharStyle17"><text:span text:style-name="T21">ať, aby sme zmarily úmysle človeka, ktorý nám len vtedy preuka­zuje svoju pozornosť, ke</text:span></text:span><text:span text:style-name="CharStyle17"><text:span text:style-name="T37">ď</text:span></text:span><text:span text:style-name="CharStyle17"><text:span text:style-name="T21"> máme sklady riadne naplnené medom. Aby sme daromn</text:span></text:span><text:span text:style-name="CharStyle17"><text:span text:style-name="T18">e</text:span></text:span><text:span text:style-name="CharStyle17"><text:span text:style-name="T21"> netratily čas, po</text:span></text:span><text:span text:style-name="CharStyle17"><text:span text:style-name="T1">v</text:span></text:span><text:span text:style-name="CharStyle17"><text:span text:style-name="T21">edz nám, sestra, čo si na svojich výzved­ných cestách zistila,“</text:span></text:span></text:p>
        <text:p text:style-name="P15"><text:soft-page-break/><text:span text:style-name="CharStyle17"><text:span text:style-name="T21">Ela sklonila svoje tykadlá až k pätám nožičiek, vyjadrujúc takto svoju úctu poradnému sbo</text:span></text:span><text:span text:style-name="CharStyle17"><text:span text:style-name="T1">ru</text:span></text:span><text:span text:style-name="CharStyle17"><text:span text:style-name="T21"> a začala svoju zprávu:</text:span></text:span></text:p>
        <text:p text:style-name="P15"><text:span text:style-name="CharStyle17"><text:span text:style-name="T21">„Našla som v blízkom lese, asi na štvrť hodiny cesty od nás strom, v ktorom je dostatočne ve</text:span></text:span><text:span text:style-name="CharStyle17"><text:span text:style-name="T37">ľ</text:span></text:span><text:span text:style-name="CharStyle17"><text:span text:style-name="T21">ká dutina, aby sme sa v nej mohly utiahnuť. Vchod do dutiny vydlabal pr</text:span></text:span><text:span text:style-name="CharStyle17"><text:span text:style-name="T18">a</text:span></text:span><text:span text:style-name="CharStyle17"><text:span text:style-name="T21">v</text:span></text:span><text:span text:style-name="CharStyle17"><text:span text:style-name="T37">d</text:span></text:span><text:span text:style-name="CharStyle17"><text:span text:style-name="T21">epodobne </text:span></text:span><text:span text:style-name="CharStyle17"><text:span text:style-name="T37">ď</text:span></text:span><text:span text:style-name="CharStyle17"><text:span text:style-name="T21">ate</text:span></text:span><text:span text:style-name="CharStyle17"><text:span text:style-name="T37">ľ</text:span></text:span><text:span text:style-name="CharStyle17"><text:span text:style-name="T21">, lebo je pekne do okrúhla vysekaný. Strom je zdnuky spráchnivelý a preto budeme si môcť v prípade potreby naše bývanie zväčšiť.“</text:span></text:span></text:p>
        <text:p text:style-name="P15"><text:span text:style-name="CharStyle17"><text:span text:style-name="T21">Elu prerušila v reči jedna so sboru starších:</text:span></text:span></text:p>
        <text:p text:style-name="P15"><text:span text:style-name="CharStyle17"><text:span text:style-name="T21">„Hovorí</text:span></text:span><text:span text:style-name="CharStyle17"><text:span text:style-name="T1">š</text:span></text:span><text:span text:style-name="CharStyle17"><text:span text:style-name="T21">, sestra, že na štvrť hodiny letu, teda pod</text:span></text:span><text:span text:style-name="CharStyle17"><text:span text:style-name="T37">ľ</text:span></text:span><text:span text:style-name="CharStyle17"><text:span text:style-name="T21">a rýchlosti nášich krídiel stojí ten strom na necelých šesť kilometrov od nás. Nie je to </text:span></text:span><text:span text:style-name="CharStyle17"><text:span text:style-name="T37">ď</text:span></text:span><text:span text:style-name="CharStyle17"><text:span text:style-name="T21">aleko. A pozrela si tiež, či v blízkosti našej budúcej domoviny je mnoho kvetov, ktorým budeme konať služby?“</text:span></text:span></text:p>
        <text:p text:style-name="P15"><text:span text:style-name="CharStyle17"><text:span text:style-name="T21">„Lietavala som už dávno do tých krajov a vždy ma vábily najutešenejšie krásky kraja. Videla som, ako vädnú túžbou po nás a ako vysychajú ich bohato prikryté stoly. Umienila som si vtedy, že im po­môžem a teraz mám k tomu príležitosť. Som presvedčená, sestry, že môj návrh prijmete, lebo lepšie miesto nenájdeme nikde.“ Ela dokon­čila svoju zprávu a čakala na rozhodnutie poradného sboru.</text:span></text:span></text:p>
        <text:p text:style-name="P15"><text:span text:style-name="CharStyle17"><text:span text:style-name="T21">Predsedkyňa videla, že zprávu Ely vypočuly prítomné s plným súhlasom, poďakovala Ele za jej dobré služby, ktoré vykonala pre svoj rod a požiadala ju, aby členky poradného sboru odviedla na dodatočný výskum.</text:span></text:span></text:p>
        <text:p text:style-name="P15"><text:span text:style-name="CharStyle17"><text:span text:style-name="T21">Sotva stačila predsedkyňa ukončiť svoju reč, už začal celý sbor krúžiť popri roji a s Elou v čele vybral sa na prehliadku nového domova.</text:span></text:span></text:p>
        <text:p text:style-name="P15"><text:span text:style-name="CharStyle17"><text:span text:style-name="T21">Kým výzvedný sbor bol na ceste k novej vlasti, bleskurýchle sa rozniesol chýr o rozhodnutí rady starších medzi vys</text:span></text:span><text:span text:style-name="CharStyle17"><text:span text:style-name="T1">ť</text:span></text:span><text:span text:style-name="CharStyle17"><text:span text:style-name="T21">ahovalkyňami. Netr­pezliv</text:span></text:span><text:span text:style-name="CharStyle17"><text:span text:style-name="T18">e</text:span></text:span><text:span text:style-name="CharStyle17"><text:span text:style-name="T21"> čakaly na výsledok obhliadky.</text:span></text:span></text:p>
        <text:p text:style-name="P15"><text:span text:style-name="CharStyle17"><text:span text:style-name="T21">Po necelej pol hodine priniesla výzvedná čata ve</text:span></text:span><text:span text:style-name="CharStyle17"><text:span text:style-name="T18">ľ</text:span></text:span><text:span text:style-name="CharStyle17"><text:span text:style-name="T21">mi uspokojivé zpr</text:span></text:span><text:span text:style-name="CharStyle17"><text:span text:style-name="T1">áv</text:span></text:span><text:span text:style-name="CharStyle17"><text:span text:style-name="T21">y. Po jej rozšírení, doteraz nehybne visiaci chumáč začal sa mrviť. </text:span></text:span><text:span text:style-name="CharStyle17"><text:span text:style-name="T1">Vč</text:span></text:span><text:span text:style-name="CharStyle17"><text:span text:style-name="T21">ielky z jeho stredu v</text:span></text:span><text:span text:style-name="CharStyle17"><text:span text:style-name="T1">ys</text:span></text:span><text:span text:style-name="CharStyle17"><text:span text:style-name="T21">kak</text:span></text:span><text:span text:style-name="CharStyle17"><text:span text:style-name="T1">ov</text:span></text:span><text:span text:style-name="CharStyle17"><text:span text:style-name="T21">aly a pobeh</text:span></text:span><text:span text:style-name="CharStyle17"><text:span text:style-name="T1">áv</text:span></text:span><text:span text:style-name="CharStyle17"><text:span text:style-name="T21">aly po hlavičkách ostatných, ešte v chumáči prilepených sestier.</text:span></text:span></text:p>
        <text:p text:style-name="P15"><text:span text:style-name="CharStyle17"><text:span text:style-name="T21">Ela bežala za matkou, aby ju pojala so sebou. Teraz sa už nespierala. Vystrela svoje ve</text:span></text:span><text:span text:style-name="CharStyle17"><text:span text:style-name="T37">ľ</text:span></text:span><text:span text:style-name="CharStyle17"><text:span text:style-name="T21">ké krídla a pustila sa za Elou. O</text:span></text:span><text:span text:style-name="CharStyle17"><text:span text:style-name="T18">n</text:span></text:span><text:span text:style-name="CharStyle17"><text:span text:style-name="T21">y dve viedly celý ve</text:span></text:span><text:span text:style-name="CharStyle17"><text:span text:style-name="T18">ľ</text:span></text:span><text:span text:style-name="CharStyle17"><text:span text:style-name="T21">ký zástup. Vôňa matky rozširovala sa </text:span></text:span><text:span text:style-name="CharStyle17"><text:span text:style-name="T37">ď</text:span></text:span><text:span text:style-name="CharStyle17"><text:span text:style-name="T21">aleko po ceste roja a ako maják ukazovala cestu do raja šťastia, spokojnosti a blahobytu.</text:span></text:span></text:p>
        <text:p text:style-name="P15"><text:span text:style-name="CharStyle17"><text:span text:style-name="T21">Pod stromom ostal stáť len človek, utierajúci si pot s tvári. Teraz už nemá príčinu si ju zaha</text:span></text:span><text:span text:style-name="CharStyle17"><text:span text:style-name="T37">ľ</text:span></text:span><text:span text:style-name="CharStyle17"><text:span text:style-name="T21">ovať. Pozerá za rojom, ktorý ako na pohádkovom koberci sa vznáša istým </text:span></text:span><text:soft-page-break/><text:span text:style-name="CharStyle17"><text:span text:style-name="T21">smerom k lesu, za neďaleký kopec. Zbytočné by mu už bolo teraz za ním bežať. Roj má bystrejšie krídla, ako on nohy.</text:span></text:span></text:p>
        <text:p text:style-name="P15"><text:span text:style-name="CharStyle17"><text:span text:style-name="T21">Neusiloval sa nikdy poznať uš</text:span></text:span><text:span text:style-name="CharStyle17"><text:span text:style-name="T37">ľ</text:span></text:span><text:span text:style-name="CharStyle17"><text:span text:style-name="T21">achtilé zvyky a prísne zákony sta­točných robotn</text:span></text:span><text:span text:style-name="CharStyle17"><text:span text:style-name="T1">íč</text:span></text:span><text:span text:style-name="CharStyle17"><text:span text:style-name="T21">iek rodných nív. Urážal preto vždy ich najsvätejšie city, keď neumelou rukou siahol do svätyne ich šťastného blaha.</text:span></text:span></text:p>
        <text:p text:style-name="P15"><text:span text:style-name="CharStyle17"><text:span text:style-name="T21">Ostal preto sám, s rebríkom opretým o strom.</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U bohatých dedičie</text:span></text:span><text:span text:style-name="CharStyle4"><text:span text:style-name="T1">k</text:span></text:span></text:p>
        <text:p text:style-name="P15"><text:span text:style-name="CharStyle17"><text:span text:style-name="T21"/></text:span></text:p>
        <text:p text:style-name="P21"><text:span text:style-name="CharStyle17"><text:span text:style-name="T21">Dobre sa gazduje, ke</text:span></text:span><text:span text:style-name="CharStyle17"><text:span text:style-name="T37">ď</text:span></text:span><text:span text:style-name="CharStyle17"><text:span text:style-name="T21"> sú plné sklady najjemnejších druhov jar­ného medu, najvyberanejších múčok chlebovín a ke</text:span></text:span><text:span text:style-name="CharStyle17"><text:span text:style-name="T37">ď</text:span></text:span><text:span text:style-name="CharStyle17"><text:span text:style-name="T21"> je stavba dedin­ky statočných detí slnka ukončená.</text:span></text:span></text:p>
        <text:p text:style-name="P15"><text:span text:style-name="CharStyle17"><text:span text:style-name="T21">Všetko toto bohatstvo zostalo včielkam materskej rodiny ako veno od starších sestier, ktoré s</text:span></text:span><text:span text:style-name="CharStyle17"><text:span text:style-name="T37">a </text:span></text:span><text:span text:style-name="CharStyle17"><text:span text:style-name="T21">z vlastného domova odsťahovaly niekam do neznámeho kraja, nesúc so sebou len pevnú vieru vo víťazstvo vlastnej usilovnosti.</text:span></text:span></text:p>
        <text:p text:style-name="P15"><text:span text:style-name="CharStyle17"><text:span text:style-name="T21">Asi na polovicu zmenšený počet robotníc v materskom úle je teraz už úplne zamestnaný. Sedem až osemtisíc hladných hrdiel čaká v šes</text:span></text:span><text:span text:style-name="CharStyle17"><text:span text:style-name="T18">ť</text:span></text:span><text:span text:style-name="CharStyle17"><text:span text:style-name="T21">hranných kolískach na časté dávky jedla. Ďalších nie celkom päť­tisíc chystá sa vyk</text:span></text:span><text:span text:style-name="CharStyle17"><text:span text:style-name="T18">ľ</text:span></text:span><text:span text:style-name="CharStyle17"><text:span text:style-name="T21">uvať z bielej blanky vajíčka a dať sa obsluhovať krmičkami a asi osemnásťtisíc prekonáva prekuklovanie v zasklepených komôrkach.</text:span></text:span></text:p>
        <text:p text:style-name="P15"><text:span text:style-name="CharStyle17"><text:span text:style-name="T21">Tridsaťtisícová armáda robotníčiek čaká na </text:span></text:span><text:span text:style-name="CharStyle17"><text:span text:style-name="T37">č</text:span></text:span><text:span text:style-name="CharStyle17"><text:span text:style-name="T21">as vzkriesenia vo voskových úkrytoch, aby doplnila rady sestier, padlých v borbe o kus chleba a za udržanie rodu.</text:span></text:span></text:p>
        <text:p text:style-name="P15"><text:span text:style-name="CharStyle17"><text:span text:style-name="T21">Lolka je zamestnaná na okraji plásta. Vo ve</text:span></text:span><text:span text:style-name="CharStyle17"><text:span text:style-name="T37">ľ</text:span></text:span><text:span text:style-name="CharStyle17"><text:span text:style-name="T1">k</text:span></text:span><text:span text:style-name="CharStyle17"><text:span text:style-name="T21">ých, trúdových bunkách opatruje plod ťarbavých mládencov, trúdov. Pri nich sú vysta­vané aj majestátne zámky mladých matiek. Ich stavba je odlišná od buniek včiel alebo trúdov. Voskové púzdra kolísok mladých matiek nie sú šes</text:span></text:span><text:span text:style-name="CharStyle17"><text:span text:style-name="T18">ť</text:span></text:span><text:span text:style-name="CharStyle17"><text:span text:style-name="T21">hranné, ale oblé. Podobajú sa žalu</text:span></text:span><text:span text:style-name="CharStyle17"><text:span text:style-name="T37">ď</text:span></text:span><text:span text:style-name="CharStyle17"><text:span text:style-name="T21">om, prilepeným hrubším kon­com na kraji plásta. Vnútro matečníka je hladké. Jeho vonkajšia strana je pobrázdená nepatrnými výčnelkami </text:span></text:span><text:span text:style-name="CharStyle17"><text:span text:style-name="T1">ne</text:span></text:span><text:span text:style-name="CharStyle17"><text:span text:style-name="T21">pravidelných šesťuholníkov, kto­rých obrysy sa tratia ku koncu matečníka.</text:span></text:span></text:p>
        <text:p text:style-name="P15"><text:span text:style-name="CharStyle17"><text:span text:style-name="T21">Okolo plodu trúdov, najmä však okolo matečníkov je obzvlášť čulý život. Tu sa odohrávajú najvážnejšie momenty života včiel. Tu, v matečníkoch je ukrytá všetka </text:span></text:span><text:soft-page-break/><text:span text:style-name="CharStyle17"><text:span text:style-name="T21">nádej na život rodiny.</text:span></text:span></text:p>
        <text:p text:style-name="P15"><text:span text:style-name="CharStyle17"><text:span text:style-name="T21">K Lolke pristupuje práve robotníčka od stráže zámkov matiek a vychva</text:span></text:span><text:span text:style-name="CharStyle17"><text:span text:style-name="T18">ľ</text:span></text:span><text:span text:style-name="CharStyle17"><text:span text:style-name="T21">uje sa so svojím zamestnaním:</text:span></text:span></text:p>
        <text:p text:style-name="P15"><text:span text:style-name="CharStyle17"><text:span text:style-name="T21">Zastávam ve</text:span></text:span><text:span text:style-name="CharStyle17"><text:span text:style-name="T18">ľ</text:span></text:span><text:span text:style-name="CharStyle17"><text:span text:style-name="T21">mi zodpovedné miesto pri ošetrovaní jednej z našich budúcich matiek. Starám sa, aby mladá princezná mala stále 34—35 stu</text:span></text:span><text:span text:style-name="CharStyle17"><text:span text:style-name="T37">pň</text:span></text:span><text:span text:style-name="CharStyle17"><text:span text:style-name="T21">ov tepla, preto jej kolíska musí byť neprestajne obsadená a zohrievaná sestrami. Doteraz sa nám práca dobre darí a dúfam, že ani v budúc­nosti nebudeme mať príčiny ponosovať sa. Po troch dňoch blanka vajíč­ka matky pukla a vyšla z neho drobulinká larvička. Povolaly sme k nej najlepšie kuchárky ú</text:span></text:span><text:span text:style-name="CharStyle17"><text:span text:style-name="T37">ľ</text:span></text:span><text:span text:style-name="CharStyle17"><text:span text:style-name="T21">a, ktoré sa svedomit</text:span></text:span><text:span text:style-name="CharStyle17"><text:span text:style-name="T18">e</text:span></text:span><text:span text:style-name="CharStyle17"><text:span text:style-name="T21"> starajú, aby ich chovanica dostávala najvýživnej</text:span></text:span><text:span text:style-name="CharStyle17"><text:span text:style-name="T1">š</text:span></text:span><text:span text:style-name="CharStyle17"><text:span text:style-name="T21">ie jedlá a ešte aj teraz jej dávajú také ve</text:span></text:span><text:span text:style-name="CharStyle17"><text:span text:style-name="T37">ľ</text:span></text:span><text:span text:style-name="CharStyle17"><text:span text:style-name="T21">ké dávky, že až v nich pláva. Dnes, po piatich dňoch, vypovedala už službu ku­chárkam; nechce jesť. Zasklepily sme jej zámok, aby za </text:span></text:span><text:span text:style-name="CharStyle17"><text:span text:style-name="T37">ď</text:span></text:span><text:span text:style-name="CharStyle17"><text:span text:style-name="T21">alších osem dní prekonávala svoj prerod z húsenice na kuklu a potom na matku.“</text:span></text:span></text:p>
        <text:p text:style-name="P15"><text:span text:style-name="CharStyle17"><text:span text:style-name="T21">Lolku zaujímajú sebavedomé slová priate</text:span></text:span><text:span text:style-name="CharStyle17"><text:span text:style-name="T37">ľ</text:span></text:span><text:span text:style-name="CharStyle17"><text:span text:style-name="T21">ky, lebo o vývoji matky ešte doteraz nebola poučená. Teší sa, že patrí do spoločnosti, ktorej kaž­dý člen pracuje v záujme dobra všetkých a bo</text:span></text:span><text:span text:style-name="CharStyle17"><text:span text:style-name="T1">l</text:span></text:span><text:span text:style-name="CharStyle17"><text:span text:style-name="T21">a pyšná, že pojem sebec­kosti je v jej rode neznámy. Aby zdôraznila ve</text:span></text:span><text:span text:style-name="CharStyle17"><text:span text:style-name="T37">ľ</text:span></text:span><text:span text:style-name="CharStyle17"><text:span text:style-name="T21">ký význam práce robot­níčky zalichotí je</text:span></text:span><text:span text:style-name="CharStyle17"><text:span text:style-name="T1">j</text:span></text:span><text:span text:style-name="CharStyle17"><text:span text:style-name="T21">:</text:span></text:span></text:p>
        <text:p text:style-name="P15"><text:span text:style-name="CharStyle17"><text:span text:style-name="T21">„Od vašej práce závisí budúcnosť rodu. Keby ste urobily chybu vo výchove matiek, odniesly by sme následky vašej chyby my všetky i jej pokolenie. Preto je ve</text:span></text:span><text:span text:style-name="CharStyle17"><text:span text:style-name="T37">ľ</text:span></text:span><text:span text:style-name="CharStyle17"><text:span text:style-name="T21">mi správne, že chovu matiek venujete takú úzkostlivú starostlivosť.“</text:span></text:span></text:p>
        <text:p text:style-name="P15"><text:span text:style-name="CharStyle17"><text:span text:style-name="T21">„Ani vaša robota nie je menej cenná,“ usiluje sa skromná ro­botníčka Lolke odporovať. „Staráte sa, aby ste dochovaly zdatných trú­dov, ktorí sú jednako potrební na zabezpečenie rodu. Nebyť ich, nebolo by nás!“ dokončuje svoje slová robotníčka.</text:span></text:span></text:p>
        <text:p text:style-name="P15"><text:span text:style-name="CharStyle17"><text:span text:style-name="T21">„To máš pravdu, milá sestra,“ poznamenáva Lolka. „Konáme však tiež len svoju povinnosť A m</text:span></text:span><text:span text:style-name="CharStyle17"><text:span text:style-name="T19">ô</text:span></text:span><text:span text:style-name="CharStyle17"><text:span text:style-name="T21">žem ti prezradiť, že pri chove trúdov zanechávame našu príslovečnú šporivosť, ba stávame sa priamo hýriacimi márnotratnicami.“</text:span></text:span></text:p>
        <text:p text:style-name="P15"><text:span text:style-name="CharStyle17"><text:span text:style-name="T21">„Nečuduj sa, Lolka, ve</text:span></text:span><text:span text:style-name="CharStyle17"><text:span text:style-name="T38">ď</text:span></text:span><text:span text:style-name="CharStyle17"><text:span text:style-name="T21"> i my sme živé tvory a máme tiež právo na lásku. A ke</text:span></text:span><text:span text:style-name="CharStyle17"><text:span text:style-name="T38">ď</text:span></text:span><text:span text:style-name="CharStyle17"><text:span text:style-name="T21"> sa ona prejavuje len čisto citov</text:span></text:span><text:span text:style-name="CharStyle17"><text:span text:style-name="T19">e</text:span></text:span><text:span text:style-name="CharStyle17"><text:span text:style-name="T21">, je tým pevnejšia a vyžaduje od nás väčšie hmotné obete.“</text:span></text:span></text:p>
        <text:p text:style-name="P15"><text:span text:style-name="CharStyle17"><text:span text:style-name="T21">„Máš pravdu, sestra. Tí naši junáci nás mnoho stoja. Ich vajíč­ka musíme zohrievať ako ktorékoľvek iné vajíčko, ale ich larve sme už prinútené dávať štyrikrát tak výživnú potravu, akú dávame zárodkom robotníc. Larve matky stačí päť dní, nám </text:span></text:span><text:soft-page-break/><text:span text:style-name="CharStyle17"><text:span text:style-name="T21">päť aj pol až šesť dní, ale pá­ni dajú sa obsluhovať dokonca šesť aj pol, ba až sedem dní, vysvetľuje robotníčka.</text:span></text:span></text:p>
        <text:p text:style-name="P15"><text:span text:style-name="CharStyle17"><text:span text:style-name="T21">„Aj preporod z larvy na dospelého trvá dlhšie u trúda ako u os­tatných. Matka potrebuje najviac 9 dní, robotnica 13 a on potrebuje až 15 dní, aby dostal svoju opravdivú podobu po opätovnom zakuklení,“ doplňuje Lolka priateľkino vysvetlenie.</text:span></text:span></text:p>
        <text:p text:style-name="P15"><text:span text:style-name="CharStyle17"><text:span text:style-name="T21">„Len čo je pravda, ťažkopádni sú tí naši mládenci aj vo vývoji k dospelosti. Potrebujú nielen najdlhší </text:span></text:span><text:span text:style-name="CharStyle17"><text:span text:style-name="T38">č</text:span></text:span><text:span text:style-name="CharStyle17"><text:span text:style-name="T21">as na vývoj — až 25 dní — ale len dva týždne po vyliahnutí stávajú sa vyspelými mužmi a potom, po </text:span></text:span><text:span text:style-name="CharStyle17"><text:span text:style-name="T38">ď</text:span></text:span><text:span text:style-name="CharStyle17"><text:span text:style-name="T21">al</text:span></text:span><text:span text:style-name="CharStyle17"><text:span text:style-name="T1">š</text:span></text:span><text:span text:style-name="CharStyle17"><text:span text:style-name="T21">ích štyroch týždňoch stávajú sa nepotrebnými starcami,“ pokra­čuje robotníčka v zisťovaní veľkých výdavkov, ktoré má ich rod s vydr­žiavaním lenivých trúdov.</text:span></text:span></text:p>
        <text:p text:style-name="P15"><text:span text:style-name="CharStyle17"><text:span text:style-name="T21">„Prečo, sestra</text:span></text:span><text:span text:style-name="CharStyle17"><text:span text:style-name="T1">,</text:span></text:span><text:span text:style-name="CharStyle17"><text:span text:style-name="T21"> chováte až pätnásť matiek, ke</text:span></text:span><text:span text:style-name="CharStyle17"><text:span text:style-name="T38">ď</text:span></text:span><text:span text:style-name="CharStyle17"><text:span text:style-name="T21"> len jedna je po­trebná?“ opytuje sa Lolka.</text:span></text:span></text:p>
        <text:p text:style-name="P15"><text:span text:style-name="CharStyle17"><text:span text:style-name="T21">„Tak isto sa mô</text:span></text:span><text:span text:style-name="CharStyle17"><text:span text:style-name="T1">ž</text:span></text:span><text:span text:style-name="CharStyle17"><text:span text:style-name="T21">em spýtať ja teba, prečo chováte tisíce trúdov, ke</text:span></text:span><text:span text:style-name="CharStyle17"><text:span text:style-name="T38">ď</text:span></text:span><text:span text:style-name="CharStyle17"><text:span text:style-name="T21"> len jeden je potrebný, aby bol ženíchom mladej matky?“</text:span></text:span></text:p>
        <text:p text:style-name="P15"><text:span text:style-name="CharStyle17"><text:span text:style-name="T21">„Pre istotu,“ odpovedá Lolka, „aby matka p</text:span></text:span><text:span text:style-name="CharStyle17"><text:span text:style-name="T1">r</text:span></text:span><text:span text:style-name="CharStyle17"><text:span text:style-name="T21">i svadobnom výlete sa s niektorým stretla a aby si mohla vybrať z nich najzdatnejšieho ju­náka.“</text:span></text:span></text:p>
        <text:p text:style-name="P15"><text:span text:style-name="CharStyle17"><text:span text:style-name="T21">„My zase preto chováme viac matiek, aby v prípade, že</text:span></text:span><text:span text:style-name="CharStyle17"><text:span text:style-name="T1"> </text:span></text:span><text:span text:style-name="CharStyle17"><text:span text:style-name="T21">by nie­ktorá pre hocakú telesnú chybu nezodpovedá, bola nahradená zdravou matkou a tiež preto, ak by sa chcel náš rod rojiť, aby sme ich niekoľ­ko roju prepustily.“</text:span></text:span></text:p>
        <text:p text:style-name="P15"><text:span text:style-name="CharStyle17"><text:span text:style-name="T21">„Videla som dve mištičky matečníkov s vajíčkami, o ktoré sa nikto nestará, nezohrievajú ich. Prečo sú také opustené?“ pýta sa Lolka.</text:span></text:span></text:p>
        <text:p text:style-name="P15"><text:span text:style-name="CharStyle17"><text:span text:style-name="T21">„Predvídavosť nám káže, aby sme sa zaistily aj pre tie najhoriše prípady,</text:span></text:span><text:span text:style-name="CharStyle17"><text:span text:style-name="T1">“</text:span></text:span><text:span text:style-name="CharStyle17"><text:span text:style-name="T21"> odpovedá robotníčka a pokračuje: „Môže sa stať, že mladú matku postihne na svadobnom výlete katastrofa. Povedzme, že padne za obeť nejakému pažravc</text:span></text:span><text:span text:style-name="CharStyle17"><text:span text:style-name="T1">ov</text:span></text:span><text:span text:style-name="CharStyle17"><text:span text:style-name="T21">i a ke</text:span></text:span><text:span text:style-name="CharStyle17"><text:span text:style-name="T38">ď</text:span></text:span><text:span text:style-name="CharStyle17"><text:span text:style-name="T21">že pred svadobným výletom povraždí všetky dospelé matky a zničí i tie, ktoré sa nachodia v zaviečkovaných matečníkoch, ostal by rod bez matky, keby sme nemal</text:span></text:span><text:span text:style-name="CharStyle17"><text:span text:style-name="T19">y</text:span></text:span><text:span text:style-name="CharStyle17"><text:span text:style-name="T21"> zárodky matiek v otvorených matečníkoch, ktoré necháva na pokoji.“</text:span></text:span></text:p>
        <text:p text:style-name="P15"><text:span text:style-name="CharStyle17"><text:span text:style-name="T21">„Už chápem múdru predvídavosť pestúniek mladých matiek,“ hovorí Lolka. „Aby sme mal</text:span></text:span><text:span text:style-name="CharStyle17"><text:span text:style-name="T19">y</text:span></text:span><text:span text:style-name="CharStyle17"><text:span text:style-name="T21"> v tom čase, ke</text:span></text:span><text:span text:style-name="CharStyle17"><text:span text:style-name="T38">ď</text:span></text:span><text:span text:style-name="CharStyle17"><text:span text:style-name="T21"> matka vyletuje na snub­ný výlet, v otvorených kolískach mladé matky, necháme niekoľko vají­čok bez ohrievania, aby nezrel</text:span></text:span><text:span text:style-name="CharStyle17"><text:span text:style-name="T19">y</text:span></text:span><text:span text:style-name="CharStyle17"><text:span text:style-name="T21"> a nevyk</text:span></text:span><text:span text:style-name="CharStyle17"><text:span text:style-name="T19">l</text:span></text:span><text:span text:style-name="CharStyle17"><text:span text:style-name="T21">uvaly sa v primeranom čase — troch dňov, — ale aby zostaly to</text:span></text:span><text:span text:style-name="CharStyle17"><text:span text:style-name="T38">ľ</text:span></text:span><text:span text:style-name="CharStyle17"><text:span text:style-name="T21">ko dní vajíčkami, koľko my uzná­me za dobré.</text:span></text:span><text:span text:style-name="CharStyle17"><text:span text:style-name="T1">“</text:span></text:span></text:p>
        <text:p text:style-name="P15"><text:span text:style-name="CharStyle17"><text:span text:style-name="T21">„Tak je to, Lolka. Čím viac dní budú vajíčka utajené, tým ne­skoršie sa z nich budú </text:span></text:span><text:soft-page-break/><text:span text:style-name="CharStyle17"><text:span text:style-name="T21">liahnuť larvy a teda aj matky.“</text:span></text:span></text:p>
        <text:p text:style-name="P15"><text:span text:style-name="CharStyle17"><text:span text:style-name="T21">„Človek hovorí o nás, že sme len pudami otupené zvieratá,“ rozhorčuje sa Lolka. „Jeho namyslená povýšenosť mu nedovoľuje, aby porozumel veľmi složitým prejavom nášho života. Či naša dobre premysle­ná predvídavosť a dômyselná opatrnosť nedokazujú naše duševné schopnosti?“</text:span></text:span></text:p>
        <text:p text:style-name="P15"><text:span text:style-name="CharStyle17"><text:span text:style-name="T21">„Nechajme to, Lolka. On posudzuje nás a my zase jeho. Je sná</text:span></text:span><text:span text:style-name="CharStyle17"><text:span text:style-name="T38">ď</text:span></text:span><text:span text:style-name="CharStyle17"><text:span text:style-name="T21"> dobre, že nevie ako my zvieratá pozeráme na človeka, zvaného rozum­ným tvorom,“ poznamenáva robotníčka.</text:span></text:span></text:p>
        <text:p text:style-name="P15"><text:span text:style-name="CharStyle17"><text:span text:style-name="T21">Vážne besedovanie dvoch robotných tvorov vyrušil veselý hlúčok mládencov, vetroplachov, prichádza</text:span></text:span><text:span text:style-name="CharStyle17"><text:span text:style-name="T1">jú</text:span></text:span><text:span text:style-name="CharStyle17"><text:span text:style-name="T21">cich s veľkým krikom do svätyne práce, v ktorej sa rodily najcennejšie členky včelieho rodu.</text:span></text:span></text:p>
        <text:p text:style-name="P15"><text:span text:style-name="CharStyle17"><text:span text:style-name="T21">Pohoršlivé chovanie lenivých krikľú</text:span></text:span><text:span text:style-name="CharStyle17"><text:span text:style-name="T1">ň</text:span></text:span><text:span text:style-name="CharStyle17"><text:span text:style-name="T21">ov nevyrušilo od usilovnej roboty pohrúžené robotníčky. Vyhýbajú sa im z cesty a ke</text:span></text:span><text:span text:style-name="CharStyle17"><text:span text:style-name="T38">ď</text:span></text:span><text:span text:style-name="CharStyle17"><text:span text:style-name="T21"> sú o to požiadané, preukazujú im aj služby hostiteliek. Aby vo vážnych staros­tiach neboly vyrušované bezočivými darmožráčmi, sú povoľnejšie a po­tom, vyžadujú toto chovanie od nich i rodové pomery, ktoré ich nútia, aby zabezpečily liahnucim sa matkám dostatočný počet vhodných ženíchov.</text:span></text:span></text:p>
        <text:p text:style-name="P15"><text:span text:style-name="CharStyle17"><text:span text:style-name="T21">Lolka sa odvrátila od bezočivých nemotorov a neutajila ani po­horšenie nad ich hlučným príchodom. „Odkia</text:span></text:span><text:span text:style-name="CharStyle17"><text:span text:style-name="T38">ľ</text:span></text:span><text:span text:style-name="CharStyle17"><text:span text:style-name="T21">že privial k nám zlý vietor týchto nevychovaných krikľú</text:span></text:span><text:span text:style-name="CharStyle17"><text:span text:style-name="T1">ň</text:span></text:span><text:span text:style-name="CharStyle17"><text:span text:style-name="T21">ov?“ hovorí robotníčke.</text:span></text:span></text:p>
        <text:p text:style-name="P15"><text:span text:style-name="CharStyle17"><text:span text:style-name="T21">Staršia robotníčka ako skúsenejšia, bola iného názoru. Jej sa ľúbi prá­ve bezočivosť a sebavedomé vystupovanie mládencov a preto ich chráni.</text:span></text:span></text:p>
        <text:p text:style-name="P15"><text:span text:style-name="CharStyle17"><text:span text:style-name="T21">„S</text:span></text:span><text:span text:style-name="CharStyle17"><text:span text:style-name="T1">ú</text:span></text:span><text:span text:style-name="CharStyle17"><text:span text:style-name="T21"> to celkom švárni šuhaji, trochu zjašení síce, ale dobrosrdeční. Prichádzajú k nám zo súsedného kmeňa.“</text:span></text:span></text:p>
        <text:p text:style-name="P15"><text:span text:style-name="CharStyle17"><text:span text:style-name="T21">„Prečo nezostali doma, ve</text:span></text:span><text:span text:style-name="CharStyle17"><text:span text:style-name="T40">ď</text:span></text:span><text:span text:style-name="CharStyle17"><text:span text:style-name="T21"> my máme dosť svojich,“ búri sa Lolka.</text:span></text:span></text:p>
        <text:p text:style-name="P15"><text:span text:style-name="CharStyle17"><text:span text:style-name="T21">„Lebo ich už nepotrebujú,“ odpovedá jej priate</text:span></text:span><text:span text:style-name="CharStyle17"><text:span text:style-name="T19">ľ</text:span></text:span><text:span text:style-name="CharStyle17"><text:span text:style-name="T21">ka a dodáva: „Majú mladú matku už po svadobnom výlete a preto ich vyhnaly. U nás im je dobre, máme mnoho mladých vči</text:span></text:span><text:span text:style-name="CharStyle17"><text:span text:style-name="T38">el</text:span></text:span><text:span text:style-name="CharStyle17"><text:span text:style-name="T21">, ktoré si nevedia rady s mliečkom a k tomu pri­budne poldruha tisíca včiel, ktoré sa denne liahnu a ke</text:span></text:span><text:span text:style-name="CharStyle17"><text:span text:style-name="T38">ď</text:span></text:span><text:span text:style-name="CharStyle17"><text:span text:style-name="T21">že matku tiež nebu­deme mať skoro oplodnenú, budeme mať ve</text:span></text:span><text:span text:style-name="CharStyle17"><text:span text:style-name="T38">ľ</text:span></text:span><text:span text:style-name="CharStyle17"><text:span text:style-name="T21">ký prebytok mliečka.“</text:span></text:span></text:p>
        <text:p text:style-name="P15"><text:span text:style-name="CharStyle17"><text:span text:style-name="T21">Lolka videla, </text:span></text:span><text:span text:style-name="CharStyle17"><text:span text:style-name="T1">ž</text:span></text:span><text:span text:style-name="CharStyle17"><text:span text:style-name="T21">e je to vlastne východisko z núdze a povedala: „Uznávam, že sú nám potrebné. Sú odberatelia mliečka a tým krotia vášne krmičiek.“</text:span></text:span></text:p>
        <text:p text:style-name="P15"><text:span text:style-name="CharStyle17"><text:span text:style-name="T21">„Áno. Všetko konáme pre úžitok celku,“ odpovedá robotníčka.</text:span></text:span></text:p>
        <text:p text:style-name="P15"><text:span text:style-name="CharStyle17"><text:span text:style-name="T21">„Ve</text:span></text:span><text:span text:style-name="CharStyle17"><text:span text:style-name="T38">ľ</text:span></text:span><text:span text:style-name="CharStyle17"><text:span text:style-name="T21">ké bohatstvo, zanechané nám ulietnuvšími sestrami, nedáva nám pokoja. </text:span></text:span><text:soft-page-break/><text:span text:style-name="CharStyle17"><text:span text:style-name="T21">Ono nás núti</text:span></text:span><text:span text:style-name="CharStyle17"><text:span text:style-name="T1">,</text:span></text:span><text:span text:style-name="CharStyle17"><text:span text:style-name="T21"> aby sme sa </text:span></text:span><text:span text:style-name="CharStyle17"><text:span text:style-name="T38">ď</text:span></text:span><text:span text:style-name="CharStyle17"><text:span text:style-name="T21">alej drobily a zakladaly nové kolónie po­chybnej budúcnosti.“ Takto dáva Lolka najavo svoje obavy pred rojením.</text:span></text:span></text:p>
        <text:p text:style-name="P15"><text:span text:style-name="CharStyle17"><text:span text:style-name="T21">„Tak je tomu, Lolka,“ prisviedča jej robotníčka. „Aj u nás sa už osihotujú jednotlivé skupinky a medzi nimi je akási nev</text:span></text:span><text:span text:style-name="CharStyle17"><text:span text:style-name="T38">ľ</text:span></text:span><text:span text:style-name="CharStyle17"><text:span text:style-name="T21">údnosť. Z toho vidieť, že na náš rod čaká ďalšia skúška drobenia síl a oslabovania rodu.“</text:span></text:span></text:p>
        <text:p text:style-name="P15"><text:span text:style-name="CharStyle17"><text:span text:style-name="T21">Skutočne, celý beh života vyrojeného včelstva smeroval k tomu, aby zakladal nové kmene na udržovanie a zošľachťovanie plodín matky zeme.</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Nový domov.</text:span></text:span></text:p>
        <text:p text:style-name="P15"><text:span text:style-name="CharStyle17"><text:span text:style-name="T21"/></text:span></text:p>
        <text:p text:style-name="P21"><text:span text:style-name="CharStyle17"><text:span text:style-name="T21">Orientačná schopnosť včiel je zázračná. Tisícový zástup roja, ve­dený niekoľkými výzvednými včielkami spúšťa sa s ve</text:span></text:span><text:span text:style-name="CharStyle17"><text:span text:style-name="T19">ľ</text:span></text:span><text:span text:style-name="CharStyle17"><text:span text:style-name="T21">kej výšky na určitý priestor lesa, v ktorom starý strom čaká na nových obyvateľov.</text:span></text:span></text:p>
        <text:p text:style-name="P15"><text:span text:style-name="CharStyle17"><text:span text:style-name="T21">Tisíce očí žiari radosťou pri pohľade na čarokrásny kraj.</text:span></text:span></text:p>
        <text:p text:style-name="P15"><text:span text:style-name="CharStyle17"><text:span text:style-name="T21">Utešená dolinka, vôkol obrúbená neve</text:span></text:span><text:span text:style-name="CharStyle17"><text:span text:style-name="T38">ľ</text:span></text:span><text:span text:style-name="CharStyle17"><text:span text:style-name="T1">k</text:span></text:span><text:span text:style-name="CharStyle17"><text:span text:style-name="T21">ými kopcami, vyzerá ako kotol, vymaľovaný najpestrejšími farbami divokej krásy. Tmavá farba le­sov preplietaná je živými farbami rúbanísk, posiatych najrozmanitejšími kráskami voľne žijúcich plodín čiernej lesnatej pôdy, presiaknutej osvie­žujúcou vlhkosťou ž</text:span></text:span><text:span text:style-name="CharStyle17"><text:span text:style-name="T1">iv</text:span></text:span><text:span text:style-name="CharStyle17"><text:span text:style-name="T21">otodárnej vody.</text:span></text:span></text:p>
        <text:p text:style-name="P15"><text:span text:style-name="CharStyle17"><text:span text:style-name="T21">Po úbočí soskakuje s kameňa na kameň potôčik, aby spolu so svojimi druhmi naplnil koryto potoka, v ktorom bystré pstruhy odrážajú svojím lesklým brnením lúče slnka a ktorý odnáša pozdravy krásnych nív do </text:span></text:span><text:span text:style-name="CharStyle17"><text:span text:style-name="T38">ď</text:span></text:span><text:span text:style-name="CharStyle17"><text:span text:style-name="T21">alekých končín sveta.</text:span></text:span></text:p>
        <text:p text:style-name="P15"><text:span text:style-name="CharStyle17"><text:span text:style-name="T21">Bohatstvo kraja privábilo a pripútalo k sebe miliardy drobných okrídlených i neokrídlených tvorov. Príroda tu hýri nielen svojou divo­kou krásou, ale i plným životom. Melodický spev vtákov vyrušuje kvákavý krik vrany alebo škrekavý výskot sojky. Prekrásnym kvetom naj­rôznejšieho druhu robia dekoratívu pestre zafarbené motýle, ihrajúce sa v objatí teplých lúčov slnka.</text:span></text:span></text:p>
        <text:p text:style-name="P15"><text:span text:style-name="CharStyle17"><text:span text:style-name="T21">Jucka a Paľko nevedia sa nabažiť krásy, ktorá sa im ukazuje vždy jasnejšie, čím bližšie sa snášajú k požehnanej zemi.</text:span></text:span></text:p>
        <text:p text:style-name="P15"><text:span text:style-name="CharStyle17"><text:span text:style-name="T21">„Už sme doma,“ hovorí Jucka.</text:span></text:span></text:p>
        <text:p text:style-name="P15"><text:span text:style-name="CharStyle17"><text:span text:style-name="T21">„Veru, už. Rýchlosť letu sa spomaľuje, máme byť pri cieli,“ prisviedča jej Paľko.</text:span></text:span></text:p>
        <text:p text:style-name="P15"><text:span text:style-name="CharStyle17"><text:span text:style-name="T21">„Poponáhľajme sa k tete, aby sme boli medzi prvými, čo ob­sadia novú vlasť.</text:span></text:span><text:span text:style-name="CharStyle17"><text:span text:style-name="T1">“</text:span></text:span><text:span text:style-name="CharStyle17"><text:span text:style-name="T21"> Sotva toto dopovedala, už ako strela rútila sa vpred a Paľko za ňou, ako by letel o </text:span></text:span><text:soft-page-break/><text:span text:style-name="CharStyle17"><text:span text:style-name="T21">preteky. Doletely k tete práve, ke</text:span></text:span><text:span text:style-name="CharStyle17"><text:span text:style-name="T38">ď</text:span></text:span><text:span text:style-name="CharStyle17"><text:span text:style-name="T21"> sa­dala spolu s matkou na starý dub v blízkosti diery, vydlabanej zruč­ným </text:span></text:span><text:span text:style-name="CharStyle17"><text:span text:style-name="T38">ď</text:span></text:span><text:span text:style-name="CharStyle17"><text:span text:style-name="T1">at</text:span></text:span><text:span text:style-name="CharStyle17"><text:span text:style-name="T19">ľ</text:span></text:span><text:span text:style-name="CharStyle17"><text:span text:style-name="T1">o</text:span></text:span><text:span text:style-name="CharStyle17"><text:span text:style-name="T21">m, cez ktorú sa teraz dívala v strome schovaná tma do jas­ného dňa.</text:span></text:span></text:p>
        <text:p text:style-name="P15"><text:span text:style-name="CharStyle17"><text:span text:style-name="T21">K malému hlúčku predného voja prisedáva celý roj na prah no­vej vlasti. Včielka býva vždy opatrná. Ani teraz sa nerúti bezhlav</text:span></text:span><text:span text:style-name="CharStyle17"><text:span text:style-name="T19">e</text:span></text:span><text:span text:style-name="CharStyle17"><text:span text:style-name="T21"> na skupinu práve usadnutých sestier, ale obletuje skupinku, hľadá výhodné miesto v tábore, aby sa umiestila na tom, ktoré jej najlepšie zodpovedá.</text:span></text:span></text:p>
        <text:p text:style-name="P15"><text:span text:style-name="CharStyle17"><text:span text:style-name="T21">Tu, okolo oka tmy, vchodu to do pustého domova roja, usadzuje sa zas hustý chumáč včiel do h</text:span></text:span><text:span text:style-name="CharStyle17"><text:span text:style-name="T1">ro</text:span></text:span><text:span text:style-name="CharStyle17"><text:span text:style-name="T21">zn</text:span></text:span><text:span text:style-name="CharStyle17"><text:span text:style-name="T1">ov</text:span></text:span><text:span text:style-name="CharStyle17"><text:span text:style-name="T21">it</text:span></text:span><text:span text:style-name="CharStyle17"><text:span text:style-name="T1">ej</text:span></text:span><text:span text:style-name="CharStyle17"><text:span text:style-name="T21"> podoby. Teraz však už nevisí, ako pred odletom zo starej vlasti, ale prilep</text:span></text:span><text:span text:style-name="CharStyle17"><text:span text:style-name="T1">uje</text:span></text:span><text:span text:style-name="CharStyle17"><text:span text:style-name="T21"> sa k hnedej, vráskovit</text:span></text:span><text:span text:style-name="CharStyle17"><text:span text:style-name="T1">ej </text:span></text:span><text:span text:style-name="CharStyle17"><text:span text:style-name="T21">kôre starého stromu.</text:span></text:span></text:p>
        <text:p text:style-name="P15"><text:span text:style-name="CharStyle17"><text:span text:style-name="T21">V pevne somknutom tábore vysťahovalký</text:span></text:span><text:span text:style-name="CharStyle17"><text:span text:style-name="T1">ň</text:span></text:span><text:span text:style-name="CharStyle17"><text:span text:style-name="T21"> konajú sa zase vážne porady. Pripravuje sa plán výstavby nového domova. Rozde</text:span></text:span><text:span text:style-name="CharStyle17"><text:span text:style-name="T19">ľ</text:span></text:span><text:span text:style-name="CharStyle17"><text:span text:style-name="T21">ujú sa ro­botné sily špeciálnych robotníčiek.</text:span></text:span></text:p>
        <text:p text:style-name="P15"><text:span text:style-name="CharStyle17"><text:span text:style-name="T21">Ako prvé tiahnu v nepretržitých radoch do nového bytu tesárky a nosičky tmelu (propolis, vosk smiešaný so smolou, sbieraný z pupe</text:span></text:span><text:span text:style-name="CharStyle17"><text:span text:style-name="T1">ň</text:span></text:span><text:span text:style-name="CharStyle17"><text:span text:style-name="T21">ov kvetov). Pološero dutiny stromu pozvo</text:span></text:span><text:span text:style-name="CharStyle17"><text:span text:style-name="T38">ľ</text:span></text:span><text:span text:style-name="CharStyle17"><text:span text:style-name="T21">na pohlcuje nekonečné rady od­borných pracovničiek.</text:span></text:span></text:p>
        <text:p text:style-name="P15"><text:span text:style-name="CharStyle17"><text:span text:style-name="T21">„Bohatý kraj privábil k sebe mnoho statočných a usilovných ro­botníčok, aby zve</text:span></text:span><text:span text:style-name="CharStyle17"><text:span text:style-name="T19">ľ</text:span></text:span><text:span text:style-name="CharStyle17"><text:span text:style-name="T21">a</text:span></text:span><text:span text:style-name="CharStyle17"><text:span text:style-name="T38">ď</text:span></text:span><text:span text:style-name="CharStyle17"><text:span text:style-name="T21">ovaly jeho drahocenné plody, ale žia</text:span></text:span><text:span text:style-name="CharStyle17"><text:span text:style-name="T1">ľ</text:span></text:span><text:span text:style-name="CharStyle17"><text:span text:style-name="T21">bohu usadilo sa tu i mnoho darmožráčov a príživníkov,“ začína Ela rozhovor.</text:span></text:span></text:p>
        <text:p text:style-name="P15"><text:span text:style-name="CharStyle17"><text:span text:style-name="T21">Jucka pritom myslí na svoj rod, ktorý prináša len požehnanie pre každého tvora zeme. Stará sa, aby rastlinstvo žilo, zve</text:span></text:span><text:span text:style-name="CharStyle17"><text:span text:style-name="T1">ľ</text:span></text:span><text:span text:style-name="CharStyle17"><text:span text:style-name="T21">a</text:span></text:span><text:span text:style-name="CharStyle17"><text:span text:style-name="T1">ď</text:span></text:span><text:span text:style-name="CharStyle17"><text:span text:style-name="T21">ovalo sa a otužovalo. Ovocie i semená najrozmanitejších druhov sú výsledkom ich práce a preto nemôže pochopiť, prečo práve ony sú tak nemilosrdne prenasledované a ničené.</text:span></text:span></text:p>
        <text:p text:style-name="P15"><text:span text:style-name="CharStyle17"><text:span text:style-name="T21">„Niet spravodlivosti na svete, teta! Za dobré sa odpláca zlým!“ — vzdychá si Jucka. — „Človek nás okráda aj o posledné zbytky na­šej krvopotnej práce. Šliape svojou ťarbavou nohou naše ustaté tielka, ke</text:span></text:span><text:span text:style-name="CharStyle17"><text:span text:style-name="T38">ď</text:span></text:span><text:span text:style-name="CharStyle17"><text:span text:style-name="T21"> si v jeho ceste oddychujeme. Vtáctvo nás požiera a chrobač pre­padáva. Prečo sme tak krut</text:span></text:span><text:span text:style-name="CharStyle17"><text:span text:style-name="T19">e</text:span></text:span><text:span text:style-name="CharStyle17"><text:span text:style-name="T21"> prenasledované? Azda preto, že každému z našich nepriateľov robíme len dobre a že verne slúžime matke prírode?“</text:span></text:span></text:p>
        <text:p text:style-name="P15"><text:span text:style-name="CharStyle17"><text:span text:style-name="T21">„Uspokoj sa, Jucka,“ potešuje ju Ela. „Náš rod trpí z mnohých strán, ale trpí len pre hlúposť svojich záškodníkov, ktorí nechápu naše dôležité poslanie v ríši rastlinstva. Tým, že ničia nás, ničia vlastne seba.“</text:span></text:span></text:p>
        <text:p text:style-name="P15"><text:span text:style-name="CharStyle17"><text:span text:style-name="T21">„Šťastie, že ani jeden </text:span></text:span><text:span text:style-name="CharStyle17"><text:span text:style-name="T38">č</text:span></text:span><text:span text:style-name="CharStyle17"><text:span text:style-name="T21">len nášho rodu nestane sa zradcom svoj­ho rodu, ba </text:span></text:span><text:soft-page-break/><text:span text:style-name="CharStyle17"><text:span text:style-name="T21">naopak, zostáva vždy jeho verným ochráncom. I ke</text:span></text:span><text:span text:style-name="CharStyle17"><text:span text:style-name="T38">ď</text:span></text:span><text:span text:style-name="CharStyle17"><text:span text:style-name="T21"> mimo domova bývame prepadávané, doma pod ochranou našich statočných bojovničiek sme v bezpečí.“ Jucke sa po týchto slovách uľavilo a smieruje sa osudom. Pomyslela si na hrdinky, ktoré sa v smrteľných mukách vracajú z boja bez zbrane. Vidí ich, ako sa trápia v smrteľnom zápase,</text:span></text:span><text:span text:style-name="CharStyle19"><text:span text:style-name="T21"> </text:span></text:span><text:span text:style-name="CharStyle17"><text:span text:style-name="T21">vlečúc za sebou roztrhané črevá, ktoré sa z nich vytrhly pri strate obá­vanej zbrane.</text:span></text:span></text:p>
        <text:p text:style-name="P15"><text:span text:style-name="CharStyle17"><text:span text:style-name="T21">Pa</text:span></text:span><text:span text:style-name="CharStyle17"><text:span text:style-name="T38">ľ</text:span></text:span><text:span text:style-name="CharStyle17"><text:span text:style-name="T21">ko pozorne počúva smutný rozhovor svojich spoločn</text:span></text:span><text:span text:style-name="CharStyle17"><text:span text:style-name="T1">í</text:span></text:span><text:span text:style-name="CharStyle17"><text:span text:style-name="T21">c a ko­nečne sa aj on ozýva: „Čo mám povedať ja, bezbranný úbožiak. Žijem len so dňa na deň a preto sa usilujem využiť každú príležitosť, ktorá sa mi vyskytne. Práve táto neistota robí z nás sebcov a márnotratníkov. Pred vaším žihadlom majú sa na pozore mnohí nepriatelia, a</text:span></text:span><text:span text:style-name="CharStyle17"><text:span text:style-name="T1">l</text:span></text:span><text:span text:style-name="CharStyle17"><text:span text:style-name="T21">e nás po­hlcujú bez obáv.</text:span></text:span><text:span text:style-name="CharStyle17"><text:span text:style-name="T1">“</text:span></text:span></text:p>
        <text:p text:style-name="P15"><text:span text:style-name="CharStyle17"><text:span text:style-name="T21">„Máš pravdu, Pa</text:span></text:span><text:span text:style-name="CharStyle17"><text:span text:style-name="T19">ľ</text:span></text:span><text:span text:style-name="CharStyle17"><text:span text:style-name="T21">ko,</text:span></text:span><text:span text:style-name="CharStyle17"><text:span text:style-name="T1">“</text:span></text:span><text:span text:style-name="CharStyle17"><text:span text:style-name="T21"> potvrdzuje jeho slová Ela, „voči našej zbra­ni sú naši nepriatelia op</text:span></text:span><text:span text:style-name="CharStyle17"><text:span text:style-name="T19">a</text:span></text:span><text:span text:style-name="CharStyle17"><text:span text:style-name="T21">t</text:span></text:span><text:span text:style-name="CharStyle17"><text:span text:style-name="T38">r</text:span></text:span><text:span text:style-name="CharStyle17"><text:span text:style-name="T1">n</text:span></text:span><text:span text:style-name="CharStyle17"><text:span text:style-name="T21">ejší. Žlny, datle, ťuhíci, slávici a lastovičky pasú najmä po vás, nás napádajú len z neopatrnosti, ale včelojed so svo­jím zohnutým zobákom ničí nás práve tak ako vás. Je taký prefíkaný, že prv vytrhne svojej obeti žihadlo a len potom ju prehltne.“</text:span></text:span></text:p>
        <text:p text:style-name="P15"><text:span text:style-name="CharStyle17"><text:span text:style-name="T21">„Žabám a rybám naše žihadlo neškodí a preto neberú naň žia­den oh</text:span></text:span><text:span text:style-name="CharStyle17"><text:span text:style-name="T38">ľ</text:span></text:span><text:span text:style-name="CharStyle17"><text:span text:style-name="T21">ad. U nich sme ako obete v rovnakom položení ako vy, Pa</text:span></text:span><text:span text:style-name="CharStyle17"><text:span text:style-name="T38">ľ</text:span></text:span><text:span text:style-name="CharStyle17"><text:span text:style-name="T21">ko,“ hovorí Jucka.</text:span></text:span></text:p>
        <text:p text:style-name="P15"><text:span text:style-name="CharStyle17"><text:span text:style-name="T21">„Necho</text:span></text:span><text:span text:style-name="CharStyle17"><text:span text:style-name="T1">ď</text:span></text:span><text:span text:style-name="CharStyle17"><text:span text:style-name="T21">te k vode a zachránite si životy, ako to robíme my,“ radí jej prostomyse</text:span></text:span><text:span text:style-name="CharStyle17"><text:span text:style-name="T38">ľ</text:span></text:span><text:span text:style-name="CharStyle17"><text:span text:style-name="T21">ný Paíko.</text:span></text:span></text:p>
        <text:p text:style-name="P15"><text:span text:style-name="CharStyle17"><text:span text:style-name="T21">„To by bolo najmúdrejšie. Čo by sme si však počaly bez vody, ve</text:span></text:span><text:span text:style-name="CharStyle17"><text:span text:style-name="T38">ď</text:span></text:span><text:span text:style-name="CharStyle17"><text:span text:style-name="T21"> my ju tiež, ako ostatné tvorstvo, potre­bujeme, najmä pri výrobe kašičky pre naše najmladšie,“ vysvet</text:span></text:span><text:span text:style-name="CharStyle17"><text:span text:style-name="T38">ľ</text:span></text:span><text:span text:style-name="CharStyle17"><text:span text:style-name="T21">uje mu Jucka</text:span></text:span><text:span text:style-name="CharStyle17"><text:span text:style-name="T1">.</text:span></text:span></text:p>
        <text:p text:style-name="P15"><text:span text:style-name="CharStyle17"><text:span text:style-name="T21">Kým priate</text:span></text:span><text:span text:style-name="CharStyle17"><text:span text:style-name="T38">ľ</text:span></text:span><text:span text:style-name="CharStyle17"><text:span text:style-name="T21">ská trojica uvažuje o svojich starostiach, nekonečný rad prvotriednych robotničiek, trepotajúc krídelkami, pozvo</text:span></text:span><text:span text:style-name="CharStyle17"><text:span text:style-name="T38">ľ</text:span></text:span><text:span text:style-name="CharStyle17"><text:span text:style-name="T21">na ťahá sa do tmy nového domova.</text:span></text:span></text:p>
        <text:p text:style-name="P15"><text:span text:style-name="CharStyle17"><text:span text:style-name="T21">Vnútri, v strome uvo</text:span></text:span><text:span text:style-name="CharStyle17"><text:span text:style-name="T38">ľ</text:span></text:span><text:span text:style-name="CharStyle17"><text:span text:style-name="T1">ň</text:span></text:span><text:span text:style-name="CharStyle17"><text:span text:style-name="T21">uje sa stále väčší priestor pod ostrými kúsadlami tesáriek, pre robotníčky, ktoré</text:span></text:span><text:span text:style-name="CharStyle21"><text:span text:style-name="T21"> </text:span></text:span><text:span text:style-name="CharStyle17"><text:span text:style-name="T21">majú rozšíriť vnútro dutiny, znečistené prachom a pavučinou, včielkam sa tak ve</text:span></text:span><text:span text:style-name="CharStyle17"><text:span text:style-name="T39">ľ</text:span></text:span><text:span text:style-name="CharStyle17"><text:span text:style-name="T21">mi protiviacou. Na povale, i po bokoch, visia ostré úlomky polozhnitého dreva, zpomedzi ktorých sype sa prach zo </text:span></text:span><text:span text:style-name="CharStyle17"><text:span text:style-name="T1">s</text:span></text:span><text:span text:style-name="CharStyle17"><text:span text:style-name="T21">práchnivelého dreva na robotníčky, pohrúžené do práce. Sú preto nútené, aby väčšiu čiastku času venovaly čisteniu seba, ako úprave miesta, ktoré má slúžiť za základ stavby plástov.</text:span></text:span></text:p>
        <text:p text:style-name="P15"><text:span text:style-name="CharStyle17"><text:span text:style-name="T21">Na včielky, vychované v úli </text:span></text:span><text:span text:style-name="CharStyle17"><text:span text:style-name="T39">č</text:span></text:span><text:span text:style-name="CharStyle17"><text:span text:style-name="T21">lovekom zhotoveným, pripadá zvlášť ťažká úloha pri úprave domova v dutine stromu. Ich vytrvalosť a šikov­nosť prejavuje sa práve, ke</text:span></text:span><text:span text:style-name="CharStyle17"><text:span text:style-name="T39">ď</text:span></text:span><text:span text:style-name="CharStyle17"><text:span text:style-name="T21"> </text:span></text:span><text:soft-page-break/><text:span text:style-name="CharStyle17"><text:span text:style-name="T21">prichádzajú do pomerov, ktoré sú krajne nesnadné a na ktoré neboly navyknuté. No, včielky sa vedia ve</text:span></text:span><text:span text:style-name="CharStyle17"><text:span text:style-name="T20">ľ</text:span></text:span><text:span text:style-name="CharStyle17"><text:span text:style-name="T21">mi dobre prispôsobovať daným pomerom, čoho dôkazom je, že každý ich výkon pri práci je istý a cie</text:span></text:span><text:span text:style-name="CharStyle17"><text:span text:style-name="T39">ľ</text:span></text:span><text:span text:style-name="CharStyle17"><text:span text:style-name="T21">uvedomý.</text:span></text:span></text:p>
        <text:p text:style-name="P15"><text:span text:style-name="CharStyle17"><text:span text:style-name="T21">Pod pevnými dlátkami kúsadiel popredných robotničiek, padajú na dno dutiny odpadky spráchnivelého dreva. Priestor nového domova sa navidomoči rozširuje a jeho steny sa vyhladzujú. Ke</text:span></text:span><text:span text:style-name="CharStyle17"><text:span text:style-name="T39">ď</text:span></text:span><text:span text:style-name="CharStyle17"><text:span text:style-name="T21"> povrch povaly je vyrovnaný a odstránené sú všetky slabo držiace výčnelky dreva, na­stupujú do roboty včielky—tmelárky. Zamazujú škáry, poťa</text:span></text:span><text:span text:style-name="CharStyle17"><text:span text:style-name="T39">h</text:span></text:span><text:span text:style-name="CharStyle17"><text:span text:style-name="T21">ujú očistené miesto tenkým povlakom tmelu, aby z</text:span></text:span><text:span text:style-name="CharStyle17"><text:span text:style-name="T39">n</text:span></text:span><text:span text:style-name="CharStyle17"><text:span text:style-name="T21">emožnily vnikanie vlhkosti do vnútra hniezda.</text:span></text:span></text:p>
        <text:p text:style-name="P15"><text:span text:style-name="CharStyle17"><text:span text:style-name="T21">Ela sa podívala na pochod krídelkami trepotajúcich robotníc, tia­hnucich vo</text:span></text:span><text:span text:style-name="CharStyle17"><text:span text:style-name="T39">ľ</text:span></text:span><text:span text:style-name="CharStyle17"><text:span text:style-name="T21">ným tempom do dutiny stromu a zistila, že prevážna časť pochodujúcich sú mladušky, dvanásť až osemnásť </text:span></text:span><text:span text:style-name="CharStyle17"><text:span text:style-name="T1">d</text:span></text:span><text:span text:style-name="CharStyle17"><text:span text:style-name="T21">n</text:span></text:span><text:span text:style-name="CharStyle17"><text:span text:style-name="T20">í </text:span></text:span><text:span text:style-name="CharStyle17"><text:span text:style-name="T21">staré.</text:span></text:span></text:p>
        <text:p text:style-name="P15"><text:span text:style-name="CharStyle17"><text:span text:style-name="T21">„Už nastupujú do roboty stavite</text:span></text:span><text:span text:style-name="CharStyle17"><text:span text:style-name="T39">ľ</text:span></text:span><text:span text:style-name="CharStyle17"><text:span text:style-name="T21">ky,“ hovorí Ela. „Nemyslela som, že naše sestry tak chytro prekonajú najťažšiu robotu a že tak skoro sa môžeme pustiť do stavby hniezda.“</text:span></text:span></text:p>
        <text:p text:style-name="P15"><text:span text:style-name="CharStyle17"><text:span text:style-name="T21">Jucka je zvedavá, v akej polohe budú postavené plásty. Zo sta­rej vlasti mala zlé skúsenosti. </text:span></text:span><text:span text:style-name="CharStyle17"><text:span text:style-name="T1">Č</text:span></text:span><text:span text:style-name="CharStyle17"><text:span text:style-name="T21">lovek postavil im plásty hranami k letáču a preto im studený vietor pre</text:span></text:span><text:span text:style-name="CharStyle17"><text:span text:style-name="T1">f</text:span></text:span><text:span text:style-name="CharStyle17"><text:span text:style-name="T21">ukoval uličkami hniezda. Bála sa, že aj tu budú musieť tielkami zatarasovať letáč, aby dorast chránily pred zimou.</text:span></text:span></text:p>
        <text:p text:style-name="P15"><text:span text:style-name="CharStyle17"><text:span text:style-name="T21">„Obávam sa, teta, že naše stavite</text:span></text:span><text:span text:style-name="CharStyle17"><text:span text:style-name="T39">ľ</text:span></text:span><text:span text:style-name="CharStyle17"><text:span text:style-name="T21">ky, naučené zo starého domova na studenú stavbu, vystavia pláste hranami kolmo na letáč,“ hovorí Jucka.</text:span></text:span></text:p>
        <text:p text:style-name="P15"><text:span text:style-name="CharStyle17"><text:span text:style-name="T21">Pa</text:span></text:span><text:span text:style-name="CharStyle17"><text:span text:style-name="T39">ľ</text:span></text:span><text:span text:style-name="CharStyle17"><text:span text:style-name="T21">ko mal tiež svoje skúsenosti zo svojho prvého domova a preto sa ozva</text:span></text:span><text:span text:style-name="CharStyle17"><text:span text:style-name="T1">l</text:span></text:span><text:span text:style-name="CharStyle17"><text:span text:style-name="T21">: „Horšie by bolo, keby ich postavily plošnou stranou k letáču. V lete, vo ve</text:span></text:span><text:span text:style-name="CharStyle17"><text:span text:style-name="T39">ľ</text:span></text:span><text:span text:style-name="CharStyle17"><text:span text:style-name="T21">kých horúčavách, mal</text:span></text:span><text:span text:style-name="CharStyle17"><text:span text:style-name="T20">y</text:span></text:span><text:span text:style-name="CharStyle17"><text:span text:style-name="T21"> by ste doma hotové peklo. Pamä­tám sa, ko</text:span></text:span><text:span text:style-name="CharStyle17"><text:span text:style-name="T39">ľ</text:span></text:span><text:span text:style-name="CharStyle17"><text:span text:style-name="T21">ko trampôt mal</text:span></text:span><text:span text:style-name="CharStyle17"><text:span text:style-name="T39">y </text:span></text:span><text:span text:style-name="CharStyle17"><text:span text:style-name="T21">s vetraním robotníčky u nás. A málo im pomáhalo aj vetranie, lebo pri letáči visiaci plást stál vzduchu v ceste. Od ve</text:span></text:span><text:span text:style-name="CharStyle17"><text:span text:style-name="T39">ľ</text:span></text:span><text:span text:style-name="CharStyle17"><text:span text:style-name="T21">kej horúčavy mäknul vosk a preto boly včely prinútené vysedávať </text:span></text:span><text:span text:style-name="CharStyle17"><text:span text:style-name="T1">s</text:span></text:span><text:span text:style-name="CharStyle17"><text:span text:style-name="T21"> medom pred letáčom, aby mäkký vosk sa nepotrhal a nepochoval ich zaživa. Bolo to bedákania, až hej! Najviac ich mrzelo to, ke</text:span></text:span><text:span text:style-name="CharStyle17"><text:span text:style-name="T39">ď</text:span></text:span><text:span text:style-name="CharStyle17"><text:span text:style-name="T21"> bola naj­lepšia paša, musely vysedávať pred letáčom a robiť medu živé súdky.“</text:span></text:span></text:p>
        <text:p text:style-name="P15"><text:span text:style-name="CharStyle17"><text:span text:style-name="T21">„My si zariadime svoju domácnosť lak, ako nám to bude naj­lepšie vyhovovať, lebo tu sa nám nebude do roboty miešať človek. Pláste nášho hniezda nebudú obrátené k letáču ani hranami, ani plošnou stra­nou, ale budú k nemu smerovať kosmo. Naša stavba preto nebude ani teplá, ani studená,“ dokončila Ela rozhovor o </text:span></text:span><text:soft-page-break/><text:span text:style-name="CharStyle17"><text:span text:style-name="T21">zariadení nového domova.</text:span></text:span></text:p>
        <text:p text:style-name="P15"><text:span text:style-name="CharStyle17"><text:span text:style-name="T21">Zdá sa, že matku unavila dlhá cesta. Oddychuje si. Jej krídla nie sú navyknuté na lietanie, lebo v svojom živote vyletela do vo</text:span></text:span><text:span text:style-name="CharStyle17"><text:span text:style-name="T20">ľ</text:span></text:span><text:span text:style-name="CharStyle17"><text:span text:style-name="T21">ného priestranstva po tretíkrát. Prvýkrát konala orientačný let pred snubným výletom a druhýkrát vydala sa na svadobnú cestu. To bolo hne</text:span></text:span><text:span text:style-name="CharStyle17"><text:span text:style-name="T39">ď</text:span></text:span><text:span text:style-name="CharStyle17"><text:span text:style-name="T21"> po orien­tačnom lete. Odvtedy už dva roky žila nepretržite v pološere ú</text:span></text:span><text:span text:style-name="CharStyle17"><text:span text:style-name="T39">ľ</text:span></text:span><text:span text:style-name="CharStyle17"><text:span text:style-name="T21">a, zve</text:span></text:span><text:span text:style-name="CharStyle17"><text:span text:style-name="T20">ľ</text:span></text:span><text:span text:style-name="CharStyle17"><text:span text:style-name="T21">a</text:span></text:span><text:span text:style-name="CharStyle17"><text:span text:style-name="T39">ď</text:span></text:span><text:span text:style-name="CharStyle17"><text:span text:style-name="T21">ujúc svoj rod vo dne i v noci kladením vajíčok.</text:span></text:span></text:p>
        <text:p text:style-name="P15"><text:span text:style-name="CharStyle17"><text:span text:style-name="T21">Ela vedela, že vo vnútri ich nového domova je už to</text:span></text:span><text:span text:style-name="CharStyle17"><text:span text:style-name="T39">ľ</text:span></text:span><text:span text:style-name="CharStyle17"><text:span text:style-name="T21">ko uprave­ného miesta, že sa tam môžu umiestiť, obrátila sa preto k matke a po</text:span></text:span><text:span text:style-name="CharStyle17"><text:span text:style-name="T1">­</text:span></text:span><text:span text:style-name="CharStyle17"><text:span text:style-name="T21">žiadala ju, aby išla za ňou. Jucka a Pa</text:span></text:span><text:span text:style-name="CharStyle17"><text:span text:style-name="T20">ľ</text:span></text:span><text:span text:style-name="CharStyle17"><text:span text:style-name="T21">ko sa tiež pobrali za nimi.</text:span></text:span></text:p>
        <text:p text:style-name="P15"><text:span text:style-name="CharStyle17"><text:span text:style-name="T21">Ke</text:span></text:span><text:span text:style-name="CharStyle17"><text:span text:style-name="T39">ď</text:span></text:span><text:span text:style-name="CharStyle17"><text:span text:style-name="T21"> včielky videly, že matka sa pohla do nového domova, ra­dosťou rozrušené opúšťajú chumáč a v hustých radoch hrnú sa za ňou. Mierne podvihnuté zadočky a trepot krídeliek prezrádza ich radosť a spokojnosť. Len matka si kráča bez zvláštnych znakov vzrušenia v stre­de svojho sprievodu. Ona si je vedomá svojej dôležitosti v rode a preto sa nedá strhnúť deťmi, opojenými šťastím. Vie, že ona je životom i smr­ťou statočných bohatierok roboty a sebazapierania, preto si kráča spokojne do svojho nového krá</text:span></text:span><text:span text:style-name="CharStyle17"><text:span text:style-name="T20">ľ</text:span></text:span><text:span text:style-name="CharStyle17"><text:span text:style-name="T21">ovstva, aby dala život novým stotisícom dietok prírody.</text:span></text:span></text:p>
        <text:p text:style-name="P15"><text:span text:style-name="CharStyle17"><text:span text:style-name="T1">Nev</text:span></text:span><text:span text:style-name="CharStyle17"><text:span text:style-name="T21">e</text:span></text:span><text:span text:style-name="CharStyle17"><text:span text:style-name="T39">ľ</text:span></text:span><text:span text:style-name="CharStyle17"><text:span text:style-name="T21">ký otvor vchodu do pološera stromu nestačí prepustiť naraz pred ním shluknuté široké rady do vnútra sa poberajúcich včiel. Na</text:span></text:span><text:span text:style-name="CharStyle21"><text:span text:style-name="T21"> </text:span></text:span><text:span text:style-name="CharStyle17"><text:span text:style-name="T21">prahu vchodu nastáva tlačenica a mno­hé nedočkavé všet</text:span></text:span><text:span text:style-name="CharStyle17"><text:span text:style-name="T1">e</text:span></text:span><text:span text:style-name="CharStyle17"><text:span text:style-name="T21">čnice prebehujú dnu po chrbtoch svojich družiek.</text:span></text:span></text:p>
        <text:p text:style-name="P15"><text:span text:style-name="CharStyle17"><text:span text:style-name="T21">Vnútri, v strome, sa rady zase rozširujú a včely pokračujú už vo</text:span></text:span><text:span text:style-name="CharStyle17"><text:span text:style-name="T20">ľ</text:span></text:span><text:span text:style-name="CharStyle17"><text:span text:style-name="T21">ným krokom po stene už upravenej dutiny, na povalu, ktorá je už celkom pripra­vená na zavesenie stavby plástov a na usadenie chumáča včiel.</text:span></text:span></text:p>
        <text:p text:style-name="P15"><text:span text:style-name="CharStyle17"><text:span text:style-name="T21">Prvá včielka zavesuje sa pevne prvým párom nožičiek do vytmeleného hrbolka povaly a jej zadného páru nožičiek prichytáva sa druhá, tej tretia a tak sa ďalej vešajú jedna na dru­hú, kým nevisí dlhá, živá retiazka včeličiek až na dno dutiny stromu. Na inom mieste, v blízkosti prvej, zakladá sa druhá, potom tretia a ďal­šie. Ku koncu premieňajú sa včielky roja na husté rady medzi sebou pozaplietaných retiazok, tvoriacich hustý chumáč.</text:span></text:span></text:p>
        <text:p text:style-name="P15"><text:span text:style-name="CharStyle17"><text:span text:style-name="T21">Matka so sprievodom usadzuje sa na strapci pokojne visiaceho roja. Jej prítomnosť pôsobí na všetky uspokojiv</text:span></text:span><text:span text:style-name="CharStyle17"><text:span text:style-name="T20">e</text:span></text:span><text:span text:style-name="CharStyle17"><text:span text:style-name="T21"> a tvorovia, zakladajúci</text:span></text:span><text:span text:style-name="CharStyle37"><text:span text:style-name="T41"> </text:span></text:span><text:span text:style-name="CharStyle17"><text:span text:style-name="T21">si nový domov, majú istotu, že prekonajú všetky ťažkosti, vyplývajúce zo složitosti práce. Včielka, ke</text:span></text:span><text:span text:style-name="CharStyle17"><text:span text:style-name="T39">ď</text:span></text:span><text:span text:style-name="CharStyle17"><text:span text:style-name="T21"> cíti </text:span></text:span><text:soft-page-break/><text:span text:style-name="CharStyle17"><text:span text:style-name="T21">vo svojej blízkosti matku, neklesá ni­kdy na mysli a nestráca nádeje ani v prípadoch najkrajnejších ťažkostí. Jej prispôsobovacia vlastnosť v borbe o život, </text:span></text:span><text:span text:style-name="CharStyle17"><text:span text:style-name="T39">ď</text:span></text:span><text:span text:style-name="CharStyle17"><text:span text:style-name="T21">aleko predstihuje človeka.</text:span></text:span></text:p>
        <text:p text:style-name="P15"><text:span text:style-name="CharStyle17"><text:span text:style-name="T21">Včielky—stavite</text:span></text:span><text:span text:style-name="CharStyle17"><text:span text:style-name="T39">ľ</text:span></text:span><text:span text:style-name="CharStyle17"><text:span text:style-name="T21">ky prevádzajú teraz najťažšie a na</text:span></text:span><text:span text:style-name="CharStyle17"><text:span text:style-name="T1">js</text:span></text:span><text:span text:style-name="CharStyle17"><text:span text:style-name="T21">ložit</text:span></text:span><text:span text:style-name="CharStyle17"><text:span text:style-name="T1">ejš</text:span></text:span><text:span text:style-name="CharStyle17"><text:span text:style-name="T21">ie úkony svojho stavite</text:span></text:span><text:span text:style-name="CharStyle17"><text:span text:style-name="T39">ľ</text:span></text:span><text:span text:style-name="CharStyle17"><text:span text:style-name="T21">ského umenia. Nie je jednoduchá robota zavesiť plásty, kto­ré majú udržať váhu nieko</text:span></text:span><text:span text:style-name="CharStyle17"><text:span text:style-name="T39">ľ</text:span></text:span><text:span text:style-name="CharStyle17"><text:span text:style-name="T21">kých kilogramov medu (5—10 kg), na skoro hladkú povalu. Je tiež nutné, aby bunky o jednej výške a základni boly svojimi dnami tak spojované, že odolajú i najväčšiemu tlaku. Ďalej, mu­sí výška buniek zodpovedať výške včelých kuklí (10—12 mm) a aj trúdových (13—16 mm). Hrúbka plásta musí byť dostatočná (24—25 mm). Tiež uličky musia byť také, aby dve včielky mohly popri sebe prejsť. A pri tom všetkom musia ešte dbať, aby stavba plásta bola uspôsobená k otvoru hniezda v takom smere, ktorý zabezpečuje pravidelné vetranie a súčasne zabráni studeným vetrom pre</text:span></text:span><text:span text:style-name="CharStyle17"><text:span text:style-name="T1">f</text:span></text:span><text:span text:style-name="CharStyle17"><text:span text:style-name="T21">ukovať uličkami hniezda.</text:span></text:span></text:p>
        <text:p text:style-name="P15"><text:span text:style-name="CharStyle17"><text:span text:style-name="T21">Prevážna čiastka včiel zamestnáva sa riešením týchto otázok a len zlomok včiel, zrejme starších, neberie účasť na tichom zunení chumáča, produkujúceho teplotu (35 °C), potrebnú k poteniu vosku.</text:span></text:span></text:p>
        <text:p text:style-name="P15"><text:span text:style-name="CharStyle17"><text:span text:style-name="T21">Táto čiastka včiel zamestnáva sa čistením stien, zatme</text:span></text:span><text:span text:style-name="CharStyle17"><text:span text:style-name="T20">ľ</text:span></text:span><text:span text:style-name="CharStyle17"><text:span text:style-name="T21">ovaním špár a vynášaním smetí. Niet, vari, čistejšieho tvora od včely. Kým je zdravá a má matku, nestrpí ani najmenšiu špinu v úli. I za počasia, ktoré jej život ohrožuje, vyletuje z ú</text:span></text:span><text:span text:style-name="CharStyle17"><text:span text:style-name="T1">ľ</text:span></text:span><text:span text:style-name="CharStyle17"><text:span text:style-name="T21">a vyprázdniť si bruško. Len trúdy sú </text:span></text:span><text:span text:style-name="CharStyle17"><text:span text:style-name="T20">ľ</text:span></text:span><text:span text:style-name="CharStyle17"><text:span text:style-name="T21">ahostajné na poriadok a čistotu. Vyšpiňujú sa v úli a včielky sú prinútené po nich upratovať.</text:span></text:span></text:p>
        <text:p text:style-name="P15"><text:span text:style-name="CharStyle17"><text:span text:style-name="T21">Jucka s Elou pozerajú na svoje mladšie sestry, ako kladú zákla­dy prvého plásta. Ela, navyknutá poúčať Jucku, i teraz ju upozorňuje na robotu, ktorá je Jucke aj tak už známa.</text:span></text:span></text:p>
        <text:p text:style-name="P15"><text:span text:style-name="CharStyle17"><text:span text:style-name="T21">„Vidíš, Jucka, ako naše najšikovnejšie stavite</text:span></text:span><text:span text:style-name="CharStyle17"><text:span text:style-name="T39">ľ</text:span></text:span><text:span text:style-name="CharStyle17"><text:span text:style-name="T21">ky vyznačujú drob­nými výčnelkami voskových hrudiek smer prvého plásta?“</text:span></text:span></text:p>
        <text:p text:style-name="P15"><text:span text:style-name="CharStyle17"><text:span text:style-name="T21">„Vidím,“ odpovedá jej Jucka. „A teraz si už viem predstaviť, ako budú stavané </text:span></text:span><text:span text:style-name="CharStyle17"><text:span text:style-name="T39">ď</text:span></text:span><text:span text:style-name="CharStyle17"><text:span text:style-name="T21">alšie, rovnobežné plásty. Jeden z týchto, bude hranou tvoriť 45</text:span></text:span><text:span text:style-name="CharStyle17"><text:span text:style-name="T1">°</text:span></text:span><text:span text:style-name="CharStyle17"><text:span text:style-name="T21"> uhol s letáčom a takto bude celé naše hniezdo v polohe, kto­rá nám najlepšie zodpovie.“</text:span></text:span></text:p>
        <text:p text:style-name="P15"><text:span text:style-name="CharStyle17"><text:span text:style-name="T21">„Áno,“ prisviedča Ela. „Tak staviame my, ke</text:span></text:span><text:span text:style-name="CharStyle17"><text:span text:style-name="T39">ď</text:span></text:span><text:span text:style-name="CharStyle17"><text:span text:style-name="T21"> sa do našej ro­boty nepletie človek. My pamätáme pri stavbe na zimu i na vetranie.“</text:span></text:span></text:p>
        <text:p text:style-name="P15"><text:span text:style-name="CharStyle17"><text:span text:style-name="T21">Jucke, ktorá už prekonala stavite</text:span></text:span><text:span text:style-name="CharStyle17"><text:span text:style-name="T39">ľ</text:span></text:span><text:span text:style-name="CharStyle17"><text:span text:style-name="T21">ské práce v starej vlasti, nebolo nové, že základy buniek tvoria pravidelné šesťuholníky, ktoré k stredu bunky, smerom k </text:span></text:span><text:soft-page-break/><text:span text:style-name="CharStyle17"><text:span text:style-name="T21">styčnému bodu hrán troch kosoštvorcov, rozde</text:span></text:span><text:span text:style-name="CharStyle17"><text:span text:style-name="T20">ľ</text:span></text:span><text:span text:style-name="CharStyle17"><text:span text:style-name="T21">ujúcich</text:span></text:span><text:span text:style-name="CharStyle19"><text:span text:style-name="T21"> </text:span></text:span><text:span text:style-name="CharStyle19"><text:span text:style-name="T39">š</text:span></text:span><text:span text:style-name="CharStyle17"><text:span text:style-name="T21">esťuholník na tri rovnaké čiastky sú trocha prehĺbené. Nebolo jej no­vinkou ani to, že dno bunky jednej strany plásta tvorí na proti</text:span></text:span><text:span text:style-name="CharStyle17"><text:span text:style-name="T39">ľ</text:span></text:span><text:span text:style-name="CharStyle17"><text:span text:style-name="T21">ahlej strane čiastky základov troch buniek. Takto viazaná stavba je nielen naj­lacnejšia, ale vzh</text:span></text:span><text:span text:style-name="CharStyle17"><text:span text:style-name="T39">ľ</text:span></text:span><text:span text:style-name="CharStyle17"><text:span text:style-name="T21">adom na stavebnú hmotu i najpevnejšia a najodolne</text:span></text:span><text:span text:style-name="CharStyle17"><text:span text:style-name="T1">jš</text:span></text:span><text:span text:style-name="CharStyle17"><text:span text:style-name="T21">ia.</text:span></text:span></text:p>
        <text:p text:style-name="P15"><text:span text:style-name="CharStyle17"><text:span text:style-name="T21">Jucka zbadala, že matka je nedočka­vá pri stavbe plástov a preto hovorí Ele: „Matička by už iste rada kládla vajíčka a nemá ešte hotovú ani jednu bunku...“</text:span></text:span></text:p>
        <text:p text:style-name="P15"><text:span text:style-name="CharStyle17"><text:span text:style-name="T21">Ela pozrela na matku a hovor</text:span></text:span><text:span text:style-name="CharStyle17"><text:span text:style-name="T1">í</text:span></text:span><text:span text:style-name="CharStyle17"><text:span text:style-name="T21">: „Dlho trval</text:span></text:span><text:span text:style-name="CharStyle17"><text:span text:style-name="T20">y</text:span></text:span><text:span text:style-name="CharStyle17"><text:span text:style-name="T21"> prípravné práce k stavbe, oneskorily sme sa. Ale už skoro si bude môcť matič­ka u</text:span></text:span><text:span text:style-name="CharStyle17"><text:span text:style-name="T39">ľ</text:span></text:span><text:span text:style-name="CharStyle17"><text:span text:style-name="T21">ahčiť od vajíčok, ktoré sa jej tisnú, lebo teraz pôjde robota ako po masle. Dú­fam, že za tento krátky čas ich mnoho nepotratí.“</text:span></text:span></text:p>
        <text:p text:style-name="P15"><text:span text:style-name="CharStyle17"><text:span text:style-name="T21">Stavite</text:span></text:span><text:span text:style-name="CharStyle17"><text:span text:style-name="T39">ľ</text:span></text:span><text:span text:style-name="CharStyle17"><text:span text:style-name="T21">ky, cítiac vážne položenie matky, zdvo</text:span></text:span><text:span text:style-name="CharStyle17"><text:span text:style-name="T1">jn</text:span></text:span><text:span text:style-name="CharStyle17"><text:span text:style-name="T21">ásob</text:span></text:span><text:span text:style-name="CharStyle17"><text:span text:style-name="T1">ňujú</text:span></text:span><text:span text:style-name="CharStyle17"><text:span text:style-name="T21"> usilovnosť. Drobné platničky priezračných šupiniek vosku tisnú sa zpomed</text:span></text:span><text:span text:style-name="CharStyle17"><text:span text:style-name="T1">z</text:span></text:span><text:span text:style-name="CharStyle17"><text:span text:style-name="T21">i dolných k</text:span></text:span><text:span text:style-name="CharStyle17"><text:span text:style-name="T39">r</text:span></text:span><text:span text:style-name="CharStyle17"><text:span text:style-name="T1">ajov</text:span></text:span><text:span text:style-name="CharStyle17"><text:span text:style-name="T21"> krúžkov, dolnej čiastky bruška. Tá, ktorá ich už má vypo­tených väčšie množstvo, prediera sa cez hustý zástup družiek k miestu, na ktorom sa sta­vajú základy prvého plásta. Tam ukladá platničku ku platničke, formuje ich kúsadlami v šesťhranné dná a v tenké steny buniek.</text:span></text:span></text:p>
        <text:p text:style-name="P30"><text:span text:style-name="CharStyle17"><text:span text:style-name="T21">Tú istú prácu na tom samom dne robí </text:span></text:span><text:span text:style-name="CharStyle17"><text:span text:style-name="T39">iná robotníčka na druhej </text:span></text:span><text:span text:style-name="CharStyle17"><text:span text:style-name="T21">strane plásta. Šikovnosť a presnosť včiel pri tejto práci je obdivuhodná, lebo dokážu stavať stenu presných rozmerov zároveň s oboch strán. Ste­na táto ich súčasne odde</text:span></text:span><text:span text:style-name="CharStyle17"><text:span text:style-name="T39">ľ</text:span></text:span><text:span text:style-name="CharStyle17"><text:span text:style-name="T21">uje, takže nemôžu si navzájom porovnávať svoju prácu. Obdivuhodné je aj to, že pri stavbe jednej bunky i pri čas­tých smenách robotníčiek nenájde sa nepresnosť, alebo pokazená robota.</text:span></text:span></text:p>
        <text:p text:style-name="P15"><text:span text:style-name="CharStyle17"><text:span text:style-name="T21">Ke</text:span></text:span><text:span text:style-name="CharStyle17"><text:span text:style-name="T39">ď</text:span></text:span><text:span text:style-name="CharStyle17"><text:span text:style-name="T21"> jedna včielka spotrebovala všetky svoje zásoby voskových šupiniek, prepúšťa miesto inej a tak pokračuje práca až do vystavania celého hniezda. </text:span></text:span><text:span text:style-name="CharStyle17"><text:span text:style-name="T1">N</text:span></text:span><text:span text:style-name="CharStyle17"><text:span text:style-name="T21">a zhotovenie jednej včelej bunky upotrebia včely 13 mg vosku (50 kusov šupiniek), a na trúdovú 29 mg.</text:span></text:span></text:p>
        <text:p text:style-name="P15"><text:span text:style-name="CharStyle17"><text:span text:style-name="T21">Po vystavaní stredného plásta do dĺžky 5—10 cm, zakladajú sa po oboch jeho stranách dva a pri tých zase </text:span></text:span><text:span text:style-name="CharStyle17"><text:span text:style-name="T39">ď</text:span></text:span><text:span text:style-name="CharStyle17"><text:span text:style-name="T21">alšie po jednom z oboch bokov a tak pokračuje práca, kým nie sú vystavané všetky plásty, zod­povedajúce sile včelstva. Stavba prevádza sa súčasne do hĺbky i do ší</text:span></text:span><text:span text:style-name="CharStyle17"><text:span text:style-name="T20">r</text:span></text:span><text:span text:style-name="CharStyle17"><text:span text:style-name="T21">ky,</text:span></text:span><text:span text:style-name="CharStyle19"><text:span text:style-name="T21"> </text:span></text:span><text:span text:style-name="CharStyle17"><text:span text:style-name="T21">následkom čoho stredný plást ostáva najdlhší a dĺžka bočných plástov sa ku kraju stavby postupne zmenšuje. Vystavané hniezdo dostáva tým­to srdcovú podobu.</text:span></text:span></text:p>
        <text:p text:style-name="P15"><text:soft-page-break/><text:span text:style-name="CharStyle17"><text:span text:style-name="T21">Cez noc pokročila stavba nato</text:span></text:span><text:span text:style-name="CharStyle17"><text:span text:style-name="T39">ľ</text:span></text:span><text:span text:style-name="CharStyle17"><text:span text:style-name="T21">ko, že na druhý deň mohla matka klásť vajíčka a včielky mohly vyletovať do kvetinového eldoráda svojej novej vlasti.</text:span></text:span></text:p>
        <text:p text:style-name="P15"><text:span text:style-name="CharStyle17"><text:span text:style-name="T21">Objavením sa vajíčok na dnách panensky bielych buniek v no­vopostavených plástoch, je budúcnosť rodu zabezpečená. Včielky sa teraz púšťajú ešte s väčšou chuťou do roboty. Každá, čo vyprázdnila zásoby voskových žliaz, opúšťa skupinu staviteliek a po krátkom orientačnom lete pred le</text:span></text:span><text:span text:style-name="CharStyle17"><text:span text:style-name="T1">tá</text:span></text:span><text:span text:style-name="CharStyle17"><text:span text:style-name="T21">čom, púšťa sa do úslnia malebnej, kvetami pestre z</text:span></text:span><text:span text:style-name="CharStyle17"><text:span text:style-name="T20">f</text:span></text:span><text:span text:style-name="CharStyle17"><text:span text:style-name="T21">arbenej kotliny.</text:span></text:span></text:p>
        <text:p text:style-name="P15"><text:span text:style-name="CharStyle17"><text:span text:style-name="T21">Bohatstvo požehnaného kraja najlepšie sa odráža v zprávach sberateliek, vracajúcich sa s ve</text:span></text:span><text:span text:style-name="CharStyle17"><text:span text:style-name="T39">ľ</text:span></text:span><text:span text:style-name="CharStyle17"><text:span text:style-name="T21">kým nákladom pokladov. Jedna ospevuje n</text:span></text:span><text:span text:style-name="CharStyle17"><text:span text:style-name="T1">evyč</text:span></text:span><text:span text:style-name="CharStyle17"><text:span text:style-name="T21">erpate</text:span></text:span><text:span text:style-name="CharStyle17"><text:span text:style-name="T39">ľ</text:span></text:span><text:span text:style-name="CharStyle17"><text:span text:style-name="T1">n</text:span></text:span><text:span text:style-name="CharStyle17"><text:span text:style-name="T21">é zásoby nektáru purpurového kvetu vrbiny a tancom vábi na ne sestry. Druhá chváli maliny, tretia jahody, štvrtá ružovo zfarbenú tolitu, prekypujúcu medom, iné zase chvália černice, agát a podobné zdroje bohatej paše.</text:span></text:span></text:p>
        <text:p text:style-name="P15"><text:span text:style-name="CharStyle17"><text:span text:style-name="T21">Každá kvetinka privábi k sebe svojím spôsobom nieko</text:span></text:span><text:span text:style-name="CharStyle17"><text:span text:style-name="T39">ľ</text:span></text:span><text:span text:style-name="CharStyle17"><text:span text:style-name="T21">ko návštevníc, ktoré potom doma, medzi svojimi, organizujú čaty na roznášanie prášku príslušnej kvetiny. Za tieto posluhy odmeňujú sa svojim dobrodejkám najvzácnejším výtvorom svojho mladistvého tela. Pripravujú pre ne posilujúci a liečivý nápoj, aký by človek ani na</text:span></text:span><text:span text:style-name="CharStyle17"><text:span text:style-name="T1">jd</text:span></text:span><text:span text:style-name="CharStyle17"><text:span text:style-name="T20">ô</text:span></text:span><text:span text:style-name="CharStyle17"><text:span text:style-name="T1">mys</text:span></text:span><text:span text:style-name="CharStyle17"><text:span text:style-name="T21">eln</text:span></text:span><text:span text:style-name="CharStyle17"><text:span text:style-name="T1">ejším</text:span></text:span><text:span text:style-name="CharStyle17"><text:span text:style-name="T21"> spô­sobom nemohol z nich dostať.</text:span></text:span></text:p>
        <text:p text:style-name="P15"><text:span text:style-name="CharStyle17"><text:span text:style-name="T21">Ela už nie je súca na sbieranie py</text:span></text:span><text:span text:style-name="CharStyle17"><text:span text:style-name="T39">ľ</text:span></text:span><text:span text:style-name="CharStyle17"><text:span text:style-name="T21">u, lebo chĺpky z tela jej už p</text:span></text:span><text:span text:style-name="CharStyle17"><text:span text:style-name="T1">ovyp</text:span></text:span><text:span text:style-name="CharStyle17"><text:span text:style-name="T21">a</text:span></text:span><text:span text:style-name="CharStyle17"><text:span text:style-name="T1">da</text:span></text:span><text:span text:style-name="CharStyle17"><text:span text:style-name="T21">ly a na jej čiernom, hladkom tele sa preto nezach</text:span></text:span><text:span text:style-name="CharStyle17"><text:span text:style-name="T1">ycujú</text:span></text:span><text:span text:style-name="CharStyle17"><text:span text:style-name="T21"> zrnká </text:span></text:span><text:span text:style-name="CharStyle17"><text:span text:style-name="T1">kv</text:span></text:span><text:span text:style-name="CharStyle17"><text:span text:style-name="T21">etového prášku. Venuje sa teraz už le</text:span></text:span><text:span text:style-name="CharStyle17"><text:span text:style-name="T1">n s</text:span></text:span><text:span text:style-name="CharStyle17"><text:span text:style-name="T21">nášaniu nektáru, ktorého je</text:span></text:span><text:span text:style-name="CharStyle17"><text:span text:style-name="T1"> </text:span></text:span><text:span text:style-name="CharStyle17"><text:span text:style-name="T21">tu mnoho.</text:span></text:span></text:p>
        <text:p text:style-name="P15"><text:span text:style-name="CharStyle17"><text:span text:style-name="T21">Jucka pracuje ako upratovačka a pri tom vyletuje po vodu.</text:span></text:span></text:p>
        <text:p text:style-name="P15"><text:span text:style-name="CharStyle17"><text:span text:style-name="T21">Pa</text:span></text:span><text:span text:style-name="CharStyle17"><text:span text:style-name="T39">ľ</text:span></text:span><text:span text:style-name="CharStyle17"><text:span text:style-name="T21">ko žije bezstarostne. Vychutnáva najjemnejšie druhy medu a cez poludnie vyletuje na svoj pravidelný oblet. Ani Jucka, ani Ela nemajú času s ním sa zapodievať. Uchy</text:span></text:span><text:span text:style-name="CharStyle17"><text:span text:style-name="T1">ľ</text:span></text:span><text:span text:style-name="CharStyle17"><text:span text:style-name="T21">uje sa preto k mladuškám, kde od niektorej sa mu podarí dostať trochu mliečka, aby si udržal silu. Cíti, že to s ním ide akosi s kopca. Čím viac plodu je v rodine, tým ťažšie mu krmičky podávajú pokrm.</text:span></text:span></text:p>
        <text:p text:style-name="P15"><text:span text:style-name="CharStyle17"><text:span text:style-name="T21">Stavba plástov pokračuje neuverite</text:span></text:span><text:span text:style-name="CharStyle17"><text:span text:style-name="T39">ľ</text:span></text:span><text:span text:style-name="CharStyle17"><text:span text:style-name="T21">ne rýchle. Len neprestajnou robo­tou a vystupňovanou usilovnosťou vládzu stavite</text:span></text:span><text:span text:style-name="CharStyle17"><text:span text:style-name="T39">ľ</text:span></text:span><text:span text:style-name="CharStyle17"><text:span text:style-name="T21">ky vystavať to</text:span></text:span><text:span text:style-name="CharStyle17"><text:span text:style-name="T39">ľ</text:span></text:span><text:span text:style-name="CharStyle17"><text:span text:style-name="T21">ko buniek, aby kryly potrebu nádob pre uskladnenie medu a potrebu kolísok pre dorast.</text:span></text:span></text:p>
        <text:p text:style-name="P15"><text:span text:style-name="CharStyle17"><text:span text:style-name="T21">Všetky nádeje usilovných vysťahovalkýň sa uskutočňujú. Zariadily si útulný domov, ktorého bohatstvo každým dňom vzrastá. Môžu sa preto, po prekonaní všetkých ťažkostí tvrdého boja o život, spokojne dívať do budúcnosti.</text:span></text:span></text:p>
        <text:p text:style-name="P6"><text:span text:style-name="CharStyle19"><text:span text:style-name="T21"/></text:span></text:p>
        <text:p text:style-name="P11"><text:soft-page-break/><text:span text:style-name="CharStyle19"><text:span text:style-name="T21"/></text:span></text:p>
        <text:p text:style-name="P3"><text:span text:style-name="CharStyle4"><text:span text:style-name="T21">Krvilačnivec.</text:span></text:span></text:p>
        <text:p text:style-name="P15"><text:span text:style-name="CharStyle17"><text:span text:style-name="T21"/></text:span></text:p>
        <text:p text:style-name="P21"><text:span text:style-name="CharStyle17"><text:span text:style-name="T21">Ne</text:span></text:span><text:span text:style-name="CharStyle17"><text:span text:style-name="T39">ď</text:span></text:span><text:span text:style-name="CharStyle17"><text:span text:style-name="T21">aleko tichej osady pilných v</text:span></text:span><text:span text:style-name="CharStyle17"><text:span text:style-name="T1">ys</text:span></text:span><text:span text:style-name="CharStyle17"><text:span text:style-name="T21">ťahovalk</text:span></text:span><text:span text:style-name="CharStyle17"><text:span text:style-name="T1">ýň</text:span></text:span><text:span text:style-name="CharStyle17"><text:span text:style-name="T21"> beží bystrý potôčik s veselým žblnkotom dolu, do dolinky</text:span></text:span><text:span text:style-name="CharStyle17"><text:span text:style-name="T1">,</text:span></text:span><text:span text:style-name="CharStyle17"><text:span text:style-name="T21"> aby tam pomáhal svojim druhom poháňať koleso chatrného mlyna, kde sa zlaté zrno drobí na sneho­bielu múčku.</text:span></text:span></text:p>
        <text:p text:style-name="P15"><text:span text:style-name="CharStyle17"><text:span text:style-name="T21">Jeho kry</text:span></text:span><text:span text:style-name="CharStyle17"><text:span text:style-name="T1">š</text:span></text:span><text:span text:style-name="CharStyle17"><text:span text:style-name="T21">talovo-čistá vlaha dáva tisícom ve</text:span></text:span><text:span text:style-name="CharStyle17"><text:span text:style-name="T20">ľ</text:span></text:span><text:span text:style-name="CharStyle17"><text:span text:style-name="T21">kým i malým domo­rodcom občerstvenie. Aj Jucka prichádza k nemu denne stokrát načrieť svieži nápoj pre najmladšie sestry, ktoré sa v kolískach pripravujú na služby matke prírode.</text:span></text:span></text:p>
        <text:p text:style-name="P15"><text:span text:style-name="CharStyle17"><text:span text:style-name="T21">Táto jednotvárna robota nezlostí Jucku. Je rada, že pološero ú</text:span></text:span><text:span text:style-name="CharStyle17"><text:span text:style-name="T39">ľ</text:span></text:span><text:span text:style-name="CharStyle17"><text:span text:style-name="T21">a môže zameniť </text:span></text:span><text:span text:style-name="CharStyle17"><text:span text:style-name="T1">ja</text:span></text:span><text:span text:style-name="CharStyle17"><text:span text:style-name="T21">som slnečného svetla a že sa môže kochať v utešenej kráse prírody. Skoro ráno sbiera drobné diamanty rosy, ktoré sú usadnuté na sviežich listoch bylín. Len ke</text:span></text:span><text:span text:style-name="CharStyle17"><text:span text:style-name="T39">ď</text:span></text:span><text:span text:style-name="CharStyle17"><text:span text:style-name="T21"> lúče slnka olúpia lístky o trblie­tavý lesk drobných kvapiek, zaletuje Jucka na potôčik, ktorý v svojom dosahu rozsieva dary najúbohejším tvorom prírody — rastlinkám pripú­taným k hrude zeme.</text:span></text:span></text:p>
        <text:p text:style-name="P15"><text:span text:style-name="CharStyle17"><text:span text:style-name="T21">Večer, ke</text:span></text:span><text:span text:style-name="CharStyle17"><text:span text:style-name="T39">ď</text:span></text:span><text:span text:style-name="CharStyle17"><text:span text:style-name="T21"> slnko sa uloží na odpočinok, Jucka s tetou v spoloč­nosti mnohých robotníčiek, pracujúcich vonku, vysadnú si pred letáč. Nie, azda, preto, aby počúvaly nočný koncert najrôznejších árií žabieho národa, pretkávaného pisk</text:span></text:span><text:span text:style-name="CharStyle17"><text:span text:style-name="T20">ľ</text:span></text:span><text:span text:style-name="CharStyle17"><text:span text:style-name="T21">avým a jednotvárnym tónom opakujúceho sa spevu svrčka, alebo serenády príjemného hlasu slávika, </text:span></text:span><text:span text:style-name="CharStyle17"><text:span text:style-name="T1">a</text:span></text:span><text:span text:style-name="CharStyle17"><text:span text:style-name="T21">le preto, aby obsadily vchod brány a zatarasily ho telami pred labužníkom medu, odporným zlode­jom, smrtihlavom. Len malý otvor nechávajú medzi svojimi tielkami, aby ska­zený vzduch, vyháňaný vetrajúcimi včielkami mohol sa cezeň dostať von.</text:span></text:span></text:p>
        <text:p text:style-name="P15"><text:span text:style-name="CharStyle17"><text:span text:style-name="T21">Sberate</text:span></text:span><text:span text:style-name="CharStyle17"><text:span text:style-name="T39">ľ</text:span></text:span><text:span text:style-name="CharStyle17"><text:span text:style-name="T21">ky, soskupené vo</text:span></text:span><text:span text:style-name="CharStyle17"><text:span text:style-name="T1">n</text:span></text:span><text:span text:style-name="CharStyle17"><text:span text:style-name="T21">ku okolo letáča za teplej noci, uvo</text:span></text:span><text:span text:style-name="CharStyle17"><text:span text:style-name="T39">ľ</text:span></text:span><text:span text:style-name="CharStyle17"><text:span text:style-name="T21">ňujú si k odpočinku len svaly krídel, ináč, bdejúc čakajú na prvé zore nového dňa, aby hne</text:span></text:span><text:span text:style-name="CharStyle17"><text:span text:style-name="T39">ď</text:span></text:span><text:span text:style-name="CharStyle17"><text:span text:style-name="T21"> zrána vyh</text:span></text:span><text:span text:style-name="CharStyle17"><text:span text:style-name="T20">ľ</text:span></text:span><text:span text:style-name="CharStyle17"><text:span text:style-name="T21">adaly krásky nív a robily im poslíkov lásky, prenášaním ich prášku s jedného na druhý.</text:span></text:span></text:p>
        <text:p text:style-name="P15"><text:span text:style-name="CharStyle17"><text:span text:style-name="T21">Tichý </text:span></text:span><text:span text:style-name="CharStyle17"><text:span text:style-name="T1">š</text:span></text:span><text:span text:style-name="CharStyle17"><text:span text:style-name="T21">umot reči živej brány letáča, prispôsobuje sa k tajuplnému šepotu v noci oživeného ducha lesov. Pološeptom ozývajúce sa reči zo­silnenej nočnej stráže letáča hovoria o smutných osudoch statočných členov svojho rodu.</text:span></text:span></text:p>
        <text:p text:style-name="P15"><text:span text:style-name="CharStyle17"><text:span text:style-name="T21">Jucka napína sluch, aby vypočula všetky reči starších sestier, kto­ré sa rozhovorily o nebezpečných chví</text:span></text:span><text:span text:style-name="CharStyle17"><text:span text:style-name="T39">ľ</text:span></text:span><text:span text:style-name="CharStyle17"><text:span text:style-name="T21">ach svojho života.</text:span></text:span></text:p>
        <text:p text:style-name="P15"><text:span text:style-name="CharStyle17"><text:span text:style-name="T21">„Jednako nás prepadávajú, či tu, alebo tam v rovine,“ hovorí jedna z mnohých, </text:span></text:span><text:soft-page-break/><text:span text:style-name="CharStyle17"><text:span text:style-name="T21">ktorým sa podarilo uniknúť ohavnej smrti z pazúrov pažravcov.</text:span></text:span></text:p>
        <text:p text:style-name="P15"><text:span text:style-name="CharStyle17"><text:span text:style-name="T21">„Nie je to jedno,“ odpovedá jej druhá. „Tu sa stretávame s nepriate</text:span></text:span><text:span text:style-name="CharStyle17"><text:span text:style-name="T39">ľ</text:span></text:span><text:span text:style-name="CharStyle17"><text:span text:style-name="T21">mi častejšie a sú nebezpečne</text:span></text:span><text:span text:style-name="CharStyle17"><text:span text:style-name="T1">jš</text:span></text:span><text:span text:style-name="CharStyle17"><text:span text:style-name="T21">í, ako v sta­rej vlasti. Tu čihá na naše životy nie­len viac operených vrahov, ale aj viac lúpežníkov a zákerných vrahov z ríše chrobače.“</text:span></text:span></text:p>
        <text:p text:style-name="P15"><text:span text:style-name="CharStyle17"><text:span text:style-name="T21">„Tak je,</text:span></text:span><text:span text:style-name="CharStyle17"><text:span text:style-name="T1">“</text:span></text:span><text:span text:style-name="CharStyle17"><text:span text:style-name="T21"> prisviedča jedna z uču­pených na boku chumáča. „Tu sliedi na nás prefíkaný kveto</text:span></text:span><text:span text:style-name="CharStyle17"><text:span text:style-name="T20">ľ</text:span></text:span><text:span text:style-name="CharStyle17"><text:span text:style-name="T21">úb na kvetoch, ke</text:span></text:span><text:span text:style-name="CharStyle17"><text:span text:style-name="T39">ď</text:span></text:span><text:span text:style-name="CharStyle17"><text:span text:style-name="T21"> konáme svoju najsvätejšiu povinnosť. Svojím žihadlom nás omámi, aby naše telo ostalo dlhší čas bez rozkladu a jeho deti mal</text:span></text:span><text:span text:style-name="CharStyle17"><text:span text:style-name="T20">y</text:span></text:span><text:span text:style-name="CharStyle17"><text:span text:style-name="T21"> svieži pokrm. Dlhokrídle a tenké sklenáre (vážky) chytajú nás za letu, ako lastovičky. </text:span></text:span><text:span text:style-name="CharStyle17"><text:span text:style-name="T1">O</text:span></text:span><text:span text:style-name="CharStyle17"><text:span text:style-name="T21"> pavúkoch ani nehovorím, ve</text:span></text:span><text:span text:style-name="CharStyle17"><text:span text:style-name="T39">ď</text:span></text:span><text:span text:style-name="CharStyle17"><text:span text:style-name="T21"> tu na každom konáriku stromu a kríčka, všade, sú vystreté ich siete, aby nás pochytaly. Zbabelci!“</text:span></text:span></text:p>
        <text:p text:style-name="P15"><text:span text:style-name="CharStyle17"><text:span text:style-name="T21">„Sestry,“ prehovorí Ela, „nepozostáva nám nič iné, ako smieriť sa s osudom a prispôsobiť sa k novým pomerom. Musíme sa stať takými, akí sú naši nepriatelia, lebo len tak si zabezpečíme vážnosť. Len ako</text:span></text:span><text:span text:style-name="CharStyle21"><text:span text:style-name="T21"> </text:span></text:span><text:span text:style-name="CharStyle17"><text:span text:style-name="T21">nebezpečné a odhodlané bojovníčky sa proti kaž­dému nepriate</text:span></text:span><text:span text:style-name="CharStyle17"><text:span text:style-name="T39">ľ</text:span></text:span><text:span text:style-name="CharStyle17"><text:span text:style-name="T1">ov</text:span></text:span><text:span text:style-name="CharStyle17"><text:span text:style-name="T21">i ubránime.“</text:span></text:span></text:p>
        <text:p text:style-name="P15"><text:span text:style-name="CharStyle17"><text:span text:style-name="T21">Jedna, ktorá mala zlé skúsenosti s larva­mi májky dúhovej, drobným príživníkom včiel, sot­va 1,6 až 2 mm ve</text:span></text:span><text:span text:style-name="CharStyle17"><text:span text:style-name="T39">ľ</text:span></text:span><text:span text:style-name="CharStyle17"><text:span text:style-name="T21">kým, zamiešala sa do reči:</text:span></text:span></text:p>
        <text:p text:style-name="P15"><text:span text:style-name="CharStyle17"><text:span text:style-name="T21">„Proti ve</text:span></text:span><text:span text:style-name="CharStyle17"><text:span text:style-name="T39">ľ</text:span></text:span><text:span text:style-name="CharStyle17"><text:span text:style-name="T21">kým nepriate</text:span></text:span><text:span text:style-name="CharStyle17"><text:span text:style-name="T39">ľ</text:span></text:span><text:span text:style-name="CharStyle17"><text:span text:style-name="T21">om máme dobrú zbraň, ale voči drobným vys</text:span></text:span><text:span text:style-name="CharStyle17"><text:span text:style-name="T20">a</text:span></text:span><text:span text:style-name="CharStyle17"><text:span text:style-name="T21">vačom našej krvi sme bezmocné, na tých naše žihadlo neplatí.“</text:span></text:span></text:p>
        <text:p text:style-name="P15"><text:span text:style-name="CharStyle17"><text:span text:style-name="T21">Jej susedka sa rozpamätala na krásny má­jový deň, ke</text:span></text:span><text:span text:style-name="CharStyle17"><text:span text:style-name="T39">ď</text:span></text:span><text:span text:style-name="CharStyle17"><text:span text:style-name="T21"> videla ako tú, čo sa ozvala, obalily drobné potvory a ona s ve</text:span></text:span><text:span text:style-name="CharStyle17"><text:span text:style-name="T39">ľ</text:span></text:span><text:span text:style-name="CharStyle17"><text:span text:style-name="T21">kým nárekom priletela domov.</text:span></text:span></text:p>
        <text:p text:style-name="P15"><text:span text:style-name="CharStyle17"><text:span text:style-name="T21">„Myslíš sestra na drobných cudzopasní­kov, ktorí ťa raz napadli a my sme ťa od nich čistily?“</text:span></text:span></text:p>
        <text:p text:style-name="P15"><text:span text:style-name="CharStyle17"><text:span text:style-name="T21">„Áno,“ odpovedá jej a pokračuje: „Hrozné muky mi zapríčinily ostrými pazúrami a kliešťovými kúsadlami, ke</text:span></text:span><text:span text:style-name="CharStyle17"><text:span text:style-name="T39">ď</text:span></text:span><text:span text:style-name="CharStyle17"><text:span text:style-name="T21"> sa dostaly na tenkú a ve</text:span></text:span><text:span text:style-name="CharStyle17"><text:span text:style-name="T39">ľ</text:span></text:span><text:span text:style-name="CharStyle17"><text:span text:style-name="T21">mi citlivú blanku, spojujúcu tvrdé c</text:span></text:span><text:span text:style-name="CharStyle17"><text:span text:style-name="T39">h</text:span></text:span><text:span text:style-name="CharStyle17"><text:span text:style-name="T21">itonové obrnenie tela. Tie ste mi už nemohly ani vybrať, tak sa zaryly do tela. Pamätám sa, ako by som dnes prežívala tie hrozné muky. Vyletela som pred ú</text:span></text:span><text:span text:style-name="CharStyle17"><text:span text:style-name="T39">ľ</text:span></text:span><text:span text:style-name="CharStyle17"><text:span text:style-name="T21"> a tam som skákala ako smyslov zbavená. A ko</text:span></text:span><text:span text:style-name="CharStyle17"><text:span text:style-name="T20">ľ</text:span></text:span><text:span text:style-name="CharStyle17"><text:span text:style-name="T21">ko bolo mne podobných nešťastníc! Od ve</text:span></text:span><text:span text:style-name="CharStyle17"><text:span text:style-name="T20">ľ</text:span></text:span><text:span text:style-name="CharStyle17"><text:span text:style-name="T21">kých bolestí behaly sme ako besné. Niekto by si mohol myslieť, že zo zábavy robíme akrobatické skoky. Keby však pozrel na nás lepšie, videl by do nášho tela zahryznuté potvory...“</text:span></text:span></text:p>
        <text:p text:style-name="P15"><text:span text:style-name="CharStyle17"><text:span text:style-name="T21">Ela dobre poznala toho cudzopasníka a preto aj ona dokladá svo­ju poznámk</text:span></text:span><text:span text:style-name="CharStyle17"><text:span text:style-name="T1">u</text:span></text:span><text:span text:style-name="CharStyle17"><text:span text:style-name="T21">: „Tento netvor objavuje sa v mesiaci máji a najradšej sa ukrýva v lupeňoch púpavy, z ktorej ich sestry prinášajú domov. Treba ich zabíjať a nie živé hádzať na dno, ako to </text:span></text:span><text:soft-page-break/><text:span text:style-name="CharStyle17"><text:span text:style-name="T21">robíme, lebo medzi smeťami dna zachránia si život a pri najbližšej príležitosti sa vrhnú na inú našu sestru.</text:span></text:span><text:span text:style-name="CharStyle17"><text:span text:style-name="T1">“</text:span></text:span></text:p>
        <text:p text:style-name="P15"><text:span text:style-name="CharStyle17"><text:span text:style-name="T21">Jucka počúva pozorne všetky reči o tomto záškodníkovi a je zve­davá, ako sa dostane na telo včely a preto sa opytuje:</text:span></text:span></text:p>
        <text:p text:style-name="P15"><text:span text:style-name="CharStyle17"><text:span text:style-name="T21">„Teta, kde žijú tie potvory a ako sa dostanú na naše telo?“</text:span></text:span></text:p>
        <text:p text:style-name="P15"><text:span text:style-name="CharStyle17"><text:span text:style-name="T21">„Ich matka</text:span></text:span><text:span text:style-name="CharStyle17"><text:span text:style-name="T1">,</text:span></text:span><text:span text:style-name="CharStyle17"><text:span text:style-name="T21"> celkom poriadny chrobák, je 10 až 15 krát taká ve</text:span></text:span><text:span text:style-name="CharStyle17"><text:span text:style-name="T39">ľ</text:span></text:span><text:span text:style-name="CharStyle17"><text:span text:style-name="T21">ká ako jej deti. Do jamky, vyhrabanej v zemi, snesie až 10.000 vajíčok. Ke</text:span></text:span><text:span text:style-name="CharStyle17"><text:span text:style-name="T39">ď</text:span></text:span><text:span text:style-name="CharStyle17"><text:span text:style-name="T21"> sa po 4- až 6-ich týždňoch vyliahnu z vajíčok larvy, v</text:span></text:span><text:span text:style-name="CharStyle17"><text:span text:style-name="T1">ydr</text:span></text:span><text:span text:style-name="CharStyle17"><text:span text:style-name="T21">iapu sa do kvetov rastlín, nachádzajúcich sa v blízkosti ich brlohu. Aby mal</text:span></text:span><text:span text:style-name="CharStyle17"><text:span text:style-name="T39">y</text:span></text:span><text:span text:style-name="CharStyle17"><text:span text:style-name="T21"> nohy a kúsadlá vo</text:span></text:span><text:span text:style-name="CharStyle17"><text:span text:style-name="T39">ľ</text:span></text:span><text:span text:style-name="CharStyle17"><text:span text:style-name="T21">né, prilepia sa zadočkom na lupeň kvetu a dobre sa ukryjú. Ke</text:span></text:span><text:span text:style-name="CharStyle17"><text:span text:style-name="T39">ď</text:span></text:span><text:span text:style-name="CharStyle17"><text:span text:style-name="T21"> niečo na kvete zašramotí vymrštia svoje telá, zachycujú sa tela ná­vštevníka kvetu a dávajú sa ním odniesť do jeho domu.“</text:span></text:span></text:p>
        <text:p text:style-name="P15"><text:span text:style-name="CharStyle17"><text:span text:style-name="T21">„Teta, nie je tá potvora niečo také, ako včelomorka bezoká?“</text:span></text:span></text:p>
        <text:p text:style-name="P15"><text:span text:style-name="CharStyle17"><text:span text:style-name="T21">„Nie, dcéra moja,“ vysvet</text:span></text:span><text:span text:style-name="CharStyle17"><text:span text:style-name="T39">ľ</text:span></text:span><text:span text:style-name="CharStyle17"><text:span text:style-name="T21">uje jej Ela. „Včelomorka nezapríčiňuje nám bolesť, lebo ona nesaje krv, ale živí </text:span></text:span><text:span text:style-name="CharStyle17"><text:span text:style-name="T39">s</text:span></text:span><text:span text:style-name="CharStyle17"><text:span text:style-name="T21">a len mliečkom, ktoré nám kradne priamo z úst. Na matke sa im najlepšie darí, lebo ona je stále prikrmovaná a preto ju najviac včelomorky o</text:span></text:span><text:span text:style-name="CharStyle17"><text:span text:style-name="T39">b</text:span></text:span><text:span text:style-name="CharStyle17"><text:span text:style-name="T21">sadzujú. Ke</text:span></text:span><text:span text:style-name="CharStyle17"><text:span text:style-name="T39">ď</text:span></text:span><text:span text:style-name="CharStyle17"><text:span text:style-name="T21"> je ich na nej mnoho, olupujú ju o pokrm, následkom čoho slabne, až konečne vysilením umiera.</text:span></text:span></text:p>
        <text:p text:style-name="P15"><text:span text:style-name="CharStyle17"><text:span text:style-name="T21">„Aj ony sa liahnu v zemi?“ pýta sa Jucka </text:span></text:span><text:span text:style-name="CharStyle17"><text:span text:style-name="T39">ď</text:span></text:span><text:span text:style-name="CharStyle17"><text:span text:style-name="T21">alej.</text:span></text:span></text:p>
        <text:p text:style-name="P15"><text:span text:style-name="CharStyle17"><text:span text:style-name="T21">„Nie. Ony sa liahnu z vajíčka sneseného ich matkou vo viečku, alebo medzi viečkami padnutými na dne ú</text:span></text:span><text:span text:style-name="CharStyle17"><text:span text:style-name="T39">ľ</text:span></text:span><text:span text:style-name="CharStyle17"><text:span text:style-name="T21">a.“</text:span></text:span></text:p>
        <text:p text:style-name="P15"><text:span text:style-name="CharStyle17"><text:span text:style-name="T21">„A nevieme sa od nich oslobodiť?“</text:span></text:span></text:p>
        <text:p text:style-name="P30"><text:span text:style-name="CharStyle17"><text:span text:style-name="T21">„Sú ve</text:span></text:span><text:span text:style-name="CharStyle17"><text:span text:style-name="T20">ľ</text:span></text:span><text:span text:style-name="CharStyle17"><text:span text:style-name="T21">mi šikovné a k tomu ve</text:span></text:span><text:span text:style-name="CharStyle17"><text:span text:style-name="T20">ľ</text:span></text:span><text:span text:style-name="CharStyle17"><text:span text:style-name="T21">mi malé. Vedia sa preto dobre ukrývať medzi chĺpkami a v záhyboch nášho tela, takže sa ich nemôžeme</text:span></text:span><text:span text:style-name="CharStyle24"><text:span text:style-name="T21"> </text:span></text:span><text:span text:style-name="CharStyle17"><text:span text:style-name="T21">striasť. K</text:span></text:span><text:span text:style-name="CharStyle17"><text:span text:style-name="T20">eď</text:span></text:span><text:span text:style-name="CharStyle17"><text:span text:style-name="T21"> však budeme držať svoj domov v čistote, nebudú sa rozmno­žovať a tým aspoň </text:span></text:span><text:span text:style-name="CharStyle17"><text:span text:style-name="T39">č</text:span></text:span><text:span text:style-name="CharStyle17"><text:span text:style-name="T21">iastočne snížime ich počet. Okrem toho, máme na ich hubenie dobrého pomocníka — štúra knihového. On je naším naj­lepším priate</text:span></text:span><text:span text:style-name="CharStyle17"><text:span text:style-name="T20">ľ</text:span></text:span><text:span text:style-name="CharStyle17"><text:span text:style-name="T21">om a preto ho rady vidíme u nás.“</text:span></text:span></text:p>
        <text:p text:style-name="P28"><text:span text:style-name="CharStyle17"><text:span text:style-name="T21">Mračná tmavých myšlienok podarí sa občas niektorej bodrej včiel</text:span></text:span><text:span text:style-name="CharStyle17"><text:span text:style-name="T39">k</text:span></text:span><text:span text:style-name="CharStyle17"><text:span text:style-name="T1">e</text:span></text:span><text:span text:style-name="CharStyle17"><text:span text:style-name="T21"> rozohnať rozprá­vaním veselých príhod z vlastného života i zo zážitkov svojich družiek. Nál</text:span></text:span><text:span text:style-name="CharStyle17"><text:span text:style-name="T1">a</text:span></text:span><text:span text:style-name="CharStyle17"><text:span text:style-name="T21">da, nočnou tmou zahalenej spoločnosti sa takto často mení a čas nepozorovane uteká.</text:span></text:span></text:p>
        <text:p text:style-name="P15"><text:span text:style-name="CharStyle17"><text:span text:style-name="T21">Prvé záblesky rannej zorničky nachádzajú už len smiech a veselú myseľ tvorov, tešiacich sa na nový deň.</text:span></text:span></text:p>
        <text:p text:style-name="P15"><text:span text:style-name="CharStyle17"><text:span text:style-name="T21">Ke</text:span></text:span><text:span text:style-name="CharStyle17"><text:span text:style-name="T39">ď</text:span></text:span><text:span text:style-name="CharStyle17"><text:span text:style-name="T21"> sa vynorily zpoza kopca purpurové lúče prebúdzajúceho sa dňa, začaly sa </text:span></text:span><text:soft-page-break/><text:span text:style-name="CharStyle17"><text:span text:style-name="T21">rozchádzať včielky, túžiace po spoločnosti svojich pestrých sestier. Prvé odletujú tie, ktorým kvety v otvorených čašách podávajú božský nápoj. Hodne neskôr za tými, letia za povinnosťou tie včielky, čo poletujú po kvetoch, ktoré chránia pripravenú hostinu pestrým rúchom pred lúčami slnka a proti vetrom U kvetov je po celý deň prikrytý stôl a najviac dobrôt býva na ňom v čase, ke</text:span></text:span><text:span text:style-name="CharStyle17"><text:span text:style-name="T39">ď</text:span></text:span><text:span text:style-name="CharStyle17"><text:span text:style-name="T21"> slniečko prekračuje najvyšší bod oblúku svojej cesty nekonečným svetom.</text:span></text:span></text:p>
        <text:p text:style-name="P15"><text:span text:style-name="CharStyle17"><text:span text:style-name="T21">Ke</text:span></text:span><text:span text:style-name="CharStyle17"><text:span text:style-name="T39">ď</text:span></text:span><text:span text:style-name="CharStyle17"><text:span text:style-name="T21"> slniečko vykuklo zpoza kopcov, našlo už len Jucku poleto­vať po sviežich listoch rastlín v blízkosti domu. Sbierala drobné kvapky rosy pre svoje najmladšie sestry. Musela sa ponáhľať</text:span></text:span><text:span text:style-name="CharStyle17"><text:span text:style-name="T1">,</text:span></text:span><text:span text:style-name="CharStyle17"><text:span text:style-name="T21"> aby nanosila čím viac týchto perál domov svojim, kým ostré lúče slnka neprebudia vetrík z jeho tvrdého spánku.</text:span></text:span></text:p>
        <text:p text:style-name="P15"><text:span text:style-name="CharStyle17"><text:span text:style-name="T21">Spokojným spánkom odpočinutý vetrík začína hne</text:span></text:span><text:span text:style-name="CharStyle17"><text:span text:style-name="T1">ď</text:span></text:span><text:span text:style-name="CharStyle17"><text:span text:style-name="T21"> zrána svoje šibalstvá, na nemalú zlosť šikovných tkáčov — pavúkov, ktorým roztrháva starostlivo utkané siete. Pomstí sa aj slnečným lúčom za to,</text:span></text:span><text:span text:style-name="CharStyle17"><text:span text:style-name="T1"> </text:span></text:span><text:span text:style-name="CharStyle17"><text:span text:style-name="T21">že ho tak neskoro zobudily tým, že im posráža</text:span></text:span><text:span text:style-name="CharStyle17"><text:span text:style-name="T1">, </text:span></text:span><text:span text:style-name="CharStyle17"><text:span text:style-name="T21">všet­ky kryšt</text:span></text:span><text:span text:style-name="CharStyle17"><text:span text:style-name="T1">á</text:span></text:span><text:span text:style-name="CharStyle17"><text:span text:style-name="T21">lové zrnká rosy, v ktorých sa ony tak rady kúpavajú. Jeho nezbednosť prinútila i Juc­ku, aby letela po vodu na potôčik, ktorý svo­jím veselým žblnkotom privoláva k sebe všet­kých smädných obyvateľov kraja.</text:span></text:span></text:p>
        <text:p text:style-name="P15"><text:span text:style-name="CharStyle17"><text:span text:style-name="T21">Okrem poctivých robotníkov shromažd</text:span></text:span><text:span text:style-name="CharStyle17"><text:span text:style-name="T1">ujú</text:span></text:span><text:span text:style-name="CharStyle17"><text:span text:style-name="T21"> sa tu aj tlupy zákerných lúpežníkov a vrahov.</text:span></text:span></text:p>
        <text:p text:style-name="P15"><text:span text:style-name="CharStyle17"><text:span text:style-name="T21">Najväčšmi je tu zastúpený na pohľad nevinný sklenár. Jeho štíhla postava neprezrádza vražedné sklony svojho rodu. Vie sa neobyčajne rýchle a obratne pohybovať na silných, ako by z jemného plechu vytvorených, priezračných krídlach.</text:span></text:span></text:p>
        <text:p text:style-name="P15"><text:span text:style-name="CharStyle17"><text:span text:style-name="T21">Jucka dobre vie, že sa z postriežky vrhá na letiacu korisť, že je šikovný letec a preto sa pred ním má na pozore.</text:span></text:span></text:p>
        <text:p text:style-name="P15"><text:span text:style-name="CharStyle17"><text:span text:style-name="T21">Obťažená primeraným množstvom vody, vylieta do výšky, aby priamym smerom, teda najkratšou cestou dostala sa zpät domov. Neza­držala však smer svojho letu, lebo na vrcholci jednej rákosiny zableskly sa oči nehybne čakajúceho nepriate</text:span></text:span><text:span text:style-name="CharStyle17"><text:span text:style-name="T39">ľ</text:span></text:span><text:span text:style-name="CharStyle17"><text:span text:style-name="T21">a, pred ktorým zrazu zmenila smer.</text:span></text:span></text:p>
        <text:p text:style-name="P15"><text:span text:style-name="CharStyle17"><text:span text:style-name="T21">Jucke, v</text:span></text:span><text:span text:style-name="CharStyle17"><text:span text:style-name="T39">ďa</text:span></text:span><text:span text:style-name="CharStyle17"><text:span text:style-name="T21">ka jej bystrým očiam, podarilo sa uniknúť z objatia smrti. Na druhom konci kríčka </text:span></text:span><text:span text:style-name="CharStyle17"><text:span text:style-name="T39">č</text:span></text:span><text:span text:style-name="CharStyle17"><text:span text:style-name="T21">akala na ňu najnebezpečnejšia pasca. Sotva sa totiž predrala krížom-krážom húštinou popreplietaných konárov, narazila na jemne utkanú sieť pavúka.</text:span></text:span></text:p>
        <text:p text:style-name="P15"><text:span text:style-name="CharStyle17"><text:span text:style-name="T21">Príliš dôverovala svojim ústrojom, kontrolujúcim tlak vzduchu. Tieto ju, ani jej sestry, nikdy nesklamaly, vždy ju včas upozornily na sklo,</text:span></text:span><text:span text:style-name="CharStyle21"><text:span text:style-name="T21"> </text:span></text:span><text:span text:style-name="CharStyle17"><text:span text:style-name="T21">aby naň nenarazila. Ale teraz, ke</text:span></text:span><text:span text:style-name="CharStyle17"><text:span text:style-name="T39">ď</text:span></text:span><text:span text:style-name="CharStyle17"><text:span text:style-name="T21"> vzduch vo</text:span></text:span><text:span text:style-name="CharStyle17"><text:span text:style-name="T20">ľ</text:span></text:span><text:span text:style-name="CharStyle17"><text:span text:style-name="T21">ne prúdi medzi očkami siete, neuvedomily ju o prekážke. Ani </text:span></text:span><text:soft-page-break/><text:span text:style-name="CharStyle17"><text:span text:style-name="T21">jej päť očí ju nevarovalo pred nebezpečím. Ona sa aj tak na svoje oči ve</text:span></text:span><text:span text:style-name="CharStyle17"><text:span text:style-name="T39">ľ</text:span></text:span><text:span text:style-name="CharStyle17"><text:span text:style-name="T21">mi nespoliehala a riadila sa viac ve</text:span></text:span><text:span text:style-name="CharStyle17"><text:span text:style-name="T20">ľ</text:span></text:span><text:span text:style-name="CharStyle17"><text:span text:style-name="T21">kým počtom smyslových orgánov, roz­ložených po celom te</text:span></text:span><text:span text:style-name="CharStyle17"><text:span text:style-name="T39">l</text:span></text:span><text:span text:style-name="CharStyle17"><text:span text:style-name="T21">e.</text:span></text:span></text:p>
        <text:p text:style-name="P15"><text:span text:style-name="CharStyle17"><text:span text:style-name="T21">Pred chví</text:span></text:span><text:span text:style-name="CharStyle17"><text:span text:style-name="T39">ľ</text:span></text:span><text:span text:style-name="CharStyle17"><text:span text:style-name="T21">ou prežitý strach a uniknutie istej smrti oslabily jej opatrnosť a preto sa dostala do nešťastia.</text:span></text:span></text:p>
        <text:p text:style-name="P15"><text:span text:style-name="CharStyle17"><text:span text:style-name="T21">Telom narazila na hebkú sieť. Jemné vlákna omotaly sa jej okolo hlavy a spútaly jej nohy. V zúfalom položení objavova</text:span></text:span><text:span text:style-name="CharStyle17"><text:span text:style-name="T1">l</text:span></text:span><text:span text:style-name="CharStyle17"><text:span text:style-name="T21">y sa jej pred slzami a krvou zaliatimi očami všetky útrapy a hrôzy nešťastníc, o ktorých prá­ve minulej noci počula rozprávať.</text:span></text:span></text:p>
        <text:p text:style-name="P15"><text:span text:style-name="CharStyle17"><text:span text:style-name="T21">Rozpamätala sa celkom jasne na slová jednej, ktorá hovorila o osude včielky, lapenej do sieti krvilačného pavúka. Marným svíjaním chytená obeť sa lepšie zamotá a vysilí. Ke</text:span></text:span><text:span text:style-name="CharStyle17"><text:span text:style-name="T39">ď</text:span></text:span><text:span text:style-name="CharStyle17"><text:span text:style-name="T21"> pavúk vidí, že jeho obeť je už celkom omotaná a umorená a že sa už nemôže brániť, opriada</text:span></text:span><text:span text:style-name="CharStyle17"><text:span text:style-name="T1"> </text:span></text:span><text:span text:style-name="CharStyle17"><text:span text:style-name="T21">ju</text:span></text:span><text:span text:style-name="CharStyle37"><text:span text:style-name="T21"> </text:span></text:span><text:span text:style-name="CharStyle17"><text:span text:style-name="T21">ďalej. Nakoniec zahryzne ostrými kúsadlami do tela svojej obeti a do rany pustí jedovaté sliny, aby nimi rozpustil vnútornosti a potom ich vysal.</text:span></text:span></text:p>
        <text:p text:style-name="P15"><text:span text:style-name="CharStyle17"><text:span text:style-name="T21">„Tento smutný a potupný koniec čaká aj na mňa,“ pomyslela si Jucka a strácala nádej na vyslobodenie z pút ohavného nepriate</text:span></text:span><text:span text:style-name="CharStyle17"><text:span text:style-name="T39">ľ</text:span></text:span><text:span text:style-name="CharStyle17"><text:span text:style-name="T21">a. Po­myslela si na malé sestričky, ktoré s hrdielkami, vysušenými smädom, čakajú na jej návrat. Myslí na tetu E</text:span></text:span><text:span text:style-name="CharStyle17"><text:span text:style-name="T1">I</text:span></text:span><text:span text:style-name="CharStyle17"><text:span text:style-name="T21">u, ktorá už je istotne znepokojená pre jej oneskorenie, myslí na svoju dobrú matičku, na Pa</text:span></text:span><text:span text:style-name="CharStyle17"><text:span text:style-name="T20">ľ</text:span></text:span><text:span text:style-name="CharStyle17"><text:span text:style-name="T21">ka, na Lolku a na všetky svoje sestričky, ktoré boly vždy k nej také láskavé a dobré. Ťažko jej padlo lúčiť sa s mladým životom, v ktorom ešte nezažila ra­dosti sberateliek, neprenášala ešte odkazy lásky utešený</text:span></text:span><text:span text:style-name="CharStyle17"><text:span text:style-name="T39">c</text:span></text:span><text:span text:style-name="CharStyle17"><text:span text:style-name="T21">h krásiek nív a nečerpala plným dúškom ich rozkošný nápoj....</text:span></text:span></text:p>
        <text:p text:style-name="P15"><text:span text:style-name="CharStyle17"><text:span text:style-name="T21">„Nie, nedám sa, budem sa biť o svoj život!“ A začala vyťahovať nôžky z pút pavučiny. Nemala však pevný podklad, na ktorom by sa mohla zachytiť a tak vyviaznu</text:span></text:span><text:span text:style-name="CharStyle17"><text:span text:style-name="T1">ť</text:span></text:span><text:span text:style-name="CharStyle17"><text:span text:style-name="T21"> z nebezpečných osídiel, ba, zamotávala sa čím ďalej, tým v</text:span></text:span><text:span text:style-name="CharStyle17"><text:span text:style-name="T1">i</text:span></text:span><text:span text:style-name="CharStyle17"><text:span text:style-name="T21">ac. Zdesená svojím beznádejným položením, cíti, že už len zázrak by ju mohol zachrániť a pozerá, či sa neblíži nejaký oslobodite</text:span></text:span><text:span text:style-name="CharStyle17"><text:span text:style-name="T20">ľ</text:span></text:span><text:span text:style-name="CharStyle17"><text:span text:style-name="T21">, ktorý by sa nad ňou zmiloval.</text:span></text:span></text:p>
        <text:p text:style-name="P15"><text:span text:style-name="CharStyle17"><text:span text:style-name="T21">Miesto anjela spásy, zazrela ošklivého diabla, skrytého v dvoch do seba stočených lístkoch, ktorý vypúlenými očima ceril na ňu svoj ošklivý pysk tak, až sa jeho vypasené, plešivé brucho natriasalo.</text:span></text:span></text:p>
        <text:p text:style-name="P15"><text:span text:style-name="CharStyle17"><text:span text:style-name="T21">Jucka, pri poh</text:span></text:span><text:span text:style-name="CharStyle17"><text:span text:style-name="T20">ľ</text:span></text:span><text:span text:style-name="CharStyle17"><text:span text:style-name="T21">ade na ukrutnú potvoru, stratila takmär smysly a len z pudu po sebazáchove začala kričať: „Pomoc, pomoóóc...</text:span></text:span><text:span text:style-name="CharStyle17"><text:span text:style-name="T1">“</text:span></text:span></text:p>
        <text:p text:style-name="P15"><text:span text:style-name="CharStyle17"><text:span text:style-name="T21">Odpoveďou na jej zúfalé volanie bol ošklivý smiech ohavy, vy</text:span></text:span><text:span text:style-name="CharStyle17"><text:span text:style-name="T1">š</text:span></text:span><text:span text:style-name="CharStyle17"><text:span text:style-name="T21">klebujúcej sa z </text:span></text:span><text:soft-page-break/><text:span text:style-name="CharStyle17"><text:span text:style-name="T21">bezpečného úkrytu.</text:span></text:span></text:p>
        <text:p text:style-name="P15"><text:span text:style-name="CharStyle17"><text:span text:style-name="T21">„Po</text:span></text:span><text:span text:style-name="CharStyle17"><text:span text:style-name="T39">ď</text:span></text:span><text:span text:style-name="CharStyle17"><text:span text:style-name="T21"> na čestný boj, ty biedny krvilačnivec a nečakaj, kým tvo­jou zbabelosťou a lesťou stratím všetku silu!“</text:span></text:span></text:p>
        <text:p text:style-name="P15"><text:span text:style-name="CharStyle17"><text:span text:style-name="T21">Zbojník, vo svojej povýšenosti nadtvora, odpovedá na Juckino zúfalé volanie iba odporným rehotom.</text:span></text:span></text:p>
        <text:p text:style-name="P15"><text:span text:style-name="CharStyle17"><text:span text:style-name="T21">Jucka videla, že od tohto netvora nemôže čakať nijaké z</text:span></text:span><text:span text:style-name="CharStyle17"><text:span text:style-name="T20">ľ</text:span></text:span><text:span text:style-name="CharStyle17"><text:span text:style-name="T21">utovanie a že len kým bude pri sile, udrží ukrutného kata v úctyhodnej vzdiale­nosti. Začala preto šetriť silami usudzujúc, že kým sa celkom nezhrúti, môže by</text:span></text:span><text:span text:style-name="CharStyle17"><text:span text:style-name="T39">ť</text:span></text:span><text:span text:style-name="CharStyle17"><text:span text:style-name="T21"> nejakým zázrakom zachránená.</text:span></text:span></text:p>
        <text:p text:style-name="P15"><text:span text:style-name="CharStyle17"><text:span text:style-name="T21">Na doteraz jasnej oblohe objavuje sa — ako by prís</text:span></text:span><text:span text:style-name="CharStyle17"><text:span text:style-name="T20">ľ</text:span></text:span><text:span text:style-name="CharStyle17"><text:span text:style-name="T21">ub Juckinej zá­chrany — tmavé mračno, vznášajúce sa na krídlach silného vetra ponad jej hlavu. Oslňujúci blesk a za ním nasledujúci hrmot zahnal zbabe­lého povýšenca hlbšie do jeho brloha. Láskavá matka príroda zastala sa svojho miláčka. Ľadovými zrnkami svojich striel a pomocou vetra roztrhala vlákna siete a tak umožnila Jucke, aby sa zachytila lístka a na </text:span></text:span><text:span text:style-name="CharStyle17"><text:span text:style-name="T1">ň</text:span></text:span><text:span text:style-name="CharStyle17"><text:span text:style-name="T21">om, ako na pevnom podklade, oslobodila sa od pút.</text:span></text:span></text:p>
        <text:p text:style-name="P15"><text:span text:style-name="CharStyle17"><text:span text:style-name="T21">Ke</text:span></text:span><text:span text:style-name="CharStyle17"><text:span text:style-name="T39">ď</text:span></text:span><text:span text:style-name="CharStyle17"><text:span text:style-name="T21"> hnev prírody pominul a slniečko sa zase usmievalo nad kra­jinou, mala Jucka omotané na chlpatých pazú</text:span></text:span><text:span text:style-name="CharStyle17"><text:span text:style-name="T1">rk</text:span></text:span><text:span text:style-name="CharStyle17"><text:span text:style-name="T21">ovitých nožičkách už len nieko</text:span></text:span><text:span text:style-name="CharStyle17"><text:span text:style-name="T39">ľ</text:span></text:span><text:span text:style-name="CharStyle17"><text:span text:style-name="T21">ko malých vláken, ktoré jej však celkove neprekážaly v pohybe.</text:span></text:span></text:p>
        <text:p text:style-name="P15"><text:span text:style-name="CharStyle17"><text:span text:style-name="T21">Pokým sa úplne neočistila z vláken pavučiny, bola ukrytá pod lístkom, ktorý ju súčasne chránil pred dá</text:span></text:span><text:span text:style-name="CharStyle17"><text:span text:style-name="T1">ž</text:span></text:span><text:span text:style-name="CharStyle17"><text:span text:style-name="T21">dom. Ke</text:span></text:span><text:span text:style-name="CharStyle17"><text:span text:style-name="T39">ď</text:span></text:span><text:span text:style-name="CharStyle17"><text:span text:style-name="T21"> slniečko zasvietilo, vydriapala sa na vrch lístočka a očistila so seba všetku nečistotu. V tep­lom objatí slnečných lúčov celkom okriala a zase sa začala díva</text:span></text:span><text:span text:style-name="CharStyle17"><text:span text:style-name="T1">ť</text:span></text:span><text:span text:style-name="CharStyle17"><text:span text:style-name="T21"> radost­ne na svet, naplnená v</text:span></text:span><text:span text:style-name="CharStyle17"><text:span text:style-name="T39">ď</text:span></text:span><text:span text:style-name="CharStyle17"><text:span text:style-name="T21">akou za svoje oslobodenie vôči matke prírode.</text:span></text:span></text:p>
        <text:p text:style-name="P15"><text:span text:style-name="CharStyle17"><text:span text:style-name="T1">Ch</text:span></text:span><text:span text:style-name="CharStyle17"><text:span text:style-name="T21">ví</text:span></text:span><text:span text:style-name="CharStyle17"><text:span text:style-name="T20">ľ</text:span></text:span><text:span text:style-name="CharStyle17"><text:span text:style-name="T21">očku trepoce krídelkami, aby si naplnila priedušnice čerst­vým vzduchom, u</text:span></text:span><text:span text:style-name="CharStyle17"><text:span text:style-name="T39">ľ</text:span></text:span><text:span text:style-name="CharStyle17"><text:span text:style-name="T21">ahčila si tak na váhe tela a odraziac sa, odlieta z miesta svojich útrap domov.</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V starej vlasti.</text:span></text:span></text:p>
        <text:p text:style-name="P15"><text:span text:style-name="CharStyle17"><text:span text:style-name="T21"/></text:span></text:p>
        <text:p text:style-name="P21"><text:span text:style-name="CharStyle17"><text:span text:style-name="T21">Jucka, po zázračnom vyslobodení z pazúrov krvilačnej potvory, vstupuje do skupiny včiel, ktoré sú služobníčkami rastlín. Ochotne a s ra­dosťou vybavuje ich odkazy a vzdychy, posielané k nej teplým vánkom v podobe jemnej vône.</text:span></text:span></text:p>
        <text:p text:style-name="P15"><text:span text:style-name="CharStyle17"><text:span text:style-name="T21">Od svitu do súmraku poletuje po pestro sfarbených kvetoch a od­náša si z nich </text:span></text:span><text:soft-page-break/><text:span text:style-name="CharStyle17"><text:span text:style-name="T21">sladký nektár a chutnú lahôdku — py</text:span></text:span><text:span text:style-name="CharStyle17"><text:span text:style-name="T33">ľ</text:span></text:span><text:span text:style-name="CharStyle17"><text:span text:style-name="T21">ový prášok.</text:span></text:span></text:p>
        <text:p text:style-name="P15"><text:span text:style-name="CharStyle17"><text:span text:style-name="T21">Rastliny sú v</text:span></text:span><text:span text:style-name="CharStyle17"><text:span text:style-name="T33">ď</text:span></text:span><text:span text:style-name="CharStyle17"><text:span text:style-name="T21">ačné, odmeňujú sa za dobré dobrým. Dávajú tak príklad aj korune tvorstva, človekovi.</text:span></text:span></text:p>
        <text:p text:style-name="P15"><text:span text:style-name="CharStyle17"><text:span text:style-name="T21">Sberate</text:span></text:span><text:span text:style-name="CharStyle17"><text:span text:style-name="T14">ľ</text:span></text:span><text:span text:style-name="CharStyle17"><text:span text:style-name="T21">ky vzácnych darov prírody po úmornej dennej robote, v hlúčkoch soskupené, rušia bzučivým šelestom hrobové ticho tmavej noci. Je to, vari, ich reč, ktorej tajné tóny nie je nám dovolené porozumieť?</text:span></text:span></text:p>
        <text:p text:style-name="P15"><text:span text:style-name="CharStyle17"><text:span text:style-name="T21">Odkedy sa Jucka stala vonkajšou robotníčkou, je stále v blízkosti tety Ely. S ňou trávi v jednom hlúčku celé noci, ktoré v porovnaní s krátkym životom včiel a spánkom, trvajúcim iba nieko</text:span></text:span><text:span text:style-name="CharStyle17"><text:span text:style-name="T14">ľ</text:span></text:span><text:span text:style-name="CharStyle17"><text:span text:style-name="T21">ko minút, zdajú sa byť nekonečnými.</text:span></text:span></text:p>
        <text:p text:style-name="P15"><text:span text:style-name="CharStyle17"><text:span text:style-name="T21">Tieto chvíle čakania na vábivý hlas kvetov, dávajú im príležitosť, aby si pohovorily o svojich radostiach i starostiach.</text:span></text:span></text:p>
        <text:p text:style-name="P15"><text:span text:style-name="CharStyle17"><text:span text:style-name="T21">Jucka nezabúda na starý domov, ani na Lolku, ktorej dala s</text:span></text:span><text:span text:style-name="CharStyle17"><text:span text:style-name="T14">ľ</text:span></text:span><text:span text:style-name="CharStyle17"><text:span text:style-name="T21">ub, že ju navštívi. Zapriadla preto rozhovor o dávnych časoch svojej mla­dosti, prežitej v spoločnom starom domove.</text:span></text:span></text:p>
        <text:p text:style-name="P15"><text:span text:style-name="CharStyle17"><text:span text:style-name="T21">„Dnes je tomu práve osem dní, </text:span></text:span><text:span text:style-name="CharStyle17"><text:span text:style-name="T33">č</text:span></text:span><text:span text:style-name="CharStyle17"><text:span text:style-name="T21">o sme sa rozlúčily s našimi, v bývalom našom domove.“</text:span></text:span></text:p>
        <text:p text:style-name="P15"><text:span text:style-name="CharStyle17"><text:span text:style-name="T21">„Ani som si neuvedomila, že minul už taký dlhý čas od tých rušných dní,“ hovorí Ela.</text:span></text:span></text:p>
        <text:p text:style-name="P15"><text:span text:style-name="CharStyle17"><text:span text:style-name="T21">„My sme už všetko prekonaly, ale ony žijú odvtedy v stálom vzrušení a napätí, ktoré dosahuje vrcholu práve dnes, ke</text:span></text:span><text:span text:style-name="CharStyle17"><text:span text:style-name="T33">ď</text:span></text:span><text:span text:style-name="CharStyle17"><text:span text:style-name="T21"> sa liahnu mladé matky... Zaletím k nim, ve</text:span></text:span><text:span text:style-name="CharStyle17"><text:span text:style-name="T33">ď</text:span></text:span><text:span text:style-name="CharStyle17"><text:span text:style-name="T21"> i Lolka </text:span></text:span><text:span text:style-name="CharStyle17"><text:span text:style-name="T33">č</text:span></text:span><text:span text:style-name="CharStyle17"><text:span text:style-name="T21">aká na mňa.“ Jucka za reči uprene pozerá na tetu, aby zistila, aký ohlas v nej vyvolá toto rozhodnutie.</text:span></text:span></text:p>
        <text:p text:style-name="P15"><text:span text:style-name="CharStyle17"><text:span text:style-name="T21">Ela vedela o Juckinom s</text:span></text:span><text:span text:style-name="CharStyle17"><text:span text:style-name="T33">ľ</text:span></text:span><text:span text:style-name="CharStyle17"><text:span text:style-name="T21">ube a tiež o vzťahoch, ktoré ju pútaly k mladej priate</text:span></text:span><text:span text:style-name="CharStyle17"><text:span text:style-name="T33">ľ</text:span></text:span><text:span text:style-name="CharStyle17"><text:span text:style-name="T1">k</text:span></text:span><text:span text:style-name="CharStyle17"><text:span text:style-name="T21">e a preto sa ani nepokúša odhovoriť ju od tohto</text:span></text:span><text:span text:style-name="CharStyle19"><text:span text:style-name="T21"> </text:span></text:span><text:span text:style-name="CharStyle17"><text:span text:style-name="T21">nebezpečného kroku. Dobre poznala Jucku a verila, že je dosť rozumná a statočná, aby sa jej zámer vydaril.</text:span></text:span></text:p>
        <text:p text:style-name="P15"><text:span text:style-name="CharStyle17"><text:span text:style-name="T21">„S</text:span></text:span><text:span text:style-name="CharStyle17"><text:span text:style-name="T33">ľ</text:span></text:span><text:span text:style-name="CharStyle17"><text:span text:style-name="T21">ub treba splniť,“ hovorí Ela po krátkom uvažovaní. Musím ťa však upozorniť, že v tvojom rodisku ťa už nepoznajú a budú ťa po­važovať za v</text:span></text:span><text:span text:style-name="CharStyle17"><text:span text:style-name="T1">yzv</text:span></text:span><text:span text:style-name="CharStyle17"><text:span text:style-name="T21">edačku alebo za zlodejku. Musíš byť preto ve</text:span></text:span><text:span text:style-name="CharStyle17"><text:span text:style-name="T14">ľ</text:span></text:span><text:span text:style-name="CharStyle17"><text:span text:style-name="T21">mi opatrná.“</text:span></text:span></text:p>
        <text:p text:style-name="P15"><text:span text:style-name="CharStyle17"><text:span text:style-name="T21">„Pamätám sa ešte dobre na tvoje poučenie, teta, ako si mám po­čínať, ke</text:span></text:span><text:span text:style-name="CharStyle17"><text:span text:style-name="T33">ď</text:span></text:span><text:span text:style-name="CharStyle17"><text:span text:style-name="T21"> sa chcem dostať zpäť k našim. Budem sa riadiť pod</text:span></text:span><text:span text:style-name="CharStyle17"><text:span text:style-name="T14">ľa</text:span></text:span><text:span text:style-name="CharStyle17"><text:span text:style-name="T21"> toho a dú</text:span></text:span><text:span text:style-name="CharStyle17"><text:span text:style-name="T14">f</text:span></text:span><text:span text:style-name="CharStyle17"><text:span text:style-name="T21">am, že v skúške šťastliv</text:span></text:span><text:span text:style-name="CharStyle17"><text:span text:style-name="T14">e</text:span></text:span><text:span text:style-name="CharStyle17"><text:span text:style-name="T21"> obstojím,“ —</text:span></text:span><text:span text:style-name="CharStyle17"><text:span text:style-name="T1"> </text:span></text:span><text:span text:style-name="CharStyle17"><text:span text:style-name="T21">sebavedome uisťuje Jucka.</text:span></text:span></text:p>
        <text:p text:style-name="P15"><text:span text:style-name="CharStyle17"><text:span text:style-name="T21">Za brieždenia ranných zôr sa hlúčky potných </text:span></text:span><text:span text:style-name="CharStyle17"><text:span text:style-name="T1">ro</text:span></text:span><text:span text:style-name="CharStyle17"><text:span text:style-name="T21">botníčiek rozletujú a ke</text:span></text:span><text:span text:style-name="CharStyle17"><text:span text:style-name="T33">ď</text:span></text:span><text:span text:style-name="CharStyle17"><text:span text:style-name="T21"> slnko svojimi lúčami ohrieva vzduch, sú už </text:span></text:span><text:span text:style-name="CharStyle17"><text:span text:style-name="T33">ď</text:span></text:span><text:span text:style-name="CharStyle17"><text:span text:style-name="T21">aleko od domova a prenášajú prášok rastlín s </text:span></text:span><text:soft-page-break/><text:span text:style-name="CharStyle17"><text:span text:style-name="T21">kvet</text:span></text:span><text:span text:style-name="CharStyle17"><text:span text:style-name="T14">a</text:span></text:span><text:span text:style-name="CharStyle17"><text:span text:style-name="T21"> na kvet.</text:span></text:span></text:p>
        <text:p text:style-name="P15"><text:span text:style-name="CharStyle17"><text:span text:style-name="T21">Pa</text:span></text:span><text:span text:style-name="CharStyle17"><text:span text:style-name="T33">ľ</text:span></text:span><text:span text:style-name="CharStyle17"><text:span text:style-name="T21">ko a jeho pohodlní druhovia, utiahnutí do najteplejšieho kúta ú</text:span></text:span><text:span text:style-name="CharStyle17"><text:span text:style-name="T33">ľ</text:span></text:span><text:span text:style-name="CharStyle17"><text:span text:style-name="T21">a čakajú, kým im krmičky prinesú chutné mliečko, bez ktorého tratia silu i bujnosť. Dnes sa však rozliezajú bez toho, žeby si ich niektorá z inokedy ochotných posluhovačiek povšimla. Sú preto mrzutí a krotkí. Aj Pa</text:span></text:span><text:span text:style-name="CharStyle17"><text:span text:style-name="T33">ľ</text:span></text:span><text:span text:style-name="CharStyle17"><text:span text:style-name="T21">ko chodí s ovisnutou hlavou a je na nepoznanie premenený. V ta­kejto zlej nálade stretáva sa s Juckou, ktorá sa už ni</text:span></text:span><text:span text:style-name="CharStyle17"><text:span text:style-name="T1">ek</text:span></text:span><text:span text:style-name="CharStyle17"><text:span text:style-name="T21">o</text:span></text:span><text:span text:style-name="CharStyle17"><text:span text:style-name="T33">ľ</text:span></text:span><text:span text:style-name="CharStyle17"><text:span text:style-name="T21">kokrát v</text:span></text:span><text:span text:style-name="CharStyle17"><text:span text:style-name="T1">ra</text:span></text:span><text:span text:style-name="CharStyle17"><text:span text:style-name="T21">cia s p</text:span></text:span><text:span text:style-name="CharStyle17"><text:span text:style-name="T14">oľ</text:span></text:span><text:span text:style-name="CharStyle17"><text:span text:style-name="T21">a obložená ťažkými bremenami výživnej múčky a s plným h</text:span></text:span><text:span text:style-name="CharStyle17"><text:span text:style-name="T1">rv</text:span></text:span><text:span text:style-name="CharStyle17"><text:span text:style-name="T21">olčekom nektáru.</text:span></text:span></text:p>
        <text:p text:style-name="P15"><text:span text:style-name="CharStyle17"><text:span text:style-name="T21">„Čo je s tebou Paíko? Si chorý, alebo ťa niečo trápi, že sa s ovisnutou hlavou vlečieš ako úbožiak?“ opytuje sa ho Jucka.</text:span></text:span></text:p>
        <text:p text:style-name="P15"><text:span text:style-name="CharStyle17"><text:span text:style-name="T21">Namrzený Paíko nemá vô</text:span></text:span><text:span text:style-name="CharStyle17"><text:span text:style-name="T33">ľ</text:span></text:span><text:span text:style-name="CharStyle17"><text:span text:style-name="T21">u púšťať sa do dlhých rečí a nakrátko odsekuje: „Som lačný!“</text:span></text:span></text:p>
        <text:p text:style-name="P15"><text:span text:style-name="CharStyle17"><text:span text:style-name="T21">„Prečo si nepochutnáš na mede voňavej lipy a nezakúsneš zlatožltého chleba lieskovej múčky? Ve</text:span></text:span><text:span text:style-name="CharStyle17"><text:span text:style-name="T33">ď</text:span></text:span><text:span text:style-name="CharStyle17"><text:span text:style-name="T21"> sklady sú plné,“ uspoko</text:span></text:span><text:span text:style-name="CharStyle17"><text:span text:style-name="T1">juje</text:span></text:span><text:span text:style-name="CharStyle17"><text:span text:style-name="T21"> ho Jucka.</text:span></text:span></text:p>
        <text:p text:style-name="P15"><text:span text:style-name="CharStyle17"><text:span text:style-name="T21">„To sama dobre vieš, že med nám nedáva silu a prášok kvetov, ktorý vám i nám dáva životnú silu nenaučili sme sa tráviť a preto sme odkázaní na vás, aby ste nám ho pripravily a dávaly v podobe mliečka. Zrazu ste však všetky lakomé a neuznanlivé. Nestaráte sa o nás, hoci by sme aj pomreli hladom,“ vytýka Pa</text:span></text:span><text:span text:style-name="CharStyle17"><text:span text:style-name="T33">ľ</text:span></text:span><text:span text:style-name="CharStyle17"><text:span text:style-name="T21">ko </text:span></text:span><text:span text:style-name="CharStyle17"><text:span text:style-name="T33">ľ</text:span></text:span><text:span text:style-name="CharStyle17"><text:span text:style-name="T1">a</text:span></text:span><text:span text:style-name="CharStyle17"><text:span text:style-name="T21">hostajnosť, ktorú voči nemu a jeho druhom prejavujú krmičky.</text:span></text:span></text:p>
        <text:p text:style-name="P15"><text:span text:style-name="CharStyle17"><text:span text:style-name="T21">„Každej pesničke býva raz koniec,“ — smeje sa Jucka a potom vážne pokračuje: „Doteraz sme mal</text:span></text:span><text:span text:style-name="CharStyle17"><text:span text:style-name="T14">y</text:span></text:span><text:span text:style-name="CharStyle17"><text:span text:style-name="T21"> mnoho mliečka a preto sa vám ušlo, ale teraz ho musíme dávať dorastu. Vidíš Pa</text:span></text:span><text:span text:style-name="CharStyle17"><text:span text:style-name="T33">ľ</text:span></text:span><text:span text:style-name="CharStyle17"><text:span text:style-name="T21">ko, akí ste vy nev</text:span></text:span><text:span text:style-name="CharStyle17"><text:span text:style-name="T33">ď</text:span></text:span><text:span text:style-name="CharStyle17"><text:span text:style-name="T21">ačníci, kým sme vás poriadne kŕmily, chovali ste sa drzo. Mysleli ste, že ho­dy budú trvať naveky a my sme len nato stvorené, aby sme na vás otročily.“</text:span></text:span></text:p>
        <text:p text:style-name="P15"><text:span text:style-name="CharStyle17"><text:span text:style-name="T21">Pa</text:span></text:span><text:span text:style-name="CharStyle17"><text:span text:style-name="T33">ľ</text:span></text:span><text:span text:style-name="CharStyle17"><text:span text:style-name="T21">ko uznal, že neposlúžil rodu ničím ani on, a</text:span></text:span><text:span text:style-name="CharStyle17"><text:span text:style-name="T1">n</text:span></text:span><text:span text:style-name="CharStyle17"><text:span text:style-name="T21">i kamaráti. Žili si bezstarostným a veselým životom na účet pracujúcej spoločnosti. Preto nemá práva robiť výčitky a skúša si vynútiť mliečko vydieraním.</text:span></text:span></text:p>
        <text:p text:style-name="P15"><text:span text:style-name="CharStyle17"><text:span text:style-name="T21">„Nemám tu čo h</text:span></text:span><text:span text:style-name="CharStyle17"><text:span text:style-name="T33">ľ</text:span></text:span><text:span text:style-name="CharStyle17"><text:span text:style-name="T21">adať, nechám </text:span></text:span><text:span text:style-name="CharStyle17"><text:span text:style-name="T33">ť</text:span></text:span><text:span text:style-name="CharStyle17"><text:span text:style-name="T21">a tu Jucka a vrátim sa zpä</text:span></text:span><text:span text:style-name="CharStyle17"><text:span text:style-name="T33">ť</text:span></text:span><text:span text:style-name="CharStyle17"><text:span text:style-name="T21"> d</text:span></text:span><text:span text:style-name="CharStyle17"><text:span text:style-name="T33">o</text:span></text:span><text:span text:style-name="CharStyle17"><text:span text:style-name="T21"> starej vlasti. Tam si ma budú vedie</text:span></text:span><text:span text:style-name="CharStyle17"><text:span text:style-name="T1">ť</text:span></text:span><text:span text:style-name="CharStyle17"><text:span text:style-name="T21"> viac vážiť. Nemajú tam teraz plodu a preto tam budem mať zlaté časy.“</text:span></text:span></text:p>
        <text:p text:style-name="P15"><text:span text:style-name="CharStyle17"><text:span text:style-name="T21">Jucka vedela, že sa Pa</text:span></text:span><text:span text:style-name="CharStyle17"><text:span text:style-name="T33">ľ</text:span></text:span><text:span text:style-name="CharStyle17"><text:span text:style-name="T21">ko nestratí, lebo vie využiť každú príle­žitosť, ke</text:span></text:span><text:span text:style-name="CharStyle17"><text:span text:style-name="T33">ď</text:span></text:span><text:span text:style-name="CharStyle17"><text:span text:style-name="T21"> sa jedná o jeho záujem. Už ho i </text:span></text:span><text:span text:style-name="CharStyle17"><text:span text:style-name="T14">ľ</text:span></text:span><text:span text:style-name="CharStyle17"><text:span text:style-name="T21">utovala, ale pomôcť mu ne­mohla, lebo mliečka, o ktoré žobral, nemala. Aby ho aspoň potešila, prezradila mu, že aj ona sa vráti zpä</text:span></text:span><text:span text:style-name="CharStyle17"><text:span text:style-name="T33">ť</text:span></text:span><text:span text:style-name="CharStyle17"><text:span text:style-name="T21">.</text:span></text:span></text:p>
        <text:p text:style-name="P15"><text:soft-page-break/><text:span text:style-name="CharStyle17"><text:span text:style-name="T21">„Ty si zlatá duša, Jucka!“ — lichotí jej Pa</text:span></text:span><text:span text:style-name="CharStyle17"><text:span text:style-name="T33">ľ</text:span></text:span><text:span text:style-name="CharStyle17"><text:span text:style-name="T21">ko natešený, že bude ma</text:span></text:span><text:span text:style-name="CharStyle17"><text:span text:style-name="T33">ť</text:span></text:span><text:span text:style-name="CharStyle17"><text:span text:style-name="T21"> spoločnicu.</text:span></text:span></text:p>
        <text:p text:style-name="P15"><text:span text:style-name="CharStyle17"><text:span text:style-name="T21">„Zajtra, ke</text:span></text:span><text:span text:style-name="CharStyle17"><text:span text:style-name="T33">ď</text:span></text:span><text:span text:style-name="CharStyle17"><text:span text:style-name="T21"> bude slniečko na najvyššom bode svojej cesty, po­letíme domov“ — hovorí Jucka.</text:span></text:span></text:p>
        <text:p text:style-name="P15"><text:span text:style-name="CharStyle17"><text:span text:style-name="T21">Pa</text:span></text:span><text:span text:style-name="CharStyle17"><text:span text:style-name="T33">ľ</text:span></text:span><text:span text:style-name="CharStyle17"><text:span text:style-name="T21">ko v nádeji, že bude sa mať zas dobre na cudzí účet, dostal zas dobrú náladu a od radosti zmohol sa na jediné slovo: „Dobre!“</text:span></text:span></text:p>
        <text:p text:style-name="P15"><text:span text:style-name="CharStyle17"><text:span text:style-name="T21">Na druhý deň v dohovorený čas, </text:span></text:span><text:span text:style-name="CharStyle17"><text:span text:style-name="T1">Ju</text:span></text:span><text:span text:style-name="CharStyle17"><text:span text:style-name="T21">cka bola pripravená na cestu. Medový hrvolček mala naplnený najjemnejším medom a košíčky holen</text:span></text:span><text:span text:style-name="CharStyle17"><text:span text:style-name="T33">í</text:span></text:span><text:span text:style-name="CharStyle17"><text:span text:style-name="T21"> zadných nôh mala natlačené najvyberanejším práškom divokých krások jej kraja. Pa</text:span></text:span><text:span text:style-name="CharStyle17"><text:span text:style-name="T33">ľ</text:span></text:span><text:span text:style-name="CharStyle17"><text:span text:style-name="T21">ko, nenavyknutý nosiť bremená, nebral so sebou nič a preto bol pripravený hoci-kedy odletieť.</text:span></text:span></text:p>
        <text:p text:style-name="P15"><text:span text:style-name="CharStyle17"><text:span text:style-name="T21">Jucka dala povel na odlet. Vyleteli hodne vysoko, aby sa dostali nad obrubu kopcov a potom sa púšťajú priamym smerom k cie</text:span></text:span><text:span text:style-name="CharStyle17"><text:span text:style-name="T33">ľ</text:span></text:span><text:span text:style-name="CharStyle17"><text:span text:style-name="T21">u. Cesta im netrvala dlho, lebo ich terajšia vlasť susedila s okruhom, ktorý obletovaly včely ich rodiska.</text:span></text:span></text:p>
        <text:p text:style-name="P15"><text:span text:style-name="CharStyle17"><text:span text:style-name="T21">Jucka nemala chuti zapodievať sa s prázdnymi rečami Pa</text:span></text:span><text:span text:style-name="CharStyle17"><text:span text:style-name="T33">ľ</text:span></text:span><text:span text:style-name="CharStyle17"><text:span text:style-name="T21">k</text:span></text:span><text:span text:style-name="CharStyle17"><text:span text:style-name="T1">ov</text:span></text:span><text:span text:style-name="CharStyle17"><text:span text:style-name="T21">ými, ktorý v nádeji na skorý blahobyt bol zase bodrej mysli. Uvažovala o spô­soboch, ktoré by jej najlepšie zaistily bezpečný návrat domov.</text:span></text:span></text:p>
        <text:p text:style-name="P15"><text:span text:style-name="CharStyle17"><text:span text:style-name="T21">Nad cie</text:span></text:span><text:span text:style-name="CharStyle17"><text:span text:style-name="T33">ľ</text:span></text:span><text:span text:style-name="CharStyle17"><text:span text:style-name="T21">om sa ich let spoma</text:span></text:span><text:span text:style-name="CharStyle17"><text:span text:style-name="T33">ľ</text:span></text:span><text:span text:style-name="CharStyle17"><text:span text:style-name="T21">uje a Jucka opatrne sadá </text:span></text:span><text:span text:style-name="CharStyle17"><text:span text:style-name="T14">n</text:span></text:span><text:span text:style-name="CharStyle17"><text:span text:style-name="T21">a okraj letáčovej dosky, priamo pred skúmavé oči strážkyň. Nestačila si ani od­dýchnuť a už priskočia k nej prísne varovkyne hradnej brány.</text:span></text:span></text:p>
        <text:p text:style-name="P15"><text:span text:style-name="CharStyle17"><text:span text:style-name="T21">„</text:span></text:span><text:span text:style-name="CharStyle17"><text:span text:style-name="T1">Vy</text:span></text:span><text:span text:style-name="CharStyle17"><text:span text:style-name="T21">zvedačka, zlodejka!“ doliehajú na ňu výkriky, vždy silnejšie sa opakujúce a veštiace jej záhubu.</text:span></text:span></text:p>
        <text:p text:style-name="P15"><text:span text:style-name="CharStyle17"><text:span text:style-name="T21">No, Jucka ani v tomto nebezpečnom položení nestráca duchaprí­tomnosť a spokojným hlasom prihovára sa k zlovestnému zástupu:</text:span></text:span></text:p>
        <text:p text:style-name="P15"><text:span text:style-name="CharStyle17"><text:span text:style-name="T21">„Mýlite sa, drahé sestry. Nie som ani vyzvedačka, ani nepriate</text:span></text:span><text:span text:style-name="CharStyle17"><text:span text:style-name="T33">ľ</text:span></text:span><text:span text:style-name="CharStyle17"><text:span text:style-name="T21">ka. Som vaša sestra. Tu, v tomto hrade rozprestrela som po prvý raz svoje krídla, aby som rozsievala plody prírody. Či nevidíte, že vám pri­nášam pozdravy vašich sestier, ktoré si tu ne</text:span></text:span><text:span text:style-name="CharStyle17"><text:span text:style-name="T33">ď</text:span></text:span><text:span text:style-name="CharStyle17"><text:span text:style-name="T21">aleko založily nový kmeň?</text:span></text:span><text:span text:style-name="CharStyle17"><text:span text:style-name="T1">“ </text:span></text:span><text:span text:style-name="CharStyle17"><text:span text:style-name="T21">Pritom ukazovala na svoje cenné bremená. Všetku pozornosť strážkyň upútaly teraz dary, z ktorých každá usilovala sa vybrať si svoju </text:span></text:span><text:span text:style-name="CharStyle17"><text:span text:style-name="T33">č</text:span></text:span><text:span text:style-name="CharStyle17"><text:span text:style-name="T21">iastku.</text:span></text:span><text:span text:style-name="CharStyle19"><text:span text:style-name="T21"> </text:span></text:span><text:span text:style-name="CharStyle17"><text:span text:style-name="T21">Hrozivá nálada a bojový postoj stráže zmenil sa na ohľaduplné priate</text:span></text:span><text:span text:style-name="CharStyle17"><text:span text:style-name="T14">ľ</text:span></text:span><text:span text:style-name="CharStyle17"><text:span text:style-name="T21">stvo. Ces</text:span></text:span><text:span text:style-name="CharStyle17"><text:span text:style-name="T33">t</text:span></text:span><text:span text:style-name="CharStyle17"><text:span text:style-name="T21">a sa Jucke uvoľňuje a ona sa poberá za Paľkom, ktorý sa hne</text:span></text:span><text:span text:style-name="CharStyle17"><text:span text:style-name="T33">ď</text:span></text:span><text:span text:style-name="CharStyle17"><text:span text:style-name="T21"> pri prílete hnal rovno do úľa. Vrazil bezohľadne medzi stráž, niekoľko strážkyň povalil a po ich chrbtoch ponáh</text:span></text:span><text:span text:style-name="CharStyle17"><text:span text:style-name="T33">ľ</text:span></text:span><text:span text:style-name="CharStyle17"><text:span text:style-name="T21">al sa ukojiť svoj h</text:span></text:span><text:span text:style-name="CharStyle17"><text:span text:style-name="T1">la</text:span></text:span><text:span text:style-name="CharStyle17"><text:span text:style-name="T21">d po mliečku.</text:span></text:span></text:p>
        <text:p text:style-name="P15"><text:span text:style-name="CharStyle17"><text:span text:style-name="T21">Naňho, ako na privilegovaného člena rodu, neplatia žiadne pred­pisy, má preto voľný prístup ku každej rodine, ktorá nevypovedala boj jeho rodu.</text:span></text:span></text:p>
        <text:p text:style-name="P15"><text:soft-page-break/><text:span text:style-name="CharStyle17"><text:span text:style-name="T21">Jucka bežala priamo k miestu matečníkov, odkiaľ k nej doliehaly hrúzostra</text:span></text:span><text:span text:style-name="CharStyle17"><text:span text:style-name="T1">š</text:span></text:span><text:span text:style-name="CharStyle17"><text:span text:style-name="T21">né hlasy mladých matiek, odhodlaných bojovať na život a na smrť. Zreteľne počula, že jedna kr</text:span></text:span><text:span text:style-name="CharStyle17"><text:span text:style-name="T1">i</text:span></text:span><text:span text:style-name="CharStyle17"><text:span text:style-name="T21">čí: </text:span></text:span><text:span text:style-name="CharStyle17"><text:span text:style-name="T1">„</text:span></text:span><text:span text:style-name="CharStyle17"><text:span text:style-name="T21">—tí..</text:span></text:span><text:span text:style-name="CharStyle17"><text:span text:style-name="T1">t</text:span></text:span><text:span text:style-name="CharStyle17"><text:span text:style-name="T21">í..</text:span></text:span><text:span text:style-name="CharStyle17"><text:span text:style-name="T1">t</text:span></text:span><text:span text:style-name="CharStyle17"><text:span text:style-name="T21">í...</text:span></text:span><text:span text:style-name="CharStyle17"><text:span text:style-name="T1">“</text:span></text:span><text:span text:style-name="CharStyle17"><text:span text:style-name="T21"> a ostatné, kto­rých bolo viac, vykrikujú tupým, skoro dunivým hlasom: „Ku</text:span></text:span><text:span text:style-name="CharStyle17"><text:span text:style-name="T1">a</text:span></text:span><text:span text:style-name="CharStyle17"><text:span text:style-name="T21">.. ku</text:span></text:span><text:span text:style-name="CharStyle17"><text:span text:style-name="T1">a</text:span></text:span><text:span text:style-name="CharStyle17"><text:span text:style-name="T21">.. kua..“</text:span></text:span></text:p>
        <text:p text:style-name="P15"><text:span text:style-name="CharStyle17"><text:span text:style-name="T21">Spev mladých matiek, myslí si a dumá. Smutný to spev. Je on skorej poplachom predchádzajúcej srážky, alebo zúfalým výkrikom vola­júcim do zbrane.</text:span></text:span></text:p>
        <text:p text:style-name="P15"><text:span text:style-name="CharStyle17"><text:span text:style-name="T21">Sotva urobila niekoľko krokov, vpred, objavuje sa pred ňou statná postava po</text:span></text:span><text:span text:style-name="CharStyle17"><text:span text:style-name="T1">ľ</text:span></text:span><text:span text:style-name="CharStyle17"><text:span text:style-name="T21">akanej matky. Je to matka, ktorá prvá opúšťa kolísku a po malom občerstvení chutným medom je na výzvednej ceste za svojimi so­kyňami. Práve zazrela pod pohybujúcim sa viečkom jedného matečníka výbojné oči nepriateľky a preto sa učupila k plástu a t</text:span></text:span><text:span text:style-name="CharStyle17"><text:span text:style-name="T1">í</text:span></text:span><text:span text:style-name="CharStyle17"><text:span text:style-name="T21">.. t</text:span></text:span><text:span text:style-name="CharStyle17"><text:span text:style-name="T1">í</text:span></text:span><text:span text:style-name="CharStyle17"><text:span text:style-name="T21">.. hlasom svoláva k sebe svoje prívrženky.</text:span></text:span></text:p>
        <text:p text:style-name="P15"><text:span text:style-name="CharStyle17"><text:span text:style-name="T21">Hned, ako sa ozvú bojové hlasy prvorodenej matky, hlásia sa i tie ktoré sú doteraz utiahnuté v matečníkoch. Nevychádzajú z nich, lebo ony ich chránia proti žihadlu vyliahnutej matky.</text:span></text:span></text:p>
        <text:p text:style-name="P15"><text:span text:style-name="CharStyle17"><text:span text:style-name="T21">Ich hlas, tlmený viečkom matečníka znie ako kua.. kua.., a zdá sa, ako by prichádzal z podsvetia.</text:span></text:span></text:p>
        <text:p text:style-name="P15"><text:span text:style-name="CharStyle17"><text:span text:style-name="T21">Včelári tieto zvuky smrteľnej úzkosti mladých matiek nazývajú spevom matiek. Ťažko nám uveriť, žeby pri takýchto dramatických uda­lostiach mohlo sa hovoriť o nejakom speve.</text:span></text:span></text:p>
        <text:p text:style-name="P15"><text:span text:style-name="CharStyle17"><text:span text:style-name="T21">Jucka po prvý raz prežíva tento smrteľný zápas úbohých matiek a preto sa rozčuľuje aj ona, ako všetky ostatné, ktoré miesto roboty pobe</text:span></text:span><text:span text:style-name="CharStyle17"><text:span text:style-name="T1">húvajú</text:span></text:span><text:span text:style-name="CharStyle17"><text:span text:style-name="T21"> po plástoch.</text:span></text:span></text:p>
        <text:p text:style-name="P15"><text:span text:style-name="CharStyle17"><text:span text:style-name="T21">Číročistou náhodou dostáva sa k Lolke a to so zástupom, ktorý ju vzal so sebou na okraj jedného plásta, na ktorom stál skoro opustený ma</text:span></text:span><text:span text:style-name="CharStyle17"><text:span text:style-name="T1">te</text:span></text:span><text:span text:style-name="CharStyle17"><text:span text:style-name="T21">čn</text:span></text:span><text:span text:style-name="CharStyle17"><text:span text:style-name="T1">ík.</text:span></text:span></text:p>
        <text:p text:style-name="P15"><text:span text:style-name="CharStyle17"><text:span text:style-name="T21">Jeho obyvateľka práve začala ohryzovať viečko, aby uzrela svet, od ktorého nemala čakať nič dobrého. Na tomto matečníku stála Lolka, ako bohatier na slabo chránenej barikáde.</text:span></text:span></text:p>
        <text:p text:style-name="P15"><text:span text:style-name="CharStyle17"><text:span text:style-name="T21">„Sestry, ke</text:span></text:span><text:span text:style-name="CharStyle17"><text:span text:style-name="T33">ď</text:span></text:span><text:span text:style-name="CharStyle17"><text:span text:style-name="T21"> nevymrel z vás cit statočného rodu včiel, po</text:span></text:span><text:span text:style-name="CharStyle17"><text:span text:style-name="T33">ď</text:span></text:span><text:span text:style-name="CharStyle17"><text:span text:style-name="T21">te sem chrániť mladý život, ktorý sa práve </text:span></text:span><text:span text:style-name="CharStyle17"><text:span text:style-name="T33">ď</text:span></text:span><text:span text:style-name="CharStyle17"><text:span text:style-name="T21">ube na svet!</text:span></text:span><text:span text:style-name="CharStyle17"><text:span text:style-name="T1">“</text:span></text:span><text:span text:style-name="CharStyle17"><text:span text:style-name="T21"> Na jej výkriky húfom</text:span></text:span><text:span text:style-name="CharStyle19"><text:span text:style-name="T21"> </text:span></text:span><text:span text:style-name="CharStyle17"><text:span text:style-name="T21">sa hrnuly k nej ochotné ochránkyne slabého tvora, medzi ktorými do­stala sa k nej i Jucka.</text:span></text:span></text:p>
        <text:p text:style-name="P15"><text:span text:style-name="CharStyle17"><text:span text:style-name="T21">„Statočná si Lolka, mám z teba radosť!</text:span></text:span><text:span text:style-name="CharStyle17"><text:span text:style-name="T1">“</text:span></text:span></text:p>
        <text:p text:style-name="P15"><text:span text:style-name="CharStyle17"><text:span text:style-name="T21">„Konám len svoju povinnosť, ako by ju bola konala bársktorá z nás na mojom mieste.“ Takto sa privítaly priateľky z detských čias.</text:span></text:span></text:p>
        <text:p text:style-name="P15"><text:span text:style-name="CharStyle17"><text:span text:style-name="T21">„Ako vidíš, je to teraz u nás horšie, ako ke</text:span></text:span><text:span text:style-name="CharStyle17"><text:span text:style-name="T33">ď</text:span></text:span><text:span text:style-name="CharStyle17"><text:span text:style-name="T21"> ste sa vy vyberaly na cestu do </text:span></text:span><text:soft-page-break/><text:span text:style-name="CharStyle17"><text:span text:style-name="T21">neznáma. Hrozne počaroval nášmu rodu ten zázračný prá­šok. Núti nás, aby sme sa delily </text:span></text:span><text:span text:style-name="CharStyle17"><text:span text:style-name="T33">ď</text:span></text:span><text:span text:style-name="CharStyle17"><text:span text:style-name="T21">alej a obohacovaly matku prírodu opy</text:span></text:span><text:span text:style-name="CharStyle17"><text:span text:style-name="T14">ľ</text:span></text:span><text:span text:style-name="CharStyle17"><text:span text:style-name="T21">ovate</text:span></text:span><text:span text:style-name="CharStyle17"><text:span text:style-name="T33">ľ</text:span></text:span><text:span text:style-name="CharStyle17"><text:span text:style-name="T21">kami rastlinstva,“ ponosuje sa Lolka.</text:span></text:span></text:p>
        <text:p text:style-name="P15"><text:span text:style-name="CharStyle17"><text:span text:style-name="T21">„Zbadala som hne</text:span></text:span><text:span text:style-name="CharStyle17"><text:span text:style-name="T33">ď</text:span></text:span><text:span text:style-name="CharStyle17"><text:span text:style-name="T21"> pod</text:span></text:span><text:span text:style-name="CharStyle17"><text:span text:style-name="T14">ľ</text:span></text:span><text:span text:style-name="CharStyle17"><text:span text:style-name="T21">a toho, že nedovoľujete prvorodenej matke prístup k mate</text:span></text:span><text:span text:style-name="CharStyle17"><text:span text:style-name="T33">č</text:span></text:span><text:span text:style-name="CharStyle17"><text:span text:style-name="T21">níkom, že máte v úmysle rojiť sa,“ hovorí Jucka.</text:span></text:span></text:p>
        <text:p text:style-name="P15"><text:span text:style-name="CharStyle17"><text:span text:style-name="T21">Mladá matka medzitým behá ako smys</text:span></text:span><text:span text:style-name="CharStyle17"><text:span text:style-name="T14">l</text:span></text:span><text:span text:style-name="CharStyle17"><text:span text:style-name="T21">ov zbavená, nielen po plástoch a vnútorných stenách úľa, ale vychádza aj von z neho. Všade, kde sa objaví, verbuje pre seba ochranu a pre roj zástup. Práca sa jej dobre darí, lebo v úle niet už otvoreného plodu, ktorý by nadbytočnou produkciou mliečka vyvolanú nespokojnosť krotil a trúdy sú voči náporu nashromaždenej energie takmer bezmocné. A to tým menej vtedy, ke</text:span></text:span><text:span text:style-name="CharStyle17"><text:span text:style-name="T33">ď</text:span></text:span><text:span text:style-name="CharStyle17"><text:span text:style-name="T21"> príroda ostáva k svojim deťom i na</text:span></text:span><text:span text:style-name="CharStyle17"><text:span text:style-name="T33">ď</text:span></text:span><text:span text:style-name="CharStyle17"><text:span text:style-name="T21">alej štedrá.</text:span></text:span></text:p>
        <text:p text:style-name="P15"><text:span text:style-name="CharStyle17"><text:span text:style-name="T21">Na druhý d</text:span></text:span><text:span text:style-name="CharStyle17"><text:span text:style-name="T14">e</text:span></text:span><text:span text:style-name="CharStyle17"><text:span text:style-name="T21">ň, po Juckinom príchode do rodného hradu, padlo vážne rozhodnutie. Včielky už od skorého rána čakajú s naplnenými hrvolčekami — potravou to na tri dni — na matku, aby sa vydaly na cestu za novým, neznámym domovom.</text:span></text:span></text:p>
        <text:p text:style-name="P15"><text:span text:style-name="CharStyle17"><text:span text:style-name="T21">Ke</text:span></text:span><text:span text:style-name="CharStyle17"><text:span text:style-name="T33">ď</text:span></text:span><text:span text:style-name="CharStyle17"><text:span text:style-name="T21"> matka videla, že jej ľud je pripravený na cestu, nečaká kým sa slniečko vydriape vysoko na svojej ceste, ale vyletí prvá a za </text:span></text:span><text:span text:style-name="CharStyle17"><text:span text:style-name="T1">ň</text:span></text:span><text:span text:style-name="CharStyle17"><text:span text:style-name="T21">ou sa hrnie zástup. V úle nastáva zmätok, v ktorom strácajú hlavy aj ostatné matky, utiahnuté doteraz v matečníkoch. V úplnej bezradnosti opúšťajú svoje úkryty a letia za rojom.</text:span></text:span></text:p>
        <text:p text:style-name="P15"><text:span text:style-name="CharStyle17"><text:span text:style-name="T21">Jucku a Lolku tiež zachycuje duch roja. Napochytre naplnia si hrvolčeky a ponáhľajú</text:span></text:span><text:span text:style-name="CharStyle17"><text:span text:style-name="T1"> </text:span></text:span><text:span text:style-name="CharStyle17"><text:span text:style-name="T21">sa</text:span></text:span><text:span text:style-name="CharStyle17"><text:span text:style-name="T1"> </text:span></text:span><text:span text:style-name="CharStyle17"><text:span text:style-name="T21">z</text:span></text:span><text:span text:style-name="CharStyle17"><text:span text:style-name="T1">a</text:span></text:span><text:span text:style-name="CharStyle17"><text:span text:style-name="T21"> ostatnými.</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Človek — priateľ.</text:span></text:span></text:p>
        <text:p text:style-name="P15"><text:span text:style-name="CharStyle17"><text:span text:style-name="T21"/></text:span></text:p>
        <text:p text:style-name="P21"><text:span text:style-name="CharStyle17"><text:span text:style-name="T21">Okolo ú</text:span></text:span><text:span text:style-name="CharStyle17"><text:span text:style-name="T12">ľ</text:span></text:span><text:span text:style-name="CharStyle17"><text:span text:style-name="T21">a zas nastáva nevídaný ruch. Zástup statočných robotníc starých i mladých vyberá sa na </text:span></text:span><text:span text:style-name="CharStyle17"><text:span text:style-name="T31">ď</text:span></text:span><text:span text:style-name="CharStyle17"><text:span text:style-name="T21">alekú cestu, do neznámeho kraja.</text:span></text:span></text:p>
        <text:p text:style-name="P15"><text:span text:style-name="CharStyle17"><text:span text:style-name="T21">Tak, ako pred ôsmimi dňami boly zachvátené ich rodné sestry túžbou dať život novej rodine, i ony vyberajú sa plniť tento zákon prí­rody. Zas znejú fanfáry radostnej piesne roja, vyjadrujúce nezlomnú vô</text:span></text:span><text:span text:style-name="CharStyle17"><text:span text:style-name="T12">ľ</text:span></text:span><text:span text:style-name="CharStyle17"><text:span text:style-name="T21">u, sebadôveru a nádej v lepšiu budúcnosť.</text:span></text:span></text:p>
        <text:p text:style-name="P15"><text:span text:style-name="CharStyle17"><text:span text:style-name="T21">Nastáva lúčenie, ktoré je tiež také srdečné a dojímavé, aké bolo u prvoroja. Asi tridsaťtisíc dobrovo</text:span></text:span><text:span text:style-name="CharStyle17"><text:span text:style-name="T31">ľ</text:span></text:span><text:span text:style-name="CharStyle17"><text:span text:style-name="T21">ných vysťahovalkýň krúži nad svojím domovom, ktorému dáva navždy s Bohom.</text:span></text:span></text:p>
        <text:p text:style-name="P15"><text:soft-page-break/><text:span text:style-name="CharStyle17"><text:span text:style-name="T21">Po týchto dojímavých chví</text:span></text:span><text:span text:style-name="CharStyle17"><text:span text:style-name="T12">ľ</text:span></text:span><text:span text:style-name="CharStyle17"><text:span text:style-name="T21">ach citového prejavu soskupuje sa zá­stup v husté mračno v blízkosti svojej vlasti. Mračno včiel púšťa sa raz na jednu a raz na druhú stranu. Pôsobí dojmom, akoby váhalo, ktorým smerom sa má pustiť na osudnú cestu.</text:span></text:span></text:p>
        <text:p text:style-name="P15"><text:span text:style-name="CharStyle17"><text:span text:style-name="T21">Zmätok tento zapríčiňujú mladé matky, z ktorých raz jedna a raz druhá získava si priazeň roja a pod</text:span></text:span><text:span text:style-name="CharStyle17"><text:span text:style-name="T12">ľa</text:span></text:span><text:span text:style-name="CharStyle17"><text:span text:style-name="T21"> smeru letu víťaznej matky mení sa i smer celého zástupu.</text:span></text:span></text:p>
        <text:p text:style-name="P15"><text:span text:style-name="CharStyle17"><text:span text:style-name="T21">Počas váhavých pohybov v zmätku poletujúcich včiel, objavuje sa pod rojom človek.</text:span></text:span></text:p>
        <text:p text:style-name="P15"><text:span text:style-name="CharStyle17"><text:span text:style-name="T21">Jucka a Pa</text:span></text:span><text:span text:style-name="CharStyle17"><text:span text:style-name="T31">ľ</text:span></text:span><text:span text:style-name="CharStyle17"><text:span text:style-name="T21">ko nepoznávajú v ňom bývalého, handrami omotaného strašiaka. Tento neruší súzvučné akordy piesne radosti klepaním kosy, ani cengotom zvončeka. Z jeho pokojného chovania vidieť že srástol so svoj</text:span></text:span><text:span text:style-name="CharStyle17"><text:span text:style-name="T1">i</text:span></text:span><text:span text:style-name="CharStyle17"><text:span text:style-name="T21">mi miláčkami. Je ich priate</text:span></text:span><text:span text:style-name="CharStyle17"><text:span text:style-name="T12">ľ</text:span></text:span><text:span text:style-name="CharStyle17"><text:span text:style-name="T21">om a dobrým pomocníkom. Nebojí sa žihadiel, lebo pozná včielky a dobre vie, že v tejto sviatočnej nálade sú ve</text:span></text:span><text:span text:style-name="CharStyle17"><text:span text:style-name="T12">ľ</text:span></text:span><text:span text:style-name="CharStyle17"><text:span text:style-name="T21">mi dobromyseľné a krotké. Neberie preto na hlavu drôtené obrnenie a ruky má tiež holé.</text:span></text:span></text:p>
        <text:p text:style-name="P15"><text:span text:style-name="CharStyle17"><text:span text:style-name="T21">Lolka poznáva v ňom šetrného ochráncu rod</text:span></text:span><text:span text:style-name="CharStyle17"><text:span text:style-name="T1">u</text:span></text:span><text:span text:style-name="CharStyle17"><text:span text:style-name="T21">: </text:span></text:span><text:span text:style-name="CharStyle17"><text:span text:style-name="T1">„</text:span></text:span><text:span text:style-name="CharStyle17"><text:span text:style-name="T21">To je náš človek. Chodieval v poslednom čase k nám, choval sa vždy slušne a šetril najmä naše životy.</text:span></text:span><text:span text:style-name="CharStyle17"><text:span text:style-name="T1">“</text:span></text:span></text:p>
        <text:p text:style-name="P15"><text:span text:style-name="CharStyle17"><text:span text:style-name="T21">Ke</text:span></text:span><text:span text:style-name="CharStyle17"><text:span text:style-name="T31">ď</text:span></text:span><text:span text:style-name="CharStyle17"><text:span text:style-name="T21"> sa mladým matkám nepodarilo strhnúť za sebou zástup za letu, skúšajú uplatniť svoje vábivé schopnosti tým, </text:span></text:span><text:span text:style-name="CharStyle17"><text:span text:style-name="T1">ž</text:span></text:span><text:span text:style-name="CharStyle17"><text:span text:style-name="T21">e sadajú na lístky</text:span></text:span><text:span text:style-name="CharStyle37"><text:span text:style-name="T21"> </text:span></text:span><text:span text:style-name="CharStyle17"><text:span text:style-name="T21">stromov a lákajú tábor k sebe prisadnúť. Ak sa niektorej podarí takto získať väčšinu zástupu, opúšťajú svoje miesta i tie matky, ktorým sa po­kusy o získanie priazne včiel nezdarily a preletujú i s malou skupinou svojich verných k matke, ktorá je v roji najviac ob</text:span></text:span><text:span text:style-name="CharStyle17"><text:span text:style-name="T31">ľ</text:span></text:span><text:span text:style-name="CharStyle17"><text:span text:style-name="T21">úbená.</text:span></text:span></text:p>
        <text:p text:style-name="P15"><text:span text:style-name="CharStyle17"><text:span text:style-name="T21">„Zástup už zasadá k porade, ponáh</text:span></text:span><text:span text:style-name="CharStyle17"><text:span text:style-name="T31">ľ</text:span></text:span><text:span text:style-name="CharStyle17"><text:span text:style-name="T21">ajme sa,“ hovorí Paíko.</text:span></text:span></text:p>
        <text:p text:style-name="P15"><text:span text:style-name="CharStyle17"><text:span text:style-name="T21">Jucka, ktorá už prežila riadne organizovanú púť prvor</text:span></text:span><text:span text:style-name="CharStyle17"><text:span text:style-name="T1">oja</text:span></text:span><text:span text:style-name="CharStyle17"><text:span text:style-name="T21">, zbadala, že terajší odlet je bezhlavý a preto poznamenáv</text:span></text:span><text:span text:style-name="CharStyle17"><text:span text:style-name="T1">a</text:span></text:span><text:span text:style-name="CharStyle17"><text:span text:style-name="T21">: „Obávam sa, že sa ženieme do záhuby. Vyrútily sme sa hne</text:span></text:span><text:span text:style-name="CharStyle17"><text:span text:style-name="T31">ď</text:span></text:span><text:span text:style-name="CharStyle17"><text:span text:style-name="T21"> zrána za splašenou mladou matkou a neuvažovaly sme ani, či budeme mať na dlhej ceste dobré počasie. Zástup nemá vodkyne a preto sa motáme sem a tam.“</text:span></text:span></text:p>
        <text:p text:style-name="P15"><text:span text:style-name="CharStyle17"><text:span text:style-name="T21">Lolka ju prerušuje: </text:span></text:span><text:span text:style-name="CharStyle17"><text:span text:style-name="T1">„</text:span></text:span><text:span text:style-name="CharStyle17"><text:span text:style-name="T21">Máme, a práve to je chyba, že ich máme mnoho a všetky sú splašené!</text:span></text:span><text:span text:style-name="CharStyle17"><text:span text:style-name="T1">“</text:span></text:span></text:p>
        <text:p text:style-name="P15"><text:span text:style-name="CharStyle17"><text:span text:style-name="T21">Jucka na ňu nedbá a pokraču</text:span></text:span><text:span text:style-name="CharStyle17"><text:span text:style-name="T1">je</text:span></text:span><text:span text:style-name="CharStyle17"><text:span text:style-name="T21">: „Mám zlé tušen</text:span></text:span><text:span text:style-name="CharStyle17"><text:span text:style-name="T1">ie</text:span></text:span><text:span text:style-name="CharStyle17"><text:span text:style-name="T21">, že roj nemá ešte ani vyh</text:span></text:span><text:span text:style-name="CharStyle17"><text:span text:style-name="T31">ľ</text:span></text:span><text:span text:style-name="CharStyle17"><text:span text:style-name="T21">adané miesto, kde sa usadí.“</text:span></text:span></text:p>
        <text:p text:style-name="P15"><text:span text:style-name="CharStyle17"><text:span text:style-name="T21">Nemýlila sa, lebo ke</text:span></text:span><text:span text:style-name="CharStyle17"><text:span text:style-name="T31">ď</text:span></text:span><text:span text:style-name="CharStyle17"><text:span text:style-name="T21"> prisadly k roju, zo všetkých strán ozývajú sa otázky: „Kam poletí­me? Vy</text:span></text:span><text:span text:style-name="CharStyle17"><text:span text:style-name="T31">ľ</text:span></text:span><text:span text:style-name="CharStyle17"><text:span text:style-name="T21">adala už niektorá z vyzvedačiek miesto, kde si založíme novú vlasť?“</text:span></text:span></text:p>
        <text:p text:style-name="P4"><text:soft-page-break/><text:span text:style-name="CharStyle17"><text:span text:style-name="T21">Otázky odznely beztoho, žeby sa na ne dostalo odpovede. </text:span></text:span></text:p>
        <text:p text:style-name="P4"><text:span text:style-name="CharStyle17"><text:span text:style-name="T21">Jucka a </text:span></text:span><text:span text:style-name="CharStyle17"><text:span text:style-name="T31">Lolka</text:span></text:span><text:span text:style-name="CharStyle17"><text:span text:style-name="T21"> usadily sa uprostred roja. Na ne sadaly iné a preto musely sa pevne zachytiť lístočka stromu a uvo</text:span></text:span><text:span text:style-name="CharStyle17"><text:span text:style-name="T31">ľ</text:span></text:span><text:span text:style-name="CharStyle17"><text:span text:style-name="T21">niť zadné nôžky, aby sa za ne mohly zachy­tiť priletujúce družky. Takto tvorily sa hustejšie rady a očividne rástol hustý chumáč včiel, podob­ný strapcu hrozna, visiacemu na halúzke stromu.</text:span></text:span></text:p>
        <text:p text:style-name="P15"><text:span text:style-name="CharStyle17"><text:span text:style-name="T21">Pa</text:span></text:span><text:span text:style-name="CharStyle17"><text:span text:style-name="T31">ľ</text:span></text:span><text:span text:style-name="CharStyle17"><text:span text:style-name="T21">ko, ako vždy, aj teraz sa vyzul z roboty. Sadol si na vrch chumáča, aby mal pokoj </text:span></text:span><text:span text:style-name="CharStyle17"><text:span text:style-name="T31">a</text:span></text:span><text:span text:style-name="CharStyle17"><text:span text:style-name="T21"> nemusel</text:span></text:span><text:span text:style-name="CharStyle21"><text:span text:style-name="T21"> </text:span></text:span><text:span text:style-name="CharStyle17"><text:span text:style-name="T21">zo svojho chrbta robiť pešník pre robotníčky.</text:span></text:span></text:p>
        <text:p text:style-name="P15"><text:span text:style-name="CharStyle17"><text:span text:style-name="T21">Sotva sa však nič netušiace včielky usadily, už dostaly sprchu, ktorá ochladila mysle všetkým, najmä mladým matkám, ktoré sa práve pripravovaly na boj proti svojim sokyniam.</text:span></text:span></text:p>
        <text:p text:style-name="P15"><text:span text:style-name="CharStyle17"><text:span text:style-name="T21">Tentoraz sa pohodlný Paíko zmýlil, lebo miesto očakávaného po­hodlia dostal sa mu nepríjemný, studený kúpe</text:span></text:span><text:span text:style-name="CharStyle17"><text:span text:style-name="T12">ľ</text:span></text:span><text:span text:style-name="CharStyle17"><text:span text:style-name="T21">.</text:span></text:span></text:p>
        <text:p text:style-name="P15"><text:span text:style-name="CharStyle17"><text:span text:style-name="T21">Po prvej sprche prichádza druhá, tretia a </text:span></text:span><text:span text:style-name="CharStyle17"><text:span text:style-name="T31">ď</text:span></text:span><text:span text:style-name="CharStyle17"><text:span text:style-name="T21">alšie...</text:span></text:span></text:p>
        <text:p text:style-name="P15"><text:span text:style-name="CharStyle17"><text:span text:style-name="T21">Človek, ktorý sa ešte pred chví</text:span></text:span><text:span text:style-name="CharStyle17"><text:span text:style-name="T31">ľ</text:span></text:span><text:span text:style-name="CharStyle17"><text:span text:style-name="T21">ou tváril nevinne, pripravil im toto nepríjemné prekvapenie.</text:span></text:span></text:p>
        <text:p text:style-name="P15"><text:span text:style-name="CharStyle17"><text:span text:style-name="T21">Jucke i Lolke, hoci boly uprostred klbka, dostalo sa tiež tro­cha občerstvenia.</text:span></text:span></text:p>
        <text:p text:style-name="P15"><text:span text:style-name="CharStyle17"><text:span text:style-name="T21">„Nášmu odletu už odzvonily“ hovorí Jucka.</text:span></text:span></text:p>
        <text:p text:style-name="P15"><text:span text:style-name="CharStyle17"><text:span text:style-name="T21">„Dočkáme kým neuschneme, lebo s ve</text:span></text:span><text:span text:style-name="CharStyle17"><text:span text:style-name="T31">ľ</text:span></text:span><text:span text:style-name="CharStyle17"><text:span text:style-name="T21">k</text:span></text:span><text:span text:style-name="CharStyle17"><text:span text:style-name="T1">ou</text:span></text:span><text:span text:style-name="CharStyle17"><text:span text:style-name="T21"> ťarchou a s mokrými krídlami by sme sa </text:span></text:span><text:span text:style-name="CharStyle17"><text:span text:style-name="T31">ď</text:span></text:span><text:span text:style-name="CharStyle17"><text:span text:style-name="T21">aleko nedostaly,“ prisvedčuje Lolka.</text:span></text:span></text:p>
        <text:p text:style-name="P15"><text:span text:style-name="CharStyle17"><text:span text:style-name="T21">Nemusely dlho čakať. Človek, ktorý ochladil mysle niektorých až ve</text:span></text:span><text:span text:style-name="CharStyle17"><text:span text:style-name="T31">ľ</text:span></text:span><text:span text:style-name="CharStyle17"><text:span text:style-name="T21">mi horkokrvných, vydriapal sa až k hroznu a ráznym myknutím ha­luze striasol roj do truhličky, ktorú pod ním držal.</text:span></text:span></text:p>
        <text:p text:style-name="P15"><text:span text:style-name="CharStyle17"><text:span text:style-name="T21">Mokré včielky sa ani nepokúšaly ujsť. Nevládaly. Okrem toho za­páčila sa im i </text:span></text:span><text:span text:style-name="CharStyle17"><text:span text:style-name="T1">tru</text:span></text:span><text:span text:style-name="CharStyle17"><text:span text:style-name="T21">hlička za ich nový domov tým skorej, ke</text:span></text:span><text:span text:style-name="CharStyle17"><text:span text:style-name="T31">ď</text:span></text:span><text:span text:style-name="CharStyle17"><text:span text:style-name="T21"> v</text:span></text:span><text:span text:style-name="CharStyle17"><text:span text:style-name="T1">yzv</text:span></text:span><text:span text:style-name="CharStyle17"><text:span text:style-name="T21">edačky sklamaly a v truhličke našly hotový plást a celý rad voskových listov so základmi buniek, zarezaných do rámikov.</text:span></text:span></text:p>
        <text:p text:style-name="P15"><text:span text:style-name="CharStyle17"><text:span text:style-name="T21">Tento náhly obrat v zmätenej situácii, bol príjemným prekvapením nielen pre Jucku a Lolku, ale i pre všetky ostatné, ktoré tratily nádej, že nájdu primerané miesto pre nový domov, „Mal</text:span></text:span><text:span text:style-name="CharStyle17"><text:span text:style-name="T12">y</text:span></text:span><text:span text:style-name="CharStyle17"><text:span text:style-name="T21"> sme starosti, kde sa utiahneme a h</text:span></text:span><text:span text:style-name="CharStyle17"><text:span text:style-name="T31">ľ</text:span></text:span><text:span text:style-name="CharStyle17"><text:span text:style-name="T21">a, tvoj človek nám dáva príjemné prístre­šie,“ hovorí Jucka.</text:span></text:span></text:p>
        <text:p text:style-name="P15"><text:span text:style-name="CharStyle17"><text:span text:style-name="T21">„Rozumie nám a preto vie s nami zaobchádzať. Pozná naše potreby.“ Lolka sa pritom sebavedome usmiala, ako by mala dôkaz, že pozná svojho človeka. Ale stavi­te</text:span></text:span><text:span text:style-name="CharStyle17"><text:span text:style-name="T31">ľ</text:span></text:span><text:span text:style-name="CharStyle17"><text:span text:style-name="T21">ky ostaly na chví</text:span></text:span><text:span text:style-name="CharStyle17"><text:span text:style-name="T31">ľ</text:span></text:span><text:span text:style-name="CharStyle17"><text:span text:style-name="T21">očku zarazené, ke</text:span></text:span><text:span text:style-name="CharStyle17"><text:span text:style-name="T31">ď</text:span></text:span><text:span text:style-name="CharStyle17"><text:span text:style-name="T21"> zbadaly, že už majú základy buniek hotové. Krútily hlavičkami a niektoré si aj zašomraly.</text:span></text:span></text:p>
        <text:p text:style-name="P15"><text:soft-page-break/><text:span text:style-name="CharStyle17"><text:span text:style-name="T21">„Nepresná robota, plý</text:span></text:span><text:span text:style-name="CharStyle17"><text:span text:style-name="T1">tv</text:span></text:span><text:span text:style-name="CharStyle17"><text:span text:style-name="T21">anie materiá­lom... Čo to za kmeň zhotovil takéto nedokonalé dielo?“</text:span></text:span></text:p>
        <text:p text:style-name="P15"><text:span text:style-name="CharStyle17"><text:span text:style-name="T21">Pri všetkých výčitkách boly rady, že ušetria vlastný materiál a že im robota pôj­de lepšie od ruky, ke</text:span></text:span><text:span text:style-name="CharStyle17"><text:span text:style-name="T32">ď</text:span></text:span><text:span text:style-name="CharStyle17"><text:span text:style-name="T21">že majú vyhotoviť len povrchovú stavbu buniek.</text:span></text:span></text:p>
        <text:p text:style-name="P15"><text:span text:style-name="CharStyle17"><text:span text:style-name="T21">Vždy pohotová prisp</text:span></text:span><text:span text:style-name="CharStyle17"><text:span text:style-name="T1">ô</text:span></text:span><text:span text:style-name="CharStyle17"><text:span text:style-name="T21">sobovacia vlastnosť včiel prejavuje sa ob­zvlášť v spletitých prípadoch, s ktorými sa po prvý raz stretávajú pri zariaďovaní svojho domova.</text:span></text:span></text:p>
        <text:p text:style-name="P15"><text:span text:style-name="CharStyle17"><text:span text:style-name="T21">Tlsté obruby šesťhranných výčnelkov — základov to buniek — stenčujú, a dvíhajú tým celý základ do výšky. Kde sa nedostáva staviva na dostavanie bunky, dokladajú voskové platničky z vlastných zásob.</text:span></text:span></text:p>
        <text:p text:style-name="P15"><text:span text:style-name="CharStyle17"><text:span text:style-name="T21">Lolka pomáha stavite</text:span></text:span><text:span text:style-name="CharStyle17"><text:span text:style-name="T32">ľ</text:span></text:span><text:span text:style-name="CharStyle17"><text:span text:style-name="T21">kám. Jucka sa len kde-tu podíva na postup práce a porovnáva počiatočné ťažkosti, zažité s prvorojom v dutine stro­mu s terajšou </text:span></text:span><text:span text:style-name="CharStyle17"><text:span text:style-name="T32">ľ</text:span></text:span><text:span text:style-name="CharStyle17"><text:span text:style-name="T21">ahkou a príjemnou prácou, ktorú im človek usnadnil.</text:span></text:span></text:p>
        <text:p text:style-name="P15"><text:span text:style-name="CharStyle17"><text:span text:style-name="T21">Včielky sa s chuťou púšťajú do výstavby domoviny a mladé mat­ky sa chystajú do krutého boja na život a na smrť.</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Sestrovraže</text:span></text:span><text:span text:style-name="CharStyle4"><text:span text:style-name="T1">dn</text:span></text:span><text:span text:style-name="CharStyle4"><text:span text:style-name="T21">ý boj.</text:span></text:span></text:p>
        <text:p text:style-name="P15"><text:span text:style-name="CharStyle17"><text:span text:style-name="T21"/></text:span></text:p>
        <text:p text:style-name="P21"><text:span text:style-name="CharStyle17"><text:span text:style-name="T21">„Vražda! Sestra sestru zabíja!</text:span></text:span><text:span text:style-name="CharStyle17"><text:span text:style-name="T1">“</text:span></text:span><text:span text:style-name="CharStyle17"><text:span text:style-name="T21"> vykrikuje Jucka a v zúfalej ne­mohúcnosti behá po úle, aby h</text:span></text:span><text:span text:style-name="CharStyle17"><text:span text:style-name="T13">ľ</text:span></text:span><text:span text:style-name="CharStyle17"><text:span text:style-name="T21">ada</text:span></text:span><text:span text:style-name="CharStyle17"><text:span text:style-name="T1">la</text:span></text:span><text:span text:style-name="CharStyle17"><text:span text:style-name="T21"> pomoc k zabráneniu potupy, ktorá nemilosrdne padá na rod. Jej rozčúlenie je opodstatnené, lebo do­teraz poznala len jednu matku, ktorú zbožňovala a ktorá svojimi ctnosťami upevnila v nej navždy ideál matky.</text:span></text:span></text:p>
        <text:p text:style-name="P15"><text:span text:style-name="CharStyle17"><text:span text:style-name="T21">Zastaví sa pri robotníčkach, ktoré si nevšímajú hrozné udalosti a pracujú, ako by neboly svedkami nijakých mimoriadnych udalostí. V záchvate ve</text:span></text:span><text:span text:style-name="CharStyle17"><text:span text:style-name="T13">ľ</text:span></text:span><text:span text:style-name="CharStyle17"><text:span text:style-name="T21">kej bolesti, že nenachádza pomoc na odvrátenie hanby a potupy, vybuchuje jej precitlivelá duša vo výčitkách:</text:span></text:span></text:p>
        <text:p text:style-name="P15"><text:span text:style-name="CharStyle17"><text:span text:style-name="T21">„Vy bezcitné! Nechávate si vraždiť matky, ktoré ste tak starost­livo vychovaly a na ktoré ste obetovaly všetko, čo ste mal</text:span></text:span><text:span text:style-name="CharStyle17"><text:span text:style-name="T13">y</text:span></text:span><text:span text:style-name="CharStyle17"><text:span text:style-name="T21"> najlepšie a najdrahši</text:span></text:span><text:span text:style-name="CharStyle17"><text:span text:style-name="T1">e</text:span></text:span><text:span text:style-name="CharStyle17"><text:span text:style-name="T21">! Počujte! Matky sú v nebezpečenstv</text:span></text:span><text:span text:style-name="CharStyle17"><text:span text:style-name="T1">e</text:span></text:span><text:span text:style-name="CharStyle17"><text:span text:style-name="T21">! Rozumiete m</text:span></text:span><text:span text:style-name="CharStyle17"><text:span text:style-name="T1">a</text:span></text:span><text:span text:style-name="CharStyle17"><text:span text:style-name="T21">: mat­ky!!!“ Tu jej zlyhal hlas a úbohá Jucka našla ú</text:span></text:span><text:span text:style-name="CharStyle17"><text:span text:style-name="T13">ľ</text:span></text:span><text:span text:style-name="CharStyle17"><text:span text:style-name="T21">avu len v usedavom plači.</text:span></text:span></text:p>
        <text:p text:style-name="P15"><text:span text:style-name="CharStyle17"><text:span text:style-name="T21">Lolka ve</text:span></text:span><text:span text:style-name="CharStyle17"><text:span text:style-name="T13">ľ</text:span></text:span><text:span text:style-name="CharStyle17"><text:span text:style-name="T21">mi </text:span></text:span><text:span text:style-name="CharStyle17"><text:span text:style-name="T32">ľ</text:span></text:span><text:span text:style-name="CharStyle17"><text:span text:style-name="T21">utovala priatelku. Ide k nej a usiluje sa ju uspokojiť.</text:span></text:span></text:p>
        <text:p text:style-name="P15"><text:span text:style-name="CharStyle17"><text:span text:style-name="T21">„To nie je naša vec. Ve</text:span></text:span><text:span text:style-name="CharStyle17"><text:span text:style-name="T32">ď</text:span></text:span><text:span text:style-name="CharStyle17"><text:span text:style-name="T21"> vidíš, že len matky bojujú a že včely sa do ich boja vôbec nemiešajú.“</text:span></text:span></text:p>
        <text:p text:style-name="P15"><text:soft-page-break/><text:span text:style-name="CharStyle17"><text:span text:style-name="T21">„Neospravedlňuj seba a nás všetky. Nazabrániť vražde je tiež vraž­da. Vraždíme ich, ke</text:span></text:span><text:span text:style-name="CharStyle17"><text:span text:style-name="T32">ď</text:span></text:span><text:span text:style-name="CharStyle17"><text:span text:style-name="T21"> aj nie žihadlom, tak iným, potupnejším spôsobom.“</text:span></text:span></text:p>
        <text:p text:style-name="P15"><text:span text:style-name="CharStyle17"><text:span text:style-name="T21">„To je pravda,“ potvrdzuje Lolka jej tvrdenie o žihadle. „My ne­smieme za žiadnych okolností vytasiť žihadlá proti matke, či už je mladá, alebo stará, či j</text:span></text:span><text:span text:style-name="CharStyle17"><text:span text:style-name="T13">e</text:span></text:span><text:span text:style-name="CharStyle17"><text:span text:style-name="T21"> naša, alebo cudzia. Toto právo má len matka. Ale ona ho zase smie upotrebiť len proti matkám a nikdy proti niekomu inému. Ona, jediná ktorá v sebe nosí budúcnosť rodu, môže byť zodpovedná za život, ktorý v sebe ukrýva celé pokolenie.“</text:span></text:span></text:p>
        <text:p text:style-name="P15"><text:span text:style-name="CharStyle17"><text:span text:style-name="T21">Aby presvedčila Jucku o pravdivosti svojich slov, pokračuj</text:span></text:span><text:span text:style-name="CharStyle17"><text:span text:style-name="T1">e</text:span></text:span><text:span text:style-name="CharStyle17"><text:span text:style-name="T21">:</text:span></text:span></text:p>
        <text:p text:style-name="P15"><text:span text:style-name="CharStyle17"><text:span text:style-name="T21">„To vieš, milá priate</text:span></text:span><text:span text:style-name="CharStyle17"><text:span text:style-name="T32">ľ</text:span></text:span><text:span text:style-name="CharStyle17"><text:span text:style-name="T21">ka, že ke</text:span></text:span><text:span text:style-name="CharStyle17"><text:span text:style-name="T32">ď</text:span></text:span><text:span text:style-name="CharStyle17"><text:span text:style-name="T21"> sa náhodou k nám dostane cu­dzia matka, my ju len obkolesíme, aby našej matke neublížila. Tým brá­nime len vlastnú matku. Ke</text:span></text:span><text:span text:style-name="CharStyle17"><text:span text:style-name="T32">ď</text:span></text:span><text:span text:style-name="CharStyle17"><text:span text:style-name="T21"> sa votrelkyňa v našom zajatí zadusí, alebo po dlhom zatvorení zomrie hladom, nie je to naša vina. My sme po­vinné brániť svoju matku.“</text:span></text:span></text:p>
        <text:p text:style-name="P15"><text:span text:style-name="CharStyle17"><text:span text:style-name="T21">„Darmo sa snažíš nás ospravedlniť“ odporuje jej Jucka. „Úmy­selne sa vraždí aj v tomto prípade. A je to krutejší spôsob vraždy, ako pichnutie žihadlom, lebo je zdĺhavý a tým aj bezoh</text:span></text:span><text:span text:style-name="CharStyle17"><text:span text:style-name="T13">ľ</text:span></text:span><text:span text:style-name="CharStyle17"><text:span text:style-name="T21">adnejší.“</text:span></text:span></text:p>
        <text:p text:style-name="P15"><text:span text:style-name="CharStyle17"><text:span text:style-name="T21">„Nesmieš to brať tak, ako by naším zákrokom zom</text:span></text:span><text:span text:style-name="CharStyle17"><text:span text:style-name="T1">ie</text:span></text:span><text:span text:style-name="CharStyle17"><text:span text:style-name="T21">raly cudzie matky. Tento krajne zriedkavý prípad nastáva len vtedy, ke</text:span></text:span><text:span text:style-name="CharStyle17"><text:span text:style-name="T32">ď</text:span></text:span><text:span text:style-name="CharStyle17"><text:span text:style-name="T21"> naša mat­ka nepreukazuje pohotovosť k boju. Ke</text:span></text:span><text:span text:style-name="CharStyle17"><text:span text:style-name="T32">ď</text:span></text:span><text:span text:style-name="CharStyle17"><text:span text:style-name="T21"> je ochotná pustiť sa do zápasu s cudzinkou, otvárame žalár a prepúšťame ju do otvoreného boja. Znova ju však zatvárame vtedy, ke</text:span></text:span><text:span text:style-name="CharStyle17"><text:span text:style-name="T32">ď</text:span></text:span><text:span text:style-name="CharStyle17"><text:span text:style-name="T21"> po dlhšom zápasení nepodarí sa ani jed­nej vraziť svoje žihadlo súperke do tenkej blany, ktorá spojuje krúžky bruška. Zápasiace matky vtedy zanechávajú marný boj a odskočia od seba.“</text:span></text:span></text:p>
        <text:p text:style-name="P15"><text:span text:style-name="CharStyle17"><text:span text:style-name="T21">„Neokráš</text:span></text:span><text:span text:style-name="CharStyle17"><text:span text:style-name="T13">ľ</text:span></text:span><text:span text:style-name="CharStyle17"><text:span text:style-name="T21">uj nás,“ hovorí Jucka. „Nie sme v tomto boji nestranné. Svoju matku uzavierame síce tiež, ale to je objatie milujúcich dietok. Môže vo</text:span></text:span><text:span text:style-name="CharStyle17"><text:span text:style-name="T13">ľ</text:span></text:span><text:span text:style-name="CharStyle17"><text:span text:style-name="T21">ne dýchať a dostáva posilujúci pokrm. Cudziu však uzavierame tak, že stráca dych a nedostáva jesť. Obe vypúšťame len vtedy, ke</text:span></text:span><text:span text:style-name="CharStyle17"><text:span text:style-name="T32">ď</text:span></text:span><text:span text:style-name="CharStyle17"><text:span text:style-name="T21"> na­ša matka je pripravená k pokračovaniu v boji. V tomto zápase je už po­tom domácej matke </text:span></text:span><text:span text:style-name="CharStyle17"><text:span text:style-name="T13">ľ</text:span></text:span><text:span text:style-name="CharStyle17"><text:span text:style-name="T21">ahko skoliť cudziu.“</text:span></text:span></text:p>
        <text:p text:style-name="P15"><text:span text:style-name="CharStyle17"><text:span text:style-name="T21">Pri posledných slovách objavuje sa bezprostredne pred ňou prí­šerný obraz boja dvoch mladých amazoniek. Obe sú obrnené pancierom chitonovej kostry, proti ktorej je žihadlo neúčinná zbraň, nako</text:span></text:span><text:span text:style-name="CharStyle17"><text:span text:style-name="T32">ľ</text:span></text:span><text:span text:style-name="CharStyle17"><text:span text:style-name="T21">ko ono je zhotovené z tej istej hmoty. Zranite</text:span></text:span><text:span text:style-name="CharStyle17"><text:span text:style-name="T13">ľ</text:span></text:span><text:span text:style-name="CharStyle17"><text:span text:style-name="T21">né miesta nachádzajú sa jedine medzi krúžkami obrnenia bruška. Nesmierite</text:span></text:span><text:span text:style-name="CharStyle17"><text:span text:style-name="T32">ľ</text:span></text:span><text:span text:style-name="CharStyle17"><text:span text:style-name="T21">né bojovníčky vrhajú sa prudko proti sebe a každá z nich usiluje sa zasadiť svoju zbraň na kri­tické miesto svojej protivníčky. Ke</text:span></text:span><text:span text:style-name="CharStyle17"><text:span text:style-name="T32">ď</text:span></text:span><text:span text:style-name="CharStyle17"><text:span text:style-name="T21"> poloha oboch zápasiacich je taká, že obe </text:span></text:span><text:soft-page-break/><text:span text:style-name="CharStyle17"><text:span text:style-name="T21">môžu naraz zasadiť usmrťujúce pichnutie, schovajú zbrane a od­skočia rýchle od seba. Čestný boj im káže, aby v zápase len jedna zo­mrela. Po krátkej prestávke pokračuje sa v boji, ktorý trvá, kým jedna z nich nepod</text:span></text:span><text:span text:style-name="CharStyle17"><text:span text:style-name="T13">ľ</text:span></text:span><text:span text:style-name="CharStyle17"><text:span text:style-name="T21">ahne presile, alebo šikovnosti druhej.</text:span></text:span></text:p>
        <text:p text:style-name="P15"><text:span text:style-name="CharStyle17"><text:span text:style-name="T21">Na Jucku tak do</text:span></text:span><text:span text:style-name="CharStyle17"><text:span text:style-name="T32">ľ</text:span></text:span><text:span text:style-name="CharStyle17"><text:span text:style-name="T21">a</text:span></text:span><text:span text:style-name="CharStyle17"><text:span text:style-name="T32">h</text:span></text:span><text:span text:style-name="CharStyle17"><text:span text:style-name="T21">ly denné udalosti, že sa stáva zádumčivou a už si len vzdychá.</text:span></text:span></text:p>
        <text:p text:style-name="P15"><text:span text:style-name="CharStyle17"><text:span text:style-name="T21">„Prečo tá ukrutnosť?“ vydierajú sa z nej tiché slová zúfalstva. Lolka po­čuje jej smutný vzdych a nemá iný prostriedok na utíšenie jej rozbúreného ducha, ako vzbudiť v nej vedomie, že všetko to, čoho sú svedkami, deje sa v záujme životaschopnosti rodu.“</text:span></text:span></text:p>
        <text:p text:style-name="P15"><text:span text:style-name="CharStyle17"><text:span text:style-name="T21">„Matka príroda má prísne a kruté zákony na udržanie a zdokona</text:span></text:span><text:span text:style-name="CharStyle17"><text:span text:style-name="T32">ľ</text:span></text:span><text:span text:style-name="CharStyle17"><text:span text:style-name="T21">ovanie svojho diela. Všetko, čo je neduživé a nedokonalé musí zaniknúť a prepus­tiť svo</text:span></text:span><text:span text:style-name="CharStyle17"><text:span text:style-name="T1">je</text:span></text:span><text:span text:style-name="CharStyle17"><text:span text:style-name="T21"> miesto dokonalejšiemu a životaschopnejšiemu tvoru.“</text:span></text:span></text:p>
        <text:p text:style-name="P15"><text:span text:style-name="CharStyle17"><text:span text:style-name="T21">„Tak je to,“ uznáva Jucka. „I my včielky podliehame tomuto zákonu prírody. Aj naše rady podliehajú osudu slabších a preto nezostáva nám iné, ako skloniť hlavu pred nezmenite</text:span></text:span><text:span text:style-name="CharStyle17"><text:span text:style-name="T13">ľ</text:span></text:span><text:span text:style-name="CharStyle17"><text:span text:style-name="T21">ným riadením nám vymeraného osudu.“</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Svadobný výlet matky.</text:span></text:span></text:p>
        <text:p text:style-name="P15"><text:span text:style-name="CharStyle17"><text:span text:style-name="T21"/></text:span></text:p>
        <text:p text:style-name="P21"><text:span text:style-name="CharStyle17"><text:span text:style-name="T21">Tvorivá sila prírody vybrala si z desiatky mladých matiek jednu, do ktorej sa jej podarilo vložiť najviac vyberaných vlastností.</text:span></text:span></text:p>
        <text:p text:style-name="P15"><text:span text:style-name="CharStyle17"><text:span text:style-name="T21">Víťazná matka, prírodou bohato obdarená vynikajúcimi schopnos­ťami, po ochladení vražednej zúrivosti v krvi vlastných sestier, stáva sa pokojnou a prechádza sa spokojne po novostavbe svojej budúcej ríše, ako by nič nemala na svedomí.</text:span></text:span></text:p>
        <text:p text:style-name="P15"><text:span text:style-name="CharStyle17"><text:span text:style-name="T21">Včielky však ani po jej ve</text:span></text:span><text:span text:style-name="CharStyle17"><text:span text:style-name="T30">ľ</text:span></text:span><text:span text:style-name="CharStyle17"><text:span text:style-name="T21">kom víťazstve nie sú jej priate</text:span></text:span><text:span text:style-name="CharStyle17"><text:span text:style-name="T30">ľ</text:span></text:span><text:span text:style-name="CharStyle17"><text:span text:style-name="T21">skejšie naklonené. Chovajú sa k nej tak, ako k ostatným mladým robotníčkam. Sebecká vypočítavosť včiel chce od nej viac, ako je víťazstvo nad soky­ňami. Chce, aby dala život novej, státisícovej armáde robotníčiek, pre ktoré chvatn</text:span></text:span><text:span text:style-name="CharStyle17"><text:span text:style-name="T11">e</text:span></text:span><text:span text:style-name="CharStyle17"><text:span text:style-name="T21"> stavajú kolísky a nádoby na uskladnenie potravy. Starajú sa o ňu, aby čím skorej dospela a stala sa súcou na vykonávanie svoj­ho povolania. Predbežne sa jej však nedostáva tá úcta, ktorá prináleží matkám.</text:span></text:span></text:p>
        <text:p text:style-name="P15"><text:soft-page-break/><text:span text:style-name="CharStyle17"><text:span text:style-name="T21">Jucka a Lolka pozorujú každú zmenu jej vývoja. Lolka je prvá, ktorej sa podarí zistiť dospelosť ich budúcej matky.</text:span></text:span></text:p>
        <text:p text:style-name="P15"><text:span text:style-name="CharStyle17"><text:span text:style-name="T21">„Podívaj sa, Jucka, už dozrieva. Ešte včera nosila bruško ohnuté dohora a bolo prehnuté ako sedlo. Dnes už ho má oblé a vlečie ho po plá</text:span></text:span><text:span text:style-name="CharStyle17"><text:span text:style-name="T11">s</text:span></text:span><text:span text:style-name="CharStyle17"><text:span text:style-name="T21">ti.“</text:span></text:span></text:p>
        <text:p text:style-name="P15"><text:span text:style-name="CharStyle17"><text:span text:style-name="T21">„Skutočne, má sa k svetu,“ poznamenáva Jucka. „Sú tomu sotva dva dni, čo sa vyliahla, hne</text:span></text:span><text:span text:style-name="CharStyle17"><text:span text:style-name="T30">ď</text:span></text:span><text:span text:style-name="CharStyle17"><text:span text:style-name="T21"> na to pobila svoje sokyne a už sa chystá rozpa</text:span></text:span><text:span text:style-name="CharStyle17"><text:span text:style-name="T30">ľ</text:span></text:span><text:span text:style-name="CharStyle17"><text:span text:style-name="T21">ovať mládencom srdcia ako mladucha.“</text:span></text:span></text:p>
        <text:p text:style-name="P15"><text:span text:style-name="CharStyle17"><text:span text:style-name="T21">Ke</text:span></text:span><text:span text:style-name="CharStyle17"><text:span text:style-name="T30">ď</text:span></text:span><text:span text:style-name="CharStyle17"><text:span text:style-name="T21"> prišla reč na mladuchu a mládencov, prichádza Lolke na um Pa</text:span></text:span><text:span text:style-name="CharStyle17"><text:span text:style-name="T30">ľ</text:span></text:span><text:span text:style-name="CharStyle17"><text:span text:style-name="T21">ko. „Pa</text:span></text:span><text:span text:style-name="CharStyle17"><text:span text:style-name="T30">ľ</text:span></text:span><text:span text:style-name="CharStyle17"><text:span text:style-name="T21">ka by si mala vybrať za ženícha, ve</text:span></text:span><text:span text:style-name="CharStyle17"><text:span text:style-name="T30">ď</text:span></text:span><text:span text:style-name="CharStyle17"><text:span text:style-name="T21"> ten, myslím, je už tiež dospelý.“</text:span></text:span></text:p>
        <text:p text:style-name="P15"><text:span text:style-name="CharStyle17"><text:span text:style-name="T21">Jucka, ktorá ho pozná od detstva, v</text:span></text:span><text:span text:style-name="CharStyle17"><text:span text:style-name="T1">ys</text:span></text:span><text:span text:style-name="CharStyle17"><text:span text:style-name="T21">vet</text:span></text:span><text:span text:style-name="CharStyle17"><text:span text:style-name="T30">ľ</text:span></text:span><text:span text:style-name="CharStyle17"><text:span text:style-name="T1">uj</text:span></text:span><text:span text:style-name="CharStyle17"><text:span text:style-name="T21">e: „Už je určite dva týždne starý, teda pod</text:span></text:span><text:span text:style-name="CharStyle17"><text:span text:style-name="T11">ľa</text:span></text:span><text:span text:style-name="CharStyle17"><text:span text:style-name="T21"> veku by bol dospelý. Ale náhle prekročí šiesty týždeň svojho veku, nemá nádej na úspech, lebo pre ženbu bol by už starý.“</text:span></text:span></text:p>
        <text:p text:style-name="P15"><text:span text:style-name="CharStyle17"><text:span text:style-name="T21">„</text:span></text:span><text:span text:style-name="CharStyle17"><text:span text:style-name="T30">O</text:span></text:span><text:span text:style-name="CharStyle17"><text:span text:style-name="T21"> kom sa rečie, ten sa vlečie!“ ozývajú sa obe naraz.</text:span></text:span></text:p>
        <text:p text:style-name="P15"><text:span text:style-name="CharStyle17"><text:span text:style-name="T21">Pa</text:span></text:span><text:span text:style-name="CharStyle17"><text:span text:style-name="T30">ľ</text:span></text:span><text:span text:style-name="CharStyle17"><text:span text:style-name="T21">ko sa sebavedome usmial, lebo mu lichotilo, že sa o ňom hovorí.</text:span></text:span></text:p>
        <text:p text:style-name="P15"><text:span text:style-name="CharStyle17"><text:span text:style-name="T21">„Čože máte so mnou, azda vám nechýbam?“</text:span></text:span></text:p>
        <text:p text:style-name="P15"><text:span text:style-name="CharStyle17"><text:span text:style-name="T21">„Nebu</text:span></text:span><text:span text:style-name="CharStyle17"><text:span text:style-name="T30">ď</text:span></text:span><text:span text:style-name="CharStyle17"><text:span text:style-name="T21"> domýšľavý, máme my iné starosti, ako s vami, darmožráčmi, sa zaobreať,“ odsek</text:span></text:span><text:span text:style-name="CharStyle17"><text:span text:style-name="T1">uje</text:span></text:span><text:span text:style-name="CharStyle17"><text:span text:style-name="T21"> Jucka, pričom sa však potmehúdsky usmieva.</text:span></text:span></text:p>
        <text:p text:style-name="P15"><text:span text:style-name="CharStyle17"><text:span text:style-name="T21">„Nuž a ke</text:span></text:span><text:span text:style-name="CharStyle17"><text:span text:style-name="T30">ď</text:span></text:span><text:span text:style-name="CharStyle17"><text:span text:style-name="T21"> sme takí neužitoční, prečože tak obskakujete okolo nás?“ bráni sa Pa</text:span></text:span><text:span text:style-name="CharStyle17"><text:span text:style-name="T1">ľ</text:span></text:span><text:span text:style-name="CharStyle17"><text:span text:style-name="T21">ko.</text:span></text:span></text:p>
        <text:p text:style-name="P15"><text:span text:style-name="CharStyle17"><text:span text:style-name="T21">„Ako všade, aj pri vašom panstve plníme len rozkazy prírody a nič viac. Musíme sa starať, aby sme matke vychovaly zdatných žení­chov. Toto je všetko, Paľko, aby si si nenamýšľal, že to robíme kvôli vašim pekným očiam,“ naberá ho </text:span></text:span><text:span text:style-name="CharStyle17"><text:span text:style-name="T30">ď</text:span></text:span><text:span text:style-name="CharStyle17"><text:span text:style-name="T21">alej.</text:span></text:span></text:p>
        <text:p text:style-name="P15"><text:span text:style-name="CharStyle17"><text:span text:style-name="T21">„Musíš sa oženiť, Paľko,“ podpichuje ho Lolka. „Pozri, aká je krásna, tie jej veľké krídla tiahnu sa za jej majestátnou postavou, ako nejakej princeznej dlhé vlečky. Musel by si byť z dreva, aby sa ti nepáčila</text:span></text:span><text:span text:style-name="CharStyle17"><text:span text:style-name="T1">.“</text:span></text:span></text:p>
        <text:p text:style-name="P15"><text:span text:style-name="CharStyle17"><text:span text:style-name="T21">„Z tej múky nebude koláč. Ke</text:span></text:span><text:span text:style-name="CharStyle17"><text:span text:style-name="T30">ď</text:span></text:span><text:span text:style-name="CharStyle17"><text:span text:style-name="T21"> nás chce ma</text:span></text:span><text:span text:style-name="CharStyle17"><text:span text:style-name="T30">ť</text:span></text:span><text:span text:style-name="CharStyle17"><text:span text:style-name="T21">, nech nás obchá­dza. My máme celkom iné záujmy, ako sú vznešené ideály o láske, z ktorej sa nenajeme.“</text:span></text:span></text:p>
        <text:p text:style-name="P15"><text:span text:style-name="CharStyle17"><text:span text:style-name="T21">„Či ste len protivní mládenci! Ke</text:span></text:span><text:span text:style-name="CharStyle17"><text:span text:style-name="T30">ď</text:span></text:span><text:span text:style-name="CharStyle17"><text:span text:style-name="T21"> máte misu pred sebou, ne­zaujíma vás nič na svete,</text:span></text:span><text:span text:style-name="CharStyle17"><text:span text:style-name="T1">“</text:span></text:span><text:span text:style-name="CharStyle17"><text:span text:style-name="T21"> vysmieva sa mu Lolka.</text:span></text:span></text:p>
        <text:p text:style-name="P15"><text:span text:style-name="CharStyle17"><text:span text:style-name="T21">„Len ho nechaj,“ hovorí Jucka. „Zajtra, ke</text:span></text:span><text:span text:style-name="CharStyle17"><text:span text:style-name="T30">ď</text:span></text:span><text:span text:style-name="CharStyle17"><text:span text:style-name="T21"> mladucha rozprestri</text:span></text:span><text:span text:style-name="CharStyle17"><text:span text:style-name="T30">e</text:span></text:span><text:span text:style-name="CharStyle17"><text:span text:style-name="T1"> </text:span></text:span><text:span text:style-name="CharStyle17"><text:span text:style-name="T21">svoje nádherné krídla a bude sa vznášať do výšin nebies, zabudnú ony na všetko, len nie na ň</text:span></text:span><text:span text:style-name="CharStyle17"><text:span text:style-name="T1">u</text:span></text:span><text:span text:style-name="CharStyle17"><text:span text:style-name="T21">!“</text:span></text:span></text:p>
        <text:p text:style-name="P15"><text:span text:style-name="CharStyle17"><text:span text:style-name="T21">„Tak ako matka príroda dokázala prinútiť rodné sestry vzájomne sa zabíjať, bude aj vedieť prinútiť teraz ľahostajné trúdy, aby konaly to, na čo ich určila.“</text:span></text:span></text:p>
        <text:p text:style-name="P15"><text:soft-page-break/><text:span text:style-name="CharStyle17"><text:span text:style-name="T21">„Zvláštna a nevyspytateľná je príroda,“ hovorí Lolka. „Márnotrat­ná je tam, kde jej ide o rozmnožovanie plodov, tam rozsieva svo</text:span></text:span><text:span text:style-name="CharStyle17"><text:span text:style-name="T1">je</text:span></text:span><text:span text:style-name="CharStyle17"><text:span text:style-name="T21"> dary plnou hrsťou. Ale tam, kde sa treba starať o záchranu ľahkomyseľne stvo­reného života, tam je skúpa a necháva diela svojho tvorenia ťažko boriť sa o život.“</text:span></text:span></text:p>
        <text:p text:style-name="P15"><text:span text:style-name="CharStyle17"><text:span text:style-name="T21">„Pravdu máš, sestra,“ prisviedča jej Jucka. „Tisíce trúdov sa na­rodí, hoci jedna matka po celý svoj život len raz vyberie si z nich jed­ného a ostatné bez toho, žeby vykonaly svoju životnú povinnosť, bez úžitku hynú. Nám, ktoré sa boríme so životom, pracujeme v pološere úľa, vyhľadávame každodenný chlieb na veľkých priestranstvách poľa, dala oči len s päť tisíc zorničkami, trúdom, ako vyvolencom lásky do­priala ich o tri tisíc viac.“</text:span></text:span></text:p>
        <text:p text:style-name="P15"><text:span text:style-name="CharStyle17"><text:span text:style-name="T21">„Podobné je to aj s tykadlami,“ hovorí Lolka. „Najpotrebnejší ústroj nášho tela, na ktorom je umiestené najviac smys</text:span></text:span><text:span text:style-name="CharStyle17"><text:span text:style-name="T30">l</text:span></text:span><text:span text:style-name="CharStyle17"><text:span text:style-name="T21">ových ústrojov je u nás len dvanásťčlánkový. Trúdy aj tu majú výhodu, majú tykadlá</text:span></text:span><text:span text:style-name="CharStyle19"><text:span text:style-name="T21"> </text:span></text:span><text:span text:style-name="CharStyle17"><text:span text:style-name="T21">o jeden článok dlhšie. Keby sme boly my tie vyvolené a mal</text:span></text:span><text:span text:style-name="CharStyle17"><text:span text:style-name="T11">y</text:span></text:span><text:span text:style-name="CharStyle17"><text:span text:style-name="T21"> by sme také dlhé tykadlá, ako majú trúdy, mal</text:span></text:span><text:span text:style-name="CharStyle17"><text:span text:style-name="T11">y</text:span></text:span><text:span text:style-name="CharStyle17"><text:span text:style-name="T21"> by sme okrem iného aj viac čuchových orgánov, ktoré by nám ve</text:span></text:span><text:span text:style-name="CharStyle17"><text:span text:style-name="T30">ľm</text:span></text:span><text:span text:style-name="CharStyle17"><text:span text:style-name="T21">i poslú</text:span></text:span><text:span text:style-name="CharStyle17"><text:span text:style-name="T1">ž</text:span></text:span><text:span text:style-name="CharStyle17"><text:span text:style-name="T21">ily pri vyhľadávaní paše. Nuž ale, čo robi</text:span></text:span><text:span text:style-name="CharStyle17"><text:span text:style-name="T11">ť</text:span></text:span><text:span text:style-name="CharStyle17"><text:span text:style-name="T21">, my sme deti</text:span></text:span><text:span text:style-name="CharStyle21"><text:span text:style-name="T21"> </text:span></text:span><text:span text:style-name="CharStyle17"><text:span text:style-name="T21">roboty a preto je k nám mat­ka príroda skúpa.“</text:span></text:span></text:p>
        <text:p text:style-name="P15"><text:span text:style-name="CharStyle17"><text:span text:style-name="T21">Po malej prestávke Juc­ka pokračuje v rozumkovaní: „Cítime sa prírodou ukrátené, ale ke</text:span></text:span><text:span text:style-name="CharStyle17"><text:span text:style-name="T30">ď</text:span></text:span><text:span text:style-name="CharStyle17"><text:span text:style-name="T21"> si lepšie všímame jej počiny, vidíme, že ke</text:span></text:span><text:span text:style-name="CharStyle17"><text:span text:style-name="T30">ď</text:span></text:span><text:span text:style-name="CharStyle17"><text:span text:style-name="T21"> je lás­ke prajná, dáva tým možnosť </text:span></text:span><text:span text:style-name="CharStyle17"><text:span text:style-name="T30">ď</text:span></text:span><text:span text:style-name="CharStyle17"><text:span text:style-name="T21">alšiemu behu života. Ve</text:span></text:span><text:span text:style-name="CharStyle17"><text:span text:style-name="T30">ď</text:span></text:span><text:span text:style-name="CharStyle17"><text:span text:style-name="T21">, ke­by nebola dala kvetom nadby­tok py</text:span></text:span><text:span text:style-name="CharStyle17"><text:span text:style-name="T30">ľ</text:span></text:span><text:span text:style-name="CharStyle17"><text:span text:style-name="T21">ového prášku, nemohly by sme žiť a keby nebola már­notratná pri rozmnožovaní se­mena a plodov, nemohol by sa život udržať,</text:span></text:span><text:span text:style-name="CharStyle17"><text:span text:style-name="T1"> </text:span></text:span><text:span text:style-name="CharStyle17"><text:span text:style-name="T21">ke</text:span></text:span><text:span text:style-name="CharStyle17"><text:span text:style-name="T30">ď</text:span></text:span><text:span text:style-name="CharStyle17"><text:span text:style-name="T21">že tento jestvuje </text:span></text:span><text:span text:style-name="CharStyle17"><text:span text:style-name="T1">l</text:span></text:span><text:span text:style-name="CharStyle17"><text:span text:style-name="T21">en z nadbytkov jej darov.“</text:span></text:span></text:p>
        <text:p text:style-name="P15"><text:span text:style-name="CharStyle17"><text:span text:style-name="T21">„No, nechajme to mudrovanie,</text:span></text:span><text:span text:style-name="CharStyle17"><text:span text:style-name="T1">“</text:span></text:span><text:span text:style-name="CharStyle17"><text:span text:style-name="T21"> pokračuje Lolka, „po</text:span></text:span><text:span text:style-name="CharStyle17"><text:span text:style-name="T30">ď</text:span></text:span><text:span text:style-name="CharStyle17"><text:span text:style-name="T21">me radšej za tým, k čomu nás príroda určila — za robotou. Rečami aj tak nič na veci nezmeníme.“</text:span></text:span></text:p>
        <text:p text:style-name="P15"><text:span text:style-name="CharStyle17"><text:span text:style-name="T21">Na druhý deň, kým sa ešte leskl</text:span></text:span><text:span text:style-name="CharStyle17"><text:span text:style-name="T11">y</text:span></text:span><text:span text:style-name="CharStyle17"><text:span text:style-name="T21"> diamantové očká rosy na svie­žich lístkoch materinej dúšky a prvé lúče slnka pozrely do ve</text:span></text:span><text:span text:style-name="CharStyle17"><text:span text:style-name="T1">ľ</text:span></text:span><text:span text:style-name="CharStyle17"><text:span text:style-name="T21">kých, tma­vých o</text:span></text:span><text:span text:style-name="CharStyle40"><text:span text:style-name="T1">čí</text:span></text:span><text:span text:style-name="CharStyle17"><text:span text:style-name="T21"> matky, vyletela táto von, aby prekonala školu mladých — orien­tačnú školu. Tento čas je najvýhodnejší pre odlet mladuchy, lebo ju nevyrušu</text:span></text:span><text:span text:style-name="CharStyle17"><text:span text:style-name="T1">jú</text:span></text:span><text:span text:style-name="CharStyle17"><text:span text:style-name="T21"> trúdy a zároveň zistí, či bude mať priaznivé počasie k vážnej udalosti svojho života.</text:span></text:span></text:p>
        <text:p text:style-name="P15"><text:span text:style-name="CharStyle17"><text:span text:style-name="T21">Deň a čas svojej svadby určuje si sama.</text:span></text:span></text:p>
        <text:p text:style-name="P15"><text:span text:style-name="CharStyle17"><text:span text:style-name="T21">Ke</text:span></text:span><text:span text:style-name="CharStyle17"><text:span text:style-name="T30">ď</text:span></text:span><text:span text:style-name="CharStyle17"><text:span text:style-name="T21"> azúrový blankyt nebies nie je zastretý záclonou </text:span></text:span><text:span text:style-name="CharStyle17"><text:span text:style-name="T1">š</text:span></text:span><text:span text:style-name="CharStyle17"><text:span text:style-name="T21">edohnedej farby a ke</text:span></text:span><text:span text:style-name="CharStyle17"><text:span text:style-name="T30">ď</text:span></text:span><text:span text:style-name="CharStyle17"><text:span text:style-name="T21"> slniečko, ktoré si len kde-tu zastrie svoju tvár ľahkým zá­vojom, je na vrcholnom bode svojej púti, vyberá sa mladucha na ces­tu, na ktorej má zažiť svoje najkrajšie </text:span></text:span><text:soft-page-break/><text:span text:style-name="CharStyle17"><text:span text:style-name="T21">chvíle.</text:span></text:span></text:p>
        <text:p text:style-name="P15"><text:span text:style-name="CharStyle17"><text:span text:style-name="T21">Po rannej vychádzke sa vracia, aby sa pripravila na cestu,</text:span></text:span><text:span text:style-name="CharStyle17"><text:span text:style-name="T1"> </text:span></text:span><text:span text:style-name="CharStyle17"><text:span text:style-name="T21">ktorá ju zavedie do raja nekonečného blaha, do pohádkových svetov radostí a rozkoše. Netrpezliv</text:span></text:span><text:span text:style-name="CharStyle17"><text:span text:style-name="T11">e</text:span></text:span><text:span text:style-name="CharStyle17"><text:span text:style-name="T21"> čaká na toto vrcholné šťastie svojho života. Nepo­kojne chodí medzi svojimi, z ktorých si ju ani teraz nikto nevšíma. Ne­venujú jej pozornosť ani robotnice, zamestnané chvatným stavaním kolísok</text:span></text:span><text:span text:style-name="CharStyle37"><text:span text:style-name="T21"> </text:span></text:span><text:span text:style-name="CharStyle17"><text:span text:style-name="T21">pre plod, ktorý ona má do nich naklásť, a ani trúdy, ktoré nemajú nič na práci. Teraz ešte netušia, že o krátky </text:span></text:span><text:span text:style-name="CharStyle17"><text:span text:style-name="T30">č</text:span></text:span><text:span text:style-name="CharStyle17"><text:span text:style-name="T21">as budú sa boriť do neko­nečných výšin za tou, ktorú majú teraz na dosah.</text:span></text:span></text:p>
        <text:p text:style-name="P15"><text:span text:style-name="CharStyle17"><text:span text:style-name="T21">Bezprostredne pred odletom na svadobnú cestu, berie na seba vá­bivé rúcho mladúch, vône tureckej melisy a naplní si vzduchové vaky štíhleho tela vzduchom, aby sa mohla vzniesť hodne vy­soko do výšin nekonečnej samoty pod blankyt oblohy. Tieto prípravy ukončuje v čase, ke</text:span></text:span><text:span text:style-name="CharStyle17"><text:span text:style-name="T30">ď</text:span></text:span><text:span text:style-name="CharStyle17"><text:span text:style-name="T21"> mladušky začínajú orientačnú školu a trúdy poludňajší oblet.</text:span></text:span><text:span text:style-name="CharStyle17"><text:span text:style-name="T1"> </text:span></text:span><text:span text:style-name="CharStyle17"><text:span text:style-name="T21">Vtedy vybehne na letáčovú dosku,</text:span></text:span><text:span text:style-name="CharStyle17"><text:span text:style-name="T1"> </text:span></text:span><text:span text:style-name="CharStyle17"><text:span text:style-name="T11">ľ</text:span></text:span><text:span text:style-name="CharStyle17"><text:span text:style-name="T21">ahkým skokom sa od nej od­razí a ke</text:span></text:span><text:span text:style-name="CharStyle17"><text:span text:style-name="T30">ď</text:span></text:span><text:span text:style-name="CharStyle17"><text:span text:style-name="T21"> urobí krátky okruhový let okolo let</text:span></text:span><text:span text:style-name="CharStyle17"><text:span text:style-name="T30">a</text:span></text:span><text:span text:style-name="CharStyle17"><text:span text:style-name="T21">ča,</text:span></text:span><text:span text:style-name="CharStyle17"><text:span text:style-name="T1"> </text:span></text:span><text:span text:style-name="CharStyle17"><text:span text:style-name="T21">vznesie sa bystro do výšky, vždy vyššie a vyššie. Na </text:span></text:span><text:span text:style-name="CharStyle41"><text:span text:style-name="T21">krídlach teplého vetríka rozvlňuje sa </text:span></text:span><text:span text:style-name="CharStyle41"><text:span text:style-name="T30">ď</text:span></text:span><text:span text:style-name="CharStyle41"><text:span text:style-name="T21">aleko prenikavá vôňa jej svadobného závoj</text:span></text:span><text:span text:style-name="CharStyle17"><text:span text:style-name="T1">a</text:span></text:span><text:span text:style-name="CharStyle17"><text:span text:style-name="T21">...</text:span></text:span></text:p>
        <text:p text:style-name="P15"><text:span text:style-name="CharStyle17"><text:span text:style-name="T21">Pa</text:span></text:span><text:span text:style-name="CharStyle17"><text:span text:style-name="T30">ľ</text:span></text:span><text:span text:style-name="CharStyle17"><text:span text:style-name="T21">ko a všetci jeho druhovia, ktorí sa dostá­vajú do čarovného okruhu vône, s</text:span></text:span><text:span text:style-name="CharStyle17"><text:span text:style-name="T11">ľ</text:span></text:span><text:span text:style-name="CharStyle17"><text:span text:style-name="T21">ubujúcej blaho a šťas­tie, srážajú sa v šíky a uháňajú za ňou.</text:span></text:span></text:p>
        <text:p text:style-name="P15"><text:span text:style-name="CharStyle17"><text:span text:style-name="T21">Mrzáci a slaboši vypadávajú z boja o prvenstvo. Nakoniec zostáva len malý hlúčok vytrvalých vyvolen­cov prírody, z ktorých jeden, ňou najbohatšie požeh­naný silou a zdatnosťou, po prudkom skoku padá do otvorenej náruče svojej snúbenky.</text:span></text:span></text:p>
        <text:p text:style-name="P15"><text:span text:style-name="CharStyle17"><text:span text:style-name="T21">Vyvolencom šťastnej chvíle stal sa Pa</text:span></text:span><text:span text:style-name="CharStyle17"><text:span text:style-name="T30">ľ</text:span></text:span><text:span text:style-name="CharStyle17"><text:span text:style-name="T21">ko. Opojený čarovným ná­pojom šťastia, zomiera v náručí bohyne lásky.</text:span></text:span></text:p>
        <text:p text:style-name="P15"><text:span text:style-name="CharStyle17"><text:span text:style-name="T21">Dal prírode to, na čo ho ona ustanovila. Splnil svoje poslanie, zaistil jestvovanie nového života a sám odchádza tam, odkia</text:span></text:span><text:span text:style-name="CharStyle17"><text:span text:style-name="T30">ľ</text:span></text:span><text:span text:style-name="CharStyle17"><text:span text:style-name="T21"> niet návratu.</text:span></text:span></text:p>
        <text:p text:style-name="P15"><text:span text:style-name="CharStyle17"><text:span text:style-name="T21">Zvodná nevesta sa oslobodzu</text:span></text:span><text:span text:style-name="CharStyle17"><text:span text:style-name="T1">je</text:span></text:span><text:span text:style-name="CharStyle17"><text:span text:style-name="T21"> z ob</text:span></text:span><text:span text:style-name="CharStyle17"><text:span text:style-name="T1">ja</text:span></text:span><text:span text:style-name="CharStyle17"><text:span text:style-name="T21">tia mŕtveho ženícha a snáš</text:span></text:span><text:span text:style-name="CharStyle17"><text:span text:style-name="T1">ajú</text:span></text:span><text:span text:style-name="CharStyle17"><text:span text:style-name="T21">c sa s výšin, zabúda na tragické zážitky, aby konala v kruhu svojho rodu najvážnejšiu a najzodpovednejšiu robotu.</text:span></text:span></text:p>
        <text:p text:style-name="P15"><text:span text:style-name="CharStyle17"><text:span text:style-name="T21">Zo svojho domova sa už nikdy nevyberie do vo</text:span></text:span><text:span text:style-name="CharStyle17"><text:span text:style-name="T30">ľ</text:span></text:span><text:span text:style-name="CharStyle17"><text:span text:style-name="T21">ného priestranstva, zaliateho slnečnou žiarou, iba, ak ju prinúti rod, aby ho odviedla do ne­známych končín založiť nový domov.</text:span></text:span></text:p>
        <text:p text:style-name="P15"><text:span text:style-name="CharStyle17"><text:span text:style-name="T21">Doma, na letáči, čakajú na jej návrat jej najbližšie priate</text:span></text:span><text:span text:style-name="CharStyle17"><text:span text:style-name="T30">ľ</text:span></text:span><text:span text:style-name="CharStyle17"><text:span text:style-name="T21">ky. A ke</text:span></text:span><text:span text:style-name="CharStyle17"><text:span text:style-name="T30">ď</text:span></text:span><text:span text:style-name="CharStyle17"><text:span text:style-name="T21">že k nim prichádza so znamienkom oplodneného života, prijímajú ju s ve</text:span></text:span><text:span text:style-name="CharStyle17"><text:span text:style-name="T30">ľ</text:span></text:span><text:span text:style-name="CharStyle17"><text:span text:style-name="T21">kou radosťou. Ako </text:span></text:span><text:soft-page-break/><text:span text:style-name="CharStyle17"><text:span text:style-name="T21">oplodnená matka získava rýchle priazeň a lásku všetkých robotní</text:span></text:span><text:span text:style-name="CharStyle17"><text:span text:style-name="T30">č</text:span></text:span><text:span text:style-name="CharStyle17"><text:span text:style-name="T21">iek. A ke</text:span></text:span><text:span text:style-name="CharStyle17"><text:span text:style-name="T30">ď</text:span></text:span><text:span text:style-name="CharStyle17"><text:span text:style-name="T21"> asi po dvoch dňoch, po svojom návrate z triumfálnej cesty, začína klásť vajíčka, stáva sa skutočnou matkou rodinky, je zahrňovaná láskou všetkých a prítulnosťou v</text:span></text:span><text:span text:style-name="CharStyle17"><text:span text:style-name="T30">ď</text:span></text:span><text:span text:style-name="CharStyle17"><text:span text:style-name="T21">ačných detí.</text:span></text:span></text:p>
        <text:p text:style-name="P3"><text:span text:style-name="CharStyle4"><text:span text:style-name="T21"/></text:span></text:p>
        <text:p text:style-name="P10"><text:span text:style-name="CharStyle4"><text:span text:style-name="T21"/></text:span></text:p>
        <text:p text:style-name="P10"><text:span text:style-name="CharStyle4"><text:span text:style-name="T21">Palácová revolúcia.</text:span></text:span></text:p>
        <text:p text:style-name="P15"><text:span text:style-name="CharStyle17"><text:span text:style-name="T21"/></text:span></text:p>
        <text:p text:style-name="P21"><text:span text:style-name="CharStyle17"><text:span text:style-name="T21">Mladá matka sa len pozvo</text:span></text:span><text:span text:style-name="CharStyle17"><text:span text:style-name="T10">ľ</text:span></text:span><text:span text:style-name="CharStyle17"><text:span text:style-name="T21">na zapracováva do riadneho behu prá­ce. Je neobratná, ako bývajú všetky mladé gazdinky — začiatočníčky. Netreba sa preto čudovať, ke</text:span></text:span><text:span text:style-name="CharStyle17"><text:span text:style-name="T29">ď</text:span></text:span><text:span text:style-name="CharStyle17"><text:span text:style-name="T21"> do jednej kolísky položí miesto jedného dve deťúrence, alebo ke</text:span></text:span><text:span text:style-name="CharStyle17"><text:span text:style-name="T29">ď</text:span></text:span><text:span text:style-name="CharStyle17"><text:span text:style-name="T21"> do dievčenskej postie</text:span></text:span><text:span text:style-name="CharStyle17"><text:span text:style-name="T10">ľ</text:span></text:span><text:span text:style-name="CharStyle17"><text:span text:style-name="T21">ky uloží chlapčeka. Nad výčinmi takej mladej nevesty treba niekedy oči zažmúriť.</text:span></text:span></text:p>
        <text:p text:style-name="P15"><text:span text:style-name="CharStyle17"><text:span text:style-name="T21">Lolka však nie je náchylná tak urobiť. Má obavy, že si zle vybraly a zdôveruje sa so svojimi obavami Jucke. Ona, ako skúsenejšia, neberie Lolkine reči vážne a smeje sa im.</text:span></text:span></text:p>
        <text:p text:style-name="P15"><text:span text:style-name="CharStyle17"><text:span text:style-name="T21">„Učený ešte nikto nespadol s neba. Nediv sa preto, že jej práca nejde od ruky, ve</text:span></text:span><text:span text:style-name="CharStyle17"><text:span text:style-name="T29">ď</text:span></text:span><text:span text:style-name="CharStyle17"><text:span text:style-name="T21"> je mladá a neskúsená. Až si zvykne, uvidíš, aký po­riadok tu zavedie. Viem zo skúsenosti, že práve jej podobné sestry sa ve</text:span></text:span><text:span text:style-name="CharStyle17"><text:span text:style-name="T29">ľ</text:span></text:span><text:span text:style-name="CharStyle17"><text:span text:style-name="T21">mi dobre o</text:span></text:span><text:span text:style-name="CharStyle17"><text:span text:style-name="T1">sv</text:span></text:span><text:span text:style-name="CharStyle17"><text:span text:style-name="T21">edčily.“</text:span></text:span></text:p>
        <text:p text:style-name="P15"><text:span text:style-name="CharStyle17"><text:span text:style-name="T21">Lolka však zo svojho nepopúšťa. „Robí nám zbytočnú robotu. Do malých buniek vkladá vajíčka trúdov, ktoré z nich vyrastajú a my sme prinútené ich komôrky predlžovať. Taká robota potom vyzerá ako hroby na cintoríne, taká hrbo</text:span></text:span><text:span text:style-name="CharStyle17"><text:span text:style-name="T29">l</text:span></text:span><text:span text:style-name="CharStyle17"><text:span text:style-name="T21">atá.“ Bola by možno pokračovala v ohováraní mladej matky, keby ju nebol sotil jeden vypasený trúd, ktorý sa bezoh</text:span></text:span><text:span text:style-name="CharStyle17"><text:span text:style-name="T29">ľ</text:span></text:span><text:span text:style-name="CharStyle17"><text:span text:style-name="T21">adne hnal k zásobám medu.</text:span></text:span></text:p>
        <text:p text:style-name="P15"><text:span text:style-name="CharStyle17"><text:span text:style-name="T21">„Odporní sú títo naničsúci pôžitkári. Vovalia sa nám do najlep­šieho medu, slopú ho, ako by potokmi tiekol a aby svoju bezočivosť dovŕšily, hne</text:span></text:span><text:span text:style-name="CharStyle17"><text:span text:style-name="T29">ď</text:span></text:span><text:span text:style-name="CharStyle17"><text:span text:style-name="T21"> sa pri ňom aj vyšpinia. Hnusná háve</text:span></text:span><text:span text:style-name="CharStyle17"><text:span text:style-name="T29">ď</text:span></text:span><text:span text:style-name="CharStyle17"><text:span text:style-name="T21">!</text:span></text:span><text:span text:style-name="CharStyle17"><text:span text:style-name="T1">“</text:span></text:span><text:span text:style-name="CharStyle17"><text:span text:style-name="T21"> rozhorčuje sa Lolka.</text:span></text:span></text:p>
        <text:p text:style-name="P15"><text:span text:style-name="CharStyle17"><text:span text:style-name="T21">„Nechaj ich. Nebudú sa dlho rozťahovať. Ich dni sú spočítané,“ utišuje Jucka priate</text:span></text:span><text:span text:style-name="CharStyle17"><text:span text:style-name="T29">ľ</text:span></text:span><text:span text:style-name="CharStyle17"><text:span text:style-name="T21">ku.</text:span></text:span></text:p>
        <text:p text:style-name="P15"><text:span text:style-name="CharStyle17"><text:span text:style-name="T21">Skutočne začal sa ozývať velite</text:span></text:span><text:span text:style-name="CharStyle17"><text:span text:style-name="T29">ľ</text:span></text:span><text:span text:style-name="CharStyle17"><text:span text:style-name="T21">ský duch rodu, volajúci po vyky­nožení vykorisťovacej tlupy záškodníkov, kaziacich dielo usilovných robotníčiek prírody.</text:span></text:span></text:p>
        <text:p text:style-name="P15"><text:span text:style-name="CharStyle17"><text:span text:style-name="T21">Otupený rozum trúdov nechápe však blížiace sa nebezpečenstvo a vedie ich </text:span></text:span><text:span text:style-name="CharStyle17"><text:span text:style-name="T29">ď</text:span></text:span><text:span text:style-name="CharStyle17"><text:span text:style-name="T21">alej po cestách bezoh</text:span></text:span><text:span text:style-name="CharStyle17"><text:span text:style-name="T10">ľ</text:span></text:span><text:span text:style-name="CharStyle17"><text:span text:style-name="T21">adného a sebeckého života.</text:span></text:span></text:p>
        <text:p text:style-name="P15"><text:soft-page-break/><text:span text:style-name="CharStyle17"><text:span text:style-name="T21">Robia sa nepostrádate</text:span></text:span><text:span text:style-name="CharStyle17"><text:span text:style-name="T29">ľ</text:span></text:span><text:span text:style-name="CharStyle17"><text:span text:style-name="T21">nými, hoci niet z nich žiadneho úžitku. Po krátkom poludňajšom oblete ženú sa o zlomkrk k zásobám. Cestou vrážajú do stráže a do robotníčiek, vracajúcich sa z roboty s ťažkými bre­menami. Ke</text:span></text:span><text:span text:style-name="CharStyle17"><text:span text:style-name="T29">ď</text:span></text:span><text:span text:style-name="CharStyle17"><text:span text:style-name="T21"> sa nasýtia, uťahujú sa do pohodlia v najteplejšom kúte ú</text:span></text:span><text:span text:style-name="CharStyle17"><text:span text:style-name="T10">ľ</text:span></text:span><text:span text:style-name="CharStyle17"><text:span text:style-name="T21">a.</text:span></text:span></text:p>
        <text:p text:style-name="P15"><text:span text:style-name="CharStyle17"><text:span text:style-name="T21">Namyslené a nafúkané chovanie týchto darebákov vyvoláva čím dia</text:span></text:span><text:span text:style-name="CharStyle17"><text:span text:style-name="T10">ľ</text:span></text:span><text:span text:style-name="CharStyle17"><text:span text:style-name="T21">, tým väč</text:span></text:span><text:span text:style-name="CharStyle17"><text:span text:style-name="T1">š</text:span></text:span><text:span text:style-name="CharStyle17"><text:span text:style-name="T21">ie opovrženie u všetkých robotníčiek.</text:span></text:span></text:p>
        <text:p text:style-name="P15"><text:span text:style-name="CharStyle17"><text:span text:style-name="T21">Medzi krmičkami nenájde sa už ani jedna, ktorá by pod</text:span></text:span><text:span text:style-name="CharStyle17"><text:span text:style-name="T10">ľ</text:span></text:span><text:span text:style-name="CharStyle17"><text:span text:style-name="T21">ahla po­kryteckému hlasu trúda, </text:span></text:span><text:span text:style-name="CharStyle17"><text:span text:style-name="T29">ž</text:span></text:span><text:span text:style-name="CharStyle17"><text:span text:style-name="T21">o</text:span></text:span><text:span text:style-name="CharStyle17"><text:span text:style-name="T29">b</text:span></text:span><text:span text:style-name="CharStyle17"><text:span text:style-name="T21">rajúceho o mliečko. Nedostávajú ani kvapky pokrmu, ktorý im dáva silu a životnú pružnosť. Klesajú na sile. Zo se­bavedomých povýšencov stávajú sa úbohí pokorenci, slaboši a zbabelci. Stačí vypraviť malú čatu trestajúcej spravodlivosti, aby zahnala do kúta ú</text:span></text:span><text:span text:style-name="CharStyle17"><text:span text:style-name="T29">ľ</text:span></text:span><text:span text:style-name="CharStyle17"><text:span text:style-name="T21">a bývalých vydieračov a pôžitkárov, držala ich tam o hlade a smäde a potom ich odtia</text:span></text:span><text:span text:style-name="CharStyle17"><text:span text:style-name="T10">ľ</text:span></text:span><text:span text:style-name="CharStyle17"><text:span text:style-name="T21"> po jednom, s polámanými údami a potrhanými krí­dlami povyhadzovala.</text:span></text:span></text:p>
        <text:p text:style-name="P15"><text:span text:style-name="CharStyle17"><text:span text:style-name="T21">Len </text:span></text:span><text:span text:style-name="CharStyle17"><text:span text:style-name="T10">n</text:span></text:span><text:span text:style-name="CharStyle17"><text:span text:style-name="T21">ieko</text:span></text:span><text:span text:style-name="CharStyle17"><text:span text:style-name="T29">ľ</text:span></text:span><text:span text:style-name="CharStyle17"><text:span text:style-name="T1">k</text:span></text:span><text:span text:style-name="CharStyle17"><text:span text:style-name="T21">ým, duševne nie celkom zakrpatelým jedincom sa po­darí včas uniknúť zaslúženému trestu tým, že utečú ku kmeňu, ktorý má neplodnú matku a je preto odkázaný na trúdov.</text:span></text:span></text:p>
        <text:p text:style-name="P15"><text:span text:style-name="CharStyle17"><text:span text:style-name="T21">Jucka sa nezúčastnila na hromadnom vraždení. Jej jemné srdce poznalo len lásku a nežnos</text:span></text:span><text:span text:style-name="CharStyle17"><text:span text:style-name="T29">ť</text:span></text:span><text:span text:style-name="CharStyle17"><text:span text:style-name="T21">, preto nemohla chápať, že sa jej rod, uzná­vaný za najstatočne</text:span></text:span><text:span text:style-name="CharStyle17"><text:span text:style-name="T1">jš</text:span></text:span><text:span text:style-name="CharStyle17"><text:span text:style-name="T21">í, dopúšťa takýchto nízkych pokleskov. Jej vzrušenie, zažité počas sestrovražedného boja mladých matiek sa stupňuje a za­necháva v nej horký pocit vedomia, že aj ona patrí k rodu, ktorý v se­beckej vypočítavosti neštíti sa vrhnúť na bezbranné obete. V boji diev­čat, ozbrojených žihadlom, proti neozbrojeným mužom, nevidí smelosť a rytierskosť, ale iba obyčajnú zbabelosť a nízkosť.</text:span></text:span></text:p>
        <text:p text:style-name="P15"><text:span text:style-name="CharStyle17"><text:span text:style-name="T21">Lolka pozoruje duševnú skleslosť svojej priate</text:span></text:span><text:span text:style-name="CharStyle17"><text:span text:style-name="T29">ľ</text:span></text:span><text:span text:style-name="CharStyle17"><text:span text:style-name="T21">ky a preto usiluje sa ju uspokoji</text:span></text:span><text:span text:style-name="CharStyle17"><text:span text:style-name="T1">ť</text:span></text:span><text:span text:style-name="CharStyle17"><text:span text:style-name="T21">: „Nesužuj sa, Jucka. Blíži sa zima, nekonečne dlhá noc, na ktorú sa musíme nálež</text:span></text:span><text:span text:style-name="CharStyle17"><text:span text:style-name="T29">i</text:span></text:span><text:span text:style-name="CharStyle17"><text:span text:style-name="T21">te pripraviť. Musíme sa nálež</text:span></text:span><text:span text:style-name="CharStyle17"><text:span text:style-name="T29">i</text:span></text:span><text:span text:style-name="CharStyle17"><text:span text:style-name="T21">te prichystať tak, aby sme mohly čeliť všetkým nástrahám, ktoré cez dlhý zimný čas na nás čakajú. Velite</text:span></text:span><text:span text:style-name="CharStyle17"><text:span text:style-name="T10">ľ</text:span></text:span><text:span text:style-name="CharStyle17"><text:span text:style-name="T21">ský duch rodu nám preto káže, aby sme sa oslobodily od všetkého, čo nám je nepotrebné, alebo dokonca škodlivé. A to, že trúdy sú nám nielen nepotrebné, ale boly by nám v čase dlhého zim­ného odpočinku na škodu, vieš sama ve</text:span></text:span><text:span text:style-name="CharStyle17"><text:span text:style-name="T29">ľ</text:span></text:span><text:span text:style-name="CharStyle17"><text:span text:style-name="T21">mi dobre.“</text:span></text:span></text:p>
        <text:p text:style-name="P15"><text:span text:style-name="CharStyle17"><text:span text:style-name="T21">Po krátkom mlčaní ozýva sa Jucka: „Nemilosrdná je matka prí­roda a má ve</text:span></text:span><text:span text:style-name="CharStyle17"><text:span text:style-name="T10">ľ</text:span></text:span><text:span text:style-name="CharStyle17"><text:span text:style-name="T21">mi prísne a kruté zákony. </text:span></text:span><text:span text:style-name="CharStyle17"><text:span text:style-name="T29">Ľ</text:span></text:span><text:span text:style-name="CharStyle17"><text:span text:style-name="T21">ahkomyse</text:span></text:span><text:span text:style-name="CharStyle17"><text:span text:style-name="T29">ľ</text:span></text:span><text:span text:style-name="CharStyle17"><text:span text:style-name="T21">ne tvorí životy a ešte </text:span></text:span><text:span text:style-name="CharStyle17"><text:span text:style-name="T29">ľ</text:span></text:span><text:span text:style-name="CharStyle17"><text:span text:style-name="T21">ahkomyse</text:span></text:span><text:span text:style-name="CharStyle17"><text:span text:style-name="T29">ľ</text:span></text:span><text:span text:style-name="CharStyle17"><text:span text:style-name="T21">nejšie ich ničí. Ko</text:span></text:span><text:span text:style-name="CharStyle17"><text:span text:style-name="T29">ľ</text:span></text:span><text:span text:style-name="CharStyle17"><text:span text:style-name="T21">ko životov je utratených z jej</text:span></text:span><text:span text:style-name="CharStyle17"><text:span text:style-name="T1"> </text:span></text:span><text:span text:style-name="CharStyle17"><text:span text:style-name="T21">nevyspytate</text:span></text:span><text:span text:style-name="CharStyle17"><text:span text:style-name="T29">ľ</text:span></text:span><text:span text:style-name="CharStyle17"><text:span text:style-name="T21">ných rozmarov?... Tam, v horách, </text:span></text:span><text:soft-page-break/><text:span text:style-name="CharStyle17"><text:span text:style-name="T21">práve ke</text:span></text:span><text:span text:style-name="CharStyle17"><text:span text:style-name="T29">ď</text:span></text:span><text:span text:style-name="CharStyle17"><text:span text:style-name="T21"> som odlietala sem, začal sa boj proti trúdom. Myslela som, že sa tejto samotupe ro­du vyhnem a h</text:span></text:span><text:span text:style-name="CharStyle17"><text:span text:style-name="T29">ľ</text:span></text:span><text:span text:style-name="CharStyle17"><text:span text:style-name="T21">a, zmýlila som sa, lebo tu som zažila všetky potupné neresti, ktorých sa môj rod dopúšťa.“</text:span></text:span></text:p>
        <text:p text:style-name="P15"><text:span text:style-name="CharStyle17"><text:span text:style-name="T21">„Velite</text:span></text:span><text:span text:style-name="CharStyle17"><text:span text:style-name="T10">ľ</text:span></text:span><text:span text:style-name="CharStyle17"><text:span text:style-name="T21">ský duch rodu vykonáva teraz u všetkých kmeňov svoje prísne rozkazy,“ prerušuje ju Lolka v reči. „Všetky rodiny, ktoré sú zabezpečené na zimu plodnou matkou, nemilosrdne ničia trúdov. Len tie rodiny si ich nechávajú, ktoré majú choré, ve</text:span></text:span><text:span text:style-name="CharStyle17"><text:span text:style-name="T29">ľ</text:span></text:span><text:span text:style-name="CharStyle17"><text:span text:style-name="T21">mi staré, alebo ne­plodné matky. Držia ich ale tiež len z čírej vypočítavosti, aby mal</text:span></text:span><text:span text:style-name="CharStyle17"><text:span text:style-name="T10">y</text:span></text:span><text:span text:style-name="CharStyle17"><text:span text:style-name="T21"> do­statočný výber ženíchov, pre prípad, že dostanú mladú matku.“</text:span></text:span></text:p>
        <text:p text:style-name="P15"><text:span text:style-name="CharStyle17"><text:span text:style-name="T21">„Závidím ti, Lolka, že na všetko, čo sa robí v záujme všeobec­ného dobra, pozeráš rozumov</text:span></text:span><text:span text:style-name="CharStyle17"><text:span text:style-name="T10">e</text:span></text:span><text:span text:style-name="CharStyle17"><text:span text:style-name="T21"> a nie citov</text:span></text:span><text:span text:style-name="CharStyle17"><text:span text:style-name="T10">e</text:span></text:span><text:span text:style-name="CharStyle17"><text:span text:style-name="T21">,“ vzdychá Jucka.</text:span></text:span></text:p>
        <text:p text:style-name="P15"><text:span text:style-name="CharStyle17"><text:span text:style-name="T21">„Myslím, že je to dobre tak. Sme prislabé na to, aby sme mohly zmeniť zákony osudu a preto je lepšie pokloniť sa pred jeho nezmenite</text:span></text:span><text:span text:style-name="CharStyle17"><text:span text:style-name="T29">ľ</text:span></text:span><text:span text:style-name="CharStyle17"><text:span text:style-name="T21">nou vô</text:span></text:span><text:span text:style-name="CharStyle17"><text:span text:style-name="T29">ľ</text:span></text:span><text:span text:style-name="CharStyle17"><text:span text:style-name="T21">ou.“ Tak zak</text:span></text:span><text:span text:style-name="CharStyle17"><text:span text:style-name="T29">ľ</text:span></text:span><text:span text:style-name="CharStyle17"><text:span text:style-name="T21">učuje Lolka rozhovor o temnej stránke života včiel.</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Príprava na zimný odpočinok.</text:span></text:span></text:p>
        <text:p text:style-name="P15"><text:span text:style-name="CharStyle17"><text:span text:style-name="T21"/></text:span></text:p>
        <text:p text:style-name="P21"><text:span text:style-name="CharStyle17"><text:span text:style-name="T21">Kým príroda hýrila tvorivou silou a jej životná energia prúdila v krehkých steblách rastlín a v mohutných telách široko rozvetvených stromov, žily včeličky radostným a bezstarostným životom.</text:span></text:span></text:p>
        <text:p text:style-name="P15"><text:span text:style-name="CharStyle17"><text:span text:style-name="T21">Obdobie ich veselého života začalo hne</text:span></text:span><text:span text:style-name="CharStyle17"><text:span text:style-name="T28">ď</text:span></text:span><text:span text:style-name="CharStyle17"><text:span text:style-name="T21">, ako pominul zimný chlad a teplý vánok, spolu s prvými posolky</text:span></text:span><text:span text:style-name="CharStyle17"><text:span text:style-name="T1">ň</text:span></text:span><text:span text:style-name="CharStyle17"><text:span text:style-name="T21">ami jari, pr</text:span></text:span><text:span text:style-name="CharStyle17"><text:span text:style-name="T1">i</text:span></text:span><text:span text:style-name="CharStyle17"><text:span text:style-name="T21">niesly k nim zprávy, že matka Zem otvára svoje štedré ruky.</text:span></text:span></text:p>
        <text:p text:style-name="P15"><text:span text:style-name="CharStyle17"><text:span text:style-name="T21">So štedrosťou zeme rástol aj blahobyt včiel. Zimou a chladom včasnej jari zoslabené rodinky dopl</text:span></text:span><text:span text:style-name="CharStyle17"><text:span text:style-name="T28">ň</text:span></text:span><text:span text:style-name="CharStyle17"><text:span text:style-name="T21">ovaly rýchle svoje pracovné sily a ne­únavne snášaly dary požehnanej jari. Takto rást</text:span></text:span><text:span text:style-name="CharStyle17"><text:span text:style-name="T1">l</text:span></text:span><text:span text:style-name="CharStyle17"><text:span text:style-name="T21">y ve</text:span></text:span><text:span text:style-name="CharStyle17"><text:span text:style-name="T9">ľ</text:span></text:span><text:span text:style-name="CharStyle17"><text:span text:style-name="T21">mi rýchle na sile i na bohatstve.</text:span></text:span></text:p>
        <text:p text:style-name="P15"><text:span text:style-name="CharStyle17"><text:span text:style-name="T21">V dobe svojho najväčšieho rozkvetu, rojením rozsievajú svoje plemä po všetkých kútoch zeme, aby zabezpečily zúrodňovanie plodov prírody.</text:span></text:span></text:p>
        <text:p text:style-name="P15"><text:span text:style-name="CharStyle17"><text:span text:style-name="T21">Po ro</text:span></text:span><text:span text:style-name="CharStyle17"><text:span text:style-name="T1">je</text:span></text:span><text:span text:style-name="CharStyle17"><text:span text:style-name="T21">ní nastáva čas pokojnej práce. S prírodou sa i včielky pri­pravujú na zimný odpočinok. Slávnosti a radovánky bezstarostných časov ukončujú vypovedaním vojny trúdom.</text:span></text:span></text:p>
        <text:p text:style-name="P15"><text:span text:style-name="CharStyle17"><text:span text:style-name="T21">V Juckin</text:span></text:span><text:span text:style-name="CharStyle17"><text:span text:style-name="T1">ej</text:span></text:span><text:span text:style-name="CharStyle17"><text:span text:style-name="T21"> jemnej duši obnovujú sa všetky radosti a strasti preži­tého života a úzkostliv</text:span></text:span><text:span text:style-name="CharStyle17"><text:span text:style-name="T9">e</text:span></text:span><text:span text:style-name="CharStyle17"><text:span text:style-name="T21"> pozerá do budúcnosti. Svoje obavy netají pred Lolkou.</text:span></text:span></text:p>
        <text:p text:style-name="P15"><text:soft-page-break/><text:span text:style-name="CharStyle17"><text:span text:style-name="T21">„Čo nám je platné, že pomocou tvojho človeka máme vystavaný domov, ke</text:span></text:span><text:span text:style-name="CharStyle17"><text:span text:style-name="T28">ď</text:span></text:span><text:span text:style-name="CharStyle17"><text:span text:style-name="T21"> zemi chýba vlaha a naše úbohé sestry smädom umorené klesajú k jej popráskanej kôre. Niet nádeje, že si zaobstaráme potrebné zásoby na zimu a zachránime si tak život.“</text:span></text:span></text:p>
        <text:p text:style-name="P15"><text:span text:style-name="CharStyle17"><text:span text:style-name="T21">„Netreba zúfať. Ešte je dlhá doba do príchodu nekonečne dlhej a studenej noci a dovtedy môže sa na nás usmiať šťastie, “uspokojuje ju Lolka.</text:span></text:span></text:p>
        <text:p text:style-name="P15"><text:span text:style-name="CharStyle17"><text:span text:style-name="T21">„Hovoríš: šťastie. Áno, len ono môže nám pomôcť,“ pr</text:span></text:span><text:span text:style-name="CharStyle17"><text:span text:style-name="T1">í</text:span></text:span><text:span text:style-name="CharStyle17"><text:span text:style-name="T21">zvukuje Jucka. „Od prírody nemôžeme už nič očakávať. Dáva nám to cítiť denne tvrdšie a dôraznejšie. Studené noci, ranné hmly a cez deň pálčivá žiara slnka neveštia nič dobrého do budúcnosti. Nerozmyslene sme sa daly uchvátiť poplašenými matkami a tie nás voviedly do záhuby.</text:span></text:span></text:p>
        <text:p text:style-name="P15"><text:span text:style-name="CharStyle17"><text:span text:style-name="T21">„Včielk</text:span></text:span><text:span text:style-name="CharStyle17"><text:span text:style-name="T9">a</text:span></text:span><text:span text:style-name="CharStyle17"><text:span text:style-name="T21"> nesmie takto hovoriť,</text:span></text:span><text:span text:style-name="CharStyle17"><text:span text:style-name="T1">“</text:span></text:span><text:span text:style-name="CharStyle17"><text:span text:style-name="T21"> napomína ju Lolka. „Kto tratí nádej, tratí všetko. Hynie vlastným pričinením!“</text:span></text:span></text:p>
        <text:p text:style-name="P4"><text:span text:style-name="CharStyle17"><text:span text:style-name="T21">„Máš pravdu, Lolka. Tam, </text:span></text:span><text:span text:style-name="CharStyle17"><text:span text:style-name="T28">ď</text:span></text:span><text:span text:style-name="CharStyle17"><text:span text:style-name="T21">aleko v horách, boly sme v krajne zúfalom položení a predsa sme prekonaly všetky ťažkosti. Azda vyviazneme i z tohto ťažkého položenia.“ Jej myse</text:span></text:span><text:span text:style-name="CharStyle17"><text:span text:style-name="T9">ľ</text:span></text:span><text:span text:style-name="CharStyle17"><text:span text:style-name="T21"> zalieta do utešenej krajinky za šťastnými sestrami a ako by zo sna hovor</text:span></text:span><text:span text:style-name="CharStyle17"><text:span text:style-name="T1">í</text:span></text:span><text:span text:style-name="CharStyle17"><text:span text:style-name="T21">: „Ony sú dobre pripravené na zimu... Majú medu, že im vystačí do nového vzkrie­senia a majú ho uložený tak, že bude ob­klopovať ich zimné hniezdo a nebudú sa mu­sieť sťahovať za ním v najtuhšej zime...“</text:span></text:span></text:p>
        <text:p text:style-name="P15"><text:span text:style-name="CharStyle17"><text:span text:style-name="T21">„Škoda, že sa my nemôžeme takto pochváliť,“ hovorí Lolka. „Nám k tomu mno­ho chýba. Nemáme ani to najnutnejšie množ­stvo medu pre zimnú dobu — jeden a pol kilogramu na každom rámiku, na ktorom budeme sedieť. Keby sme si toto množstvo aj nejako zadov</text:span></text:span><text:span text:style-name="CharStyle17"><text:span text:style-name="T1">áž</text:span></text:span><text:span text:style-name="CharStyle17"><text:span text:style-name="T21">ily, čo si počneme skoro na jar, než matka Zem precitne k životu? Aspoň dvanásť kilogramov zásob by sme potrebovaly, aby nás od terajších starostí oslobodily. Potom mohly by sme dúfať, že sa dožijeme novej jari.“</text:span></text:span></text:p>
        <text:p text:style-name="P15"><text:span text:style-name="CharStyle17"><text:span text:style-name="T21">„Kde ich však vziať, ke</text:span></text:span><text:span text:style-name="CharStyle17"><text:span text:style-name="T28">ď</text:span></text:span><text:span text:style-name="CharStyle17"><text:span text:style-name="T21"> príroda je pod slnečnou žiarou vyprahlá a kvety smä­dom umierajú,“ vzdychá Jucka.</text:span></text:span></text:p>
        <text:p text:style-name="P15"><text:span text:style-name="CharStyle17"><text:span text:style-name="T21">„Nepozostáva nám nič iného, ako zmocniť sa zásob slabého, pomaly umierajúceho kmeňa, ktorý je bez matky, alebo má matku chorú a nedožije mu do jari.“</text:span></text:span></text:p>
        <text:p text:style-name="P15"><text:span text:style-name="CharStyle17"><text:span text:style-name="T21">„Si bezcitná, Lolka,“ vytýka jej Juc­ka. „Nestačia nám doterajšie vraždy, máme ešte hlbšie padnúť a dať sa na lúpež a tým zničiť celú rodinu? Nemyslela som, že my, statočné včielky boly by sme schopné takej podlost</text:span></text:span><text:span text:style-name="CharStyle17"><text:span text:style-name="T1">i</text:span></text:span><text:span text:style-name="CharStyle17"><text:span text:style-name="T21">!“</text:span></text:span></text:p>
        <text:p text:style-name="P4"><text:soft-page-break/><text:span text:style-name="CharStyle17"><text:span text:style-name="T21">„Zle ma chápeš, Jucka. Ke</text:span></text:span><text:span text:style-name="CharStyle17"><text:span text:style-name="T28">ď</text:span></text:span><text:span text:style-name="CharStyle17"><text:span text:style-name="T21"> aj od­nesieme zásoby cudzej rodiny, nedopustíme sa žiadnej nízkosti, ba práve naopak, zachránime životy tých sestier, ktoré by zahynuly nie síce hladom, ale žia</text:span></text:span><text:span text:style-name="CharStyle17"><text:span text:style-name="T28">ľ</text:span></text:span><text:span text:style-name="CharStyle17"><text:span text:style-name="T21">om a nespokojným zimovaním. Keby sa i so zásobami pres</text:span></text:span><text:span text:style-name="CharStyle17"><text:span text:style-name="T1">ť</text:span></text:span><text:span text:style-name="CharStyle17"><text:span text:style-name="T21">ahovaly k nám, pomohlo by sa aj nám, aj im.</text:span></text:span><text:span text:style-name="CharStyle17"><text:span text:style-name="T1">“</text:span></text:span></text:p>
        <text:p text:style-name="P15"><text:span text:style-name="CharStyle17"><text:span text:style-name="T21">Jucka sa týmto vysvetlením trochu uspokojuje, má však predsa len obavy: „Čo si počneme, ke</text:span></text:span><text:span text:style-name="CharStyle17"><text:span text:style-name="T28">ď</text:span></text:span><text:span text:style-name="CharStyle17"><text:span text:style-name="T21"> takýto kmeň nenájdeme?“</text:span></text:span></text:p>
        <text:p text:style-name="P15"><text:span text:style-name="CharStyle17"><text:span text:style-name="T21">Lolka, v</text:span></text:span><text:span text:style-name="CharStyle17"><text:span text:style-name="T28">ď</text:span></text:span><text:span text:style-name="CharStyle17"><text:span text:style-name="T21">aka svojej bystrej mysli neprichádza do rozpakov a má od­pove</text:span></text:span><text:span text:style-name="CharStyle17"><text:span text:style-name="T1">ď</text:span></text:span><text:span text:style-name="CharStyle17"><text:span text:style-name="T21"> pripraven</text:span></text:span><text:span text:style-name="CharStyle17"><text:span text:style-name="T1">ú</text:span></text:span><text:span text:style-name="CharStyle17"><text:span text:style-name="T21">: „Ten, kto nám dal prístrešie, postará sa tiež o to, aby sme nezomrely hladom.“</text:span></text:span></text:p>
        <text:p text:style-name="P15"><text:span text:style-name="CharStyle17"><text:span text:style-name="T21">Lolka sa naozaj nemýlila. Ke</text:span></text:span><text:span text:style-name="CharStyle17"><text:span text:style-name="T28">ď</text:span></text:span><text:span text:style-name="CharStyle17"><text:span text:style-name="T21"> boly všetky bunky vyprázdnené do poslednej kvapky, ke</text:span></text:span><text:span text:style-name="CharStyle17"><text:span text:style-name="T28">ď</text:span></text:span><text:span text:style-name="CharStyle17"><text:span text:style-name="T21"> nemal</text:span></text:span><text:span text:style-name="CharStyle17"><text:span text:style-name="T9">y</text:span></text:span><text:span text:style-name="CharStyle17"><text:span text:style-name="T21"> čím kŕmiť plod, prichádza k nim ich dobrodinec.</text:span></text:span></text:p>
        <text:p text:style-name="P15"><text:span text:style-name="CharStyle17"><text:span text:style-name="T21">Tíško otvára ú</text:span></text:span><text:span text:style-name="CharStyle17"><text:span text:style-name="T28">ľ</text:span></text:span><text:span text:style-name="CharStyle17"><text:span text:style-name="T21"> a ako svoju návštivenku púšťa malý kotúčik dy­mu. Nedôverivé včielky rozpŕchajú sa po plástoch, aby zachránily, čo sa dá. Nebolo však čo chrániť, lebo všetky bunky boly prázdne.</text:span></text:span></text:p>
        <text:p text:style-name="P15"><text:span text:style-name="CharStyle17"><text:span text:style-name="T21">Človek pozorne poprezeral všetky rámiky a odobral také, ktoré boly celkom prázdne a neboly ani celkom vystavané.</text:span></text:span></text:p>
        <text:p text:style-name="P15"><text:span text:style-name="CharStyle17"><text:span text:style-name="T21">Jucku a Lolku nemilo prekvapil tento nečakaný obrat. </text:span></text:span><text:span text:style-name="CharStyle17"><text:span text:style-name="T1">Ľ</text:span></text:span><text:span text:style-name="CharStyle17"><text:span text:style-name="T21">úto im bolo stavby, ktorú tak starostlivo vyhotovily.</text:span></text:span></text:p>
        <text:p text:style-name="P15"><text:span text:style-name="CharStyle17"><text:span text:style-name="T21">Ich sklamanie sa premenilo v radosť, ke</text:span></text:span><text:span text:style-name="CharStyle17"><text:span text:style-name="T28">ď</text:span></text:span><text:span text:style-name="CharStyle17"><text:span text:style-name="T21"> po malej chvíli vložil im do ú</text:span></text:span><text:span text:style-name="CharStyle17"><text:span text:style-name="T9">ľ</text:span></text:span><text:span text:style-name="CharStyle17"><text:span text:style-name="T21">a to</text:span></text:span><text:span text:style-name="CharStyle17"><text:span text:style-name="T9">ľ</text:span></text:span><text:span text:style-name="CharStyle17"><text:span text:style-name="T21">ko rámikov, naplnených medom, ko</text:span></text:span><text:span text:style-name="CharStyle17"><text:span text:style-name="T9">ľ</text:span></text:span><text:span text:style-name="CharStyle17"><text:span text:style-name="T21">ko prázdnych plástov vybral.</text:span></text:span></text:p>
        <text:p text:style-name="P15"><text:span text:style-name="CharStyle17"><text:span text:style-name="T21">„Pode</text:span></text:span><text:span text:style-name="CharStyle17"><text:span text:style-name="T28">ľ</text:span></text:span><text:span text:style-name="CharStyle17"><text:span text:style-name="T21">uje nás,“ hovor</text:span></text:span><text:span text:style-name="CharStyle17"><text:span text:style-name="T1">í</text:span></text:span><text:span text:style-name="CharStyle17"><text:span text:style-name="T21"> Lolka. „Berie prebytky tým, ktorým šťastie prialo a dáva ich tým, ktoré sa bez vlastnej viny nachádzajú v biede. Predsa len je dobrý a spravodlivý!“</text:span></text:span></text:p>
        <text:p text:style-name="P15"><text:span text:style-name="CharStyle17"><text:span text:style-name="T21">Včielky chvatn</text:span></text:span><text:span text:style-name="CharStyle17"><text:span text:style-name="T9">e</text:span></text:span><text:span text:style-name="CharStyle17"><text:span text:style-name="T21"> sa púšťajú do darov, aby hladom umierajúcemu plodu pripravily kašičku. Zbytok poprenášajú do buniek okolo hniezda.</text:span></text:span></text:p>
        <text:p text:style-name="P15"><text:span text:style-name="CharStyle17"><text:span text:style-name="T21">Od toho dňa každý večer po západe slnka čakajú včielky pri krmítku, do ktorého im vlieva ich človek cukor rozpustený vo vode. Cez noc vyberajú sladkú vodu, prerábajú ju na potravu, vhodnú pre uskladnenie a potom napĺňajú ňou bunky, pri ktorých si zariaďujú zimo­visko. Cez deň, keď je priaznivé počasie vyletujú do po</text:span></text:span><text:span text:style-name="CharStyle17"><text:span text:style-name="T28">ľ</text:span></text:span><text:span text:style-name="CharStyle17"><text:span text:style-name="T21">a, aby si nasbieraly na zimu trochu py</text:span></text:span><text:span text:style-name="CharStyle17"><text:span text:style-name="T9">ľ</text:span></text:span><text:span text:style-name="CharStyle17"><text:span text:style-name="T21">ového prášku.</text:span></text:span></text:p>
        <text:p text:style-name="P15"><text:span text:style-name="CharStyle17"><text:span text:style-name="T21">V tejto jednotvárnej robote míňajú sa dni a blíži sa nekonečne dlhá noc, plná útrap a neprestajných bojov o záchranu života detí ro­boty, stmelených v jedno telo.</text:span></text:span></text:p>
        <text:p text:style-name="P15"><text:span text:style-name="CharStyle17"><text:span text:style-name="T21">Keď slniečko opúšťajú ohnivé blesky jeho neskrotnej sily a vládu nad zemou </text:span></text:span><text:soft-page-break/><text:span text:style-name="CharStyle17"><text:span text:style-name="T21">preberá chlad a pustota, prichádza človek k svojim miláčkom. Utesní hniezdo, zúži ho a zabezpečí letáč proti nevítaným votrelcom, aby tak zaistil spokojný odpočinok tým, ktoré prinášajú </text:span></text:span><text:span text:style-name="CharStyle17"><text:span text:style-name="T9">ľ</text:span></text:span><text:span text:style-name="CharStyle17"><text:span text:style-name="T21">udstvu nesmierne hodnoty.</text:span></text:span></text:p>
        <text:p text:style-name="P6"><text:span text:style-name="CharStyle19"><text:span text:style-name="T21"/></text:span></text:p>
        <text:p text:style-name="P11"><text:span text:style-name="CharStyle19"><text:span text:style-name="T21"/></text:span></text:p>
        <text:p text:style-name="P3"><text:span text:style-name="CharStyle4"><text:span text:style-name="T21">Pod pokrývkou snehu.</text:span></text:span></text:p>
        <text:p text:style-name="P10"><text:span text:style-name="CharStyle4"><text:span text:style-name="T21"/></text:span></text:p>
        <text:p text:style-name="P15"><text:span text:style-name="CharStyle17"><text:span text:style-name="T21">Je zima. Kde len oko zahliadne, všetko je prikryté bielym snehom, vytvoreným z nekonečného počtu lesknúcich sa hviezdičiek, vyformo­vaných najzručnejš</text:span></text:span><text:span text:style-name="CharStyle17"><text:span text:style-name="T1">í</text:span></text:span><text:span text:style-name="CharStyle17"><text:span text:style-name="T21">m umelcom — mrazom.</text:span></text:span></text:p>
        <text:p text:style-name="P15"><text:span text:style-name="CharStyle17"><text:span text:style-name="T21">Slniečko stratilo svoju moc. Jeho jasná tvár nemá už silu roz­prúdiť kolobeh životných štiav rastlín.</text:span></text:span></text:p>
        <text:p text:style-name="P15"><text:span text:style-name="CharStyle17"><text:span text:style-name="T21">Všetko, čomu jeho životadárne lúče dodávajú životnú silu, po­norilo sa do nehybnej strnulosti. Drobné tvory blanokrídleho sveta utiahnuté v skulinách starobou zošlých stromov, čakajú, pohrúžené do tuhého spánku, na príchod nového života.</text:span></text:span></text:p>
        <text:p text:style-name="P15"><text:span text:style-name="CharStyle17"><text:span text:style-name="T21">Včielky driemu tíško. Soskupené sú okolo </text:span></text:span><text:span text:style-name="CharStyle17"><text:span text:style-name="T1">sv</text:span></text:span><text:span text:style-name="CharStyle17"><text:span text:style-name="T21">oj</text:span></text:span><text:span text:style-name="CharStyle17"><text:span text:style-name="T27">e</text:span></text:span><text:span text:style-name="CharStyle17"><text:span text:style-name="T21">j matičky a tvo­ria hustý chumáč v uličkách plástov. Asi 20—30 tisíc krehkých tielok tisne sa k sebe, aby sa vzájomne zohrievaly.</text:span></text:span></text:p>
        <text:p text:style-name="P15"><text:span text:style-name="CharStyle17"><text:span text:style-name="T21">Kedysi tak živé okolie, kde sa stále ozýval veselý bzukot usi­lovných tvorov, neúnavne poletujúcich za robotou, utíchlo. Len mrazivý severák skučí a preháňa sa, ako by chcel všetkému tvorstvu pripomenúť, že on je tu teraz pánom.</text:span></text:span></text:p>
        <text:p text:style-name="P15"><text:span text:style-name="CharStyle17"><text:span text:style-name="T21">Z polootvorenej brány bývalého šťastného domova odtiahla stráž doprostred hniezda, aby tam svojím dychom zohrievala matku. Cez úzky otvor letáča vychádza teraz do um</text:span></text:span><text:span text:style-name="CharStyle17"><text:span text:style-name="T27">ĺ</text:span></text:span><text:span text:style-name="CharStyle17"><text:span text:style-name="T21">knutej prírody len tichý šelest, kto­rý hlási, že v pustatine ničivej zimy je pod ochranou buniek plástov ukrytý život, zahrievajúci sa oteplenými košie</text:span></text:span><text:span text:style-name="CharStyle17"><text:span text:style-name="T8">ľ</text:span></text:span><text:span text:style-name="CharStyle17"><text:span text:style-name="T21">kami vyliahnutého plodu včeličiek.</text:span></text:span></text:p>
        <text:p text:style-name="P15"><text:span text:style-name="CharStyle17"><text:span text:style-name="T21">Tam, kde sa naposledy liahol plod, utiahla sa matka a okolo nej soskupily sa jej deti. Utesňujú svojimi tielkami nielen tú uličku, v ktorej je chránená matka, ale i susedné, obklopujúce jej ochranný sbor. Takto sa utvorila živá gu</text:span></text:span><text:span text:style-name="CharStyle17"><text:span text:style-name="T8">ľ</text:span></text:span><text:span text:style-name="CharStyle17"><text:span text:style-name="T21">a, popretínaná tenkou stenou prázdnej voštiny. V jej bunkách utiahnuté sú včielky. V bezprostrednej blízkosti rodinky, utiahnutej na zimný odpočinok, sú zásoby. Včielky si berú z nich iba to</text:span></text:span><text:span text:style-name="CharStyle17"><text:span text:style-name="T8">ľ</text:span></text:span><text:span text:style-name="CharStyle17"><text:span text:style-name="T21">ko, aby vyhovely minimálnym podmienkam, ktoré vyža­duje ich jestvovanie.</text:span></text:span></text:p>
        <text:p text:style-name="P15"><text:soft-page-break/><text:span text:style-name="CharStyle17"><text:span text:style-name="T21">Hniezdo samotné, i ke</text:span></text:span><text:span text:style-name="CharStyle17"><text:span text:style-name="T27">ď</text:span></text:span><text:span text:style-name="CharStyle17"><text:span text:style-name="T21"> je najp</text:span></text:span><text:span text:style-name="CharStyle17"><text:span text:style-name="T1">e</text:span></text:span><text:span text:style-name="CharStyle17"><text:span text:style-name="T21">člivejšie utesnené, neposkytuje včelám také teplo, aké potrebujú. Prinútené sú preto vykúzliť z medu všetku silu slnečných lúčov, ktoré sa cez horúce letné dni do neho uschovaly. Teraz im je zdrojom tepla.</text:span></text:span></text:p>
        <text:p text:style-name="P15"><text:span text:style-name="CharStyle17"><text:span text:style-name="T21">Med im dáva silu, udržuje všetky ich telesné ústroje v činnosti a prácou týchto ústrojov vyvíja sa aj teplo. Okolo matky, uprostred gule, je teplota najväčšia, udržuje sa vo výške plus 25° C. Čím </text:span></text:span><text:span text:style-name="CharStyle17"><text:span text:style-name="T27">ď</text:span></text:span><text:span text:style-name="CharStyle17"><text:span text:style-name="T21">alej k povrchu chumáča, ubúda teploty až na plus 10° C. Ke</text:span></text:span><text:span text:style-name="CharStyle17"><text:span text:style-name="T27">ď</text:span></text:span><text:span text:style-name="CharStyle17"><text:span text:style-name="T21"> včielky, usa­dené na povrchu gule cítia, že pre život bezpodmienečne potrebný stu­peň teploty sa sniž</text:span></text:span><text:span text:style-name="CharStyle17"><text:span text:style-name="T1">uje</text:span></text:span><text:span text:style-name="CharStyle17"><text:span text:style-name="T21">, stiahnu sa ešte v huste</text:span></text:span><text:span text:style-name="CharStyle17"><text:span text:style-name="T1">jš</text:span></text:span><text:span text:style-name="CharStyle17"><text:span text:style-name="T21">ie klbko a naberajú kurivo (med). Naproti tomu, ke</text:span></text:span><text:span text:style-name="CharStyle17"><text:span text:style-name="T27">ď</text:span></text:span><text:span text:style-name="CharStyle17"><text:span text:style-name="T21"> teplota chumáča dosahuje väčšiu výšku, než aká má byť, klbko včiel sa uvo</text:span></text:span><text:span text:style-name="CharStyle17"><text:span text:style-name="T27">ľ</text:span></text:span><text:span text:style-name="CharStyle17"><text:span text:style-name="T1">ň</text:span></text:span><text:span text:style-name="CharStyle17"><text:span text:style-name="T21">uje a prebytočné teplo uniká na plásty, obklopujúce gu</text:span></text:span><text:span text:style-name="CharStyle17"><text:span text:style-name="T8">ľ</text:span></text:span><text:span text:style-name="CharStyle17"><text:span text:style-name="T21">u včiel a na nich sráža vodné pary vzduchu. Touto rosou hasia si zimujúce včielky smäd.</text:span></text:span></text:p>
        <text:p text:style-name="P15"><text:span text:style-name="CharStyle17"><text:span text:style-name="T21">Tieto stále sa zamieňajúce pohyby celého hniezda sú pretkávané mrvením sa jednotlivých včiel k okraju hniezda za potravou. Či už je to zvláštna krmička, ktorá roznáša potravu, alebo včielka, starajúca sa o seba zvlášť, vždy dochádza k samostatným pohybom včiel. Tieto pohyby jednotlivých včeličiek, konajú sa v uličkách, ktoré dotyčné včielky obsadily.</text:span></text:span></text:p>
        <text:p text:style-name="P15"><text:span text:style-name="CharStyle17"><text:span text:style-name="T21">Do susedných uličiek prechádzajú iba vtedy, ke</text:span></text:span><text:span text:style-name="CharStyle17"><text:span text:style-name="T27">ď</text:span></text:span><text:span text:style-name="CharStyle17"><text:span text:style-name="T21"> sa celá rodinka posunuje na susedné rámiky za zásobami. Toto sťahovanie je len vtedy možné, ke</text:span></text:span><text:span text:style-name="CharStyle17"><text:span text:style-name="T27">ď</text:span></text:span><text:span text:style-name="CharStyle17"><text:span text:style-name="T21"> je teplota vonkajšieho vzduchu primeraná, (plus 9° C v tôni).</text:span></text:span></text:p>
        <text:p text:style-name="P15"><text:span text:style-name="CharStyle17"><text:span text:style-name="T21">Včielka, ktorá pri nízkej teplote opúšťa hniezdo a stráca tým styk s chumáčom včiel, umiera. Jej krv ochladne a údy vypovedávajú službu.</text:span></text:span></text:p>
        <text:p text:style-name="P15"><text:span text:style-name="CharStyle17"><text:span text:style-name="T21">Množstvo spotreby zásob je odvislé od spôsobu zimovania. Zdravé, silné a pokojne sediace včelstvo minie pomerne menej, ako včelstvo slabé, choré, bezmateč</text:span></text:span><text:span text:style-name="CharStyle17"><text:span text:style-name="T1">né</text:span></text:span><text:span text:style-name="CharStyle17"><text:span text:style-name="T21"> a znepoko</text:span></text:span><text:span text:style-name="CharStyle17"><text:span text:style-name="T1">jo</text:span></text:span><text:span text:style-name="CharStyle17"><text:span text:style-name="T21">vané.</text:span></text:span></text:p>
        <text:p text:style-name="P15"><text:span text:style-name="CharStyle17"><text:span text:style-name="T21">Za tuhej zimy spotrebuje sa viac potravy, ako za zimy miernej, alebo ako u včiel zimujúcich v podzemných úkrytoch.</text:span></text:span></text:p>
        <text:p text:style-name="P15"><text:span text:style-name="CharStyle17"><text:span text:style-name="T21">Včelstvo strednej sily spotrebuje do konca januára priemerne 3—</text:span></text:span><text:span text:style-name="CharStyle17"><text:span text:style-name="T1">4</text:span></text:span><text:span text:style-name="CharStyle17"><text:span text:style-name="T21"> kg medu. Počnúc februárom, stúpa spotreba každým dňom, hlavne v dobe, ke</text:span></text:span><text:span text:style-name="CharStyle17"><text:span text:style-name="T27">ď</text:span></text:span><text:span text:style-name="CharStyle17"><text:span text:style-name="T21"> matka začína klásť plod, teda asi do polovice toho mesiaca. Mesačná spotreba medu zvyšuje sa od jedného do štyroch kilogramov.</text:span></text:span></text:p>
        <text:p text:style-name="P15"><text:span text:style-name="CharStyle17"><text:span text:style-name="T21">Spokojné zim</text:span></text:span><text:span text:style-name="CharStyle17"><text:span text:style-name="T1">ov</text:span></text:span><text:span text:style-name="CharStyle17"><text:span text:style-name="T21">anie včeličiek v krutej zime zabezpečuje len pod­zemný úkryt, upravený na zimovanie včiel. Nevyrušuje ich v ňom ani tuhý mráz až 30</text:span></text:span><text:span text:style-name="CharStyle17"><text:span text:style-name="T1"> </text:span></text:span><text:span text:style-name="CharStyle17"><text:span text:style-name="T21">—</text:span></text:span><text:span text:style-name="CharStyle17"><text:span text:style-name="T1"> </text:span></text:span><text:span text:style-name="CharStyle17"><text:span text:style-name="T21">40 </text:span></text:span><text:soft-page-break/><text:span text:style-name="CharStyle17"><text:span text:style-name="T21">stupňov silný, ani prílišná teplota. Rovnomer­ná temperatúra, obklopujúca hniezdo, — asi 4—6 stupňov nad nulou — zabezpečuje im zdravie a silu. Včielky dožívajú sa vzkriesenia prírody</text:span></text:span><text:span text:style-name="CharStyle19"><text:span text:style-name="T21"> </text:span></text:span><text:span text:style-name="CharStyle17"><text:span text:style-name="T21">v plnej svojej sile a za poskytnutú pomoc odmeňujú sa bohato svojmu ochrancovi, ako aj prírode, ktorá je včasné z jari ve</text:span></text:span><text:span text:style-name="CharStyle17"><text:span text:style-name="T27">ľ</text:span></text:span><text:span text:style-name="CharStyle17"><text:span text:style-name="T21">mi chudobná na drobných rozsievačov jej plodov.</text:span></text:span></text:p>
        <text:p text:style-name="P15"><text:span text:style-name="CharStyle17"><text:span text:style-name="T21">Ťažký zápas o život, včeličiek zimujúcich vonku, zväčšuje ten včelár, ktorý sa naučil brať a nič nedávať!</text:span></text:span></text:p>
        <text:p text:style-name="P15"><text:span text:style-name="CharStyle17"><text:span text:style-name="T21">Niekedy i zima pohliadne milostivým okom na včielky, trasúce sa chladom. Omotá ich bohato svojím bielym kožúškom snehu, aby za­medzila k nim prístup mrazom a nedovolila teplu zbytočne rozťahovať chumáč, ponorený do tichého bdenia.</text:span></text:span></text:p>
        <text:p text:style-name="P15"><text:span text:style-name="CharStyle17"><text:span text:style-name="T21">Pod snehovou prikrývkou je včeličkám dobre, lebo sú chránené nielen od tepelných rozmarov vzduchu, ale sú schované i pred divým severáko</text:span></text:span><text:span text:style-name="CharStyle17"><text:span text:style-name="T1">m</text:span></text:span><text:span text:style-name="CharStyle17"><text:span text:style-name="T21">.</text:span></text:span></text:p>
        <text:p text:style-name="P6"><text:span text:style-name="CharStyle43"><text:span text:style-name="T1"/></text:span></text:p>
        <text:p text:style-name="P11"><text:span text:style-name="CharStyle43"><text:span text:style-name="T1"/></text:span></text:p>
        <text:p text:style-name="P12"><text:span text:style-name="CharStyle43"><text:span text:style-name="T3">DOSLOV</text:span></text:span></text:p>
        <text:p text:style-name="P12"><text:span text:style-name="CharStyle43"><text:span text:style-name="T3"/></text:span></text:p>
        <text:p text:style-name="P19"><text:span text:style-name="CharStyle32"><text:span text:style-name="T21">Vynájdením rozberného diela včiel a sostrojenim mikroskopu, razí si vče­lárska veda rýchlym tempom cestu vpred. Ešte nie je tomu tak veľmi dávno, (pred jeden a pol storočím) čo sa verilo, že matka je jediným samčekom a veliteľom včelej rodinky, že trúdy snášajú vajíčka, že z pylového prášku robia si včielky med a mnoho iných bludných názorov o živote včiel bolo rozšírených aj medzi pokro­čilejšími včelármi dávnejších dôb</text:span></text:span><text:span text:style-name="CharStyle32"><text:span text:style-name="T1">.</text:span></text:span></text:p>
        <text:p text:style-name="P19"><text:span text:style-name="CharStyle32"><text:span text:style-name="T21">Vedecký pokrok prináša svoje ovocie i vo včelárskom obore. Včelár sa obo­znamuje s povahou, so zvykami a so skutočným životom včiel. Veda mu umožňuje stať sa pánom situácie. Slučuje nepriateľské čeľade, zamieňa matky, prinucu</text:span></text:span><text:span text:style-name="CharStyle32"><text:span text:style-name="T1">j</text:span></text:span><text:span text:style-name="CharStyle32"><text:span text:style-name="T21">e včely chovať matky na tom plode, ktorý im sám určí, obmedzuje matku v nakla­daní plodu, alebo ju povzbudzuje k väčšiemu výkonu</text:span></text:span><text:span text:style-name="CharStyle32"><text:span text:style-name="T1">,</text:span></text:span><text:span text:style-name="CharStyle32"><text:span text:style-name="T21"> vymedzuje včelám miesto pre plod a osobitné miesto pre uskladňovanie medu, určuje, koľko trúdov majú chovať, prinucuje včely vyhľadávať tie kvety, ktoré im on vyznačí a v mnohých iných prípadoch vedie včely svojím umom, v svoj prospech, bez toho, aby včelám uškodil.</text:span></text:span></text:p>
        <text:p text:style-name="P19"><text:span text:style-name="CharStyle32"><text:span text:style-name="T21">Každý, kto chce byť skutočným pánom svojich včiel, musí poznať včelu, aká ona je v skutočnosti, lebo len ke</text:span></text:span><text:span text:style-name="CharStyle32"><text:span text:style-name="T40">ď</text:span></text:span><text:span text:style-name="CharStyle32"><text:span text:style-name="T21"> sa úplne vžije do slož</text:span></text:span><text:span text:style-name="CharStyle32"><text:span text:style-name="T1">i</text:span></text:span><text:span text:style-name="CharStyle32"><text:span text:style-name="T21">tého spôsobu včelieho života, </text:span></text:span><text:soft-page-break/><text:span text:style-name="CharStyle32"><text:span text:style-name="T21">bude vedieť so včelami zaobchádzať.</text:span></text:span></text:p>
        <text:p text:style-name="P19"><text:span text:style-name="CharStyle32"><text:span text:style-name="T21">Cieľom tejto knihy je, dať príležitosť nazrieť do tajností života včiel a to nielen včelárom, ale i tým, ktorí sa radi zaujímajú o život hmyzu.</text:span></text:span></text:p>
        <text:p text:style-name="P19"><text:span text:style-name="CharStyle32"><text:span text:style-name="T21">Z tejto práce nenaučí sa nikto včeláriť, ale slúži k nadobudnutiu vedomostí o najvážnejších momentoch života včiel, bez ktorých by prospešné včelárenie bolo nemožné.</text:span></text:span></text:p>
        <text:p text:style-name="P19"><text:span text:style-name="CharStyle32"><text:span text:style-name="T21">Zábavný spôsob podania volil som preto, aby som obišiel nudnú náučnú formu a prispôsobil tým knihu í mládeži, o ktorú sa mi zvlášť jedná. Chcem jej totiž venovať knihu, ktorá miesto strašidelných </text:span></text:span><text:span text:style-name="CharStyle32"><text:span text:style-name="T1">a</text:span></text:span><text:span text:style-name="CharStyle32"><text:span text:style-name="T21"> často nesmyselných rozprávok, dáva jej možnosť rozšíriť svoje vedomosti, budiť v</text:span></text:span><text:span text:style-name="CharStyle32"><text:span text:style-name="T1"> </text:span></text:span><text:span text:style-name="CharStyle32"><text:span text:style-name="T21">nej lásku k pr</text:span></text:span><text:span text:style-name="CharStyle32"><text:span text:style-name="T1">í</text:span></text:span><text:span text:style-name="CharStyle32"><text:span text:style-name="T21">rode a k včielke, ktorá koná nesmierne veľkú úlohu pri zveľaďovan</text:span></text:span><text:span text:style-name="CharStyle32"><text:span text:style-name="T1">í</text:span></text:span><text:span text:style-name="CharStyle32"><text:span text:style-name="T21"> poľnohospodárstva.</text:span></text:span></text:p>
        <text:p text:style-name="P19"><text:span text:style-name="CharStyle32"><text:span text:style-name="T21">Do pojednania som vzal len tie výňatky zo života včiel, ktoré sú toho času všeobecne uznávané a zodpovedajú skutočnému stavu.</text:span></text:span></text:p>
        <text:p text:style-name="P19"><text:span text:style-name="CharStyle32"><text:span text:style-name="T21">Cítim, že primerane k svojim skromným vedomostiam, podujal som sa ťaž­kej úlohy. Prosím preto, aby prípadné nedostatky v tejto práci boly mi omlúvené tým, že usiloval som sa prispieť i ja malou hrivnou v prospech všeobecného dobra.</text:span></text:span></text:p>
        <text:p text:style-name="P18"><text:span text:style-name="CharStyle52"><text:span text:style-name="T2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Názov_20_obrázka" style:display-name="Názov obrázka" style:family="paragraph" style:master-page-name="">
      <loext:graphic-properties draw:fill="none" draw:fill-color="#729fcf"/>
      <style:paragraph-properties fo:text-align="center" style:justify-single-word="false" style:page-number="auto" fo:background-color="transparent"/>
    </style:style>
    <style:style style:name="Základný_20_text_20__28_5_29_" style:display-name="Základný text (5)" style:family="paragraph" style:master-page-name="">
      <loext:graphic-properties draw:fill="none" draw:fill-color="#729fcf"/>
      <style:paragraph-properties fo:margin-left="3.634cm" fo:margin-right="0cm" fo:text-indent="0.035cm" style:auto-text-indent="false" style:page-number="auto" fo:background-color="transparent"/>
    </style:style>
    <style:style style:name="Základný_20_text_20__28_6_29_" style:display-name="Základný text (6)" style:family="paragraph" style:master-page-name="">
      <loext:graphic-properties draw:fill="none" draw:fill-color="#729fcf"/>
      <style:paragraph-properties style:page-number="auto" fo:background-color="transparent"/>
    </style:style>
    <style:style style:name="Základný_20_text_20__28_7_29_" style:display-name="Základný text (7)" style:family="paragraph" style:master-page-name="">
      <loext:graphic-properties draw:fill="none" draw:fill-color="#729fcf"/>
      <style:paragraph-properties fo:text-align="end" style:justify-single-word="false"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text-properties fo:font-variant="small-caps"/>
    </style:style>
    <style:style style:name="Obsah" style:family="paragraph" style:master-page-name="">
      <loext:graphic-properties draw:fill="none" draw:fill-color="#729fcf"/>
      <style:paragraph-properties fo:margin-left="0cm" fo:margin-right="0cm" fo:text-indent="0.035cm" style:auto-text-indent="false" style:page-number="auto" fo:background-color="transparent"/>
    </style:style>
    <style:style style:name="Názov_20_tabuľky" style:display-name="Názov tabuľky" style:family="paragraph" style:master-page-name="">
      <loext:graphic-properties draw:fill="none" draw:fill-color="#729fcf"/>
      <style:paragraph-properties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9" style:family="text" style:parent-style-name="CharStyle8">
      <style:text-properties fo:color="#000000" fo:language="sk" fo:country="SK" style:language-asian="sk" style:country-asian="SK" style:language-complex="sk" style:country-complex="SK"/>
    </style:style>
    <style:style style:name="CharStyle10" style:family="text" style:parent-style-name="CharStyle8">
      <style:text-properties fo:font-variant="small-caps" fo:color="#000000" fo:language="sk" fo:country="SK" style:language-asian="sk" style:country-asian="SK" style:language-complex="sk" style:country-complex="SK"/>
    </style:style>
    <style:style style:name="CharStyle11" style:family="text" style:parent-style-name="CharStyle8">
      <style:text-properties fo:color="#000000" fo:language="sk" fo:country="SK" style:language-asian="sk" style:country-asian="SK" style:language-complex="sk" style:country-complex="SK"/>
    </style:style>
    <style:style style:name="CharStyle12" style:family="text" style:parent-style-name="CharStyle8">
      <style:text-properties fo:color="#000000" fo:language="sk" fo:country="SK" style:language-asian="sk" style:country-asian="SK" style:language-complex="sk" style:country-complex="SK"/>
    </style:style>
    <style:style style:name="CharStyle14" style:family="text" style:parent-style-name="DefaultFontStyle"/>
    <style:style style:name="CharStyle15" style:family="text" style:parent-style-name="CharStyle14">
      <style:text-properties fo:color="#000000" fo:language="sk" fo:country="SK" style:language-asian="sk" style:country-asian="SK" style:language-complex="sk" style:country-complex="SK"/>
    </style:style>
    <style:style style:name="CharStyle17" style:family="text" style:parent-style-name="DefaultFontStyle"/>
    <style:style style:name="CharStyle19" style:family="text" style:parent-style-name="DefaultFontStyle"/>
    <style:style style:name="CharStyle21" style:family="text" style:parent-style-name="DefaultFontStyle"/>
    <style:style style:name="CharStyle22" style:family="text" style:parent-style-name="CharStyle8">
      <style:text-properties fo:color="#000000" fo:language="sk" fo:country="SK" style:language-asian="sk" style:country-asian="SK" style:language-complex="sk" style:country-complex="SK"/>
    </style:style>
    <style:style style:name="CharStyle23" style:family="text" style:parent-style-name="CharStyle17">
      <style:text-properties fo:color="#000000" fo:language="sk" fo:country="SK" style:language-asian="sk" style:country-asian="SK" style:language-complex="sk" style:country-complex="SK"/>
    </style:style>
    <style:style style:name="CharStyle24" style:family="text" style:parent-style-name="CharStyle21">
      <style:text-properties fo:color="#000000" fo:language="sk" fo:country="SK" style:language-asian="sk" style:country-asian="SK" style:language-complex="sk" style:country-complex="SK"/>
    </style:style>
    <style:style style:name="CharStyle25" style:family="text" style:parent-style-name="CharStyle8">
      <style:text-properties fo:color="#000000" fo:language="sk" fo:country="SK" style:language-asian="sk" style:country-asian="SK" style:language-complex="sk" style:country-complex="SK"/>
    </style:style>
    <style:style style:name="CharStyle26" style:family="text" style:parent-style-name="CharStyle8">
      <style:text-properties fo:color="#000000" fo:language="sk" fo:country="SK" style:language-asian="sk" style:country-asian="SK" style:language-complex="sk" style:country-complex="SK"/>
    </style:style>
    <style:style style:name="CharStyle27" style:family="text" style:parent-style-name="CharStyle8">
      <style:text-properties fo:color="#000000" fo:language="sk" fo:country="SK" style:language-asian="sk" style:country-asian="SK" style:language-complex="sk" style:country-complex="SK"/>
    </style:style>
    <style:style style:name="CharStyle28" style:family="text" style:parent-style-name="CharStyle8">
      <style:text-properties fo:color="#000000" fo:language="sk" fo:country="SK" style:language-asian="sk" style:country-asian="SK" style:language-complex="sk" style:country-complex="SK"/>
    </style:style>
    <style:style style:name="CharStyle29" style:family="text" style:parent-style-name="CharStyle21">
      <style:text-properties fo:color="#000000" fo:language="sk" fo:country="SK" style:language-asian="sk" style:country-asian="SK" style:language-complex="sk" style:country-complex="SK"/>
    </style:style>
    <style:style style:name="CharStyle30" style:family="text" style:parent-style-name="CharStyle8">
      <style:text-properties fo:color="#000000" fo:language="sk" fo:country="SK" style:language-asian="sk" style:country-asian="SK" style:language-complex="sk" style:country-complex="SK"/>
    </style:style>
    <style:style style:name="CharStyle32" style:family="text" style:parent-style-name="DefaultFontStyle"/>
    <style:style style:name="CharStyle34" style:family="text" style:parent-style-name="DefaultFontStyle"/>
    <style:style style:name="CharStyle35" style:family="text" style:parent-style-name="CharStyle34">
      <style:text-properties fo:color="#000000" fo:language="sk" fo:country="SK" style:language-asian="sk" style:country-asian="SK" style:language-complex="sk" style:country-complex="SK"/>
    </style:style>
    <style:style style:name="CharStyle37" style:family="text" style:parent-style-name="DefaultFontStyle"/>
    <style:style style:name="CharStyle38" style:family="text" style:parent-style-name="CharStyle34">
      <style:text-properties fo:color="#000000" fo:language="sk" fo:country="SK" style:language-asian="sk" style:country-asian="SK" style:language-complex="sk" style:country-complex="SK"/>
    </style:style>
    <style:style style:name="CharStyle39" style:family="text" style:parent-style-name="CharStyle17">
      <style:text-properties fo:color="#000000" fo:language="sk" fo:country="SK" style:language-asian="sk" style:country-asian="SK" style:language-complex="sk" style:country-complex="SK"/>
    </style:style>
    <style:style style:name="CharStyle40" style:family="text" style:parent-style-name="CharStyle17">
      <style:text-properties fo:color="#000000" fo:language="sk" fo:country="SK" style:language-asian="sk" style:country-asian="SK" style:language-complex="sk" style:country-complex="SK"/>
    </style:style>
    <style:style style:name="CharStyle41" style:family="text" style:parent-style-name="CharStyle17">
      <style:text-properties fo:color="#000000" fo:language="sk" fo:country="SK" style:language-asian="sk" style:country-asian="SK" style:language-complex="sk" style:country-complex="SK"/>
    </style:style>
    <style:style style:name="CharStyle43" style:family="text" style:parent-style-name="DefaultFontStyle">
      <style:text-properties fo:font-variant="small-caps"/>
    </style:style>
    <style:style style:name="CharStyle44" style:family="text" style:parent-style-name="CharStyle8">
      <style:text-properties fo:color="#000000" fo:language="sk" fo:country="SK" style:language-asian="sk" style:country-asian="SK" style:language-complex="sk" style:country-complex="SK"/>
    </style:style>
    <style:style style:name="CharStyle45" style:family="text" style:parent-style-name="CharStyle8">
      <style:text-properties fo:color="#000000" fo:language="sk" fo:country="SK" style:language-asian="sk" style:country-asian="SK" style:language-complex="sk" style:country-complex="SK"/>
    </style:style>
    <style:style style:name="CharStyle46" style:family="text" style:parent-style-name="CharStyle8">
      <style:text-properties fo:color="#000000" fo:language="sk" fo:country="SK" style:language-asian="sk" style:country-asian="SK" style:language-complex="sk" style:country-complex="SK"/>
    </style:style>
    <style:style style:name="CharStyle48" style:family="text" style:parent-style-name="DefaultFontStyle"/>
    <style:style style:name="CharStyle49" style:family="text" style:parent-style-name="CharStyle48">
      <style:text-properties fo:color="#000000" fo:language="sk" fo:country="SK" style:language-asian="sk" style:country-asian="SK" style:language-complex="sk" style:country-complex="SK"/>
    </style:style>
    <style:style style:name="CharStyle50" style:family="text" style:parent-style-name="CharStyle48">
      <style:text-properties fo:color="#000000" fo:language="sk" fo:country="SK" style:language-asian="sk" style:country-asian="SK" style:language-complex="sk" style:country-complex="SK"/>
    </style:style>
    <style:style style:name="CharStyle52" style:family="text" style:parent-style-name="DefaultFont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generator>LibreOffice/5.4.2.2$Windows_x86 LibreOffice_project/22b09f6418e8c2d508a9eaf86b2399209b0990f4</meta:generator>
    <dc:date>2023-10-24T21:50:41.690000000</dc:date>
    <meta:editing-duration>PT8H32M</meta:editing-duration>
    <meta:editing-cycles>18</meta:editing-cycles>
    <meta:document-statistic meta:table-count="0" meta:image-count="0" meta:object-count="0" meta:page-count="77" meta:paragraph-count="767" meta:word-count="26458" meta:character-count="165922" meta:non-whitespace-character-count="140196"/>
  </office:meta>
</office:document-meta>
</file>